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31.7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l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1" table:default-cell-style-name="ce1"/>
        <table:table-column table:style-name="co1" table:number-columns-repeated="1011" table:default-cell-style-name="ce1"/>
        <table:table-row table:style-name="ro1">
          <table:table-cell/>
          <table:table-cell office:value-type="string" calcext:value-type="string">
            <text:p>workload_mean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15 2TH</text:p>
          </table:table-cell>
          <table:table-cell office:value-type="float" office:value="10.7623287671232" calcext:value-type="float">
            <text:p>10.7623287671232</text:p>
          </table:table-cell>
          <table:table-cell table:formula="of:=INT([.B2]+0.9999)" office:value-type="float" office:value="11" calcext:value-type="float">
            <text:p>11</text:p>
          </table:table-cell>
          <table:table-cell table:formula="of:=INT([.$B2]/([.D$1]/100)+0.999)" office:value-type="float" office:value="12" calcext:value-type="float">
            <text:p>12</text:p>
          </table:table-cell>
          <table:table-cell table:formula="of:=INT([.$B2]/([.E$1]/100)+0.999)" office:value-type="float" office:value="12" calcext:value-type="float">
            <text:p>12</text:p>
          </table:table-cell>
          <table:table-cell table:formula="of:=INT([.$B2]/([.F$1]/100)+0.999)" office:value-type="float" office:value="13" calcext:value-type="float">
            <text:p>13</text:p>
          </table:table-cell>
          <table:table-cell table:formula="of:=INT([.$B2]/([.G$1]/100)+0.999)" office:value-type="float" office:value="14" calcext:value-type="float">
            <text:p>14</text:p>
          </table:table-cell>
          <table:table-cell table:formula="of:=INT([.$B2]/([.H$1]/100)+0.999)" office:value-type="float" office:value="15" calcext:value-type="float">
            <text:p>15</text:p>
          </table:table-cell>
          <table:table-cell table:formula="of:=INT([.$B2]/([.I$1]/100)+0.999)" office:value-type="float" office:value="16" calcext:value-type="float">
            <text:p>16</text:p>
          </table:table-cell>
          <table:table-cell table:formula="of:=INT([.$B2]/([.J$1]/100)+0.999)" office:value-type="float" office:value="17" calcext:value-type="float">
            <text:p>17</text:p>
          </table:table-cell>
          <table:table-cell table:formula="of:=INT([.$B2]/([.K$1]/100)+0.999)" office:value-type="float" office:value="18" calcext:value-type="float">
            <text:p>18</text:p>
          </table:table-cell>
          <table:table-cell table:formula="of:=INT([.$B2]/([.L$1]/100)+0.999)" office:value-type="float" office:value="20" calcext:value-type="float">
            <text:p>20</text:p>
          </table:table-cell>
          <table:table-cell table:formula="of:=INT([.$B2]/([.M$1]/100)+0.999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18 7QH</text:p>
          </table:table-cell>
          <table:table-cell office:value-type="float" office:value="3.6" calcext:value-type="float">
            <text:p>3.6</text:p>
          </table:table-cell>
          <table:table-cell table:formula="of:=INT([.B3]+0.9999)" office:value-type="float" office:value="4" calcext:value-type="float">
            <text:p>4</text:p>
          </table:table-cell>
          <table:table-cell table:formula="of:=INT([.$B3]/([.D$1]/100)+0.999)" office:value-type="float" office:value="4" calcext:value-type="float">
            <text:p>4</text:p>
          </table:table-cell>
          <table:table-cell table:formula="of:=INT([.$B3]/([.E$1]/100)+0.999)" office:value-type="float" office:value="4" calcext:value-type="float">
            <text:p>4</text:p>
          </table:table-cell>
          <table:table-cell table:formula="of:=INT([.$B3]/([.F$1]/100)+0.999)" office:value-type="float" office:value="5" calcext:value-type="float">
            <text:p>5</text:p>
          </table:table-cell>
          <table:table-cell table:formula="of:=INT([.$B3]/([.G$1]/100)+0.999)" office:value-type="float" office:value="5" calcext:value-type="float">
            <text:p>5</text:p>
          </table:table-cell>
          <table:table-cell table:formula="of:=INT([.$B3]/([.H$1]/100)+0.999)" office:value-type="float" office:value="5" calcext:value-type="float">
            <text:p>5</text:p>
          </table:table-cell>
          <table:table-cell table:formula="of:=INT([.$B3]/([.I$1]/100)+0.999)" office:value-type="float" office:value="6" calcext:value-type="float">
            <text:p>6</text:p>
          </table:table-cell>
          <table:table-cell table:formula="of:=INT([.$B3]/([.J$1]/100)+0.999)" office:value-type="float" office:value="6" calcext:value-type="float">
            <text:p>6</text:p>
          </table:table-cell>
          <table:table-cell table:formula="of:=INT([.$B3]/([.K$1]/100)+0.999)" office:value-type="float" office:value="6" calcext:value-type="float">
            <text:p>6</text:p>
          </table:table-cell>
          <table:table-cell table:formula="of:=INT([.$B3]/([.L$1]/100)+0.999)" office:value-type="float" office:value="7" calcext:value-type="float">
            <text:p>7</text:p>
          </table:table-cell>
          <table:table-cell table:formula="of:=INT([.$B3]/([.M$1]/100)+0.999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4 6NH</text:p>
          </table:table-cell>
          <table:table-cell office:value-type="float" office:value="13.3885273972602" calcext:value-type="float">
            <text:p>13.3885273972602</text:p>
          </table:table-cell>
          <table:table-cell table:formula="of:=INT([.B4]+0.9999)" office:value-type="float" office:value="14" calcext:value-type="float">
            <text:p>14</text:p>
          </table:table-cell>
          <table:table-cell table:formula="of:=INT([.$B4]/([.D$1]/100)+0.999)" office:value-type="float" office:value="15" calcext:value-type="float">
            <text:p>15</text:p>
          </table:table-cell>
          <table:table-cell table:formula="of:=INT([.$B4]/([.E$1]/100)+0.999)" office:value-type="float" office:value="15" calcext:value-type="float">
            <text:p>15</text:p>
          </table:table-cell>
          <table:table-cell table:formula="of:=INT([.$B4]/([.F$1]/100)+0.999)" office:value-type="float" office:value="16" calcext:value-type="float">
            <text:p>16</text:p>
          </table:table-cell>
          <table:table-cell table:formula="of:=INT([.$B4]/([.G$1]/100)+0.999)" office:value-type="float" office:value="17" calcext:value-type="float">
            <text:p>17</text:p>
          </table:table-cell>
          <table:table-cell table:formula="of:=INT([.$B4]/([.H$1]/100)+0.999)" office:value-type="float" office:value="18" calcext:value-type="float">
            <text:p>18</text:p>
          </table:table-cell>
          <table:table-cell table:formula="of:=INT([.$B4]/([.I$1]/100)+0.999)" office:value-type="float" office:value="20" calcext:value-type="float">
            <text:p>20</text:p>
          </table:table-cell>
          <table:table-cell table:formula="of:=INT([.$B4]/([.J$1]/100)+0.999)" office:value-type="float" office:value="21" calcext:value-type="float">
            <text:p>21</text:p>
          </table:table-cell>
          <table:table-cell table:formula="of:=INT([.$B4]/([.K$1]/100)+0.999)" office:value-type="float" office:value="23" calcext:value-type="float">
            <text:p>23</text:p>
          </table:table-cell>
          <table:table-cell table:formula="of:=INT([.$B4]/([.L$1]/100)+0.999)" office:value-type="float" office:value="25" calcext:value-type="float">
            <text:p>25</text:p>
          </table:table-cell>
          <table:table-cell table:formula="of:=INT([.$B4]/([.M$1]/100)+0.999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75 7RR</text:p>
          </table:table-cell>
          <table:table-cell office:value-type="float" office:value="2.67503424657534" calcext:value-type="float">
            <text:p>2.67503424657534</text:p>
          </table:table-cell>
          <table:table-cell table:formula="of:=INT([.B5]+0.9999)" office:value-type="float" office:value="3" calcext:value-type="float">
            <text:p>3</text:p>
          </table:table-cell>
          <table:table-cell table:formula="of:=INT([.$B5]/([.D$1]/100)+0.999)" office:value-type="float" office:value="3" calcext:value-type="float">
            <text:p>3</text:p>
          </table:table-cell>
          <table:table-cell table:formula="of:=INT([.$B5]/([.E$1]/100)+0.999)" office:value-type="float" office:value="3" calcext:value-type="float">
            <text:p>3</text:p>
          </table:table-cell>
          <table:table-cell table:formula="of:=INT([.$B5]/([.F$1]/100)+0.999)" office:value-type="float" office:value="4" calcext:value-type="float">
            <text:p>4</text:p>
          </table:table-cell>
          <table:table-cell table:formula="of:=INT([.$B5]/([.G$1]/100)+0.999)" office:value-type="float" office:value="4" calcext:value-type="float">
            <text:p>4</text:p>
          </table:table-cell>
          <table:table-cell table:formula="of:=INT([.$B5]/([.H$1]/100)+0.999)" office:value-type="float" office:value="4" calcext:value-type="float">
            <text:p>4</text:p>
          </table:table-cell>
          <table:table-cell table:formula="of:=INT([.$B5]/([.I$1]/100)+0.999)" office:value-type="float" office:value="4" calcext:value-type="float">
            <text:p>4</text:p>
          </table:table-cell>
          <table:table-cell table:formula="of:=INT([.$B5]/([.J$1]/100)+0.999)" office:value-type="float" office:value="5" calcext:value-type="float">
            <text:p>5</text:p>
          </table:table-cell>
          <table:table-cell table:formula="of:=INT([.$B5]/([.K$1]/100)+0.999)" office:value-type="float" office:value="5" calcext:value-type="float">
            <text:p>5</text:p>
          </table:table-cell>
          <table:table-cell table:formula="of:=INT([.$B5]/([.L$1]/100)+0.999)" office:value-type="float" office:value="5" calcext:value-type="float">
            <text:p>5</text:p>
          </table:table-cell>
          <table:table-cell table:formula="of:=INT([.$B5]/([.M$1]/100)+0.999)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9 5SS</text:p>
          </table:table-cell>
          <table:table-cell office:value-type="float" office:value="12.9577397260273" calcext:value-type="float">
            <text:p>12.9577397260273</text:p>
          </table:table-cell>
          <table:table-cell table:formula="of:=INT([.B6]+0.9999)" office:value-type="float" office:value="13" calcext:value-type="float">
            <text:p>13</text:p>
          </table:table-cell>
          <table:table-cell table:formula="of:=INT([.$B6]/([.D$1]/100)+0.999)" office:value-type="float" office:value="14" calcext:value-type="float">
            <text:p>14</text:p>
          </table:table-cell>
          <table:table-cell table:formula="of:=INT([.$B6]/([.E$1]/100)+0.999)" office:value-type="float" office:value="15" calcext:value-type="float">
            <text:p>15</text:p>
          </table:table-cell>
          <table:table-cell table:formula="of:=INT([.$B6]/([.F$1]/100)+0.999)" office:value-type="float" office:value="16" calcext:value-type="float">
            <text:p>16</text:p>
          </table:table-cell>
          <table:table-cell table:formula="of:=INT([.$B6]/([.G$1]/100)+0.999)" office:value-type="float" office:value="17" calcext:value-type="float">
            <text:p>17</text:p>
          </table:table-cell>
          <table:table-cell table:formula="of:=INT([.$B6]/([.H$1]/100)+0.999)" office:value-type="float" office:value="18" calcext:value-type="float">
            <text:p>18</text:p>
          </table:table-cell>
          <table:table-cell table:formula="of:=INT([.$B6]/([.I$1]/100)+0.999)" office:value-type="float" office:value="19" calcext:value-type="float">
            <text:p>19</text:p>
          </table:table-cell>
          <table:table-cell table:formula="of:=INT([.$B6]/([.J$1]/100)+0.999)" office:value-type="float" office:value="20" calcext:value-type="float">
            <text:p>20</text:p>
          </table:table-cell>
          <table:table-cell table:formula="of:=INT([.$B6]/([.K$1]/100)+0.999)" office:value-type="float" office:value="22" calcext:value-type="float">
            <text:p>22</text:p>
          </table:table-cell>
          <table:table-cell table:formula="of:=INT([.$B6]/([.L$1]/100)+0.999)" office:value-type="float" office:value="24" calcext:value-type="float">
            <text:p>24</text:p>
          </table:table-cell>
          <table:table-cell table:formula="of:=INT([.$B6]/([.M$1]/100)+0.999)"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98 7UB</text:p>
          </table:table-cell>
          <table:table-cell office:value-type="float" office:value="2.19246575342465" calcext:value-type="float">
            <text:p>2.19246575342465</text:p>
          </table:table-cell>
          <table:table-cell table:formula="of:=INT([.B7]+0.9999)" office:value-type="float" office:value="3" calcext:value-type="float">
            <text:p>3</text:p>
          </table:table-cell>
          <table:table-cell table:formula="of:=INT([.$B7]/([.D$1]/100)+0.999)" office:value-type="float" office:value="3" calcext:value-type="float">
            <text:p>3</text:p>
          </table:table-cell>
          <table:table-cell table:formula="of:=INT([.$B7]/([.E$1]/100)+0.999)" office:value-type="float" office:value="3" calcext:value-type="float">
            <text:p>3</text:p>
          </table:table-cell>
          <table:table-cell table:formula="of:=INT([.$B7]/([.F$1]/100)+0.999)" office:value-type="float" office:value="3" calcext:value-type="float">
            <text:p>3</text:p>
          </table:table-cell>
          <table:table-cell table:formula="of:=INT([.$B7]/([.G$1]/100)+0.999)" office:value-type="float" office:value="3" calcext:value-type="float">
            <text:p>3</text:p>
          </table:table-cell>
          <table:table-cell table:formula="of:=INT([.$B7]/([.H$1]/100)+0.999)" office:value-type="float" office:value="3" calcext:value-type="float">
            <text:p>3</text:p>
          </table:table-cell>
          <table:table-cell table:formula="of:=INT([.$B7]/([.I$1]/100)+0.999)" office:value-type="float" office:value="4" calcext:value-type="float">
            <text:p>4</text:p>
          </table:table-cell>
          <table:table-cell table:formula="of:=INT([.$B7]/([.J$1]/100)+0.999)" office:value-type="float" office:value="4" calcext:value-type="float">
            <text:p>4</text:p>
          </table:table-cell>
          <table:table-cell table:formula="of:=INT([.$B7]/([.K$1]/100)+0.999)" office:value-type="float" office:value="4" calcext:value-type="float">
            <text:p>4</text:p>
          </table:table-cell>
          <table:table-cell table:formula="of:=INT([.$B7]/([.L$1]/100)+0.999)" office:value-type="float" office:value="4" calcext:value-type="float">
            <text:p>4</text:p>
          </table:table-cell>
          <table:table-cell table:formula="of:=INT([.$B7]/([.M$1]/100)+0.999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1 3NG</text:p>
          </table:table-cell>
          <table:table-cell office:value-type="float" office:value="5.79794520547945" calcext:value-type="float">
            <text:p>5.79794520547945</text:p>
          </table:table-cell>
          <table:table-cell table:formula="of:=INT([.B8]+0.9999)" office:value-type="float" office:value="6" calcext:value-type="float">
            <text:p>6</text:p>
          </table:table-cell>
          <table:table-cell table:formula="of:=INT([.$B8]/([.D$1]/100)+0.999)" office:value-type="float" office:value="7" calcext:value-type="float">
            <text:p>7</text:p>
          </table:table-cell>
          <table:table-cell table:formula="of:=INT([.$B8]/([.E$1]/100)+0.999)" office:value-type="float" office:value="7" calcext:value-type="float">
            <text:p>7</text:p>
          </table:table-cell>
          <table:table-cell table:formula="of:=INT([.$B8]/([.F$1]/100)+0.999)" office:value-type="float" office:value="7" calcext:value-type="float">
            <text:p>7</text:p>
          </table:table-cell>
          <table:table-cell table:formula="of:=INT([.$B8]/([.G$1]/100)+0.999)" office:value-type="float" office:value="8" calcext:value-type="float">
            <text:p>8</text:p>
          </table:table-cell>
          <table:table-cell table:formula="of:=INT([.$B8]/([.H$1]/100)+0.999)" office:value-type="float" office:value="8" calcext:value-type="float">
            <text:p>8</text:p>
          </table:table-cell>
          <table:table-cell table:formula="of:=INT([.$B8]/([.I$1]/100)+0.999)" office:value-type="float" office:value="9" calcext:value-type="float">
            <text:p>9</text:p>
          </table:table-cell>
          <table:table-cell table:formula="of:=INT([.$B8]/([.J$1]/100)+0.999)" office:value-type="float" office:value="9" calcext:value-type="float">
            <text:p>9</text:p>
          </table:table-cell>
          <table:table-cell table:formula="of:=INT([.$B8]/([.K$1]/100)+0.999)" office:value-type="float" office:value="10" calcext:value-type="float">
            <text:p>10</text:p>
          </table:table-cell>
          <table:table-cell table:formula="of:=INT([.$B8]/([.L$1]/100)+0.999)" office:value-type="float" office:value="11" calcext:value-type="float">
            <text:p>11</text:p>
          </table:table-cell>
          <table:table-cell table:formula="of:=INT([.$B8]/([.M$1]/100)+0.999)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21 4AT</text:p>
          </table:table-cell>
          <table:table-cell office:value-type="float" office:value="1.68465753424657" calcext:value-type="float">
            <text:p>1.68465753424657</text:p>
          </table:table-cell>
          <table:table-cell table:formula="of:=INT([.B9]+0.9999)" office:value-type="float" office:value="2" calcext:value-type="float">
            <text:p>2</text:p>
          </table:table-cell>
          <table:table-cell table:formula="of:=INT([.$B9]/([.D$1]/100)+0.999)" office:value-type="float" office:value="2" calcext:value-type="float">
            <text:p>2</text:p>
          </table:table-cell>
          <table:table-cell table:formula="of:=INT([.$B9]/([.E$1]/100)+0.999)" office:value-type="float" office:value="2" calcext:value-type="float">
            <text:p>2</text:p>
          </table:table-cell>
          <table:table-cell table:formula="of:=INT([.$B9]/([.F$1]/100)+0.999)" office:value-type="float" office:value="2" calcext:value-type="float">
            <text:p>2</text:p>
          </table:table-cell>
          <table:table-cell table:formula="of:=INT([.$B9]/([.G$1]/100)+0.999)" office:value-type="float" office:value="3" calcext:value-type="float">
            <text:p>3</text:p>
          </table:table-cell>
          <table:table-cell table:formula="of:=INT([.$B9]/([.H$1]/100)+0.999)" office:value-type="float" office:value="3" calcext:value-type="float">
            <text:p>3</text:p>
          </table:table-cell>
          <table:table-cell table:formula="of:=INT([.$B9]/([.I$1]/100)+0.999)" office:value-type="float" office:value="3" calcext:value-type="float">
            <text:p>3</text:p>
          </table:table-cell>
          <table:table-cell table:formula="of:=INT([.$B9]/([.J$1]/100)+0.999)" office:value-type="float" office:value="3" calcext:value-type="float">
            <text:p>3</text:p>
          </table:table-cell>
          <table:table-cell table:formula="of:=INT([.$B9]/([.K$1]/100)+0.999)" office:value-type="float" office:value="3" calcext:value-type="float">
            <text:p>3</text:p>
          </table:table-cell>
          <table:table-cell table:formula="of:=INT([.$B9]/([.L$1]/100)+0.999)" office:value-type="float" office:value="4" calcext:value-type="float">
            <text:p>4</text:p>
          </table:table-cell>
          <table:table-cell table:formula="of:=INT([.$B9]/([.M$1]/100)+0.999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B10 2PQ</text:p>
          </table:table-cell>
          <table:table-cell office:value-type="float" office:value="9.30349315068493" calcext:value-type="float">
            <text:p>9.30349315068493</text:p>
          </table:table-cell>
          <table:table-cell table:formula="of:=INT([.B10]+0.9999)" office:value-type="float" office:value="10" calcext:value-type="float">
            <text:p>10</text:p>
          </table:table-cell>
          <table:table-cell table:formula="of:=INT([.$B10]/([.D$1]/100)+0.999)" office:value-type="float" office:value="10" calcext:value-type="float">
            <text:p>10</text:p>
          </table:table-cell>
          <table:table-cell table:formula="of:=INT([.$B10]/([.E$1]/100)+0.999)" office:value-type="float" office:value="11" calcext:value-type="float">
            <text:p>11</text:p>
          </table:table-cell>
          <table:table-cell table:formula="of:=INT([.$B10]/([.F$1]/100)+0.999)" office:value-type="float" office:value="11" calcext:value-type="float">
            <text:p>11</text:p>
          </table:table-cell>
          <table:table-cell table:formula="of:=INT([.$B10]/([.G$1]/100)+0.999)" office:value-type="float" office:value="12" calcext:value-type="float">
            <text:p>12</text:p>
          </table:table-cell>
          <table:table-cell table:formula="of:=INT([.$B10]/([.H$1]/100)+0.999)" office:value-type="float" office:value="13" calcext:value-type="float">
            <text:p>13</text:p>
          </table:table-cell>
          <table:table-cell table:formula="of:=INT([.$B10]/([.I$1]/100)+0.999)" office:value-type="float" office:value="14" calcext:value-type="float">
            <text:p>14</text:p>
          </table:table-cell>
          <table:table-cell table:formula="of:=INT([.$B10]/([.J$1]/100)+0.999)" office:value-type="float" office:value="15" calcext:value-type="float">
            <text:p>15</text:p>
          </table:table-cell>
          <table:table-cell table:formula="of:=INT([.$B10]/([.K$1]/100)+0.999)" office:value-type="float" office:value="16" calcext:value-type="float">
            <text:p>16</text:p>
          </table:table-cell>
          <table:table-cell table:formula="of:=INT([.$B10]/([.L$1]/100)+0.999)" office:value-type="float" office:value="17" calcext:value-type="float">
            <text:p>17</text:p>
          </table:table-cell>
          <table:table-cell table:formula="of:=INT([.$B10]/([.M$1]/100)+0.999)"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D20 6TD</text:p>
          </table:table-cell>
          <table:table-cell office:value-type="float" office:value="1.94873287671232" calcext:value-type="float">
            <text:p>1.94873287671232</text:p>
          </table:table-cell>
          <table:table-cell table:formula="of:=INT([.B11]+0.9999)" office:value-type="float" office:value="2" calcext:value-type="float">
            <text:p>2</text:p>
          </table:table-cell>
          <table:table-cell table:formula="of:=INT([.$B11]/([.D$1]/100)+0.999)" office:value-type="float" office:value="3" calcext:value-type="float">
            <text:p>3</text:p>
          </table:table-cell>
          <table:table-cell table:formula="of:=INT([.$B11]/([.E$1]/100)+0.999)" office:value-type="float" office:value="3" calcext:value-type="float">
            <text:p>3</text:p>
          </table:table-cell>
          <table:table-cell table:formula="of:=INT([.$B11]/([.F$1]/100)+0.999)" office:value-type="float" office:value="3" calcext:value-type="float">
            <text:p>3</text:p>
          </table:table-cell>
          <table:table-cell table:formula="of:=INT([.$B11]/([.G$1]/100)+0.999)" office:value-type="float" office:value="3" calcext:value-type="float">
            <text:p>3</text:p>
          </table:table-cell>
          <table:table-cell table:formula="of:=INT([.$B11]/([.H$1]/100)+0.999)" office:value-type="float" office:value="3" calcext:value-type="float">
            <text:p>3</text:p>
          </table:table-cell>
          <table:table-cell table:formula="of:=INT([.$B11]/([.I$1]/100)+0.999)" office:value-type="float" office:value="3" calcext:value-type="float">
            <text:p>3</text:p>
          </table:table-cell>
          <table:table-cell table:formula="of:=INT([.$B11]/([.J$1]/100)+0.999)" office:value-type="float" office:value="3" calcext:value-type="float">
            <text:p>3</text:p>
          </table:table-cell>
          <table:table-cell table:formula="of:=INT([.$B11]/([.K$1]/100)+0.999)" office:value-type="float" office:value="4" calcext:value-type="float">
            <text:p>4</text:p>
          </table:table-cell>
          <table:table-cell table:formula="of:=INT([.$B11]/([.L$1]/100)+0.999)" office:value-type="float" office:value="4" calcext:value-type="float">
            <text:p>4</text:p>
          </table:table-cell>
          <table:table-cell table:formula="of:=INT([.$B11]/([.M$1]/100)+0.999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D9 6RJ</text:p>
          </table:table-cell>
          <table:table-cell office:value-type="float" office:value="14.2500342465753" calcext:value-type="float">
            <text:p>14.2500342465753</text:p>
          </table:table-cell>
          <table:table-cell table:formula="of:=INT([.B12]+0.9999)" office:value-type="float" office:value="15" calcext:value-type="float">
            <text:p>15</text:p>
          </table:table-cell>
          <table:table-cell table:formula="of:=INT([.$B12]/([.D$1]/100)+0.999)" office:value-type="float" office:value="15" calcext:value-type="float">
            <text:p>15</text:p>
          </table:table-cell>
          <table:table-cell table:formula="of:=INT([.$B12]/([.E$1]/100)+0.999)" office:value-type="float" office:value="16" calcext:value-type="float">
            <text:p>16</text:p>
          </table:table-cell>
          <table:table-cell table:formula="of:=INT([.$B12]/([.F$1]/100)+0.999)" office:value-type="float" office:value="17" calcext:value-type="float">
            <text:p>17</text:p>
          </table:table-cell>
          <table:table-cell table:formula="of:=INT([.$B12]/([.G$1]/100)+0.999)" office:value-type="float" office:value="18" calcext:value-type="float">
            <text:p>18</text:p>
          </table:table-cell>
          <table:table-cell table:formula="of:=INT([.$B12]/([.H$1]/100)+0.999)" office:value-type="float" office:value="19" calcext:value-type="float">
            <text:p>19</text:p>
          </table:table-cell>
          <table:table-cell table:formula="of:=INT([.$B12]/([.I$1]/100)+0.999)" office:value-type="float" office:value="21" calcext:value-type="float">
            <text:p>21</text:p>
          </table:table-cell>
          <table:table-cell table:formula="of:=INT([.$B12]/([.J$1]/100)+0.999)" office:value-type="float" office:value="22" calcext:value-type="float">
            <text:p>22</text:p>
          </table:table-cell>
          <table:table-cell table:formula="of:=INT([.$B12]/([.K$1]/100)+0.999)" office:value-type="float" office:value="24" calcext:value-type="float">
            <text:p>24</text:p>
          </table:table-cell>
          <table:table-cell table:formula="of:=INT([.$B12]/([.L$1]/100)+0.999)" office:value-type="float" office:value="26" calcext:value-type="float">
            <text:p>26</text:p>
          </table:table-cell>
          <table:table-cell table:formula="of:=INT([.$B12]/([.M$1]/100)+0.999)"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H15 2JB</text:p>
          </table:table-cell>
          <table:table-cell office:value-type="float" office:value="5.60102739726027" calcext:value-type="float">
            <text:p>5.60102739726027</text:p>
          </table:table-cell>
          <table:table-cell table:formula="of:=INT([.B13]+0.9999)" office:value-type="float" office:value="6" calcext:value-type="float">
            <text:p>6</text:p>
          </table:table-cell>
          <table:table-cell table:formula="of:=INT([.$B13]/([.D$1]/100)+0.999)" office:value-type="float" office:value="6" calcext:value-type="float">
            <text:p>6</text:p>
          </table:table-cell>
          <table:table-cell table:formula="of:=INT([.$B13]/([.E$1]/100)+0.999)" office:value-type="float" office:value="7" calcext:value-type="float">
            <text:p>7</text:p>
          </table:table-cell>
          <table:table-cell table:formula="of:=INT([.$B13]/([.F$1]/100)+0.999)" office:value-type="float" office:value="7" calcext:value-type="float">
            <text:p>7</text:p>
          </table:table-cell>
          <table:table-cell table:formula="of:=INT([.$B13]/([.G$1]/100)+0.999)" office:value-type="float" office:value="8" calcext:value-type="float">
            <text:p>8</text:p>
          </table:table-cell>
          <table:table-cell table:formula="of:=INT([.$B13]/([.H$1]/100)+0.999)" office:value-type="float" office:value="8" calcext:value-type="float">
            <text:p>8</text:p>
          </table:table-cell>
          <table:table-cell table:formula="of:=INT([.$B13]/([.I$1]/100)+0.999)" office:value-type="float" office:value="9" calcext:value-type="float">
            <text:p>9</text:p>
          </table:table-cell>
          <table:table-cell table:formula="of:=INT([.$B13]/([.J$1]/100)+0.999)" office:value-type="float" office:value="9" calcext:value-type="float">
            <text:p>9</text:p>
          </table:table-cell>
          <table:table-cell table:formula="of:=INT([.$B13]/([.K$1]/100)+0.999)" office:value-type="float" office:value="10" calcext:value-type="float">
            <text:p>10</text:p>
          </table:table-cell>
          <table:table-cell table:formula="of:=INT([.$B13]/([.L$1]/100)+0.999)" office:value-type="float" office:value="11" calcext:value-type="float">
            <text:p>11</text:p>
          </table:table-cell>
          <table:table-cell table:formula="of:=INT([.$B13]/([.M$1]/100)+0.999)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4 0JR</text:p>
          </table:table-cell>
          <table:table-cell office:value-type="float" office:value="12.6236301369863" calcext:value-type="float">
            <text:p>12.6236301369863</text:p>
          </table:table-cell>
          <table:table-cell table:formula="of:=INT([.B14]+0.9999)" office:value-type="float" office:value="13" calcext:value-type="float">
            <text:p>13</text:p>
          </table:table-cell>
          <table:table-cell table:formula="of:=INT([.$B14]/([.D$1]/100)+0.999)" office:value-type="float" office:value="14" calcext:value-type="float">
            <text:p>14</text:p>
          </table:table-cell>
          <table:table-cell table:formula="of:=INT([.$B14]/([.E$1]/100)+0.999)" office:value-type="float" office:value="15" calcext:value-type="float">
            <text:p>15</text:p>
          </table:table-cell>
          <table:table-cell table:formula="of:=INT([.$B14]/([.F$1]/100)+0.999)" office:value-type="float" office:value="15" calcext:value-type="float">
            <text:p>15</text:p>
          </table:table-cell>
          <table:table-cell table:formula="of:=INT([.$B14]/([.G$1]/100)+0.999)" office:value-type="float" office:value="16" calcext:value-type="float">
            <text:p>16</text:p>
          </table:table-cell>
          <table:table-cell table:formula="of:=INT([.$B14]/([.H$1]/100)+0.999)" office:value-type="float" office:value="17" calcext:value-type="float">
            <text:p>17</text:p>
          </table:table-cell>
          <table:table-cell table:formula="of:=INT([.$B14]/([.I$1]/100)+0.999)" office:value-type="float" office:value="19" calcext:value-type="float">
            <text:p>19</text:p>
          </table:table-cell>
          <table:table-cell table:formula="of:=INT([.$B14]/([.J$1]/100)+0.999)" office:value-type="float" office:value="20" calcext:value-type="float">
            <text:p>20</text:p>
          </table:table-cell>
          <table:table-cell table:formula="of:=INT([.$B14]/([.K$1]/100)+0.999)" office:value-type="float" office:value="22" calcext:value-type="float">
            <text:p>22</text:p>
          </table:table-cell>
          <table:table-cell table:formula="of:=INT([.$B14]/([.L$1]/100)+0.999)" office:value-type="float" office:value="23" calcext:value-type="float">
            <text:p>23</text:p>
          </table:table-cell>
          <table:table-cell table:formula="of:=INT([.$B14]/([.M$1]/100)+0.999)"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N11 2DH</text:p>
          </table:table-cell>
          <table:table-cell office:value-type="float" office:value="1.9970205479452" calcext:value-type="float">
            <text:p>1.9970205479452</text:p>
          </table:table-cell>
          <table:table-cell table:formula="of:=INT([.B15]+0.9999)" office:value-type="float" office:value="2" calcext:value-type="float">
            <text:p>2</text:p>
          </table:table-cell>
          <table:table-cell table:formula="of:=INT([.$B15]/([.D$1]/100)+0.999)" office:value-type="float" office:value="3" calcext:value-type="float">
            <text:p>3</text:p>
          </table:table-cell>
          <table:table-cell table:formula="of:=INT([.$B15]/([.E$1]/100)+0.999)" office:value-type="float" office:value="3" calcext:value-type="float">
            <text:p>3</text:p>
          </table:table-cell>
          <table:table-cell table:formula="of:=INT([.$B15]/([.F$1]/100)+0.999)" office:value-type="float" office:value="3" calcext:value-type="float">
            <text:p>3</text:p>
          </table:table-cell>
          <table:table-cell table:formula="of:=INT([.$B15]/([.G$1]/100)+0.999)" office:value-type="float" office:value="3" calcext:value-type="float">
            <text:p>3</text:p>
          </table:table-cell>
          <table:table-cell table:formula="of:=INT([.$B15]/([.H$1]/100)+0.999)" office:value-type="float" office:value="3" calcext:value-type="float">
            <text:p>3</text:p>
          </table:table-cell>
          <table:table-cell table:formula="of:=INT([.$B15]/([.I$1]/100)+0.999)" office:value-type="float" office:value="3" calcext:value-type="float">
            <text:p>3</text:p>
          </table:table-cell>
          <table:table-cell table:formula="of:=INT([.$B15]/([.J$1]/100)+0.999)" office:value-type="float" office:value="4" calcext:value-type="float">
            <text:p>4</text:p>
          </table:table-cell>
          <table:table-cell table:formula="of:=INT([.$B15]/([.K$1]/100)+0.999)" office:value-type="float" office:value="4" calcext:value-type="float">
            <text:p>4</text:p>
          </table:table-cell>
          <table:table-cell table:formula="of:=INT([.$B15]/([.L$1]/100)+0.999)" office:value-type="float" office:value="4" calcext:value-type="float">
            <text:p>4</text:p>
          </table:table-cell>
          <table:table-cell table:formula="of:=INT([.$B15]/([.M$1]/100)+0.999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N2 5BE</text:p>
          </table:table-cell>
          <table:table-cell office:value-type="float" office:value="11.9483904109589" calcext:value-type="float">
            <text:p>11.9483904109589</text:p>
          </table:table-cell>
          <table:table-cell table:formula="of:=INT([.B16]+0.9999)" office:value-type="float" office:value="12" calcext:value-type="float">
            <text:p>12</text:p>
          </table:table-cell>
          <table:table-cell table:formula="of:=INT([.$B16]/([.D$1]/100)+0.999)" office:value-type="float" office:value="13" calcext:value-type="float">
            <text:p>13</text:p>
          </table:table-cell>
          <table:table-cell table:formula="of:=INT([.$B16]/([.E$1]/100)+0.999)" office:value-type="float" office:value="14" calcext:value-type="float">
            <text:p>14</text:p>
          </table:table-cell>
          <table:table-cell table:formula="of:=INT([.$B16]/([.F$1]/100)+0.999)" office:value-type="float" office:value="15" calcext:value-type="float">
            <text:p>15</text:p>
          </table:table-cell>
          <table:table-cell table:formula="of:=INT([.$B16]/([.G$1]/100)+0.999)" office:value-type="float" office:value="15" calcext:value-type="float">
            <text:p>15</text:p>
          </table:table-cell>
          <table:table-cell table:formula="of:=INT([.$B16]/([.H$1]/100)+0.999)" office:value-type="float" office:value="16" calcext:value-type="float">
            <text:p>16</text:p>
          </table:table-cell>
          <table:table-cell table:formula="of:=INT([.$B16]/([.I$1]/100)+0.999)" office:value-type="float" office:value="18" calcext:value-type="float">
            <text:p>18</text:p>
          </table:table-cell>
          <table:table-cell table:formula="of:=INT([.$B16]/([.J$1]/100)+0.999)" office:value-type="float" office:value="19" calcext:value-type="float">
            <text:p>19</text:p>
          </table:table-cell>
          <table:table-cell table:formula="of:=INT([.$B16]/([.K$1]/100)+0.999)" office:value-type="float" office:value="20" calcext:value-type="float">
            <text:p>20</text:p>
          </table:table-cell>
          <table:table-cell table:formula="of:=INT([.$B16]/([.L$1]/100)+0.999)" office:value-type="float" office:value="22" calcext:value-type="float">
            <text:p>22</text:p>
          </table:table-cell>
          <table:table-cell table:formula="of:=INT([.$B16]/([.M$1]/100)+0.999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6 8ND</text:p>
          </table:table-cell>
          <table:table-cell office:value-type="float" office:value="2.00647260273972" calcext:value-type="float">
            <text:p>2.00647260273972</text:p>
          </table:table-cell>
          <table:table-cell table:formula="of:=INT([.B17]+0.9999)" office:value-type="float" office:value="3" calcext:value-type="float">
            <text:p>3</text:p>
          </table:table-cell>
          <table:table-cell table:formula="of:=INT([.$B17]/([.D$1]/100)+0.999)" office:value-type="float" office:value="3" calcext:value-type="float">
            <text:p>3</text:p>
          </table:table-cell>
          <table:table-cell table:formula="of:=INT([.$B17]/([.E$1]/100)+0.999)" office:value-type="float" office:value="3" calcext:value-type="float">
            <text:p>3</text:p>
          </table:table-cell>
          <table:table-cell table:formula="of:=INT([.$B17]/([.F$1]/100)+0.999)" office:value-type="float" office:value="3" calcext:value-type="float">
            <text:p>3</text:p>
          </table:table-cell>
          <table:table-cell table:formula="of:=INT([.$B17]/([.G$1]/100)+0.999)" office:value-type="float" office:value="3" calcext:value-type="float">
            <text:p>3</text:p>
          </table:table-cell>
          <table:table-cell table:formula="of:=INT([.$B17]/([.H$1]/100)+0.999)" office:value-type="float" office:value="3" calcext:value-type="float">
            <text:p>3</text:p>
          </table:table-cell>
          <table:table-cell table:formula="of:=INT([.$B17]/([.I$1]/100)+0.999)" office:value-type="float" office:value="3" calcext:value-type="float">
            <text:p>3</text:p>
          </table:table-cell>
          <table:table-cell table:formula="of:=INT([.$B17]/([.J$1]/100)+0.999)" office:value-type="float" office:value="4" calcext:value-type="float">
            <text:p>4</text:p>
          </table:table-cell>
          <table:table-cell table:formula="of:=INT([.$B17]/([.K$1]/100)+0.999)" office:value-type="float" office:value="4" calcext:value-type="float">
            <text:p>4</text:p>
          </table:table-cell>
          <table:table-cell table:formula="of:=INT([.$B17]/([.L$1]/100)+0.999)" office:value-type="float" office:value="4" calcext:value-type="float">
            <text:p>4</text:p>
          </table:table-cell>
          <table:table-cell table:formula="of:=INT([.$B17]/([.M$1]/100)+0.999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S10 5NB</text:p>
          </table:table-cell>
          <table:table-cell office:value-type="float" office:value="11.6761986301369" calcext:value-type="float">
            <text:p>11.6761986301369</text:p>
          </table:table-cell>
          <table:table-cell table:formula="of:=INT([.B18]+0.9999)" office:value-type="float" office:value="12" calcext:value-type="float">
            <text:p>12</text:p>
          </table:table-cell>
          <table:table-cell table:formula="of:=INT([.$B18]/([.D$1]/100)+0.999)" office:value-type="float" office:value="13" calcext:value-type="float">
            <text:p>13</text:p>
          </table:table-cell>
          <table:table-cell table:formula="of:=INT([.$B18]/([.E$1]/100)+0.999)" office:value-type="float" office:value="13" calcext:value-type="float">
            <text:p>13</text:p>
          </table:table-cell>
          <table:table-cell table:formula="of:=INT([.$B18]/([.F$1]/100)+0.999)" office:value-type="float" office:value="14" calcext:value-type="float">
            <text:p>14</text:p>
          </table:table-cell>
          <table:table-cell table:formula="of:=INT([.$B18]/([.G$1]/100)+0.999)" office:value-type="float" office:value="15" calcext:value-type="float">
            <text:p>15</text:p>
          </table:table-cell>
          <table:table-cell table:formula="of:=INT([.$B18]/([.H$1]/100)+0.999)" office:value-type="float" office:value="16" calcext:value-type="float">
            <text:p>16</text:p>
          </table:table-cell>
          <table:table-cell table:formula="of:=INT([.$B18]/([.I$1]/100)+0.999)" office:value-type="float" office:value="17" calcext:value-type="float">
            <text:p>17</text:p>
          </table:table-cell>
          <table:table-cell table:formula="of:=INT([.$B18]/([.J$1]/100)+0.999)" office:value-type="float" office:value="18" calcext:value-type="float">
            <text:p>18</text:p>
          </table:table-cell>
          <table:table-cell table:formula="of:=INT([.$B18]/([.K$1]/100)+0.999)" office:value-type="float" office:value="20" calcext:value-type="float">
            <text:p>20</text:p>
          </table:table-cell>
          <table:table-cell table:formula="of:=INT([.$B18]/([.L$1]/100)+0.999)" office:value-type="float" office:value="22" calcext:value-type="float">
            <text:p>22</text:p>
          </table:table-cell>
          <table:table-cell table:formula="of:=INT([.$B18]/([.M$1]/100)+0.999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S2 8HW</text:p>
          </table:table-cell>
          <table:table-cell office:value-type="float" office:value="17.6673972602739" calcext:value-type="float">
            <text:p>17.6673972602739</text:p>
          </table:table-cell>
          <table:table-cell table:formula="of:=INT([.B19]+0.9999)" office:value-type="float" office:value="18" calcext:value-type="float">
            <text:p>18</text:p>
          </table:table-cell>
          <table:table-cell table:formula="of:=INT([.$B19]/([.D$1]/100)+0.999)" office:value-type="float" office:value="19" calcext:value-type="float">
            <text:p>19</text:p>
          </table:table-cell>
          <table:table-cell table:formula="of:=INT([.$B19]/([.E$1]/100)+0.999)" office:value-type="float" office:value="20" calcext:value-type="float">
            <text:p>20</text:p>
          </table:table-cell>
          <table:table-cell table:formula="of:=INT([.$B19]/([.F$1]/100)+0.999)" office:value-type="float" office:value="21" calcext:value-type="float">
            <text:p>21</text:p>
          </table:table-cell>
          <table:table-cell table:formula="of:=INT([.$B19]/([.G$1]/100)+0.999)" office:value-type="float" office:value="23" calcext:value-type="float">
            <text:p>23</text:p>
          </table:table-cell>
          <table:table-cell table:formula="of:=INT([.$B19]/([.H$1]/100)+0.999)" office:value-type="float" office:value="24" calcext:value-type="float">
            <text:p>24</text:p>
          </table:table-cell>
          <table:table-cell table:formula="of:=INT([.$B19]/([.I$1]/100)+0.999)" office:value-type="float" office:value="26" calcext:value-type="float">
            <text:p>26</text:p>
          </table:table-cell>
          <table:table-cell table:formula="of:=INT([.$B19]/([.J$1]/100)+0.999)" office:value-type="float" office:value="28" calcext:value-type="float">
            <text:p>28</text:p>
          </table:table-cell>
          <table:table-cell table:formula="of:=INT([.$B19]/([.K$1]/100)+0.999)" office:value-type="float" office:value="30" calcext:value-type="float">
            <text:p>30</text:p>
          </table:table-cell>
          <table:table-cell table:formula="of:=INT([.$B19]/([.L$1]/100)+0.999)" office:value-type="float" office:value="33" calcext:value-type="float">
            <text:p>33</text:p>
          </table:table-cell>
          <table:table-cell table:formula="of:=INT([.$B19]/([.M$1]/100)+0.999)"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2 7HY</text:p>
          </table:table-cell>
          <table:table-cell office:value-type="float" office:value="1.35722602739726" calcext:value-type="float">
            <text:p>1.35722602739726</text:p>
          </table:table-cell>
          <table:table-cell table:formula="of:=INT([.B20]+0.9999)" office:value-type="float" office:value="2" calcext:value-type="float">
            <text:p>2</text:p>
          </table:table-cell>
          <table:table-cell table:formula="of:=INT([.$B20]/([.D$1]/100)+0.999)" office:value-type="float" office:value="2" calcext:value-type="float">
            <text:p>2</text:p>
          </table:table-cell>
          <table:table-cell table:formula="of:=INT([.$B20]/([.E$1]/100)+0.999)" office:value-type="float" office:value="2" calcext:value-type="float">
            <text:p>2</text:p>
          </table:table-cell>
          <table:table-cell table:formula="of:=INT([.$B20]/([.F$1]/100)+0.999)" office:value-type="float" office:value="2" calcext:value-type="float">
            <text:p>2</text:p>
          </table:table-cell>
          <table:table-cell table:formula="of:=INT([.$B20]/([.G$1]/100)+0.999)" office:value-type="float" office:value="2" calcext:value-type="float">
            <text:p>2</text:p>
          </table:table-cell>
          <table:table-cell table:formula="of:=INT([.$B20]/([.H$1]/100)+0.999)" office:value-type="float" office:value="2" calcext:value-type="float">
            <text:p>2</text:p>
          </table:table-cell>
          <table:table-cell table:formula="of:=INT([.$B20]/([.I$1]/100)+0.999)" office:value-type="float" office:value="2" calcext:value-type="float">
            <text:p>2</text:p>
          </table:table-cell>
          <table:table-cell table:formula="of:=INT([.$B20]/([.J$1]/100)+0.999)" office:value-type="float" office:value="3" calcext:value-type="float">
            <text:p>3</text:p>
          </table:table-cell>
          <table:table-cell table:formula="of:=INT([.$B20]/([.K$1]/100)+0.999)" office:value-type="float" office:value="3" calcext:value-type="float">
            <text:p>3</text:p>
          </table:table-cell>
          <table:table-cell table:formula="of:=INT([.$B20]/([.L$1]/100)+0.999)" office:value-type="float" office:value="3" calcext:value-type="float">
            <text:p>3</text:p>
          </table:table-cell>
          <table:table-cell table:formula="of:=INT([.$B20]/([.M$1]/100)+0.999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28 8JG</text:p>
          </table:table-cell>
          <table:table-cell office:value-type="float" office:value="0.964109589041095" calcext:value-type="float">
            <text:p>0.964109589041095</text:p>
          </table:table-cell>
          <table:table-cell table:formula="of:=INT([.B21]+0.9999)" office:value-type="float" office:value="1" calcext:value-type="float">
            <text:p>1</text:p>
          </table:table-cell>
          <table:table-cell table:formula="of:=INT([.$B21]/([.D$1]/100)+0.999)" office:value-type="float" office:value="2" calcext:value-type="float">
            <text:p>2</text:p>
          </table:table-cell>
          <table:table-cell table:formula="of:=INT([.$B21]/([.E$1]/100)+0.999)" office:value-type="float" office:value="2" calcext:value-type="float">
            <text:p>2</text:p>
          </table:table-cell>
          <table:table-cell table:formula="of:=INT([.$B21]/([.F$1]/100)+0.999)" office:value-type="float" office:value="2" calcext:value-type="float">
            <text:p>2</text:p>
          </table:table-cell>
          <table:table-cell table:formula="of:=INT([.$B21]/([.G$1]/100)+0.999)" office:value-type="float" office:value="2" calcext:value-type="float">
            <text:p>2</text:p>
          </table:table-cell>
          <table:table-cell table:formula="of:=INT([.$B21]/([.H$1]/100)+0.999)" office:value-type="float" office:value="2" calcext:value-type="float">
            <text:p>2</text:p>
          </table:table-cell>
          <table:table-cell table:formula="of:=INT([.$B21]/([.I$1]/100)+0.999)" office:value-type="float" office:value="2" calcext:value-type="float">
            <text:p>2</text:p>
          </table:table-cell>
          <table:table-cell table:formula="of:=INT([.$B21]/([.J$1]/100)+0.999)" office:value-type="float" office:value="2" calcext:value-type="float">
            <text:p>2</text:p>
          </table:table-cell>
          <table:table-cell table:formula="of:=INT([.$B21]/([.K$1]/100)+0.999)" office:value-type="float" office:value="2" calcext:value-type="float">
            <text:p>2</text:p>
          </table:table-cell>
          <table:table-cell table:formula="of:=INT([.$B21]/([.L$1]/100)+0.999)" office:value-type="float" office:value="2" calcext:value-type="float">
            <text:p>2</text:p>
          </table:table-cell>
          <table:table-cell table:formula="of:=INT([.$B21]/([.M$1]/100)+0.999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B2 0QQ</text:p>
          </table:table-cell>
          <table:table-cell office:value-type="float" office:value="21.3545890410958" calcext:value-type="float">
            <text:p>21.3545890410958</text:p>
          </table:table-cell>
          <table:table-cell table:formula="of:=INT([.B22]+0.9999)" office:value-type="float" office:value="22" calcext:value-type="float">
            <text:p>22</text:p>
          </table:table-cell>
          <table:table-cell table:formula="of:=INT([.$B22]/([.D$1]/100)+0.999)" office:value-type="float" office:value="23" calcext:value-type="float">
            <text:p>23</text:p>
          </table:table-cell>
          <table:table-cell table:formula="of:=INT([.$B22]/([.E$1]/100)+0.999)" office:value-type="float" office:value="24" calcext:value-type="float">
            <text:p>24</text:p>
          </table:table-cell>
          <table:table-cell table:formula="of:=INT([.$B22]/([.F$1]/100)+0.999)" office:value-type="float" office:value="26" calcext:value-type="float">
            <text:p>26</text:p>
          </table:table-cell>
          <table:table-cell table:formula="of:=INT([.$B22]/([.G$1]/100)+0.999)" office:value-type="float" office:value="27" calcext:value-type="float">
            <text:p>27</text:p>
          </table:table-cell>
          <table:table-cell table:formula="of:=INT([.$B22]/([.H$1]/100)+0.999)" office:value-type="float" office:value="29" calcext:value-type="float">
            <text:p>29</text:p>
          </table:table-cell>
          <table:table-cell table:formula="of:=INT([.$B22]/([.I$1]/100)+0.999)" office:value-type="float" office:value="31" calcext:value-type="float">
            <text:p>31</text:p>
          </table:table-cell>
          <table:table-cell table:formula="of:=INT([.$B22]/([.J$1]/100)+0.999)" office:value-type="float" office:value="33" calcext:value-type="float">
            <text:p>33</text:p>
          </table:table-cell>
          <table:table-cell table:formula="of:=INT([.$B22]/([.K$1]/100)+0.999)" office:value-type="float" office:value="36" calcext:value-type="float">
            <text:p>36</text:p>
          </table:table-cell>
          <table:table-cell table:formula="of:=INT([.$B22]/([.L$1]/100)+0.999)" office:value-type="float" office:value="39" calcext:value-type="float">
            <text:p>39</text:p>
          </table:table-cell>
          <table:table-cell table:formula="of:=INT([.$B22]/([.M$1]/100)+0.999)" office:value-type="float" office:value="43" calcext:value-type="float">
            <text:p>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2 1UL</text:p>
          </table:table-cell>
          <table:table-cell office:value-type="float" office:value="2.35106164383561" calcext:value-type="float">
            <text:p>2.35106164383561</text:p>
          </table:table-cell>
          <table:table-cell table:formula="of:=INT([.B23]+0.9999)" office:value-type="float" office:value="3" calcext:value-type="float">
            <text:p>3</text:p>
          </table:table-cell>
          <table:table-cell table:formula="of:=INT([.$B23]/([.D$1]/100)+0.999)" office:value-type="float" office:value="3" calcext:value-type="float">
            <text:p>3</text:p>
          </table:table-cell>
          <table:table-cell table:formula="of:=INT([.$B23]/([.E$1]/100)+0.999)" office:value-type="float" office:value="3" calcext:value-type="float">
            <text:p>3</text:p>
          </table:table-cell>
          <table:table-cell table:formula="of:=INT([.$B23]/([.F$1]/100)+0.999)" office:value-type="float" office:value="3" calcext:value-type="float">
            <text:p>3</text:p>
          </table:table-cell>
          <table:table-cell table:formula="of:=INT([.$B23]/([.G$1]/100)+0.999)" office:value-type="float" office:value="3" calcext:value-type="float">
            <text:p>3</text:p>
          </table:table-cell>
          <table:table-cell table:formula="of:=INT([.$B23]/([.H$1]/100)+0.999)" office:value-type="float" office:value="4" calcext:value-type="float">
            <text:p>4</text:p>
          </table:table-cell>
          <table:table-cell table:formula="of:=INT([.$B23]/([.I$1]/100)+0.999)" office:value-type="float" office:value="4" calcext:value-type="float">
            <text:p>4</text:p>
          </table:table-cell>
          <table:table-cell table:formula="of:=INT([.$B23]/([.J$1]/100)+0.999)" office:value-type="float" office:value="4" calcext:value-type="float">
            <text:p>4</text:p>
          </table:table-cell>
          <table:table-cell table:formula="of:=INT([.$B23]/([.K$1]/100)+0.999)" office:value-type="float" office:value="4" calcext:value-type="float">
            <text:p>4</text:p>
          </table:table-cell>
          <table:table-cell table:formula="of:=INT([.$B23]/([.L$1]/100)+0.999)" office:value-type="float" office:value="5" calcext:value-type="float">
            <text:p>5</text:p>
          </table:table-cell>
          <table:table-cell table:formula="of:=INT([.$B23]/([.M$1]/100)+0.999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49 5PE</text:p>
          </table:table-cell>
          <table:table-cell office:value-type="float" office:value="7.72212328767123" calcext:value-type="float">
            <text:p>7.72212328767123</text:p>
          </table:table-cell>
          <table:table-cell table:formula="of:=INT([.B24]+0.9999)" office:value-type="float" office:value="8" calcext:value-type="float">
            <text:p>8</text:p>
          </table:table-cell>
          <table:table-cell table:formula="of:=INT([.$B24]/([.D$1]/100)+0.999)" office:value-type="float" office:value="9" calcext:value-type="float">
            <text:p>9</text:p>
          </table:table-cell>
          <table:table-cell table:formula="of:=INT([.$B24]/([.E$1]/100)+0.999)" office:value-type="float" office:value="9" calcext:value-type="float">
            <text:p>9</text:p>
          </table:table-cell>
          <table:table-cell table:formula="of:=INT([.$B24]/([.F$1]/100)+0.999)" office:value-type="float" office:value="10" calcext:value-type="float">
            <text:p>10</text:p>
          </table:table-cell>
          <table:table-cell table:formula="of:=INT([.$B24]/([.G$1]/100)+0.999)" office:value-type="float" office:value="10" calcext:value-type="float">
            <text:p>10</text:p>
          </table:table-cell>
          <table:table-cell table:formula="of:=INT([.$B24]/([.H$1]/100)+0.999)" office:value-type="float" office:value="11" calcext:value-type="float">
            <text:p>11</text:p>
          </table:table-cell>
          <table:table-cell table:formula="of:=INT([.$B24]/([.I$1]/100)+0.999)" office:value-type="float" office:value="12" calcext:value-type="float">
            <text:p>12</text:p>
          </table:table-cell>
          <table:table-cell table:formula="of:=INT([.$B24]/([.J$1]/100)+0.999)" office:value-type="float" office:value="12" calcext:value-type="float">
            <text:p>12</text:p>
          </table:table-cell>
          <table:table-cell table:formula="of:=INT([.$B24]/([.K$1]/100)+0.999)" office:value-type="float" office:value="13" calcext:value-type="float">
            <text:p>13</text:p>
          </table:table-cell>
          <table:table-cell table:formula="of:=INT([.$B24]/([.L$1]/100)+0.999)" office:value-type="float" office:value="15" calcext:value-type="float">
            <text:p>15</text:p>
          </table:table-cell>
          <table:table-cell table:formula="of:=INT([.$B24]/([.M$1]/100)+0.999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M1 7ET</text:p>
          </table:table-cell>
          <table:table-cell office:value-type="float" office:value="3.86808219178082" calcext:value-type="float">
            <text:p>3.86808219178082</text:p>
          </table:table-cell>
          <table:table-cell table:formula="of:=INT([.B25]+0.9999)" office:value-type="float" office:value="4" calcext:value-type="float">
            <text:p>4</text:p>
          </table:table-cell>
          <table:table-cell table:formula="of:=INT([.$B25]/([.D$1]/100)+0.999)" office:value-type="float" office:value="5" calcext:value-type="float">
            <text:p>5</text:p>
          </table:table-cell>
          <table:table-cell table:formula="of:=INT([.$B25]/([.E$1]/100)+0.999)" office:value-type="float" office:value="5" calcext:value-type="float">
            <text:p>5</text:p>
          </table:table-cell>
          <table:table-cell table:formula="of:=INT([.$B25]/([.F$1]/100)+0.999)" office:value-type="float" office:value="5" calcext:value-type="float">
            <text:p>5</text:p>
          </table:table-cell>
          <table:table-cell table:formula="of:=INT([.$B25]/([.G$1]/100)+0.999)" office:value-type="float" office:value="5" calcext:value-type="float">
            <text:p>5</text:p>
          </table:table-cell>
          <table:table-cell table:formula="of:=INT([.$B25]/([.H$1]/100)+0.999)" office:value-type="float" office:value="6" calcext:value-type="float">
            <text:p>6</text:p>
          </table:table-cell>
          <table:table-cell table:formula="of:=INT([.$B25]/([.I$1]/100)+0.999)" office:value-type="float" office:value="6" calcext:value-type="float">
            <text:p>6</text:p>
          </table:table-cell>
          <table:table-cell table:formula="of:=INT([.$B25]/([.J$1]/100)+0.999)" office:value-type="float" office:value="6" calcext:value-type="float">
            <text:p>6</text:p>
          </table:table-cell>
          <table:table-cell table:formula="of:=INT([.$B25]/([.K$1]/100)+0.999)" office:value-type="float" office:value="7" calcext:value-type="float">
            <text:p>7</text:p>
          </table:table-cell>
          <table:table-cell table:formula="of:=INT([.$B25]/([.L$1]/100)+0.999)" office:value-type="float" office:value="8" calcext:value-type="float">
            <text:p>8</text:p>
          </table:table-cell>
          <table:table-cell table:formula="of:=INT([.$B25]/([.M$1]/100)+0.999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M20 1QX</text:p>
          </table:table-cell>
          <table:table-cell office:value-type="float" office:value="4.31948630136986" calcext:value-type="float">
            <text:p>4.31948630136986</text:p>
          </table:table-cell>
          <table:table-cell table:formula="of:=INT([.B26]+0.9999)" office:value-type="float" office:value="5" calcext:value-type="float">
            <text:p>5</text:p>
          </table:table-cell>
          <table:table-cell table:formula="of:=INT([.$B26]/([.D$1]/100)+0.999)" office:value-type="float" office:value="5" calcext:value-type="float">
            <text:p>5</text:p>
          </table:table-cell>
          <table:table-cell table:formula="of:=INT([.$B26]/([.E$1]/100)+0.999)" office:value-type="float" office:value="5" calcext:value-type="float">
            <text:p>5</text:p>
          </table:table-cell>
          <table:table-cell table:formula="of:=INT([.$B26]/([.F$1]/100)+0.999)" office:value-type="float" office:value="6" calcext:value-type="float">
            <text:p>6</text:p>
          </table:table-cell>
          <table:table-cell table:formula="of:=INT([.$B26]/([.G$1]/100)+0.999)" office:value-type="float" office:value="6" calcext:value-type="float">
            <text:p>6</text:p>
          </table:table-cell>
          <table:table-cell table:formula="of:=INT([.$B26]/([.H$1]/100)+0.999)" office:value-type="float" office:value="6" calcext:value-type="float">
            <text:p>6</text:p>
          </table:table-cell>
          <table:table-cell table:formula="of:=INT([.$B26]/([.I$1]/100)+0.999)" office:value-type="float" office:value="7" calcext:value-type="float">
            <text:p>7</text:p>
          </table:table-cell>
          <table:table-cell table:formula="of:=INT([.$B26]/([.J$1]/100)+0.999)" office:value-type="float" office:value="7" calcext:value-type="float">
            <text:p>7</text:p>
          </table:table-cell>
          <table:table-cell table:formula="of:=INT([.$B26]/([.K$1]/100)+0.999)" office:value-type="float" office:value="8" calcext:value-type="float">
            <text:p>8</text:p>
          </table:table-cell>
          <table:table-cell table:formula="of:=INT([.$B26]/([.L$1]/100)+0.999)" office:value-type="float" office:value="8" calcext:value-type="float">
            <text:p>8</text:p>
          </table:table-cell>
          <table:table-cell table:formula="of:=INT([.$B26]/([.M$1]/100)+0.999)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4 5JL</text:p>
          </table:table-cell>
          <table:table-cell office:value-type="float" office:value="4.96606164383561" calcext:value-type="float">
            <text:p>4.96606164383561</text:p>
          </table:table-cell>
          <table:table-cell table:formula="of:=INT([.B27]+0.9999)" office:value-type="float" office:value="5" calcext:value-type="float">
            <text:p>5</text:p>
          </table:table-cell>
          <table:table-cell table:formula="of:=INT([.$B27]/([.D$1]/100)+0.999)" office:value-type="float" office:value="6" calcext:value-type="float">
            <text:p>6</text:p>
          </table:table-cell>
          <table:table-cell table:formula="of:=INT([.$B27]/([.E$1]/100)+0.999)" office:value-type="float" office:value="6" calcext:value-type="float">
            <text:p>6</text:p>
          </table:table-cell>
          <table:table-cell table:formula="of:=INT([.$B27]/([.F$1]/100)+0.999)" office:value-type="float" office:value="6" calcext:value-type="float">
            <text:p>6</text:p>
          </table:table-cell>
          <table:table-cell table:formula="of:=INT([.$B27]/([.G$1]/100)+0.999)" office:value-type="float" office:value="7" calcext:value-type="float">
            <text:p>7</text:p>
          </table:table-cell>
          <table:table-cell table:formula="of:=INT([.$B27]/([.H$1]/100)+0.999)" office:value-type="float" office:value="7" calcext:value-type="float">
            <text:p>7</text:p>
          </table:table-cell>
          <table:table-cell table:formula="of:=INT([.$B27]/([.I$1]/100)+0.999)" office:value-type="float" office:value="8" calcext:value-type="float">
            <text:p>8</text:p>
          </table:table-cell>
          <table:table-cell table:formula="of:=INT([.$B27]/([.J$1]/100)+0.999)" office:value-type="float" office:value="8" calcext:value-type="float">
            <text:p>8</text:p>
          </table:table-cell>
          <table:table-cell table:formula="of:=INT([.$B27]/([.K$1]/100)+0.999)" office:value-type="float" office:value="9" calcext:value-type="float">
            <text:p>9</text:p>
          </table:table-cell>
          <table:table-cell table:formula="of:=INT([.$B27]/([.L$1]/100)+0.999)" office:value-type="float" office:value="10" calcext:value-type="float">
            <text:p>10</text:p>
          </table:table-cell>
          <table:table-cell table:formula="of:=INT([.$B27]/([.M$1]/100)+0.999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7 7YE</text:p>
          </table:table-cell>
          <table:table-cell office:value-type="float" office:value="7.57243150684931" calcext:value-type="float">
            <text:p>7.57243150684931</text:p>
          </table:table-cell>
          <table:table-cell table:formula="of:=INT([.B28]+0.9999)" office:value-type="float" office:value="8" calcext:value-type="float">
            <text:p>8</text:p>
          </table:table-cell>
          <table:table-cell table:formula="of:=INT([.$B28]/([.D$1]/100)+0.999)" office:value-type="float" office:value="8" calcext:value-type="float">
            <text:p>8</text:p>
          </table:table-cell>
          <table:table-cell table:formula="of:=INT([.$B28]/([.E$1]/100)+0.999)" office:value-type="float" office:value="9" calcext:value-type="float">
            <text:p>9</text:p>
          </table:table-cell>
          <table:table-cell table:formula="of:=INT([.$B28]/([.F$1]/100)+0.999)" office:value-type="float" office:value="9" calcext:value-type="float">
            <text:p>9</text:p>
          </table:table-cell>
          <table:table-cell table:formula="of:=INT([.$B28]/([.G$1]/100)+0.999)" office:value-type="float" office:value="10" calcext:value-type="float">
            <text:p>10</text:p>
          </table:table-cell>
          <table:table-cell table:formula="of:=INT([.$B28]/([.H$1]/100)+0.999)" office:value-type="float" office:value="11" calcext:value-type="float">
            <text:p>11</text:p>
          </table:table-cell>
          <table:table-cell table:formula="of:=INT([.$B28]/([.I$1]/100)+0.999)" office:value-type="float" office:value="11" calcext:value-type="float">
            <text:p>11</text:p>
          </table:table-cell>
          <table:table-cell table:formula="of:=INT([.$B28]/([.J$1]/100)+0.999)" office:value-type="float" office:value="12" calcext:value-type="float">
            <text:p>12</text:p>
          </table:table-cell>
          <table:table-cell table:formula="of:=INT([.$B28]/([.K$1]/100)+0.999)" office:value-type="float" office:value="13" calcext:value-type="float">
            <text:p>13</text:p>
          </table:table-cell>
          <table:table-cell table:formula="of:=INT([.$B28]/([.L$1]/100)+0.999)" office:value-type="float" office:value="14" calcext:value-type="float">
            <text:p>14</text:p>
          </table:table-cell>
          <table:table-cell table:formula="of:=INT([.$B28]/([.M$1]/100)+0.999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T9 4AN</text:p>
          </table:table-cell>
          <table:table-cell office:value-type="float" office:value="2.20547945205479" calcext:value-type="float">
            <text:p>2.20547945205479</text:p>
          </table:table-cell>
          <table:table-cell table:formula="of:=INT([.B29]+0.9999)" office:value-type="float" office:value="3" calcext:value-type="float">
            <text:p>3</text:p>
          </table:table-cell>
          <table:table-cell table:formula="of:=INT([.$B29]/([.D$1]/100)+0.999)" office:value-type="float" office:value="3" calcext:value-type="float">
            <text:p>3</text:p>
          </table:table-cell>
          <table:table-cell table:formula="of:=INT([.$B29]/([.E$1]/100)+0.999)" office:value-type="float" office:value="3" calcext:value-type="float">
            <text:p>3</text:p>
          </table:table-cell>
          <table:table-cell table:formula="of:=INT([.$B29]/([.F$1]/100)+0.999)" office:value-type="float" office:value="3" calcext:value-type="float">
            <text:p>3</text:p>
          </table:table-cell>
          <table:table-cell table:formula="of:=INT([.$B29]/([.G$1]/100)+0.999)" office:value-type="float" office:value="3" calcext:value-type="float">
            <text:p>3</text:p>
          </table:table-cell>
          <table:table-cell table:formula="of:=INT([.$B29]/([.H$1]/100)+0.999)" office:value-type="float" office:value="3" calcext:value-type="float">
            <text:p>3</text:p>
          </table:table-cell>
          <table:table-cell table:formula="of:=INT([.$B29]/([.I$1]/100)+0.999)" office:value-type="float" office:value="4" calcext:value-type="float">
            <text:p>4</text:p>
          </table:table-cell>
          <table:table-cell table:formula="of:=INT([.$B29]/([.J$1]/100)+0.999)" office:value-type="float" office:value="4" calcext:value-type="float">
            <text:p>4</text:p>
          </table:table-cell>
          <table:table-cell table:formula="of:=INT([.$B29]/([.K$1]/100)+0.999)" office:value-type="float" office:value="4" calcext:value-type="float">
            <text:p>4</text:p>
          </table:table-cell>
          <table:table-cell table:formula="of:=INT([.$B29]/([.L$1]/100)+0.999)" office:value-type="float" office:value="5" calcext:value-type="float">
            <text:p>5</text:p>
          </table:table-cell>
          <table:table-cell table:formula="of:=INT([.$B29]/([.M$1]/100)+0.999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10 7DJ</text:p>
          </table:table-cell>
          <table:table-cell office:value-type="float" office:value="2.35164383561643" calcext:value-type="float">
            <text:p>2.35164383561643</text:p>
          </table:table-cell>
          <table:table-cell table:formula="of:=INT([.B30]+0.9999)" office:value-type="float" office:value="3" calcext:value-type="float">
            <text:p>3</text:p>
          </table:table-cell>
          <table:table-cell table:formula="of:=INT([.$B30]/([.D$1]/100)+0.999)" office:value-type="float" office:value="3" calcext:value-type="float">
            <text:p>3</text:p>
          </table:table-cell>
          <table:table-cell table:formula="of:=INT([.$B30]/([.E$1]/100)+0.999)" office:value-type="float" office:value="3" calcext:value-type="float">
            <text:p>3</text:p>
          </table:table-cell>
          <table:table-cell table:formula="of:=INT([.$B30]/([.F$1]/100)+0.999)" office:value-type="float" office:value="3" calcext:value-type="float">
            <text:p>3</text:p>
          </table:table-cell>
          <table:table-cell table:formula="of:=INT([.$B30]/([.G$1]/100)+0.999)" office:value-type="float" office:value="3" calcext:value-type="float">
            <text:p>3</text:p>
          </table:table-cell>
          <table:table-cell table:formula="of:=INT([.$B30]/([.H$1]/100)+0.999)" office:value-type="float" office:value="4" calcext:value-type="float">
            <text:p>4</text:p>
          </table:table-cell>
          <table:table-cell table:formula="of:=INT([.$B30]/([.I$1]/100)+0.999)" office:value-type="float" office:value="4" calcext:value-type="float">
            <text:p>4</text:p>
          </table:table-cell>
          <table:table-cell table:formula="of:=INT([.$B30]/([.J$1]/100)+0.999)" office:value-type="float" office:value="4" calcext:value-type="float">
            <text:p>4</text:p>
          </table:table-cell>
          <table:table-cell table:formula="of:=INT([.$B30]/([.K$1]/100)+0.999)" office:value-type="float" office:value="4" calcext:value-type="float">
            <text:p>4</text:p>
          </table:table-cell>
          <table:table-cell table:formula="of:=INT([.$B30]/([.L$1]/100)+0.999)" office:value-type="float" office:value="5" calcext:value-type="float">
            <text:p>5</text:p>
          </table:table-cell>
          <table:table-cell table:formula="of:=INT([.$B30]/([.M$1]/100)+0.999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2 2DX</text:p>
          </table:table-cell>
          <table:table-cell office:value-type="float" office:value="17.9279794520547" calcext:value-type="float">
            <text:p>17.9279794520547</text:p>
          </table:table-cell>
          <table:table-cell table:formula="of:=INT([.B31]+0.9999)" office:value-type="float" office:value="18" calcext:value-type="float">
            <text:p>18</text:p>
          </table:table-cell>
          <table:table-cell table:formula="of:=INT([.$B31]/([.D$1]/100)+0.999)" office:value-type="float" office:value="19" calcext:value-type="float">
            <text:p>19</text:p>
          </table:table-cell>
          <table:table-cell table:formula="of:=INT([.$B31]/([.E$1]/100)+0.999)" office:value-type="float" office:value="20" calcext:value-type="float">
            <text:p>20</text:p>
          </table:table-cell>
          <table:table-cell table:formula="of:=INT([.$B31]/([.F$1]/100)+0.999)" office:value-type="float" office:value="22" calcext:value-type="float">
            <text:p>22</text:p>
          </table:table-cell>
          <table:table-cell table:formula="of:=INT([.$B31]/([.G$1]/100)+0.999)" office:value-type="float" office:value="23" calcext:value-type="float">
            <text:p>23</text:p>
          </table:table-cell>
          <table:table-cell table:formula="of:=INT([.$B31]/([.H$1]/100)+0.999)" office:value-type="float" office:value="24" calcext:value-type="float">
            <text:p>24</text:p>
          </table:table-cell>
          <table:table-cell table:formula="of:=INT([.$B31]/([.I$1]/100)+0.999)" office:value-type="float" office:value="26" calcext:value-type="float">
            <text:p>26</text:p>
          </table:table-cell>
          <table:table-cell table:formula="of:=INT([.$B31]/([.J$1]/100)+0.999)" office:value-type="float" office:value="28" calcext:value-type="float">
            <text:p>28</text:p>
          </table:table-cell>
          <table:table-cell table:formula="of:=INT([.$B31]/([.K$1]/100)+0.999)" office:value-type="float" office:value="30" calcext:value-type="float">
            <text:p>30</text:p>
          </table:table-cell>
          <table:table-cell table:formula="of:=INT([.$B31]/([.L$1]/100)+0.999)" office:value-type="float" office:value="33" calcext:value-type="float">
            <text:p>33</text:p>
          </table:table-cell>
          <table:table-cell table:formula="of:=INT([.$B31]/([.M$1]/100)+0.999)"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34 5BW</text:p>
          </table:table-cell>
          <table:table-cell office:value-type="float" office:value="1.87133561643835" calcext:value-type="float">
            <text:p>1.87133561643835</text:p>
          </table:table-cell>
          <table:table-cell table:formula="of:=INT([.B32]+0.9999)" office:value-type="float" office:value="2" calcext:value-type="float">
            <text:p>2</text:p>
          </table:table-cell>
          <table:table-cell table:formula="of:=INT([.$B32]/([.D$1]/100)+0.999)" office:value-type="float" office:value="2" calcext:value-type="float">
            <text:p>2</text:p>
          </table:table-cell>
          <table:table-cell table:formula="of:=INT([.$B32]/([.E$1]/100)+0.999)" office:value-type="float" office:value="3" calcext:value-type="float">
            <text:p>3</text:p>
          </table:table-cell>
          <table:table-cell table:formula="of:=INT([.$B32]/([.F$1]/100)+0.999)" office:value-type="float" office:value="3" calcext:value-type="float">
            <text:p>3</text:p>
          </table:table-cell>
          <table:table-cell table:formula="of:=INT([.$B32]/([.G$1]/100)+0.999)" office:value-type="float" office:value="3" calcext:value-type="float">
            <text:p>3</text:p>
          </table:table-cell>
          <table:table-cell table:formula="of:=INT([.$B32]/([.H$1]/100)+0.999)" office:value-type="float" office:value="3" calcext:value-type="float">
            <text:p>3</text:p>
          </table:table-cell>
          <table:table-cell table:formula="of:=INT([.$B32]/([.I$1]/100)+0.999)" office:value-type="float" office:value="3" calcext:value-type="float">
            <text:p>3</text:p>
          </table:table-cell>
          <table:table-cell table:formula="of:=INT([.$B32]/([.J$1]/100)+0.999)" office:value-type="float" office:value="3" calcext:value-type="float">
            <text:p>3</text:p>
          </table:table-cell>
          <table:table-cell table:formula="of:=INT([.$B32]/([.K$1]/100)+0.999)" office:value-type="float" office:value="4" calcext:value-type="float">
            <text:p>4</text:p>
          </table:table-cell>
          <table:table-cell table:formula="of:=INT([.$B32]/([.L$1]/100)+0.999)" office:value-type="float" office:value="4" calcext:value-type="float">
            <text:p>4</text:p>
          </table:table-cell>
          <table:table-cell table:formula="of:=INT([.$B32]/([.M$1]/100)+0.999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W1 4QJ</text:p>
          </table:table-cell>
          <table:table-cell office:value-type="float" office:value="3.20366438356164" calcext:value-type="float">
            <text:p>3.20366438356164</text:p>
          </table:table-cell>
          <table:table-cell table:formula="of:=INT([.B33]+0.9999)" office:value-type="float" office:value="4" calcext:value-type="float">
            <text:p>4</text:p>
          </table:table-cell>
          <table:table-cell table:formula="of:=INT([.$B33]/([.D$1]/100)+0.999)" office:value-type="float" office:value="4" calcext:value-type="float">
            <text:p>4</text:p>
          </table:table-cell>
          <table:table-cell table:formula="of:=INT([.$B33]/([.E$1]/100)+0.999)" office:value-type="float" office:value="4" calcext:value-type="float">
            <text:p>4</text:p>
          </table:table-cell>
          <table:table-cell table:formula="of:=INT([.$B33]/([.F$1]/100)+0.999)" office:value-type="float" office:value="4" calcext:value-type="float">
            <text:p>4</text:p>
          </table:table-cell>
          <table:table-cell table:formula="of:=INT([.$B33]/([.G$1]/100)+0.999)" office:value-type="float" office:value="5" calcext:value-type="float">
            <text:p>5</text:p>
          </table:table-cell>
          <table:table-cell table:formula="of:=INT([.$B33]/([.H$1]/100)+0.999)" office:value-type="float" office:value="5" calcext:value-type="float">
            <text:p>5</text:p>
          </table:table-cell>
          <table:table-cell table:formula="of:=INT([.$B33]/([.I$1]/100)+0.999)" office:value-type="float" office:value="5" calcext:value-type="float">
            <text:p>5</text:p>
          </table:table-cell>
          <table:table-cell table:formula="of:=INT([.$B33]/([.J$1]/100)+0.999)" office:value-type="float" office:value="5" calcext:value-type="float">
            <text:p>5</text:p>
          </table:table-cell>
          <table:table-cell table:formula="of:=INT([.$B33]/([.K$1]/100)+0.999)" office:value-type="float" office:value="6" calcext:value-type="float">
            <text:p>6</text:p>
          </table:table-cell>
          <table:table-cell table:formula="of:=INT([.$B33]/([.L$1]/100)+0.999)" office:value-type="float" office:value="6" calcext:value-type="float">
            <text:p>6</text:p>
          </table:table-cell>
          <table:table-cell table:formula="of:=INT([.$B33]/([.M$1]/100)+0.999)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2 8DA</text:p>
          </table:table-cell>
          <table:table-cell office:value-type="float" office:value="4.86280821917808" calcext:value-type="float">
            <text:p>4.86280821917808</text:p>
          </table:table-cell>
          <table:table-cell table:formula="of:=INT([.B34]+0.9999)" office:value-type="float" office:value="5" calcext:value-type="float">
            <text:p>5</text:p>
          </table:table-cell>
          <table:table-cell table:formula="of:=INT([.$B34]/([.D$1]/100)+0.999)" office:value-type="float" office:value="6" calcext:value-type="float">
            <text:p>6</text:p>
          </table:table-cell>
          <table:table-cell table:formula="of:=INT([.$B34]/([.E$1]/100)+0.999)" office:value-type="float" office:value="6" calcext:value-type="float">
            <text:p>6</text:p>
          </table:table-cell>
          <table:table-cell table:formula="of:=INT([.$B34]/([.F$1]/100)+0.999)" office:value-type="float" office:value="6" calcext:value-type="float">
            <text:p>6</text:p>
          </table:table-cell>
          <table:table-cell table:formula="of:=INT([.$B34]/([.G$1]/100)+0.999)" office:value-type="float" office:value="7" calcext:value-type="float">
            <text:p>7</text:p>
          </table:table-cell>
          <table:table-cell table:formula="of:=INT([.$B34]/([.H$1]/100)+0.999)" office:value-type="float" office:value="7" calcext:value-type="float">
            <text:p>7</text:p>
          </table:table-cell>
          <table:table-cell table:formula="of:=INT([.$B34]/([.I$1]/100)+0.999)" office:value-type="float" office:value="7" calcext:value-type="float">
            <text:p>7</text:p>
          </table:table-cell>
          <table:table-cell table:formula="of:=INT([.$B34]/([.J$1]/100)+0.999)" office:value-type="float" office:value="8" calcext:value-type="float">
            <text:p>8</text:p>
          </table:table-cell>
          <table:table-cell table:formula="of:=INT([.$B34]/([.K$1]/100)+0.999)" office:value-type="float" office:value="9" calcext:value-type="float">
            <text:p>9</text:p>
          </table:table-cell>
          <table:table-cell table:formula="of:=INT([.$B34]/([.L$1]/100)+0.999)" office:value-type="float" office:value="9" calcext:value-type="float">
            <text:p>9</text:p>
          </table:table-cell>
          <table:table-cell table:formula="of:=INT([.$B34]/([.M$1]/100)+0.999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13 0RB</text:p>
          </table:table-cell>
          <table:table-cell office:value-type="float" office:value="2.24164383561643" calcext:value-type="float">
            <text:p>2.24164383561643</text:p>
          </table:table-cell>
          <table:table-cell table:formula="of:=INT([.B35]+0.9999)" office:value-type="float" office:value="3" calcext:value-type="float">
            <text:p>3</text:p>
          </table:table-cell>
          <table:table-cell table:formula="of:=INT([.$B35]/([.D$1]/100)+0.999)" office:value-type="float" office:value="3" calcext:value-type="float">
            <text:p>3</text:p>
          </table:table-cell>
          <table:table-cell table:formula="of:=INT([.$B35]/([.E$1]/100)+0.999)" office:value-type="float" office:value="3" calcext:value-type="float">
            <text:p>3</text:p>
          </table:table-cell>
          <table:table-cell table:formula="of:=INT([.$B35]/([.F$1]/100)+0.999)" office:value-type="float" office:value="3" calcext:value-type="float">
            <text:p>3</text:p>
          </table:table-cell>
          <table:table-cell table:formula="of:=INT([.$B35]/([.G$1]/100)+0.999)" office:value-type="float" office:value="3" calcext:value-type="float">
            <text:p>3</text:p>
          </table:table-cell>
          <table:table-cell table:formula="of:=INT([.$B35]/([.H$1]/100)+0.999)" office:value-type="float" office:value="3" calcext:value-type="float">
            <text:p>3</text:p>
          </table:table-cell>
          <table:table-cell table:formula="of:=INT([.$B35]/([.I$1]/100)+0.999)" office:value-type="float" office:value="4" calcext:value-type="float">
            <text:p>4</text:p>
          </table:table-cell>
          <table:table-cell table:formula="of:=INT([.$B35]/([.J$1]/100)+0.999)" office:value-type="float" office:value="4" calcext:value-type="float">
            <text:p>4</text:p>
          </table:table-cell>
          <table:table-cell table:formula="of:=INT([.$B35]/([.K$1]/100)+0.999)" office:value-type="float" office:value="4" calcext:value-type="float">
            <text:p>4</text:p>
          </table:table-cell>
          <table:table-cell table:formula="of:=INT([.$B35]/([.L$1]/100)+0.999)" office:value-type="float" office:value="5" calcext:value-type="float">
            <text:p>5</text:p>
          </table:table-cell>
          <table:table-cell table:formula="of:=INT([.$B35]/([.M$1]/100)+0.999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22 3NE</text:p>
          </table:table-cell>
          <table:table-cell office:value-type="float" office:value="5.5292808219178" calcext:value-type="float">
            <text:p>5.5292808219178</text:p>
          </table:table-cell>
          <table:table-cell table:formula="of:=INT([.B36]+0.9999)" office:value-type="float" office:value="6" calcext:value-type="float">
            <text:p>6</text:p>
          </table:table-cell>
          <table:table-cell table:formula="of:=INT([.$B36]/([.D$1]/100)+0.999)" office:value-type="float" office:value="6" calcext:value-type="float">
            <text:p>6</text:p>
          </table:table-cell>
          <table:table-cell table:formula="of:=INT([.$B36]/([.E$1]/100)+0.999)" office:value-type="float" office:value="7" calcext:value-type="float">
            <text:p>7</text:p>
          </table:table-cell>
          <table:table-cell table:formula="of:=INT([.$B36]/([.F$1]/100)+0.999)" office:value-type="float" office:value="7" calcext:value-type="float">
            <text:p>7</text:p>
          </table:table-cell>
          <table:table-cell table:formula="of:=INT([.$B36]/([.G$1]/100)+0.999)" office:value-type="float" office:value="7" calcext:value-type="float">
            <text:p>7</text:p>
          </table:table-cell>
          <table:table-cell table:formula="of:=INT([.$B36]/([.H$1]/100)+0.999)" office:value-type="float" office:value="8" calcext:value-type="float">
            <text:p>8</text:p>
          </table:table-cell>
          <table:table-cell table:formula="of:=INT([.$B36]/([.I$1]/100)+0.999)" office:value-type="float" office:value="8" calcext:value-type="float">
            <text:p>8</text:p>
          </table:table-cell>
          <table:table-cell table:formula="of:=INT([.$B36]/([.J$1]/100)+0.999)" office:value-type="float" office:value="9" calcext:value-type="float">
            <text:p>9</text:p>
          </table:table-cell>
          <table:table-cell table:formula="of:=INT([.$B36]/([.K$1]/100)+0.999)" office:value-type="float" office:value="10" calcext:value-type="float">
            <text:p>10</text:p>
          </table:table-cell>
          <table:table-cell table:formula="of:=INT([.$B36]/([.L$1]/100)+0.999)" office:value-type="float" office:value="11" calcext:value-type="float">
            <text:p>11</text:p>
          </table:table-cell>
          <table:table-cell table:formula="of:=INT([.$B36]/([.M$1]/100)+0.999)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H1 5TW</text:p>
          </table:table-cell>
          <table:table-cell office:value-type="float" office:value="2.46558219178082" calcext:value-type="float">
            <text:p>2.46558219178082</text:p>
          </table:table-cell>
          <table:table-cell table:formula="of:=INT([.B37]+0.9999)" office:value-type="float" office:value="3" calcext:value-type="float">
            <text:p>3</text:p>
          </table:table-cell>
          <table:table-cell table:formula="of:=INT([.$B37]/([.D$1]/100)+0.999)" office:value-type="float" office:value="3" calcext:value-type="float">
            <text:p>3</text:p>
          </table:table-cell>
          <table:table-cell table:formula="of:=INT([.$B37]/([.E$1]/100)+0.999)" office:value-type="float" office:value="3" calcext:value-type="float">
            <text:p>3</text:p>
          </table:table-cell>
          <table:table-cell table:formula="of:=INT([.$B37]/([.F$1]/100)+0.999)" office:value-type="float" office:value="3" calcext:value-type="float">
            <text:p>3</text:p>
          </table:table-cell>
          <table:table-cell table:formula="of:=INT([.$B37]/([.G$1]/100)+0.999)" office:value-type="float" office:value="4" calcext:value-type="float">
            <text:p>4</text:p>
          </table:table-cell>
          <table:table-cell table:formula="of:=INT([.$B37]/([.H$1]/100)+0.999)" office:value-type="float" office:value="4" calcext:value-type="float">
            <text:p>4</text:p>
          </table:table-cell>
          <table:table-cell table:formula="of:=INT([.$B37]/([.I$1]/100)+0.999)" office:value-type="float" office:value="4" calcext:value-type="float">
            <text:p>4</text:p>
          </table:table-cell>
          <table:table-cell table:formula="of:=INT([.$B37]/([.J$1]/100)+0.999)" office:value-type="float" office:value="4" calcext:value-type="float">
            <text:p>4</text:p>
          </table:table-cell>
          <table:table-cell table:formula="of:=INT([.$B37]/([.K$1]/100)+0.999)" office:value-type="float" office:value="5" calcext:value-type="float">
            <text:p>5</text:p>
          </table:table-cell>
          <table:table-cell table:formula="of:=INT([.$B37]/([.L$1]/100)+0.999)" office:value-type="float" office:value="5" calcext:value-type="float">
            <text:p>5</text:p>
          </table:table-cell>
          <table:table-cell table:formula="of:=INT([.$B37]/([.M$1]/100)+0.999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L3 6HX</text:p>
          </table:table-cell>
          <table:table-cell office:value-type="float" office:value="2.27643835616438" calcext:value-type="float">
            <text:p>2.27643835616438</text:p>
          </table:table-cell>
          <table:table-cell table:formula="of:=INT([.B38]+0.9999)" office:value-type="float" office:value="3" calcext:value-type="float">
            <text:p>3</text:p>
          </table:table-cell>
          <table:table-cell table:formula="of:=INT([.$B38]/([.D$1]/100)+0.999)" office:value-type="float" office:value="3" calcext:value-type="float">
            <text:p>3</text:p>
          </table:table-cell>
          <table:table-cell table:formula="of:=INT([.$B38]/([.E$1]/100)+0.999)" office:value-type="float" office:value="3" calcext:value-type="float">
            <text:p>3</text:p>
          </table:table-cell>
          <table:table-cell table:formula="of:=INT([.$B38]/([.F$1]/100)+0.999)" office:value-type="float" office:value="3" calcext:value-type="float">
            <text:p>3</text:p>
          </table:table-cell>
          <table:table-cell table:formula="of:=INT([.$B38]/([.G$1]/100)+0.999)" office:value-type="float" office:value="3" calcext:value-type="float">
            <text:p>3</text:p>
          </table:table-cell>
          <table:table-cell table:formula="of:=INT([.$B38]/([.H$1]/100)+0.999)" office:value-type="float" office:value="4" calcext:value-type="float">
            <text:p>4</text:p>
          </table:table-cell>
          <table:table-cell table:formula="of:=INT([.$B38]/([.I$1]/100)+0.999)" office:value-type="float" office:value="4" calcext:value-type="float">
            <text:p>4</text:p>
          </table:table-cell>
          <table:table-cell table:formula="of:=INT([.$B38]/([.J$1]/100)+0.999)" office:value-type="float" office:value="4" calcext:value-type="float">
            <text:p>4</text:p>
          </table:table-cell>
          <table:table-cell table:formula="of:=INT([.$B38]/([.K$1]/100)+0.999)" office:value-type="float" office:value="4" calcext:value-type="float">
            <text:p>4</text:p>
          </table:table-cell>
          <table:table-cell table:formula="of:=INT([.$B38]/([.L$1]/100)+0.999)" office:value-type="float" office:value="5" calcext:value-type="float">
            <text:p>5</text:p>
          </table:table-cell>
          <table:table-cell table:formula="of:=INT([.$B38]/([.M$1]/100)+0.999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N15 7BH</text:p>
          </table:table-cell>
          <table:table-cell office:value-type="float" office:value="2.15571917808219" calcext:value-type="float">
            <text:p>2.15571917808219</text:p>
          </table:table-cell>
          <table:table-cell table:formula="of:=INT([.B39]+0.9999)" office:value-type="float" office:value="3" calcext:value-type="float">
            <text:p>3</text:p>
          </table:table-cell>
          <table:table-cell table:formula="of:=INT([.$B39]/([.D$1]/100)+0.999)" office:value-type="float" office:value="3" calcext:value-type="float">
            <text:p>3</text:p>
          </table:table-cell>
          <table:table-cell table:formula="of:=INT([.$B39]/([.E$1]/100)+0.999)" office:value-type="float" office:value="3" calcext:value-type="float">
            <text:p>3</text:p>
          </table:table-cell>
          <table:table-cell table:formula="of:=INT([.$B39]/([.F$1]/100)+0.999)" office:value-type="float" office:value="3" calcext:value-type="float">
            <text:p>3</text:p>
          </table:table-cell>
          <table:table-cell table:formula="of:=INT([.$B39]/([.G$1]/100)+0.999)" office:value-type="float" office:value="3" calcext:value-type="float">
            <text:p>3</text:p>
          </table:table-cell>
          <table:table-cell table:formula="of:=INT([.$B39]/([.H$1]/100)+0.999)" office:value-type="float" office:value="3" calcext:value-type="float">
            <text:p>3</text:p>
          </table:table-cell>
          <table:table-cell table:formula="of:=INT([.$B39]/([.I$1]/100)+0.999)" office:value-type="float" office:value="4" calcext:value-type="float">
            <text:p>4</text:p>
          </table:table-cell>
          <table:table-cell table:formula="of:=INT([.$B39]/([.J$1]/100)+0.999)" office:value-type="float" office:value="4" calcext:value-type="float">
            <text:p>4</text:p>
          </table:table-cell>
          <table:table-cell table:formula="of:=INT([.$B39]/([.K$1]/100)+0.999)" office:value-type="float" office:value="4" calcext:value-type="float">
            <text:p>4</text:p>
          </table:table-cell>
          <table:table-cell table:formula="of:=INT([.$B39]/([.L$1]/100)+0.999)" office:value-type="float" office:value="4" calcext:value-type="float">
            <text:p>4</text:p>
          </table:table-cell>
          <table:table-cell table:formula="of:=INT([.$B39]/([.M$1]/100)+0.999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N2 5LT</text:p>
          </table:table-cell>
          <table:table-cell office:value-type="float" office:value="3.94921232876712" calcext:value-type="float">
            <text:p>3.94921232876712</text:p>
          </table:table-cell>
          <table:table-cell table:formula="of:=INT([.B40]+0.9999)" office:value-type="float" office:value="4" calcext:value-type="float">
            <text:p>4</text:p>
          </table:table-cell>
          <table:table-cell table:formula="of:=INT([.$B40]/([.D$1]/100)+0.999)" office:value-type="float" office:value="5" calcext:value-type="float">
            <text:p>5</text:p>
          </table:table-cell>
          <table:table-cell table:formula="of:=INT([.$B40]/([.E$1]/100)+0.999)" office:value-type="float" office:value="5" calcext:value-type="float">
            <text:p>5</text:p>
          </table:table-cell>
          <table:table-cell table:formula="of:=INT([.$B40]/([.F$1]/100)+0.999)" office:value-type="float" office:value="5" calcext:value-type="float">
            <text:p>5</text:p>
          </table:table-cell>
          <table:table-cell table:formula="of:=INT([.$B40]/([.G$1]/100)+0.999)" office:value-type="float" office:value="5" calcext:value-type="float">
            <text:p>5</text:p>
          </table:table-cell>
          <table:table-cell table:formula="of:=INT([.$B40]/([.H$1]/100)+0.999)" office:value-type="float" office:value="6" calcext:value-type="float">
            <text:p>6</text:p>
          </table:table-cell>
          <table:table-cell table:formula="of:=INT([.$B40]/([.I$1]/100)+0.999)" office:value-type="float" office:value="6" calcext:value-type="float">
            <text:p>6</text:p>
          </table:table-cell>
          <table:table-cell table:formula="of:=INT([.$B40]/([.J$1]/100)+0.999)" office:value-type="float" office:value="7" calcext:value-type="float">
            <text:p>7</text:p>
          </table:table-cell>
          <table:table-cell table:formula="of:=INT([.$B40]/([.K$1]/100)+0.999)" office:value-type="float" office:value="7" calcext:value-type="float">
            <text:p>7</text:p>
          </table:table-cell>
          <table:table-cell table:formula="of:=INT([.$B40]/([.L$1]/100)+0.999)" office:value-type="float" office:value="8" calcext:value-type="float">
            <text:p>8</text:p>
          </table:table-cell>
          <table:table-cell table:formula="of:=INT([.$B40]/([.M$1]/100)+0.999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N33 2BA</text:p>
          </table:table-cell>
          <table:table-cell office:value-type="float" office:value="2.72842465753424" calcext:value-type="float">
            <text:p>2.72842465753424</text:p>
          </table:table-cell>
          <table:table-cell table:formula="of:=INT([.B41]+0.9999)" office:value-type="float" office:value="3" calcext:value-type="float">
            <text:p>3</text:p>
          </table:table-cell>
          <table:table-cell table:formula="of:=INT([.$B41]/([.D$1]/100)+0.999)" office:value-type="float" office:value="3" calcext:value-type="float">
            <text:p>3</text:p>
          </table:table-cell>
          <table:table-cell table:formula="of:=INT([.$B41]/([.E$1]/100)+0.999)" office:value-type="float" office:value="4" calcext:value-type="float">
            <text:p>4</text:p>
          </table:table-cell>
          <table:table-cell table:formula="of:=INT([.$B41]/([.F$1]/100)+0.999)" office:value-type="float" office:value="4" calcext:value-type="float">
            <text:p>4</text:p>
          </table:table-cell>
          <table:table-cell table:formula="of:=INT([.$B41]/([.G$1]/100)+0.999)" office:value-type="float" office:value="4" calcext:value-type="float">
            <text:p>4</text:p>
          </table:table-cell>
          <table:table-cell table:formula="of:=INT([.$B41]/([.H$1]/100)+0.999)" office:value-type="float" office:value="4" calcext:value-type="float">
            <text:p>4</text:p>
          </table:table-cell>
          <table:table-cell table:formula="of:=INT([.$B41]/([.I$1]/100)+0.999)" office:value-type="float" office:value="4" calcext:value-type="float">
            <text:p>4</text:p>
          </table:table-cell>
          <table:table-cell table:formula="of:=INT([.$B41]/([.J$1]/100)+0.999)" office:value-type="float" office:value="5" calcext:value-type="float">
            <text:p>5</text:p>
          </table:table-cell>
          <table:table-cell table:formula="of:=INT([.$B41]/([.K$1]/100)+0.999)" office:value-type="float" office:value="5" calcext:value-type="float">
            <text:p>5</text:p>
          </table:table-cell>
          <table:table-cell table:formula="of:=INT([.$B41]/([.L$1]/100)+0.999)" office:value-type="float" office:value="5" calcext:value-type="float">
            <text:p>5</text:p>
          </table:table-cell>
          <table:table-cell table:formula="of:=INT([.$B41]/([.M$1]/100)+0.999)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T1 2JY</text:p>
          </table:table-cell>
          <table:table-cell office:value-type="float" office:value="1.47325342465753" calcext:value-type="float">
            <text:p>1.47325342465753</text:p>
          </table:table-cell>
          <table:table-cell table:formula="of:=INT([.B42]+0.9999)" office:value-type="float" office:value="2" calcext:value-type="float">
            <text:p>2</text:p>
          </table:table-cell>
          <table:table-cell table:formula="of:=INT([.$B42]/([.D$1]/100)+0.999)" office:value-type="float" office:value="2" calcext:value-type="float">
            <text:p>2</text:p>
          </table:table-cell>
          <table:table-cell table:formula="of:=INT([.$B42]/([.E$1]/100)+0.999)" office:value-type="float" office:value="2" calcext:value-type="float">
            <text:p>2</text:p>
          </table:table-cell>
          <table:table-cell table:formula="of:=INT([.$B42]/([.F$1]/100)+0.999)" office:value-type="float" office:value="2" calcext:value-type="float">
            <text:p>2</text:p>
          </table:table-cell>
          <table:table-cell table:formula="of:=INT([.$B42]/([.G$1]/100)+0.999)" office:value-type="float" office:value="2" calcext:value-type="float">
            <text:p>2</text:p>
          </table:table-cell>
          <table:table-cell table:formula="of:=INT([.$B42]/([.H$1]/100)+0.999)" office:value-type="float" office:value="2" calcext:value-type="float">
            <text:p>2</text:p>
          </table:table-cell>
          <table:table-cell table:formula="of:=INT([.$B42]/([.I$1]/100)+0.999)" office:value-type="float" office:value="3" calcext:value-type="float">
            <text:p>3</text:p>
          </table:table-cell>
          <table:table-cell table:formula="of:=INT([.$B42]/([.J$1]/100)+0.999)" office:value-type="float" office:value="3" calcext:value-type="float">
            <text:p>3</text:p>
          </table:table-cell>
          <table:table-cell table:formula="of:=INT([.$B42]/([.K$1]/100)+0.999)" office:value-type="float" office:value="3" calcext:value-type="float">
            <text:p>3</text:p>
          </table:table-cell>
          <table:table-cell table:formula="of:=INT([.$B42]/([.L$1]/100)+0.999)" office:value-type="float" office:value="3" calcext:value-type="float">
            <text:p>3</text:p>
          </table:table-cell>
          <table:table-cell table:formula="of:=INT([.$B42]/([.M$1]/100)+0.999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Y1 2HQ</text:p>
          </table:table-cell>
          <table:table-cell office:value-type="float" office:value="7.07068493150684" calcext:value-type="float">
            <text:p>7.07068493150684</text:p>
          </table:table-cell>
          <table:table-cell table:formula="of:=INT([.B43]+0.9999)" office:value-type="float" office:value="8" calcext:value-type="float">
            <text:p>8</text:p>
          </table:table-cell>
          <table:table-cell table:formula="of:=INT([.$B43]/([.D$1]/100)+0.999)" office:value-type="float" office:value="8" calcext:value-type="float">
            <text:p>8</text:p>
          </table:table-cell>
          <table:table-cell table:formula="of:=INT([.$B43]/([.E$1]/100)+0.999)" office:value-type="float" office:value="8" calcext:value-type="float">
            <text:p>8</text:p>
          </table:table-cell>
          <table:table-cell table:formula="of:=INT([.$B43]/([.F$1]/100)+0.999)" office:value-type="float" office:value="9" calcext:value-type="float">
            <text:p>9</text:p>
          </table:table-cell>
          <table:table-cell table:formula="of:=INT([.$B43]/([.G$1]/100)+0.999)" office:value-type="float" office:value="9" calcext:value-type="float">
            <text:p>9</text:p>
          </table:table-cell>
          <table:table-cell table:formula="of:=INT([.$B43]/([.H$1]/100)+0.999)" office:value-type="float" office:value="10" calcext:value-type="float">
            <text:p>10</text:p>
          </table:table-cell>
          <table:table-cell table:formula="of:=INT([.$B43]/([.I$1]/100)+0.999)" office:value-type="float" office:value="11" calcext:value-type="float">
            <text:p>11</text:p>
          </table:table-cell>
          <table:table-cell table:formula="of:=INT([.$B43]/([.J$1]/100)+0.999)" office:value-type="float" office:value="11" calcext:value-type="float">
            <text:p>11</text:p>
          </table:table-cell>
          <table:table-cell table:formula="of:=INT([.$B43]/([.K$1]/100)+0.999)" office:value-type="float" office:value="12" calcext:value-type="float">
            <text:p>12</text:p>
          </table:table-cell>
          <table:table-cell table:formula="of:=INT([.$B43]/([.L$1]/100)+0.999)" office:value-type="float" office:value="13" calcext:value-type="float">
            <text:p>13</text:p>
          </table:table-cell>
          <table:table-cell table:formula="of:=INT([.$B43]/([.M$1]/100)+0.999)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1 1BB</text:p>
          </table:table-cell>
          <table:table-cell office:value-type="float" office:value="13.5107534246575" calcext:value-type="float">
            <text:p>13.5107534246575</text:p>
          </table:table-cell>
          <table:table-cell table:formula="of:=INT([.B44]+0.9999)" office:value-type="float" office:value="14" calcext:value-type="float">
            <text:p>14</text:p>
          </table:table-cell>
          <table:table-cell table:formula="of:=INT([.$B44]/([.D$1]/100)+0.999)" office:value-type="float" office:value="15" calcext:value-type="float">
            <text:p>15</text:p>
          </table:table-cell>
          <table:table-cell table:formula="of:=INT([.$B44]/([.E$1]/100)+0.999)" office:value-type="float" office:value="16" calcext:value-type="float">
            <text:p>16</text:p>
          </table:table-cell>
          <table:table-cell table:formula="of:=INT([.$B44]/([.F$1]/100)+0.999)" office:value-type="float" office:value="16" calcext:value-type="float">
            <text:p>16</text:p>
          </table:table-cell>
          <table:table-cell table:formula="of:=INT([.$B44]/([.G$1]/100)+0.999)" office:value-type="float" office:value="17" calcext:value-type="float">
            <text:p>17</text:p>
          </table:table-cell>
          <table:table-cell table:formula="of:=INT([.$B44]/([.H$1]/100)+0.999)" office:value-type="float" office:value="19" calcext:value-type="float">
            <text:p>19</text:p>
          </table:table-cell>
          <table:table-cell table:formula="of:=INT([.$B44]/([.I$1]/100)+0.999)" office:value-type="float" office:value="20" calcext:value-type="float">
            <text:p>20</text:p>
          </table:table-cell>
          <table:table-cell table:formula="of:=INT([.$B44]/([.J$1]/100)+0.999)" office:value-type="float" office:value="21" calcext:value-type="float">
            <text:p>21</text:p>
          </table:table-cell>
          <table:table-cell table:formula="of:=INT([.$B44]/([.K$1]/100)+0.999)" office:value-type="float" office:value="23" calcext:value-type="float">
            <text:p>23</text:p>
          </table:table-cell>
          <table:table-cell table:formula="of:=INT([.$B44]/([.L$1]/100)+0.999)" office:value-type="float" office:value="25" calcext:value-type="float">
            <text:p>25</text:p>
          </table:table-cell>
          <table:table-cell table:formula="of:=INT([.$B44]/([.M$1]/100)+0.999)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11 1NR</text:p>
          </table:table-cell>
          <table:table-cell office:value-type="float" office:value="8.50003424657534" calcext:value-type="float">
            <text:p>8.50003424657534</text:p>
          </table:table-cell>
          <table:table-cell table:formula="of:=INT([.B45]+0.9999)" office:value-type="float" office:value="9" calcext:value-type="float">
            <text:p>9</text:p>
          </table:table-cell>
          <table:table-cell table:formula="of:=INT([.$B45]/([.D$1]/100)+0.999)" office:value-type="float" office:value="9" calcext:value-type="float">
            <text:p>9</text:p>
          </table:table-cell>
          <table:table-cell table:formula="of:=INT([.$B45]/([.E$1]/100)+0.999)" office:value-type="float" office:value="10" calcext:value-type="float">
            <text:p>10</text:p>
          </table:table-cell>
          <table:table-cell table:formula="of:=INT([.$B45]/([.F$1]/100)+0.999)" office:value-type="float" office:value="10" calcext:value-type="float">
            <text:p>10</text:p>
          </table:table-cell>
          <table:table-cell table:formula="of:=INT([.$B45]/([.G$1]/100)+0.999)" office:value-type="float" office:value="11" calcext:value-type="float">
            <text:p>11</text:p>
          </table:table-cell>
          <table:table-cell table:formula="of:=INT([.$B45]/([.H$1]/100)+0.999)" office:value-type="float" office:value="12" calcext:value-type="float">
            <text:p>12</text:p>
          </table:table-cell>
          <table:table-cell table:formula="of:=INT([.$B45]/([.I$1]/100)+0.999)" office:value-type="float" office:value="13" calcext:value-type="float">
            <text:p>13</text:p>
          </table:table-cell>
          <table:table-cell table:formula="of:=INT([.$B45]/([.J$1]/100)+0.999)" office:value-type="float" office:value="14" calcext:value-type="float">
            <text:p>14</text:p>
          </table:table-cell>
          <table:table-cell table:formula="of:=INT([.$B45]/([.K$1]/100)+0.999)" office:value-type="float" office:value="15" calcext:value-type="float">
            <text:p>15</text:p>
          </table:table-cell>
          <table:table-cell table:formula="of:=INT([.$B45]/([.L$1]/100)+0.999)" office:value-type="float" office:value="16" calcext:value-type="float">
            <text:p>16</text:p>
          </table:table-cell>
          <table:table-cell table:formula="of:=INT([.$B45]/([.M$1]/100)+0.999)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13 8SL</text:p>
          </table:table-cell>
          <table:table-cell office:value-type="float" office:value="8.7292808219178" calcext:value-type="float">
            <text:p>8.7292808219178</text:p>
          </table:table-cell>
          <table:table-cell table:formula="of:=INT([.B46]+0.9999)" office:value-type="float" office:value="9" calcext:value-type="float">
            <text:p>9</text:p>
          </table:table-cell>
          <table:table-cell table:formula="of:=INT([.$B46]/([.D$1]/100)+0.999)" office:value-type="float" office:value="10" calcext:value-type="float">
            <text:p>10</text:p>
          </table:table-cell>
          <table:table-cell table:formula="of:=INT([.$B46]/([.E$1]/100)+0.999)" office:value-type="float" office:value="10" calcext:value-type="float">
            <text:p>10</text:p>
          </table:table-cell>
          <table:table-cell table:formula="of:=INT([.$B46]/([.F$1]/100)+0.999)" office:value-type="float" office:value="11" calcext:value-type="float">
            <text:p>11</text:p>
          </table:table-cell>
          <table:table-cell table:formula="of:=INT([.$B46]/([.G$1]/100)+0.999)" office:value-type="float" office:value="11" calcext:value-type="float">
            <text:p>11</text:p>
          </table:table-cell>
          <table:table-cell table:formula="of:=INT([.$B46]/([.H$1]/100)+0.999)" office:value-type="float" office:value="12" calcext:value-type="float">
            <text:p>12</text:p>
          </table:table-cell>
          <table:table-cell table:formula="of:=INT([.$B46]/([.I$1]/100)+0.999)" office:value-type="float" office:value="13" calcext:value-type="float">
            <text:p>13</text:p>
          </table:table-cell>
          <table:table-cell table:formula="of:=INT([.$B46]/([.J$1]/100)+0.999)" office:value-type="float" office:value="14" calcext:value-type="float">
            <text:p>14</text:p>
          </table:table-cell>
          <table:table-cell table:formula="of:=INT([.$B46]/([.K$1]/100)+0.999)" office:value-type="float" office:value="15" calcext:value-type="float">
            <text:p>15</text:p>
          </table:table-cell>
          <table:table-cell table:formula="of:=INT([.$B46]/([.L$1]/100)+0.999)" office:value-type="float" office:value="16" calcext:value-type="float">
            <text:p>16</text:p>
          </table:table-cell>
          <table:table-cell table:formula="of:=INT([.$B46]/([.M$1]/100)+0.999)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9 6SR</text:p>
          </table:table-cell>
          <table:table-cell office:value-type="float" office:value="19.9856164383561" calcext:value-type="float">
            <text:p>19.9856164383561</text:p>
          </table:table-cell>
          <table:table-cell table:formula="of:=INT([.B47]+0.9999)" office:value-type="float" office:value="20" calcext:value-type="float">
            <text:p>20</text:p>
          </table:table-cell>
          <table:table-cell table:formula="of:=INT([.$B47]/([.D$1]/100)+0.999)" office:value-type="float" office:value="22" calcext:value-type="float">
            <text:p>22</text:p>
          </table:table-cell>
          <table:table-cell table:formula="of:=INT([.$B47]/([.E$1]/100)+0.999)" office:value-type="float" office:value="23" calcext:value-type="float">
            <text:p>23</text:p>
          </table:table-cell>
          <table:table-cell table:formula="of:=INT([.$B47]/([.F$1]/100)+0.999)" office:value-type="float" office:value="24" calcext:value-type="float">
            <text:p>24</text:p>
          </table:table-cell>
          <table:table-cell table:formula="of:=INT([.$B47]/([.G$1]/100)+0.999)" office:value-type="float" office:value="25" calcext:value-type="float">
            <text:p>25</text:p>
          </table:table-cell>
          <table:table-cell table:formula="of:=INT([.$B47]/([.H$1]/100)+0.999)" office:value-type="float" office:value="27" calcext:value-type="float">
            <text:p>27</text:p>
          </table:table-cell>
          <table:table-cell table:formula="of:=INT([.$B47]/([.I$1]/100)+0.999)" office:value-type="float" office:value="29" calcext:value-type="float">
            <text:p>29</text:p>
          </table:table-cell>
          <table:table-cell table:formula="of:=INT([.$B47]/([.J$1]/100)+0.999)" office:value-type="float" office:value="31" calcext:value-type="float">
            <text:p>31</text:p>
          </table:table-cell>
          <table:table-cell table:formula="of:=INT([.$B47]/([.K$1]/100)+0.999)" office:value-type="float" office:value="34" calcext:value-type="float">
            <text:p>34</text:p>
          </table:table-cell>
          <table:table-cell table:formula="of:=INT([.$B47]/([.L$1]/100)+0.999)" office:value-type="float" office:value="37" calcext:value-type="float">
            <text:p>37</text:p>
          </table:table-cell>
          <table:table-cell table:formula="of:=INT([.$B47]/([.M$1]/100)+0.999)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5 3DJ</text:p>
          </table:table-cell>
          <table:table-cell office:value-type="float" office:value="6.18130136986301" calcext:value-type="float">
            <text:p>6.18130136986301</text:p>
          </table:table-cell>
          <table:table-cell table:formula="of:=INT([.B48]+0.9999)" office:value-type="float" office:value="7" calcext:value-type="float">
            <text:p>7</text:p>
          </table:table-cell>
          <table:table-cell table:formula="of:=INT([.$B48]/([.D$1]/100)+0.999)" office:value-type="float" office:value="7" calcext:value-type="float">
            <text:p>7</text:p>
          </table:table-cell>
          <table:table-cell table:formula="of:=INT([.$B48]/([.E$1]/100)+0.999)" office:value-type="float" office:value="7" calcext:value-type="float">
            <text:p>7</text:p>
          </table:table-cell>
          <table:table-cell table:formula="of:=INT([.$B48]/([.F$1]/100)+0.999)" office:value-type="float" office:value="8" calcext:value-type="float">
            <text:p>8</text:p>
          </table:table-cell>
          <table:table-cell table:formula="of:=INT([.$B48]/([.G$1]/100)+0.999)" office:value-type="float" office:value="8" calcext:value-type="float">
            <text:p>8</text:p>
          </table:table-cell>
          <table:table-cell table:formula="of:=INT([.$B48]/([.H$1]/100)+0.999)" office:value-type="float" office:value="9" calcext:value-type="float">
            <text:p>9</text:p>
          </table:table-cell>
          <table:table-cell table:formula="of:=INT([.$B48]/([.I$1]/100)+0.999)" office:value-type="float" office:value="9" calcext:value-type="float">
            <text:p>9</text:p>
          </table:table-cell>
          <table:table-cell table:formula="of:=INT([.$B48]/([.J$1]/100)+0.999)" office:value-type="float" office:value="10" calcext:value-type="float">
            <text:p>10</text:p>
          </table:table-cell>
          <table:table-cell table:formula="of:=INT([.$B48]/([.K$1]/100)+0.999)" office:value-type="float" office:value="11" calcext:value-type="float">
            <text:p>11</text:p>
          </table:table-cell>
          <table:table-cell table:formula="of:=INT([.$B48]/([.L$1]/100)+0.999)" office:value-type="float" office:value="12" calcext:value-type="float">
            <text:p>12</text:p>
          </table:table-cell>
          <table:table-cell table:formula="of:=INT([.$B48]/([.M$1]/100)+0.999)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X2 5DW</text:p>
          </table:table-cell>
          <table:table-cell office:value-type="float" office:value="5.49763698630136" calcext:value-type="float">
            <text:p>5.49763698630136</text:p>
          </table:table-cell>
          <table:table-cell table:formula="of:=INT([.B49]+0.9999)" office:value-type="float" office:value="6" calcext:value-type="float">
            <text:p>6</text:p>
          </table:table-cell>
          <table:table-cell table:formula="of:=INT([.$B49]/([.D$1]/100)+0.999)" office:value-type="float" office:value="6" calcext:value-type="float">
            <text:p>6</text:p>
          </table:table-cell>
          <table:table-cell table:formula="of:=INT([.$B49]/([.E$1]/100)+0.999)" office:value-type="float" office:value="7" calcext:value-type="float">
            <text:p>7</text:p>
          </table:table-cell>
          <table:table-cell table:formula="of:=INT([.$B49]/([.F$1]/100)+0.999)" office:value-type="float" office:value="7" calcext:value-type="float">
            <text:p>7</text:p>
          </table:table-cell>
          <table:table-cell table:formula="of:=INT([.$B49]/([.G$1]/100)+0.999)" office:value-type="float" office:value="7" calcext:value-type="float">
            <text:p>7</text:p>
          </table:table-cell>
          <table:table-cell table:formula="of:=INT([.$B49]/([.H$1]/100)+0.999)" office:value-type="float" office:value="8" calcext:value-type="float">
            <text:p>8</text:p>
          </table:table-cell>
          <table:table-cell table:formula="of:=INT([.$B49]/([.I$1]/100)+0.999)" office:value-type="float" office:value="8" calcext:value-type="float">
            <text:p>8</text:p>
          </table:table-cell>
          <table:table-cell table:formula="of:=INT([.$B49]/([.J$1]/100)+0.999)" office:value-type="float" office:value="9" calcext:value-type="float">
            <text:p>9</text:p>
          </table:table-cell>
          <table:table-cell table:formula="of:=INT([.$B49]/([.K$1]/100)+0.999)" office:value-type="float" office:value="10" calcext:value-type="float">
            <text:p>10</text:p>
          </table:table-cell>
          <table:table-cell table:formula="of:=INT([.$B49]/([.L$1]/100)+0.999)" office:value-type="float" office:value="10" calcext:value-type="float">
            <text:p>10</text:p>
          </table:table-cell>
          <table:table-cell table:formula="of:=INT([.$B49]/([.M$1]/100)+0.999)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X31 4JB</text:p>
          </table:table-cell>
          <table:table-cell office:value-type="float" office:value="1.17859589041095" calcext:value-type="float">
            <text:p>1.17859589041095</text:p>
          </table:table-cell>
          <table:table-cell table:formula="of:=INT([.B50]+0.9999)" office:value-type="float" office:value="2" calcext:value-type="float">
            <text:p>2</text:p>
          </table:table-cell>
          <table:table-cell table:formula="of:=INT([.$B50]/([.D$1]/100)+0.999)" office:value-type="float" office:value="2" calcext:value-type="float">
            <text:p>2</text:p>
          </table:table-cell>
          <table:table-cell table:formula="of:=INT([.$B50]/([.E$1]/100)+0.999)" office:value-type="float" office:value="2" calcext:value-type="float">
            <text:p>2</text:p>
          </table:table-cell>
          <table:table-cell table:formula="of:=INT([.$B50]/([.F$1]/100)+0.999)" office:value-type="float" office:value="2" calcext:value-type="float">
            <text:p>2</text:p>
          </table:table-cell>
          <table:table-cell table:formula="of:=INT([.$B50]/([.G$1]/100)+0.999)" office:value-type="float" office:value="2" calcext:value-type="float">
            <text:p>2</text:p>
          </table:table-cell>
          <table:table-cell table:formula="of:=INT([.$B50]/([.H$1]/100)+0.999)" office:value-type="float" office:value="2" calcext:value-type="float">
            <text:p>2</text:p>
          </table:table-cell>
          <table:table-cell table:formula="of:=INT([.$B50]/([.I$1]/100)+0.999)" office:value-type="float" office:value="2" calcext:value-type="float">
            <text:p>2</text:p>
          </table:table-cell>
          <table:table-cell table:formula="of:=INT([.$B50]/([.J$1]/100)+0.999)" office:value-type="float" office:value="2" calcext:value-type="float">
            <text:p>2</text:p>
          </table:table-cell>
          <table:table-cell table:formula="of:=INT([.$B50]/([.K$1]/100)+0.999)" office:value-type="float" office:value="2" calcext:value-type="float">
            <text:p>2</text:p>
          </table:table-cell>
          <table:table-cell table:formula="of:=INT([.$B50]/([.L$1]/100)+0.999)" office:value-type="float" office:value="3" calcext:value-type="float">
            <text:p>3</text:p>
          </table:table-cell>
          <table:table-cell table:formula="of:=INT([.$B50]/([.M$1]/100)+0.999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Y3 8NR</text:p>
          </table:table-cell>
          <table:table-cell office:value-type="float" office:value="3.52869863013698" calcext:value-type="float">
            <text:p>3.52869863013698</text:p>
          </table:table-cell>
          <table:table-cell table:formula="of:=INT([.B51]+0.9999)" office:value-type="float" office:value="4" calcext:value-type="float">
            <text:p>4</text:p>
          </table:table-cell>
          <table:table-cell table:formula="of:=INT([.$B51]/([.D$1]/100)+0.999)" office:value-type="float" office:value="4" calcext:value-type="float">
            <text:p>4</text:p>
          </table:table-cell>
          <table:table-cell table:formula="of:=INT([.$B51]/([.E$1]/100)+0.999)" office:value-type="float" office:value="4" calcext:value-type="float">
            <text:p>4</text:p>
          </table:table-cell>
          <table:table-cell table:formula="of:=INT([.$B51]/([.F$1]/100)+0.999)" office:value-type="float" office:value="5" calcext:value-type="float">
            <text:p>5</text:p>
          </table:table-cell>
          <table:table-cell table:formula="of:=INT([.$B51]/([.G$1]/100)+0.999)" office:value-type="float" office:value="5" calcext:value-type="float">
            <text:p>5</text:p>
          </table:table-cell>
          <table:table-cell table:formula="of:=INT([.$B51]/([.H$1]/100)+0.999)" office:value-type="float" office:value="5" calcext:value-type="float">
            <text:p>5</text:p>
          </table:table-cell>
          <table:table-cell table:formula="of:=INT([.$B51]/([.I$1]/100)+0.999)" office:value-type="float" office:value="6" calcext:value-type="float">
            <text:p>6</text:p>
          </table:table-cell>
          <table:table-cell table:formula="of:=INT([.$B51]/([.J$1]/100)+0.999)" office:value-type="float" office:value="6" calcext:value-type="float">
            <text:p>6</text:p>
          </table:table-cell>
          <table:table-cell table:formula="of:=INT([.$B51]/([.K$1]/100)+0.999)" office:value-type="float" office:value="6" calcext:value-type="float">
            <text:p>6</text:p>
          </table:table-cell>
          <table:table-cell table:formula="of:=INT([.$B51]/([.L$1]/100)+0.999)" office:value-type="float" office:value="7" calcext:value-type="float">
            <text:p>7</text:p>
          </table:table-cell>
          <table:table-cell table:formula="of:=INT([.$B51]/([.M$1]/100)+0.999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1 3NN</text:p>
          </table:table-cell>
          <table:table-cell office:value-type="float" office:value="6.64082191780821" calcext:value-type="float">
            <text:p>6.64082191780821</text:p>
          </table:table-cell>
          <table:table-cell table:formula="of:=INT([.B52]+0.9999)" office:value-type="float" office:value="7" calcext:value-type="float">
            <text:p>7</text:p>
          </table:table-cell>
          <table:table-cell table:formula="of:=INT([.$B52]/([.D$1]/100)+0.999)" office:value-type="float" office:value="7" calcext:value-type="float">
            <text:p>7</text:p>
          </table:table-cell>
          <table:table-cell table:formula="of:=INT([.$B52]/([.E$1]/100)+0.999)" office:value-type="float" office:value="8" calcext:value-type="float">
            <text:p>8</text:p>
          </table:table-cell>
          <table:table-cell table:formula="of:=INT([.$B52]/([.F$1]/100)+0.999)" office:value-type="float" office:value="8" calcext:value-type="float">
            <text:p>8</text:p>
          </table:table-cell>
          <table:table-cell table:formula="of:=INT([.$B52]/([.G$1]/100)+0.999)" office:value-type="float" office:value="9" calcext:value-type="float">
            <text:p>9</text:p>
          </table:table-cell>
          <table:table-cell table:formula="of:=INT([.$B52]/([.H$1]/100)+0.999)" office:value-type="float" office:value="9" calcext:value-type="float">
            <text:p>9</text:p>
          </table:table-cell>
          <table:table-cell table:formula="of:=INT([.$B52]/([.I$1]/100)+0.999)" office:value-type="float" office:value="10" calcext:value-type="float">
            <text:p>10</text:p>
          </table:table-cell>
          <table:table-cell table:formula="of:=INT([.$B52]/([.J$1]/100)+0.999)" office:value-type="float" office:value="11" calcext:value-type="float">
            <text:p>11</text:p>
          </table:table-cell>
          <table:table-cell table:formula="of:=INT([.$B52]/([.K$1]/100)+0.999)" office:value-type="float" office:value="12" calcext:value-type="float">
            <text:p>12</text:p>
          </table:table-cell>
          <table:table-cell table:formula="of:=INT([.$B52]/([.L$1]/100)+0.999)" office:value-type="float" office:value="13" calcext:value-type="float">
            <text:p>13</text:p>
          </table:table-cell>
          <table:table-cell table:formula="of:=INT([.$B52]/([.M$1]/100)+0.999)"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16 7UJ</text:p>
          </table:table-cell>
          <table:table-cell office:value-type="float" office:value="5.33630136986301" calcext:value-type="float">
            <text:p>5.33630136986301</text:p>
          </table:table-cell>
          <table:table-cell table:formula="of:=INT([.B53]+0.9999)" office:value-type="float" office:value="6" calcext:value-type="float">
            <text:p>6</text:p>
          </table:table-cell>
          <table:table-cell table:formula="of:=INT([.$B53]/([.D$1]/100)+0.999)" office:value-type="float" office:value="6" calcext:value-type="float">
            <text:p>6</text:p>
          </table:table-cell>
          <table:table-cell table:formula="of:=INT([.$B53]/([.E$1]/100)+0.999)" office:value-type="float" office:value="6" calcext:value-type="float">
            <text:p>6</text:p>
          </table:table-cell>
          <table:table-cell table:formula="of:=INT([.$B53]/([.F$1]/100)+0.999)" office:value-type="float" office:value="7" calcext:value-type="float">
            <text:p>7</text:p>
          </table:table-cell>
          <table:table-cell table:formula="of:=INT([.$B53]/([.G$1]/100)+0.999)" office:value-type="float" office:value="7" calcext:value-type="float">
            <text:p>7</text:p>
          </table:table-cell>
          <table:table-cell table:formula="of:=INT([.$B53]/([.H$1]/100)+0.999)" office:value-type="float" office:value="8" calcext:value-type="float">
            <text:p>8</text:p>
          </table:table-cell>
          <table:table-cell table:formula="of:=INT([.$B53]/([.I$1]/100)+0.999)" office:value-type="float" office:value="8" calcext:value-type="float">
            <text:p>8</text:p>
          </table:table-cell>
          <table:table-cell table:formula="of:=INT([.$B53]/([.J$1]/100)+0.999)" office:value-type="float" office:value="9" calcext:value-type="float">
            <text:p>9</text:p>
          </table:table-cell>
          <table:table-cell table:formula="of:=INT([.$B53]/([.K$1]/100)+0.999)" office:value-type="float" office:value="9" calcext:value-type="float">
            <text:p>9</text:p>
          </table:table-cell>
          <table:table-cell table:formula="of:=INT([.$B53]/([.L$1]/100)+0.999)" office:value-type="float" office:value="10" calcext:value-type="float">
            <text:p>10</text:p>
          </table:table-cell>
          <table:table-cell table:formula="of:=INT([.$B53]/([.M$1]/100)+0.999)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2 7XX</text:p>
          </table:table-cell>
          <table:table-cell office:value-type="float" office:value="2.30287671232876" calcext:value-type="float">
            <text:p>2.30287671232876</text:p>
          </table:table-cell>
          <table:table-cell table:formula="of:=INT([.B54]+0.9999)" office:value-type="float" office:value="3" calcext:value-type="float">
            <text:p>3</text:p>
          </table:table-cell>
          <table:table-cell table:formula="of:=INT([.$B54]/([.D$1]/100)+0.999)" office:value-type="float" office:value="3" calcext:value-type="float">
            <text:p>3</text:p>
          </table:table-cell>
          <table:table-cell table:formula="of:=INT([.$B54]/([.E$1]/100)+0.999)" office:value-type="float" office:value="3" calcext:value-type="float">
            <text:p>3</text:p>
          </table:table-cell>
          <table:table-cell table:formula="of:=INT([.$B54]/([.F$1]/100)+0.999)" office:value-type="float" office:value="3" calcext:value-type="float">
            <text:p>3</text:p>
          </table:table-cell>
          <table:table-cell table:formula="of:=INT([.$B54]/([.G$1]/100)+0.999)" office:value-type="float" office:value="3" calcext:value-type="float">
            <text:p>3</text:p>
          </table:table-cell>
          <table:table-cell table:formula="of:=INT([.$B54]/([.H$1]/100)+0.999)" office:value-type="float" office:value="4" calcext:value-type="float">
            <text:p>4</text:p>
          </table:table-cell>
          <table:table-cell table:formula="of:=INT([.$B54]/([.I$1]/100)+0.999)" office:value-type="float" office:value="4" calcext:value-type="float">
            <text:p>4</text:p>
          </table:table-cell>
          <table:table-cell table:formula="of:=INT([.$B54]/([.J$1]/100)+0.999)" office:value-type="float" office:value="4" calcext:value-type="float">
            <text:p>4</text:p>
          </table:table-cell>
          <table:table-cell table:formula="of:=INT([.$B54]/([.K$1]/100)+0.999)" office:value-type="float" office:value="4" calcext:value-type="float">
            <text:p>4</text:p>
          </table:table-cell>
          <table:table-cell table:formula="of:=INT([.$B54]/([.L$1]/100)+0.999)" office:value-type="float" office:value="5" calcext:value-type="float">
            <text:p>5</text:p>
          </table:table-cell>
          <table:table-cell table:formula="of:=INT([.$B54]/([.M$1]/100)+0.999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1 3UJ</text:p>
          </table:table-cell>
          <table:table-cell office:value-type="float" office:value="8.42243150684931" calcext:value-type="float">
            <text:p>8.42243150684931</text:p>
          </table:table-cell>
          <table:table-cell table:formula="of:=INT([.B55]+0.9999)" office:value-type="float" office:value="9" calcext:value-type="float">
            <text:p>9</text:p>
          </table:table-cell>
          <table:table-cell table:formula="of:=INT([.$B55]/([.D$1]/100)+0.999)" office:value-type="float" office:value="9" calcext:value-type="float">
            <text:p>9</text:p>
          </table:table-cell>
          <table:table-cell table:formula="of:=INT([.$B55]/([.E$1]/100)+0.999)" office:value-type="float" office:value="10" calcext:value-type="float">
            <text:p>10</text:p>
          </table:table-cell>
          <table:table-cell table:formula="of:=INT([.$B55]/([.F$1]/100)+0.999)" office:value-type="float" office:value="10" calcext:value-type="float">
            <text:p>10</text:p>
          </table:table-cell>
          <table:table-cell table:formula="of:=INT([.$B55]/([.G$1]/100)+0.999)" office:value-type="float" office:value="11" calcext:value-type="float">
            <text:p>11</text:p>
          </table:table-cell>
          <table:table-cell table:formula="of:=INT([.$B55]/([.H$1]/100)+0.999)" office:value-type="float" office:value="12" calcext:value-type="float">
            <text:p>12</text:p>
          </table:table-cell>
          <table:table-cell table:formula="of:=INT([.$B55]/([.I$1]/100)+0.999)" office:value-type="float" office:value="13" calcext:value-type="float">
            <text:p>13</text:p>
          </table:table-cell>
          <table:table-cell table:formula="of:=INT([.$B55]/([.J$1]/100)+0.999)" office:value-type="float" office:value="13" calcext:value-type="float">
            <text:p>13</text:p>
          </table:table-cell>
          <table:table-cell table:formula="of:=INT([.$B55]/([.K$1]/100)+0.999)" office:value-type="float" office:value="15" calcext:value-type="float">
            <text:p>15</text:p>
          </table:table-cell>
          <table:table-cell table:formula="of:=INT([.$B55]/([.L$1]/100)+0.999)" office:value-type="float" office:value="16" calcext:value-type="float">
            <text:p>16</text:p>
          </table:table-cell>
          <table:table-cell table:formula="of:=INT([.$B55]/([.M$1]/100)+0.999)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G2 7SX</text:p>
          </table:table-cell>
          <table:table-cell office:value-type="float" office:value="1.2654109589041" calcext:value-type="float">
            <text:p>1.2654109589041</text:p>
          </table:table-cell>
          <table:table-cell table:formula="of:=INT([.B56]+0.9999)" office:value-type="float" office:value="2" calcext:value-type="float">
            <text:p>2</text:p>
          </table:table-cell>
          <table:table-cell table:formula="of:=INT([.$B56]/([.D$1]/100)+0.999)" office:value-type="float" office:value="2" calcext:value-type="float">
            <text:p>2</text:p>
          </table:table-cell>
          <table:table-cell table:formula="of:=INT([.$B56]/([.E$1]/100)+0.999)" office:value-type="float" office:value="2" calcext:value-type="float">
            <text:p>2</text:p>
          </table:table-cell>
          <table:table-cell table:formula="of:=INT([.$B56]/([.F$1]/100)+0.999)" office:value-type="float" office:value="2" calcext:value-type="float">
            <text:p>2</text:p>
          </table:table-cell>
          <table:table-cell table:formula="of:=INT([.$B56]/([.G$1]/100)+0.999)" office:value-type="float" office:value="2" calcext:value-type="float">
            <text:p>2</text:p>
          </table:table-cell>
          <table:table-cell table:formula="of:=INT([.$B56]/([.H$1]/100)+0.999)" office:value-type="float" office:value="2" calcext:value-type="float">
            <text:p>2</text:p>
          </table:table-cell>
          <table:table-cell table:formula="of:=INT([.$B56]/([.I$1]/100)+0.999)" office:value-type="float" office:value="2" calcext:value-type="float">
            <text:p>2</text:p>
          </table:table-cell>
          <table:table-cell table:formula="of:=INT([.$B56]/([.J$1]/100)+0.999)" office:value-type="float" office:value="2" calcext:value-type="float">
            <text:p>2</text:p>
          </table:table-cell>
          <table:table-cell table:formula="of:=INT([.$B56]/([.K$1]/100)+0.999)" office:value-type="float" office:value="3" calcext:value-type="float">
            <text:p>3</text:p>
          </table:table-cell>
          <table:table-cell table:formula="of:=INT([.$B56]/([.L$1]/100)+0.999)" office:value-type="float" office:value="3" calcext:value-type="float">
            <text:p>3</text:p>
          </table:table-cell>
          <table:table-cell table:formula="of:=INT([.$B56]/([.M$1]/100)+0.999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21 8AL</text:p>
          </table:table-cell>
          <table:table-cell office:value-type="float" office:value="3.32010273972602" calcext:value-type="float">
            <text:p>3.32010273972602</text:p>
          </table:table-cell>
          <table:table-cell table:formula="of:=INT([.B57]+0.9999)" office:value-type="float" office:value="4" calcext:value-type="float">
            <text:p>4</text:p>
          </table:table-cell>
          <table:table-cell table:formula="of:=INT([.$B57]/([.D$1]/100)+0.999)" office:value-type="float" office:value="4" calcext:value-type="float">
            <text:p>4</text:p>
          </table:table-cell>
          <table:table-cell table:formula="of:=INT([.$B57]/([.E$1]/100)+0.999)" office:value-type="float" office:value="4" calcext:value-type="float">
            <text:p>4</text:p>
          </table:table-cell>
          <table:table-cell table:formula="of:=INT([.$B57]/([.F$1]/100)+0.999)" office:value-type="float" office:value="4" calcext:value-type="float">
            <text:p>4</text:p>
          </table:table-cell>
          <table:table-cell table:formula="of:=INT([.$B57]/([.G$1]/100)+0.999)" office:value-type="float" office:value="5" calcext:value-type="float">
            <text:p>5</text:p>
          </table:table-cell>
          <table:table-cell table:formula="of:=INT([.$B57]/([.H$1]/100)+0.999)" office:value-type="float" office:value="5" calcext:value-type="float">
            <text:p>5</text:p>
          </table:table-cell>
          <table:table-cell table:formula="of:=INT([.$B57]/([.I$1]/100)+0.999)" office:value-type="float" office:value="5" calcext:value-type="float">
            <text:p>5</text:p>
          </table:table-cell>
          <table:table-cell table:formula="of:=INT([.$B57]/([.J$1]/100)+0.999)" office:value-type="float" office:value="6" calcext:value-type="float">
            <text:p>6</text:p>
          </table:table-cell>
          <table:table-cell table:formula="of:=INT([.$B57]/([.K$1]/100)+0.999)" office:value-type="float" office:value="6" calcext:value-type="float">
            <text:p>6</text:p>
          </table:table-cell>
          <table:table-cell table:formula="of:=INT([.$B57]/([.L$1]/100)+0.999)" office:value-type="float" office:value="7" calcext:value-type="float">
            <text:p>7</text:p>
          </table:table-cell>
          <table:table-cell table:formula="of:=INT([.$B57]/([.M$1]/100)+0.999)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1 2ER</text:p>
          </table:table-cell>
          <table:table-cell office:value-type="float" office:value="1.48085616438356" calcext:value-type="float">
            <text:p>1.48085616438356</text:p>
          </table:table-cell>
          <table:table-cell table:formula="of:=INT([.B58]+0.9999)" office:value-type="float" office:value="2" calcext:value-type="float">
            <text:p>2</text:p>
          </table:table-cell>
          <table:table-cell table:formula="of:=INT([.$B58]/([.D$1]/100)+0.999)" office:value-type="float" office:value="2" calcext:value-type="float">
            <text:p>2</text:p>
          </table:table-cell>
          <table:table-cell table:formula="of:=INT([.$B58]/([.E$1]/100)+0.999)" office:value-type="float" office:value="2" calcext:value-type="float">
            <text:p>2</text:p>
          </table:table-cell>
          <table:table-cell table:formula="of:=INT([.$B58]/([.F$1]/100)+0.999)" office:value-type="float" office:value="2" calcext:value-type="float">
            <text:p>2</text:p>
          </table:table-cell>
          <table:table-cell table:formula="of:=INT([.$B58]/([.G$1]/100)+0.999)" office:value-type="float" office:value="2" calcext:value-type="float">
            <text:p>2</text:p>
          </table:table-cell>
          <table:table-cell table:formula="of:=INT([.$B58]/([.H$1]/100)+0.999)" office:value-type="float" office:value="2" calcext:value-type="float">
            <text:p>2</text:p>
          </table:table-cell>
          <table:table-cell table:formula="of:=INT([.$B58]/([.I$1]/100)+0.999)" office:value-type="float" office:value="3" calcext:value-type="float">
            <text:p>3</text:p>
          </table:table-cell>
          <table:table-cell table:formula="of:=INT([.$B58]/([.J$1]/100)+0.999)" office:value-type="float" office:value="3" calcext:value-type="float">
            <text:p>3</text:p>
          </table:table-cell>
          <table:table-cell table:formula="of:=INT([.$B58]/([.K$1]/100)+0.999)" office:value-type="float" office:value="3" calcext:value-type="float">
            <text:p>3</text:p>
          </table:table-cell>
          <table:table-cell table:formula="of:=INT([.$B58]/([.L$1]/100)+0.999)" office:value-type="float" office:value="3" calcext:value-type="float">
            <text:p>3</text:p>
          </table:table-cell>
          <table:table-cell table:formula="of:=INT([.$B58]/([.M$1]/100)+0.999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U3 2JZ</text:p>
          </table:table-cell>
          <table:table-cell office:value-type="float" office:value="13.1822260273972" calcext:value-type="float">
            <text:p>13.1822260273972</text:p>
          </table:table-cell>
          <table:table-cell table:formula="of:=INT([.B59]+0.9999)" office:value-type="float" office:value="14" calcext:value-type="float">
            <text:p>14</text:p>
          </table:table-cell>
          <table:table-cell table:formula="of:=INT([.$B59]/([.D$1]/100)+0.999)" office:value-type="float" office:value="14" calcext:value-type="float">
            <text:p>14</text:p>
          </table:table-cell>
          <table:table-cell table:formula="of:=INT([.$B59]/([.E$1]/100)+0.999)" office:value-type="float" office:value="15" calcext:value-type="float">
            <text:p>15</text:p>
          </table:table-cell>
          <table:table-cell table:formula="of:=INT([.$B59]/([.F$1]/100)+0.999)" office:value-type="float" office:value="16" calcext:value-type="float">
            <text:p>16</text:p>
          </table:table-cell>
          <table:table-cell table:formula="of:=INT([.$B59]/([.G$1]/100)+0.999)" office:value-type="float" office:value="17" calcext:value-type="float">
            <text:p>17</text:p>
          </table:table-cell>
          <table:table-cell table:formula="of:=INT([.$B59]/([.H$1]/100)+0.999)" office:value-type="float" office:value="18" calcext:value-type="float">
            <text:p>18</text:p>
          </table:table-cell>
          <table:table-cell table:formula="of:=INT([.$B59]/([.I$1]/100)+0.999)" office:value-type="float" office:value="19" calcext:value-type="float">
            <text:p>19</text:p>
          </table:table-cell>
          <table:table-cell table:formula="of:=INT([.$B59]/([.J$1]/100)+0.999)" office:value-type="float" office:value="21" calcext:value-type="float">
            <text:p>21</text:p>
          </table:table-cell>
          <table:table-cell table:formula="of:=INT([.$B59]/([.K$1]/100)+0.999)" office:value-type="float" office:value="22" calcext:value-type="float">
            <text:p>22</text:p>
          </table:table-cell>
          <table:table-cell table:formula="of:=INT([.$B59]/([.L$1]/100)+0.999)" office:value-type="float" office:value="24" calcext:value-type="float">
            <text:p>24</text:p>
          </table:table-cell>
          <table:table-cell table:formula="of:=INT([.$B59]/([.M$1]/100)+0.999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X3 0PW</text:p>
          </table:table-cell>
          <table:table-cell office:value-type="float" office:value="5.7625" calcext:value-type="float">
            <text:p>5.7625</text:p>
          </table:table-cell>
          <table:table-cell table:formula="of:=INT([.B60]+0.9999)" office:value-type="float" office:value="6" calcext:value-type="float">
            <text:p>6</text:p>
          </table:table-cell>
          <table:table-cell table:formula="of:=INT([.$B60]/([.D$1]/100)+0.999)" office:value-type="float" office:value="7" calcext:value-type="float">
            <text:p>7</text:p>
          </table:table-cell>
          <table:table-cell table:formula="of:=INT([.$B60]/([.E$1]/100)+0.999)" office:value-type="float" office:value="7" calcext:value-type="float">
            <text:p>7</text:p>
          </table:table-cell>
          <table:table-cell table:formula="of:=INT([.$B60]/([.F$1]/100)+0.999)" office:value-type="float" office:value="7" calcext:value-type="float">
            <text:p>7</text:p>
          </table:table-cell>
          <table:table-cell table:formula="of:=INT([.$B60]/([.G$1]/100)+0.999)" office:value-type="float" office:value="8" calcext:value-type="float">
            <text:p>8</text:p>
          </table:table-cell>
          <table:table-cell table:formula="of:=INT([.$B60]/([.H$1]/100)+0.999)" office:value-type="float" office:value="8" calcext:value-type="float">
            <text:p>8</text:p>
          </table:table-cell>
          <table:table-cell table:formula="of:=INT([.$B60]/([.I$1]/100)+0.999)" office:value-type="float" office:value="9" calcext:value-type="float">
            <text:p>9</text:p>
          </table:table-cell>
          <table:table-cell table:formula="of:=INT([.$B60]/([.J$1]/100)+0.999)" office:value-type="float" office:value="9" calcext:value-type="float">
            <text:p>9</text:p>
          </table:table-cell>
          <table:table-cell table:formula="of:=INT([.$B60]/([.K$1]/100)+0.999)" office:value-type="float" office:value="10" calcext:value-type="float">
            <text:p>10</text:p>
          </table:table-cell>
          <table:table-cell table:formula="of:=INT([.$B60]/([.L$1]/100)+0.999)" office:value-type="float" office:value="11" calcext:value-type="float">
            <text:p>11</text:p>
          </table:table-cell>
          <table:table-cell table:formula="of:=INT([.$B60]/([.M$1]/100)+0.999)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P33 2QZ</text:p>
          </table:table-cell>
          <table:table-cell office:value-type="float" office:value="2.05794520547945" calcext:value-type="float">
            <text:p>2.05794520547945</text:p>
          </table:table-cell>
          <table:table-cell table:formula="of:=INT([.B61]+0.9999)" office:value-type="float" office:value="3" calcext:value-type="float">
            <text:p>3</text:p>
          </table:table-cell>
          <table:table-cell table:formula="of:=INT([.$B61]/([.D$1]/100)+0.999)" office:value-type="float" office:value="3" calcext:value-type="float">
            <text:p>3</text:p>
          </table:table-cell>
          <table:table-cell table:formula="of:=INT([.$B61]/([.E$1]/100)+0.999)" office:value-type="float" office:value="3" calcext:value-type="float">
            <text:p>3</text:p>
          </table:table-cell>
          <table:table-cell table:formula="of:=INT([.$B61]/([.F$1]/100)+0.999)" office:value-type="float" office:value="3" calcext:value-type="float">
            <text:p>3</text:p>
          </table:table-cell>
          <table:table-cell table:formula="of:=INT([.$B61]/([.G$1]/100)+0.999)" office:value-type="float" office:value="3" calcext:value-type="float">
            <text:p>3</text:p>
          </table:table-cell>
          <table:table-cell table:formula="of:=INT([.$B61]/([.H$1]/100)+0.999)" office:value-type="float" office:value="3" calcext:value-type="float">
            <text:p>3</text:p>
          </table:table-cell>
          <table:table-cell table:formula="of:=INT([.$B61]/([.I$1]/100)+0.999)" office:value-type="float" office:value="3" calcext:value-type="float">
            <text:p>3</text:p>
          </table:table-cell>
          <table:table-cell table:formula="of:=INT([.$B61]/([.J$1]/100)+0.999)" office:value-type="float" office:value="4" calcext:value-type="float">
            <text:p>4</text:p>
          </table:table-cell>
          <table:table-cell table:formula="of:=INT([.$B61]/([.K$1]/100)+0.999)" office:value-type="float" office:value="4" calcext:value-type="float">
            <text:p>4</text:p>
          </table:table-cell>
          <table:table-cell table:formula="of:=INT([.$B61]/([.L$1]/100)+0.999)" office:value-type="float" office:value="4" calcext:value-type="float">
            <text:p>4</text:p>
          </table:table-cell>
          <table:table-cell table:formula="of:=INT([.$B61]/([.M$1]/100)+0.999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P4 5PD</text:p>
          </table:table-cell>
          <table:table-cell office:value-type="float" office:value="3.99335616438356" calcext:value-type="float">
            <text:p>3.99335616438356</text:p>
          </table:table-cell>
          <table:table-cell table:formula="of:=INT([.B62]+0.9999)" office:value-type="float" office:value="4" calcext:value-type="float">
            <text:p>4</text:p>
          </table:table-cell>
          <table:table-cell table:formula="of:=INT([.$B62]/([.D$1]/100)+0.999)" office:value-type="float" office:value="5" calcext:value-type="float">
            <text:p>5</text:p>
          </table:table-cell>
          <table:table-cell table:formula="of:=INT([.$B62]/([.E$1]/100)+0.999)" office:value-type="float" office:value="5" calcext:value-type="float">
            <text:p>5</text:p>
          </table:table-cell>
          <table:table-cell table:formula="of:=INT([.$B62]/([.F$1]/100)+0.999)" office:value-type="float" office:value="5" calcext:value-type="float">
            <text:p>5</text:p>
          </table:table-cell>
          <table:table-cell table:formula="of:=INT([.$B62]/([.G$1]/100)+0.999)" office:value-type="float" office:value="5" calcext:value-type="float">
            <text:p>5</text:p>
          </table:table-cell>
          <table:table-cell table:formula="of:=INT([.$B62]/([.H$1]/100)+0.999)" office:value-type="float" office:value="6" calcext:value-type="float">
            <text:p>6</text:p>
          </table:table-cell>
          <table:table-cell table:formula="of:=INT([.$B62]/([.I$1]/100)+0.999)" office:value-type="float" office:value="6" calcext:value-type="float">
            <text:p>6</text:p>
          </table:table-cell>
          <table:table-cell table:formula="of:=INT([.$B62]/([.J$1]/100)+0.999)" office:value-type="float" office:value="7" calcext:value-type="float">
            <text:p>7</text:p>
          </table:table-cell>
          <table:table-cell table:formula="of:=INT([.$B62]/([.K$1]/100)+0.999)" office:value-type="float" office:value="7" calcext:value-type="float">
            <text:p>7</text:p>
          </table:table-cell>
          <table:table-cell table:formula="of:=INT([.$B62]/([.L$1]/100)+0.999)" office:value-type="float" office:value="8" calcext:value-type="float">
            <text:p>8</text:p>
          </table:table-cell>
          <table:table-cell table:formula="of:=INT([.$B62]/([.M$1]/100)+0.999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T16 0PZ</text:p>
          </table:table-cell>
          <table:table-cell office:value-type="float" office:value="12.9725684931506" calcext:value-type="float">
            <text:p>12.9725684931506</text:p>
          </table:table-cell>
          <table:table-cell table:formula="of:=INT([.B63]+0.9999)" office:value-type="float" office:value="13" calcext:value-type="float">
            <text:p>13</text:p>
          </table:table-cell>
          <table:table-cell table:formula="of:=INT([.$B63]/([.D$1]/100)+0.999)" office:value-type="float" office:value="14" calcext:value-type="float">
            <text:p>14</text:p>
          </table:table-cell>
          <table:table-cell table:formula="of:=INT([.$B63]/([.E$1]/100)+0.999)" office:value-type="float" office:value="15" calcext:value-type="float">
            <text:p>15</text:p>
          </table:table-cell>
          <table:table-cell table:formula="of:=INT([.$B63]/([.F$1]/100)+0.999)" office:value-type="float" office:value="16" calcext:value-type="float">
            <text:p>16</text:p>
          </table:table-cell>
          <table:table-cell table:formula="of:=INT([.$B63]/([.G$1]/100)+0.999)" office:value-type="float" office:value="17" calcext:value-type="float">
            <text:p>17</text:p>
          </table:table-cell>
          <table:table-cell table:formula="of:=INT([.$B63]/([.H$1]/100)+0.999)" office:value-type="float" office:value="18" calcext:value-type="float">
            <text:p>18</text:p>
          </table:table-cell>
          <table:table-cell table:formula="of:=INT([.$B63]/([.I$1]/100)+0.999)" office:value-type="float" office:value="19" calcext:value-type="float">
            <text:p>19</text:p>
          </table:table-cell>
          <table:table-cell table:formula="of:=INT([.$B63]/([.J$1]/100)+0.999)" office:value-type="float" office:value="20" calcext:value-type="float">
            <text:p>20</text:p>
          </table:table-cell>
          <table:table-cell table:formula="of:=INT([.$B63]/([.K$1]/100)+0.999)" office:value-type="float" office:value="22" calcext:value-type="float">
            <text:p>22</text:p>
          </table:table-cell>
          <table:table-cell table:formula="of:=INT([.$B63]/([.L$1]/100)+0.999)" office:value-type="float" office:value="24" calcext:value-type="float">
            <text:p>24</text:p>
          </table:table-cell>
          <table:table-cell table:formula="of:=INT([.$B63]/([.M$1]/100)+0.999)"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T18 7EG</text:p>
          </table:table-cell>
          <table:table-cell office:value-type="float" office:value="1.55650684931506" calcext:value-type="float">
            <text:p>1.55650684931506</text:p>
          </table:table-cell>
          <table:table-cell table:formula="of:=INT([.B64]+0.9999)" office:value-type="float" office:value="2" calcext:value-type="float">
            <text:p>2</text:p>
          </table:table-cell>
          <table:table-cell table:formula="of:=INT([.$B64]/([.D$1]/100)+0.999)" office:value-type="float" office:value="2" calcext:value-type="float">
            <text:p>2</text:p>
          </table:table-cell>
          <table:table-cell table:formula="of:=INT([.$B64]/([.E$1]/100)+0.999)" office:value-type="float" office:value="2" calcext:value-type="float">
            <text:p>2</text:p>
          </table:table-cell>
          <table:table-cell table:formula="of:=INT([.$B64]/([.F$1]/100)+0.999)" office:value-type="float" office:value="2" calcext:value-type="float">
            <text:p>2</text:p>
          </table:table-cell>
          <table:table-cell table:formula="of:=INT([.$B64]/([.G$1]/100)+0.999)" office:value-type="float" office:value="2" calcext:value-type="float">
            <text:p>2</text:p>
          </table:table-cell>
          <table:table-cell table:formula="of:=INT([.$B64]/([.H$1]/100)+0.999)" office:value-type="float" office:value="3" calcext:value-type="float">
            <text:p>3</text:p>
          </table:table-cell>
          <table:table-cell table:formula="of:=INT([.$B64]/([.I$1]/100)+0.999)" office:value-type="float" office:value="3" calcext:value-type="float">
            <text:p>3</text:p>
          </table:table-cell>
          <table:table-cell table:formula="of:=INT([.$B64]/([.J$1]/100)+0.999)" office:value-type="float" office:value="3" calcext:value-type="float">
            <text:p>3</text:p>
          </table:table-cell>
          <table:table-cell table:formula="of:=INT([.$B64]/([.K$1]/100)+0.999)" office:value-type="float" office:value="3" calcext:value-type="float">
            <text:p>3</text:p>
          </table:table-cell>
          <table:table-cell table:formula="of:=INT([.$B64]/([.L$1]/100)+0.999)" office:value-type="float" office:value="3" calcext:value-type="float">
            <text:p>3</text:p>
          </table:table-cell>
          <table:table-cell table:formula="of:=INT([.$B64]/([.M$1]/100)+0.999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T2 7QB</text:p>
          </table:table-cell>
          <table:table-cell office:value-type="float" office:value="5.48746575342465" calcext:value-type="float">
            <text:p>5.48746575342465</text:p>
          </table:table-cell>
          <table:table-cell table:formula="of:=INT([.B65]+0.9999)" office:value-type="float" office:value="6" calcext:value-type="float">
            <text:p>6</text:p>
          </table:table-cell>
          <table:table-cell table:formula="of:=INT([.$B65]/([.D$1]/100)+0.999)" office:value-type="float" office:value="6" calcext:value-type="float">
            <text:p>6</text:p>
          </table:table-cell>
          <table:table-cell table:formula="of:=INT([.$B65]/([.E$1]/100)+0.999)" office:value-type="float" office:value="7" calcext:value-type="float">
            <text:p>7</text:p>
          </table:table-cell>
          <table:table-cell table:formula="of:=INT([.$B65]/([.F$1]/100)+0.999)" office:value-type="float" office:value="7" calcext:value-type="float">
            <text:p>7</text:p>
          </table:table-cell>
          <table:table-cell table:formula="of:=INT([.$B65]/([.G$1]/100)+0.999)" office:value-type="float" office:value="7" calcext:value-type="float">
            <text:p>7</text:p>
          </table:table-cell>
          <table:table-cell table:formula="of:=INT([.$B65]/([.H$1]/100)+0.999)" office:value-type="float" office:value="8" calcext:value-type="float">
            <text:p>8</text:p>
          </table:table-cell>
          <table:table-cell table:formula="of:=INT([.$B65]/([.I$1]/100)+0.999)" office:value-type="float" office:value="8" calcext:value-type="float">
            <text:p>8</text:p>
          </table:table-cell>
          <table:table-cell table:formula="of:=INT([.$B65]/([.J$1]/100)+0.999)" office:value-type="float" office:value="9" calcext:value-type="float">
            <text:p>9</text:p>
          </table:table-cell>
          <table:table-cell table:formula="of:=INT([.$B65]/([.K$1]/100)+0.999)" office:value-type="float" office:value="10" calcext:value-type="float">
            <text:p>10</text:p>
          </table:table-cell>
          <table:table-cell table:formula="of:=INT([.$B65]/([.L$1]/100)+0.999)" office:value-type="float" office:value="10" calcext:value-type="float">
            <text:p>10</text:p>
          </table:table-cell>
          <table:table-cell table:formula="of:=INT([.$B65]/([.M$1]/100)+0.999)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14 5AB</text:p>
          </table:table-cell>
          <table:table-cell office:value-type="float" office:value="1.1158904109589" calcext:value-type="float">
            <text:p>1.1158904109589</text:p>
          </table:table-cell>
          <table:table-cell table:formula="of:=INT([.B66]+0.9999)" office:value-type="float" office:value="2" calcext:value-type="float">
            <text:p>2</text:p>
          </table:table-cell>
          <table:table-cell table:formula="of:=INT([.$B66]/([.D$1]/100)+0.999)" office:value-type="float" office:value="2" calcext:value-type="float">
            <text:p>2</text:p>
          </table:table-cell>
          <table:table-cell table:formula="of:=INT([.$B66]/([.E$1]/100)+0.999)" office:value-type="float" office:value="2" calcext:value-type="float">
            <text:p>2</text:p>
          </table:table-cell>
          <table:table-cell table:formula="of:=INT([.$B66]/([.F$1]/100)+0.999)" office:value-type="float" office:value="2" calcext:value-type="float">
            <text:p>2</text:p>
          </table:table-cell>
          <table:table-cell table:formula="of:=INT([.$B66]/([.G$1]/100)+0.999)" office:value-type="float" office:value="2" calcext:value-type="float">
            <text:p>2</text:p>
          </table:table-cell>
          <table:table-cell table:formula="of:=INT([.$B66]/([.H$1]/100)+0.999)" office:value-type="float" office:value="2" calcext:value-type="float">
            <text:p>2</text:p>
          </table:table-cell>
          <table:table-cell table:formula="of:=INT([.$B66]/([.I$1]/100)+0.999)" office:value-type="float" office:value="2" calcext:value-type="float">
            <text:p>2</text:p>
          </table:table-cell>
          <table:table-cell table:formula="of:=INT([.$B66]/([.J$1]/100)+0.999)" office:value-type="float" office:value="2" calcext:value-type="float">
            <text:p>2</text:p>
          </table:table-cell>
          <table:table-cell table:formula="of:=INT([.$B66]/([.K$1]/100)+0.999)" office:value-type="float" office:value="2" calcext:value-type="float">
            <text:p>2</text:p>
          </table:table-cell>
          <table:table-cell table:formula="of:=INT([.$B66]/([.L$1]/100)+0.999)" office:value-type="float" office:value="3" calcext:value-type="float">
            <text:p>3</text:p>
          </table:table-cell>
          <table:table-cell table:formula="of:=INT([.$B66]/([.M$1]/100)+0.999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35 5DR</text:p>
          </table:table-cell>
          <table:table-cell office:value-type="float" office:value="7.95393835616438" calcext:value-type="float">
            <text:p>7.95393835616438</text:p>
          </table:table-cell>
          <table:table-cell table:formula="of:=INT([.B67]+0.9999)" office:value-type="float" office:value="8" calcext:value-type="float">
            <text:p>8</text:p>
          </table:table-cell>
          <table:table-cell table:formula="of:=INT([.$B67]/([.D$1]/100)+0.999)" office:value-type="float" office:value="9" calcext:value-type="float">
            <text:p>9</text:p>
          </table:table-cell>
          <table:table-cell table:formula="of:=INT([.$B67]/([.E$1]/100)+0.999)" office:value-type="float" office:value="9" calcext:value-type="float">
            <text:p>9</text:p>
          </table:table-cell>
          <table:table-cell table:formula="of:=INT([.$B67]/([.F$1]/100)+0.999)" office:value-type="float" office:value="10" calcext:value-type="float">
            <text:p>10</text:p>
          </table:table-cell>
          <table:table-cell table:formula="of:=INT([.$B67]/([.G$1]/100)+0.999)" office:value-type="float" office:value="10" calcext:value-type="float">
            <text:p>10</text:p>
          </table:table-cell>
          <table:table-cell table:formula="of:=INT([.$B67]/([.H$1]/100)+0.999)" office:value-type="float" office:value="11" calcext:value-type="float">
            <text:p>11</text:p>
          </table:table-cell>
          <table:table-cell table:formula="of:=INT([.$B67]/([.I$1]/100)+0.999)" office:value-type="float" office:value="12" calcext:value-type="float">
            <text:p>12</text:p>
          </table:table-cell>
          <table:table-cell table:formula="of:=INT([.$B67]/([.J$1]/100)+0.999)" office:value-type="float" office:value="13" calcext:value-type="float">
            <text:p>13</text:p>
          </table:table-cell>
          <table:table-cell table:formula="of:=INT([.$B67]/([.K$1]/100)+0.999)" office:value-type="float" office:value="14" calcext:value-type="float">
            <text:p>14</text:p>
          </table:table-cell>
          <table:table-cell table:formula="of:=INT([.$B67]/([.L$1]/100)+0.999)" office:value-type="float" office:value="15" calcext:value-type="float">
            <text:p>15</text:p>
          </table:table-cell>
          <table:table-cell table:formula="of:=INT([.$B67]/([.M$1]/100)+0.999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39 2JW</text:p>
          </table:table-cell>
          <table:table-cell office:value-type="float" office:value="2.67058219178082" calcext:value-type="float">
            <text:p>2.67058219178082</text:p>
          </table:table-cell>
          <table:table-cell table:formula="of:=INT([.B68]+0.9999)" office:value-type="float" office:value="3" calcext:value-type="float">
            <text:p>3</text:p>
          </table:table-cell>
          <table:table-cell table:formula="of:=INT([.$B68]/([.D$1]/100)+0.999)" office:value-type="float" office:value="3" calcext:value-type="float">
            <text:p>3</text:p>
          </table:table-cell>
          <table:table-cell table:formula="of:=INT([.$B68]/([.E$1]/100)+0.999)" office:value-type="float" office:value="3" calcext:value-type="float">
            <text:p>3</text:p>
          </table:table-cell>
          <table:table-cell table:formula="of:=INT([.$B68]/([.F$1]/100)+0.999)" office:value-type="float" office:value="4" calcext:value-type="float">
            <text:p>4</text:p>
          </table:table-cell>
          <table:table-cell table:formula="of:=INT([.$B68]/([.G$1]/100)+0.999)" office:value-type="float" office:value="4" calcext:value-type="float">
            <text:p>4</text:p>
          </table:table-cell>
          <table:table-cell table:formula="of:=INT([.$B68]/([.H$1]/100)+0.999)" office:value-type="float" office:value="4" calcext:value-type="float">
            <text:p>4</text:p>
          </table:table-cell>
          <table:table-cell table:formula="of:=INT([.$B68]/([.I$1]/100)+0.999)" office:value-type="float" office:value="4" calcext:value-type="float">
            <text:p>4</text:p>
          </table:table-cell>
          <table:table-cell table:formula="of:=INT([.$B68]/([.J$1]/100)+0.999)" office:value-type="float" office:value="5" calcext:value-type="float">
            <text:p>5</text:p>
          </table:table-cell>
          <table:table-cell table:formula="of:=INT([.$B68]/([.K$1]/100)+0.999)" office:value-type="float" office:value="5" calcext:value-type="float">
            <text:p>5</text:p>
          </table:table-cell>
          <table:table-cell table:formula="of:=INT([.$B68]/([.L$1]/100)+0.999)" office:value-type="float" office:value="5" calcext:value-type="float">
            <text:p>5</text:p>
          </table:table-cell>
          <table:table-cell table:formula="of:=INT([.$B68]/([.M$1]/100)+0.999)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8 7SS</text:p>
          </table:table-cell>
          <table:table-cell office:value-type="float" office:value="17.0772945205479" calcext:value-type="float">
            <text:p>17.0772945205479</text:p>
          </table:table-cell>
          <table:table-cell table:formula="of:=INT([.B69]+0.9999)" office:value-type="float" office:value="18" calcext:value-type="float">
            <text:p>18</text:p>
          </table:table-cell>
          <table:table-cell table:formula="of:=INT([.$B69]/([.D$1]/100)+0.999)" office:value-type="float" office:value="18" calcext:value-type="float">
            <text:p>18</text:p>
          </table:table-cell>
          <table:table-cell table:formula="of:=INT([.$B69]/([.E$1]/100)+0.999)" office:value-type="float" office:value="19" calcext:value-type="float">
            <text:p>19</text:p>
          </table:table-cell>
          <table:table-cell table:formula="of:=INT([.$B69]/([.F$1]/100)+0.999)" office:value-type="float" office:value="21" calcext:value-type="float">
            <text:p>21</text:p>
          </table:table-cell>
          <table:table-cell table:formula="of:=INT([.$B69]/([.G$1]/100)+0.999)" office:value-type="float" office:value="22" calcext:value-type="float">
            <text:p>22</text:p>
          </table:table-cell>
          <table:table-cell table:formula="of:=INT([.$B69]/([.H$1]/100)+0.999)" office:value-type="float" office:value="23" calcext:value-type="float">
            <text:p>23</text:p>
          </table:table-cell>
          <table:table-cell table:formula="of:=INT([.$B69]/([.I$1]/100)+0.999)" office:value-type="float" office:value="25" calcext:value-type="float">
            <text:p>25</text:p>
          </table:table-cell>
          <table:table-cell table:formula="of:=INT([.$B69]/([.J$1]/100)+0.999)" office:value-type="float" office:value="27" calcext:value-type="float">
            <text:p>27</text:p>
          </table:table-cell>
          <table:table-cell table:formula="of:=INT([.$B69]/([.K$1]/100)+0.999)" office:value-type="float" office:value="29" calcext:value-type="float">
            <text:p>29</text:p>
          </table:table-cell>
          <table:table-cell table:formula="of:=INT([.$B69]/([.L$1]/100)+0.999)" office:value-type="float" office:value="32" calcext:value-type="float">
            <text:p>32</text:p>
          </table:table-cell>
          <table:table-cell table:formula="of:=INT([.$B69]/([.M$1]/100)+0.999)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1 4RP</text:p>
          </table:table-cell>
          <table:table-cell office:value-type="float" office:value="2.74205479452054" calcext:value-type="float">
            <text:p>2.74205479452054</text:p>
          </table:table-cell>
          <table:table-cell table:formula="of:=INT([.B70]+0.9999)" office:value-type="float" office:value="3" calcext:value-type="float">
            <text:p>3</text:p>
          </table:table-cell>
          <table:table-cell table:formula="of:=INT([.$B70]/([.D$1]/100)+0.999)" office:value-type="float" office:value="3" calcext:value-type="float">
            <text:p>3</text:p>
          </table:table-cell>
          <table:table-cell table:formula="of:=INT([.$B70]/([.E$1]/100)+0.999)" office:value-type="float" office:value="4" calcext:value-type="float">
            <text:p>4</text:p>
          </table:table-cell>
          <table:table-cell table:formula="of:=INT([.$B70]/([.F$1]/100)+0.999)" office:value-type="float" office:value="4" calcext:value-type="float">
            <text:p>4</text:p>
          </table:table-cell>
          <table:table-cell table:formula="of:=INT([.$B70]/([.G$1]/100)+0.999)" office:value-type="float" office:value="4" calcext:value-type="float">
            <text:p>4</text:p>
          </table:table-cell>
          <table:table-cell table:formula="of:=INT([.$B70]/([.H$1]/100)+0.999)" office:value-type="float" office:value="4" calcext:value-type="float">
            <text:p>4</text:p>
          </table:table-cell>
          <table:table-cell table:formula="of:=INT([.$B70]/([.I$1]/100)+0.999)" office:value-type="float" office:value="4" calcext:value-type="float">
            <text:p>4</text:p>
          </table:table-cell>
          <table:table-cell table:formula="of:=INT([.$B70]/([.J$1]/100)+0.999)" office:value-type="float" office:value="5" calcext:value-type="float">
            <text:p>5</text:p>
          </table:table-cell>
          <table:table-cell table:formula="of:=INT([.$B70]/([.K$1]/100)+0.999)" office:value-type="float" office:value="5" calcext:value-type="float">
            <text:p>5</text:p>
          </table:table-cell>
          <table:table-cell table:formula="of:=INT([.$B70]/([.L$1]/100)+0.999)" office:value-type="float" office:value="5" calcext:value-type="float">
            <text:p>5</text:p>
          </table:table-cell>
          <table:table-cell table:formula="of:=INT([.$B70]/([.M$1]/100)+0.999)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14 4LF</text:p>
          </table:table-cell>
          <table:table-cell office:value-type="float" office:value="0.899931506849315" calcext:value-type="float">
            <text:p>0.899931506849315</text:p>
          </table:table-cell>
          <table:table-cell table:formula="of:=INT([.B71]+0.9999)" office:value-type="float" office:value="1" calcext:value-type="float">
            <text:p>1</text:p>
          </table:table-cell>
          <table:table-cell table:formula="of:=INT([.$B71]/([.D$1]/100)+0.999)" office:value-type="float" office:value="1" calcext:value-type="float">
            <text:p>1</text:p>
          </table:table-cell>
          <table:table-cell table:formula="of:=INT([.$B71]/([.E$1]/100)+0.999)" office:value-type="float" office:value="1" calcext:value-type="float">
            <text:p>1</text:p>
          </table:table-cell>
          <table:table-cell table:formula="of:=INT([.$B71]/([.F$1]/100)+0.999)" office:value-type="float" office:value="2" calcext:value-type="float">
            <text:p>2</text:p>
          </table:table-cell>
          <table:table-cell table:formula="of:=INT([.$B71]/([.G$1]/100)+0.999)" office:value-type="float" office:value="2" calcext:value-type="float">
            <text:p>2</text:p>
          </table:table-cell>
          <table:table-cell table:formula="of:=INT([.$B71]/([.H$1]/100)+0.999)" office:value-type="float" office:value="2" calcext:value-type="float">
            <text:p>2</text:p>
          </table:table-cell>
          <table:table-cell table:formula="of:=INT([.$B71]/([.I$1]/100)+0.999)" office:value-type="float" office:value="2" calcext:value-type="float">
            <text:p>2</text:p>
          </table:table-cell>
          <table:table-cell table:formula="of:=INT([.$B71]/([.J$1]/100)+0.999)" office:value-type="float" office:value="2" calcext:value-type="float">
            <text:p>2</text:p>
          </table:table-cell>
          <table:table-cell table:formula="of:=INT([.$B71]/([.K$1]/100)+0.999)" office:value-type="float" office:value="2" calcext:value-type="float">
            <text:p>2</text:p>
          </table:table-cell>
          <table:table-cell table:formula="of:=INT([.$B71]/([.L$1]/100)+0.999)" office:value-type="float" office:value="2" calcext:value-type="float">
            <text:p>2</text:p>
          </table:table-cell>
          <table:table-cell table:formula="of:=INT([.$B71]/([.M$1]/100)+0.999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1 5WW</text:p>
          </table:table-cell>
          <table:table-cell office:value-type="float" office:value="14.5094178082191" calcext:value-type="float">
            <text:p>14.5094178082191</text:p>
          </table:table-cell>
          <table:table-cell table:formula="of:=INT([.B72]+0.9999)" office:value-type="float" office:value="15" calcext:value-type="float">
            <text:p>15</text:p>
          </table:table-cell>
          <table:table-cell table:formula="of:=INT([.$B72]/([.D$1]/100)+0.999)" office:value-type="float" office:value="16" calcext:value-type="float">
            <text:p>16</text:p>
          </table:table-cell>
          <table:table-cell table:formula="of:=INT([.$B72]/([.E$1]/100)+0.999)" office:value-type="float" office:value="17" calcext:value-type="float">
            <text:p>17</text:p>
          </table:table-cell>
          <table:table-cell table:formula="of:=INT([.$B72]/([.F$1]/100)+0.999)" office:value-type="float" office:value="18" calcext:value-type="float">
            <text:p>18</text:p>
          </table:table-cell>
          <table:table-cell table:formula="of:=INT([.$B72]/([.G$1]/100)+0.999)" office:value-type="float" office:value="19" calcext:value-type="float">
            <text:p>19</text:p>
          </table:table-cell>
          <table:table-cell table:formula="of:=INT([.$B72]/([.H$1]/100)+0.999)" office:value-type="float" office:value="20" calcext:value-type="float">
            <text:p>20</text:p>
          </table:table-cell>
          <table:table-cell table:formula="of:=INT([.$B72]/([.I$1]/100)+0.999)" office:value-type="float" office:value="21" calcext:value-type="float">
            <text:p>21</text:p>
          </table:table-cell>
          <table:table-cell table:formula="of:=INT([.$B72]/([.J$1]/100)+0.999)" office:value-type="float" office:value="23" calcext:value-type="float">
            <text:p>23</text:p>
          </table:table-cell>
          <table:table-cell table:formula="of:=INT([.$B72]/([.K$1]/100)+0.999)" office:value-type="float" office:value="25" calcext:value-type="float">
            <text:p>25</text:p>
          </table:table-cell>
          <table:table-cell table:formula="of:=INT([.$B72]/([.L$1]/100)+0.999)" office:value-type="float" office:value="27" calcext:value-type="float">
            <text:p>27</text:p>
          </table:table-cell>
          <table:table-cell table:formula="of:=INT([.$B72]/([.M$1]/100)+0.999)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5 4PW</text:p>
          </table:table-cell>
          <table:table-cell office:value-type="float" office:value="1.99455479452054" calcext:value-type="float">
            <text:p>1.99455479452054</text:p>
          </table:table-cell>
          <table:table-cell table:formula="of:=INT([.B73]+0.9999)" office:value-type="float" office:value="2" calcext:value-type="float">
            <text:p>2</text:p>
          </table:table-cell>
          <table:table-cell table:formula="of:=INT([.$B73]/([.D$1]/100)+0.999)" office:value-type="float" office:value="3" calcext:value-type="float">
            <text:p>3</text:p>
          </table:table-cell>
          <table:table-cell table:formula="of:=INT([.$B73]/([.E$1]/100)+0.999)" office:value-type="float" office:value="3" calcext:value-type="float">
            <text:p>3</text:p>
          </table:table-cell>
          <table:table-cell table:formula="of:=INT([.$B73]/([.F$1]/100)+0.999)" office:value-type="float" office:value="3" calcext:value-type="float">
            <text:p>3</text:p>
          </table:table-cell>
          <table:table-cell table:formula="of:=INT([.$B73]/([.G$1]/100)+0.999)" office:value-type="float" office:value="3" calcext:value-type="float">
            <text:p>3</text:p>
          </table:table-cell>
          <table:table-cell table:formula="of:=INT([.$B73]/([.H$1]/100)+0.999)" office:value-type="float" office:value="3" calcext:value-type="float">
            <text:p>3</text:p>
          </table:table-cell>
          <table:table-cell table:formula="of:=INT([.$B73]/([.I$1]/100)+0.999)" office:value-type="float" office:value="3" calcext:value-type="float">
            <text:p>3</text:p>
          </table:table-cell>
          <table:table-cell table:formula="of:=INT([.$B73]/([.J$1]/100)+0.999)" office:value-type="float" office:value="4" calcext:value-type="float">
            <text:p>4</text:p>
          </table:table-cell>
          <table:table-cell table:formula="of:=INT([.$B73]/([.K$1]/100)+0.999)" office:value-type="float" office:value="4" calcext:value-type="float">
            <text:p>4</text:p>
          </table:table-cell>
          <table:table-cell table:formula="of:=INT([.$B73]/([.L$1]/100)+0.999)" office:value-type="float" office:value="4" calcext:value-type="float">
            <text:p>4</text:p>
          </table:table-cell>
          <table:table-cell table:formula="of:=INT([.$B73]/([.M$1]/100)+0.999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N2 5QY</text:p>
          </table:table-cell>
          <table:table-cell office:value-type="float" office:value="3.78462328767123" calcext:value-type="float">
            <text:p>3.78462328767123</text:p>
          </table:table-cell>
          <table:table-cell table:formula="of:=INT([.B74]+0.9999)" office:value-type="float" office:value="4" calcext:value-type="float">
            <text:p>4</text:p>
          </table:table-cell>
          <table:table-cell table:formula="of:=INT([.$B74]/([.D$1]/100)+0.999)" office:value-type="float" office:value="4" calcext:value-type="float">
            <text:p>4</text:p>
          </table:table-cell>
          <table:table-cell table:formula="of:=INT([.$B74]/([.E$1]/100)+0.999)" office:value-type="float" office:value="5" calcext:value-type="float">
            <text:p>5</text:p>
          </table:table-cell>
          <table:table-cell table:formula="of:=INT([.$B74]/([.F$1]/100)+0.999)" office:value-type="float" office:value="5" calcext:value-type="float">
            <text:p>5</text:p>
          </table:table-cell>
          <table:table-cell table:formula="of:=INT([.$B74]/([.G$1]/100)+0.999)" office:value-type="float" office:value="5" calcext:value-type="float">
            <text:p>5</text:p>
          </table:table-cell>
          <table:table-cell table:formula="of:=INT([.$B74]/([.H$1]/100)+0.999)" office:value-type="float" office:value="6" calcext:value-type="float">
            <text:p>6</text:p>
          </table:table-cell>
          <table:table-cell table:formula="of:=INT([.$B74]/([.I$1]/100)+0.999)" office:value-type="float" office:value="6" calcext:value-type="float">
            <text:p>6</text:p>
          </table:table-cell>
          <table:table-cell table:formula="of:=INT([.$B74]/([.J$1]/100)+0.999)" office:value-type="float" office:value="6" calcext:value-type="float">
            <text:p>6</text:p>
          </table:table-cell>
          <table:table-cell table:formula="of:=INT([.$B74]/([.K$1]/100)+0.999)" office:value-type="float" office:value="7" calcext:value-type="float">
            <text:p>7</text:p>
          </table:table-cell>
          <table:table-cell table:formula="of:=INT([.$B74]/([.L$1]/100)+0.999)" office:value-type="float" office:value="7" calcext:value-type="float">
            <text:p>7</text:p>
          </table:table-cell>
          <table:table-cell table:formula="of:=INT([.$B74]/([.M$1]/100)+0.999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S1 3EX</text:p>
          </table:table-cell>
          <table:table-cell office:value-type="float" office:value="25.8193835616438" calcext:value-type="float">
            <text:p>25.8193835616438</text:p>
          </table:table-cell>
          <table:table-cell table:formula="of:=INT([.B75]+0.9999)" office:value-type="float" office:value="26" calcext:value-type="float">
            <text:p>26</text:p>
          </table:table-cell>
          <table:table-cell table:formula="of:=INT([.$B75]/([.D$1]/100)+0.999)" office:value-type="float" office:value="28" calcext:value-type="float">
            <text:p>28</text:p>
          </table:table-cell>
          <table:table-cell table:formula="of:=INT([.$B75]/([.E$1]/100)+0.999)" office:value-type="float" office:value="29" calcext:value-type="float">
            <text:p>29</text:p>
          </table:table-cell>
          <table:table-cell table:formula="of:=INT([.$B75]/([.F$1]/100)+0.999)" office:value-type="float" office:value="31" calcext:value-type="float">
            <text:p>31</text:p>
          </table:table-cell>
          <table:table-cell table:formula="of:=INT([.$B75]/([.G$1]/100)+0.999)" office:value-type="float" office:value="33" calcext:value-type="float">
            <text:p>33</text:p>
          </table:table-cell>
          <table:table-cell table:formula="of:=INT([.$B75]/([.H$1]/100)+0.999)" office:value-type="float" office:value="35" calcext:value-type="float">
            <text:p>35</text:p>
          </table:table-cell>
          <table:table-cell table:formula="of:=INT([.$B75]/([.I$1]/100)+0.999)" office:value-type="float" office:value="37" calcext:value-type="float">
            <text:p>37</text:p>
          </table:table-cell>
          <table:table-cell table:formula="of:=INT([.$B75]/([.J$1]/100)+0.999)" office:value-type="float" office:value="40" calcext:value-type="float">
            <text:p>40</text:p>
          </table:table-cell>
          <table:table-cell table:formula="of:=INT([.$B75]/([.K$1]/100)+0.999)" office:value-type="float" office:value="44" calcext:value-type="float">
            <text:p>44</text:p>
          </table:table-cell>
          <table:table-cell table:formula="of:=INT([.$B75]/([.L$1]/100)+0.999)" office:value-type="float" office:value="47" calcext:value-type="float">
            <text:p>47</text:p>
          </table:table-cell>
          <table:table-cell table:formula="of:=INT([.$B75]/([.M$1]/100)+0.999)" office:value-type="float" office:value="52" calcext:value-type="float">
            <text:p>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4 0DZ</text:p>
          </table:table-cell>
          <table:table-cell office:value-type="float" office:value="22.4194178082191" calcext:value-type="float">
            <text:p>22.4194178082191</text:p>
          </table:table-cell>
          <table:table-cell table:formula="of:=INT([.B76]+0.9999)" office:value-type="float" office:value="23" calcext:value-type="float">
            <text:p>23</text:p>
          </table:table-cell>
          <table:table-cell table:formula="of:=INT([.$B76]/([.D$1]/100)+0.999)" office:value-type="float" office:value="24" calcext:value-type="float">
            <text:p>24</text:p>
          </table:table-cell>
          <table:table-cell table:formula="of:=INT([.$B76]/([.E$1]/100)+0.999)" office:value-type="float" office:value="25" calcext:value-type="float">
            <text:p>25</text:p>
          </table:table-cell>
          <table:table-cell table:formula="of:=INT([.$B76]/([.F$1]/100)+0.999)" office:value-type="float" office:value="27" calcext:value-type="float">
            <text:p>27</text:p>
          </table:table-cell>
          <table:table-cell table:formula="of:=INT([.$B76]/([.G$1]/100)+0.999)" office:value-type="float" office:value="29" calcext:value-type="float">
            <text:p>29</text:p>
          </table:table-cell>
          <table:table-cell table:formula="of:=INT([.$B76]/([.H$1]/100)+0.999)" office:value-type="float" office:value="30" calcext:value-type="float">
            <text:p>30</text:p>
          </table:table-cell>
          <table:table-cell table:formula="of:=INT([.$B76]/([.I$1]/100)+0.999)" office:value-type="float" office:value="33" calcext:value-type="float">
            <text:p>33</text:p>
          </table:table-cell>
          <table:table-cell table:formula="of:=INT([.$B76]/([.J$1]/100)+0.999)" office:value-type="float" office:value="35" calcext:value-type="float">
            <text:p>35</text:p>
          </table:table-cell>
          <table:table-cell table:formula="of:=INT([.$B76]/([.K$1]/100)+0.999)" office:value-type="float" office:value="38" calcext:value-type="float">
            <text:p>38</text:p>
          </table:table-cell>
          <table:table-cell table:formula="of:=INT([.$B76]/([.L$1]/100)+0.999)" office:value-type="float" office:value="41" calcext:value-type="float">
            <text:p>41</text:p>
          </table:table-cell>
          <table:table-cell table:formula="of:=INT([.$B76]/([.M$1]/100)+0.999)"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13 0JH</text:p>
          </table:table-cell>
          <table:table-cell office:value-type="float" office:value="16.3706849315068" calcext:value-type="float">
            <text:p>16.3706849315068</text:p>
          </table:table-cell>
          <table:table-cell table:formula="of:=INT([.B77]+0.9999)" office:value-type="float" office:value="17" calcext:value-type="float">
            <text:p>17</text:p>
          </table:table-cell>
          <table:table-cell table:formula="of:=INT([.$B77]/([.D$1]/100)+0.999)" office:value-type="float" office:value="18" calcext:value-type="float">
            <text:p>18</text:p>
          </table:table-cell>
          <table:table-cell table:formula="of:=INT([.$B77]/([.E$1]/100)+0.999)" office:value-type="float" office:value="19" calcext:value-type="float">
            <text:p>19</text:p>
          </table:table-cell>
          <table:table-cell table:formula="of:=INT([.$B77]/([.F$1]/100)+0.999)" office:value-type="float" office:value="20" calcext:value-type="float">
            <text:p>20</text:p>
          </table:table-cell>
          <table:table-cell table:formula="of:=INT([.$B77]/([.G$1]/100)+0.999)" office:value-type="float" office:value="21" calcext:value-type="float">
            <text:p>21</text:p>
          </table:table-cell>
          <table:table-cell table:formula="of:=INT([.$B77]/([.H$1]/100)+0.999)" office:value-type="float" office:value="22" calcext:value-type="float">
            <text:p>22</text:p>
          </table:table-cell>
          <table:table-cell table:formula="of:=INT([.$B77]/([.I$1]/100)+0.999)" office:value-type="float" office:value="24" calcext:value-type="float">
            <text:p>24</text:p>
          </table:table-cell>
          <table:table-cell table:formula="of:=INT([.$B77]/([.J$1]/100)+0.999)" office:value-type="float" office:value="26" calcext:value-type="float">
            <text:p>26</text:p>
          </table:table-cell>
          <table:table-cell table:formula="of:=INT([.$B77]/([.K$1]/100)+0.999)" office:value-type="float" office:value="28" calcext:value-type="float">
            <text:p>28</text:p>
          </table:table-cell>
          <table:table-cell table:formula="of:=INT([.$B77]/([.L$1]/100)+0.999)" office:value-type="float" office:value="30" calcext:value-type="float">
            <text:p>30</text:p>
          </table:table-cell>
          <table:table-cell table:formula="of:=INT([.$B77]/([.M$1]/100)+0.999)"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23 9LT</text:p>
          </table:table-cell>
          <table:table-cell office:value-type="float" office:value="5.03609589041095" calcext:value-type="float">
            <text:p>5.03609589041095</text:p>
          </table:table-cell>
          <table:table-cell table:formula="of:=INT([.B78]+0.9999)" office:value-type="float" office:value="6" calcext:value-type="float">
            <text:p>6</text:p>
          </table:table-cell>
          <table:table-cell table:formula="of:=INT([.$B78]/([.D$1]/100)+0.999)" office:value-type="float" office:value="6" calcext:value-type="float">
            <text:p>6</text:p>
          </table:table-cell>
          <table:table-cell table:formula="of:=INT([.$B78]/([.E$1]/100)+0.999)" office:value-type="float" office:value="6" calcext:value-type="float">
            <text:p>6</text:p>
          </table:table-cell>
          <table:table-cell table:formula="of:=INT([.$B78]/([.F$1]/100)+0.999)" office:value-type="float" office:value="6" calcext:value-type="float">
            <text:p>6</text:p>
          </table:table-cell>
          <table:table-cell table:formula="of:=INT([.$B78]/([.G$1]/100)+0.999)" office:value-type="float" office:value="7" calcext:value-type="float">
            <text:p>7</text:p>
          </table:table-cell>
          <table:table-cell table:formula="of:=INT([.$B78]/([.H$1]/100)+0.999)" office:value-type="float" office:value="7" calcext:value-type="float">
            <text:p>7</text:p>
          </table:table-cell>
          <table:table-cell table:formula="of:=INT([.$B78]/([.I$1]/100)+0.999)" office:value-type="float" office:value="8" calcext:value-type="float">
            <text:p>8</text:p>
          </table:table-cell>
          <table:table-cell table:formula="of:=INT([.$B78]/([.J$1]/100)+0.999)" office:value-type="float" office:value="8" calcext:value-type="float">
            <text:p>8</text:p>
          </table:table-cell>
          <table:table-cell table:formula="of:=INT([.$B78]/([.K$1]/100)+0.999)" office:value-type="float" office:value="9" calcext:value-type="float">
            <text:p>9</text:p>
          </table:table-cell>
          <table:table-cell table:formula="of:=INT([.$B78]/([.L$1]/100)+0.999)" office:value-type="float" office:value="10" calcext:value-type="float">
            <text:p>10</text:p>
          </table:table-cell>
          <table:table-cell table:formula="of:=INT([.$B78]/([.M$1]/100)+0.999)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8 5RL</text:p>
          </table:table-cell>
          <table:table-cell office:value-type="float" office:value="6.19407534246575" calcext:value-type="float">
            <text:p>6.19407534246575</text:p>
          </table:table-cell>
          <table:table-cell table:formula="of:=INT([.B79]+0.9999)" office:value-type="float" office:value="7" calcext:value-type="float">
            <text:p>7</text:p>
          </table:table-cell>
          <table:table-cell table:formula="of:=INT([.$B79]/([.D$1]/100)+0.999)" office:value-type="float" office:value="7" calcext:value-type="float">
            <text:p>7</text:p>
          </table:table-cell>
          <table:table-cell table:formula="of:=INT([.$B79]/([.E$1]/100)+0.999)" office:value-type="float" office:value="7" calcext:value-type="float">
            <text:p>7</text:p>
          </table:table-cell>
          <table:table-cell table:formula="of:=INT([.$B79]/([.F$1]/100)+0.999)" office:value-type="float" office:value="8" calcext:value-type="float">
            <text:p>8</text:p>
          </table:table-cell>
          <table:table-cell table:formula="of:=INT([.$B79]/([.G$1]/100)+0.999)" office:value-type="float" office:value="8" calcext:value-type="float">
            <text:p>8</text:p>
          </table:table-cell>
          <table:table-cell table:formula="of:=INT([.$B79]/([.H$1]/100)+0.999)" office:value-type="float" office:value="9" calcext:value-type="float">
            <text:p>9</text:p>
          </table:table-cell>
          <table:table-cell table:formula="of:=INT([.$B79]/([.I$1]/100)+0.999)" office:value-type="float" office:value="9" calcext:value-type="float">
            <text:p>9</text:p>
          </table:table-cell>
          <table:table-cell table:formula="of:=INT([.$B79]/([.J$1]/100)+0.999)" office:value-type="float" office:value="10" calcext:value-type="float">
            <text:p>10</text:p>
          </table:table-cell>
          <table:table-cell table:formula="of:=INT([.$B79]/([.K$1]/100)+0.999)" office:value-type="float" office:value="11" calcext:value-type="float">
            <text:p>11</text:p>
          </table:table-cell>
          <table:table-cell table:formula="of:=INT([.$B79]/([.L$1]/100)+0.999)" office:value-type="float" office:value="12" calcext:value-type="float">
            <text:p>12</text:p>
          </table:table-cell>
          <table:table-cell table:formula="of:=INT([.$B79]/([.M$1]/100)+0.999)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7 5NY</text:p>
          </table:table-cell>
          <table:table-cell office:value-type="float" office:value="18.1536986301369" calcext:value-type="float">
            <text:p>18.1536986301369</text:p>
          </table:table-cell>
          <table:table-cell table:formula="of:=INT([.B80]+0.9999)" office:value-type="float" office:value="19" calcext:value-type="float">
            <text:p>19</text:p>
          </table:table-cell>
          <table:table-cell table:formula="of:=INT([.$B80]/([.D$1]/100)+0.999)" office:value-type="float" office:value="20" calcext:value-type="float">
            <text:p>20</text:p>
          </table:table-cell>
          <table:table-cell table:formula="of:=INT([.$B80]/([.E$1]/100)+0.999)" office:value-type="float" office:value="21" calcext:value-type="float">
            <text:p>21</text:p>
          </table:table-cell>
          <table:table-cell table:formula="of:=INT([.$B80]/([.F$1]/100)+0.999)" office:value-type="float" office:value="22" calcext:value-type="float">
            <text:p>22</text:p>
          </table:table-cell>
          <table:table-cell table:formula="of:=INT([.$B80]/([.G$1]/100)+0.999)" office:value-type="float" office:value="23" calcext:value-type="float">
            <text:p>23</text:p>
          </table:table-cell>
          <table:table-cell table:formula="of:=INT([.$B80]/([.H$1]/100)+0.999)" office:value-type="float" office:value="25" calcext:value-type="float">
            <text:p>25</text:p>
          </table:table-cell>
          <table:table-cell table:formula="of:=INT([.$B80]/([.I$1]/100)+0.999)" office:value-type="float" office:value="26" calcext:value-type="float">
            <text:p>26</text:p>
          </table:table-cell>
          <table:table-cell table:formula="of:=INT([.$B80]/([.J$1]/100)+0.999)" office:value-type="float" office:value="28" calcext:value-type="float">
            <text:p>28</text:p>
          </table:table-cell>
          <table:table-cell table:formula="of:=INT([.$B80]/([.K$1]/100)+0.999)" office:value-type="float" office:value="31" calcext:value-type="float">
            <text:p>31</text:p>
          </table:table-cell>
          <table:table-cell table:formula="of:=INT([.$B80]/([.L$1]/100)+0.999)" office:value-type="float" office:value="34" calcext:value-type="float">
            <text:p>34</text:p>
          </table:table-cell>
          <table:table-cell table:formula="of:=INT([.$B80]/([.M$1]/100)+0.999)" office:value-type="float" office:value="37" calcext:value-type="float">
            <text:p>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K42 9DJ</text:p>
          </table:table-cell>
          <table:table-cell office:value-type="float" office:value="2.17044520547945" calcext:value-type="float">
            <text:p>2.17044520547945</text:p>
          </table:table-cell>
          <table:table-cell table:formula="of:=INT([.B81]+0.9999)" office:value-type="float" office:value="3" calcext:value-type="float">
            <text:p>3</text:p>
          </table:table-cell>
          <table:table-cell table:formula="of:=INT([.$B81]/([.D$1]/100)+0.999)" office:value-type="float" office:value="3" calcext:value-type="float">
            <text:p>3</text:p>
          </table:table-cell>
          <table:table-cell table:formula="of:=INT([.$B81]/([.E$1]/100)+0.999)" office:value-type="float" office:value="3" calcext:value-type="float">
            <text:p>3</text:p>
          </table:table-cell>
          <table:table-cell table:formula="of:=INT([.$B81]/([.F$1]/100)+0.999)" office:value-type="float" office:value="3" calcext:value-type="float">
            <text:p>3</text:p>
          </table:table-cell>
          <table:table-cell table:formula="of:=INT([.$B81]/([.G$1]/100)+0.999)" office:value-type="float" office:value="3" calcext:value-type="float">
            <text:p>3</text:p>
          </table:table-cell>
          <table:table-cell table:formula="of:=INT([.$B81]/([.H$1]/100)+0.999)" office:value-type="float" office:value="3" calcext:value-type="float">
            <text:p>3</text:p>
          </table:table-cell>
          <table:table-cell table:formula="of:=INT([.$B81]/([.I$1]/100)+0.999)" office:value-type="float" office:value="4" calcext:value-type="float">
            <text:p>4</text:p>
          </table:table-cell>
          <table:table-cell table:formula="of:=INT([.$B81]/([.J$1]/100)+0.999)" office:value-type="float" office:value="4" calcext:value-type="float">
            <text:p>4</text:p>
          </table:table-cell>
          <table:table-cell table:formula="of:=INT([.$B81]/([.K$1]/100)+0.999)" office:value-type="float" office:value="4" calcext:value-type="float">
            <text:p>4</text:p>
          </table:table-cell>
          <table:table-cell table:formula="of:=INT([.$B81]/([.L$1]/100)+0.999)" office:value-type="float" office:value="4" calcext:value-type="float">
            <text:p>4</text:p>
          </table:table-cell>
          <table:table-cell table:formula="of:=INT([.$B81]/([.M$1]/100)+0.999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K6 5LD</text:p>
          </table:table-cell>
          <table:table-cell office:value-type="float" office:value="5.46732876712328" calcext:value-type="float">
            <text:p>5.46732876712328</text:p>
          </table:table-cell>
          <table:table-cell table:formula="of:=INT([.B82]+0.9999)" office:value-type="float" office:value="6" calcext:value-type="float">
            <text:p>6</text:p>
          </table:table-cell>
          <table:table-cell table:formula="of:=INT([.$B82]/([.D$1]/100)+0.999)" office:value-type="float" office:value="6" calcext:value-type="float">
            <text:p>6</text:p>
          </table:table-cell>
          <table:table-cell table:formula="of:=INT([.$B82]/([.E$1]/100)+0.999)" office:value-type="float" office:value="7" calcext:value-type="float">
            <text:p>7</text:p>
          </table:table-cell>
          <table:table-cell table:formula="of:=INT([.$B82]/([.F$1]/100)+0.999)" office:value-type="float" office:value="7" calcext:value-type="float">
            <text:p>7</text:p>
          </table:table-cell>
          <table:table-cell table:formula="of:=INT([.$B82]/([.G$1]/100)+0.999)" office:value-type="float" office:value="7" calcext:value-type="float">
            <text:p>7</text:p>
          </table:table-cell>
          <table:table-cell table:formula="of:=INT([.$B82]/([.H$1]/100)+0.999)" office:value-type="float" office:value="8" calcext:value-type="float">
            <text:p>8</text:p>
          </table:table-cell>
          <table:table-cell table:formula="of:=INT([.$B82]/([.I$1]/100)+0.999)" office:value-type="float" office:value="8" calcext:value-type="float">
            <text:p>8</text:p>
          </table:table-cell>
          <table:table-cell table:formula="of:=INT([.$B82]/([.J$1]/100)+0.999)" office:value-type="float" office:value="9" calcext:value-type="float">
            <text:p>9</text:p>
          </table:table-cell>
          <table:table-cell table:formula="of:=INT([.$B82]/([.K$1]/100)+0.999)" office:value-type="float" office:value="10" calcext:value-type="float">
            <text:p>10</text:p>
          </table:table-cell>
          <table:table-cell table:formula="of:=INT([.$B82]/([.L$1]/100)+0.999)" office:value-type="float" office:value="10" calcext:value-type="float">
            <text:p>10</text:p>
          </table:table-cell>
          <table:table-cell table:formula="of:=INT([.$B82]/([.M$1]/100)+0.999)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18 1QX</text:p>
          </table:table-cell>
          <table:table-cell office:value-type="float" office:value="10.1750342465753" calcext:value-type="float">
            <text:p>10.1750342465753</text:p>
          </table:table-cell>
          <table:table-cell table:formula="of:=INT([.B83]+0.9999)" office:value-type="float" office:value="11" calcext:value-type="float">
            <text:p>11</text:p>
          </table:table-cell>
          <table:table-cell table:formula="of:=INT([.$B83]/([.D$1]/100)+0.999)" office:value-type="float" office:value="11" calcext:value-type="float">
            <text:p>11</text:p>
          </table:table-cell>
          <table:table-cell table:formula="of:=INT([.$B83]/([.E$1]/100)+0.999)" office:value-type="float" office:value="12" calcext:value-type="float">
            <text:p>12</text:p>
          </table:table-cell>
          <table:table-cell table:formula="of:=INT([.$B83]/([.F$1]/100)+0.999)" office:value-type="float" office:value="12" calcext:value-type="float">
            <text:p>12</text:p>
          </table:table-cell>
          <table:table-cell table:formula="of:=INT([.$B83]/([.G$1]/100)+0.999)" office:value-type="float" office:value="13" calcext:value-type="float">
            <text:p>13</text:p>
          </table:table-cell>
          <table:table-cell table:formula="of:=INT([.$B83]/([.H$1]/100)+0.999)" office:value-type="float" office:value="14" calcext:value-type="float">
            <text:p>14</text:p>
          </table:table-cell>
          <table:table-cell table:formula="of:=INT([.$B83]/([.I$1]/100)+0.999)" office:value-type="float" office:value="15" calcext:value-type="float">
            <text:p>15</text:p>
          </table:table-cell>
          <table:table-cell table:formula="of:=INT([.$B83]/([.J$1]/100)+0.999)" office:value-type="float" office:value="16" calcext:value-type="float">
            <text:p>16</text:p>
          </table:table-cell>
          <table:table-cell table:formula="of:=INT([.$B83]/([.K$1]/100)+0.999)" office:value-type="float" office:value="17" calcext:value-type="float">
            <text:p>17</text:p>
          </table:table-cell>
          <table:table-cell table:formula="of:=INT([.$B83]/([.L$1]/100)+0.999)" office:value-type="float" office:value="19" calcext:value-type="float">
            <text:p>19</text:p>
          </table:table-cell>
          <table:table-cell table:formula="of:=INT([.$B83]/([.M$1]/100)+0.999)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19 5NF</text:p>
          </table:table-cell>
          <table:table-cell office:value-type="float" office:value="5.25962328767123" calcext:value-type="float">
            <text:p>5.25962328767123</text:p>
          </table:table-cell>
          <table:table-cell table:formula="of:=INT([.B84]+0.9999)" office:value-type="float" office:value="6" calcext:value-type="float">
            <text:p>6</text:p>
          </table:table-cell>
          <table:table-cell table:formula="of:=INT([.$B84]/([.D$1]/100)+0.999)" office:value-type="float" office:value="6" calcext:value-type="float">
            <text:p>6</text:p>
          </table:table-cell>
          <table:table-cell table:formula="of:=INT([.$B84]/([.E$1]/100)+0.999)" office:value-type="float" office:value="6" calcext:value-type="float">
            <text:p>6</text:p>
          </table:table-cell>
          <table:table-cell table:formula="of:=INT([.$B84]/([.F$1]/100)+0.999)" office:value-type="float" office:value="7" calcext:value-type="float">
            <text:p>7</text:p>
          </table:table-cell>
          <table:table-cell table:formula="of:=INT([.$B84]/([.G$1]/100)+0.999)" office:value-type="float" office:value="7" calcext:value-type="float">
            <text:p>7</text:p>
          </table:table-cell>
          <table:table-cell table:formula="of:=INT([.$B84]/([.H$1]/100)+0.999)" office:value-type="float" office:value="8" calcext:value-type="float">
            <text:p>8</text:p>
          </table:table-cell>
          <table:table-cell table:formula="of:=INT([.$B84]/([.I$1]/100)+0.999)" office:value-type="float" office:value="8" calcext:value-type="float">
            <text:p>8</text:p>
          </table:table-cell>
          <table:table-cell table:formula="of:=INT([.$B84]/([.J$1]/100)+0.999)" office:value-type="float" office:value="9" calcext:value-type="float">
            <text:p>9</text:p>
          </table:table-cell>
          <table:table-cell table:formula="of:=INT([.$B84]/([.K$1]/100)+0.999)" office:value-type="float" office:value="9" calcext:value-type="float">
            <text:p>9</text:p>
          </table:table-cell>
          <table:table-cell table:formula="of:=INT([.$B84]/([.L$1]/100)+0.999)" office:value-type="float" office:value="10" calcext:value-type="float">
            <text:p>10</text:p>
          </table:table-cell>
          <table:table-cell table:formula="of:=INT([.$B84]/([.M$1]/100)+0.999)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1 4LP</text:p>
          </table:table-cell>
          <table:table-cell office:value-type="float" office:value="20.134006849315" calcext:value-type="float">
            <text:p>20.134006849315</text:p>
          </table:table-cell>
          <table:table-cell table:formula="of:=INT([.B85]+0.9999)" office:value-type="float" office:value="21" calcext:value-type="float">
            <text:p>21</text:p>
          </table:table-cell>
          <table:table-cell table:formula="of:=INT([.$B85]/([.D$1]/100)+0.999)" office:value-type="float" office:value="22" calcext:value-type="float">
            <text:p>22</text:p>
          </table:table-cell>
          <table:table-cell table:formula="of:=INT([.$B85]/([.E$1]/100)+0.999)" office:value-type="float" office:value="23" calcext:value-type="float">
            <text:p>23</text:p>
          </table:table-cell>
          <table:table-cell table:formula="of:=INT([.$B85]/([.F$1]/100)+0.999)" office:value-type="float" office:value="24" calcext:value-type="float">
            <text:p>24</text:p>
          </table:table-cell>
          <table:table-cell table:formula="of:=INT([.$B85]/([.G$1]/100)+0.999)" office:value-type="float" office:value="26" calcext:value-type="float">
            <text:p>26</text:p>
          </table:table-cell>
          <table:table-cell table:formula="of:=INT([.$B85]/([.H$1]/100)+0.999)" office:value-type="float" office:value="27" calcext:value-type="float">
            <text:p>27</text:p>
          </table:table-cell>
          <table:table-cell table:formula="of:=INT([.$B85]/([.I$1]/100)+0.999)" office:value-type="float" office:value="29" calcext:value-type="float">
            <text:p>29</text:p>
          </table:table-cell>
          <table:table-cell table:formula="of:=INT([.$B85]/([.J$1]/100)+0.999)" office:value-type="float" office:value="31" calcext:value-type="float">
            <text:p>31</text:p>
          </table:table-cell>
          <table:table-cell table:formula="of:=INT([.$B85]/([.K$1]/100)+0.999)" office:value-type="float" office:value="34" calcext:value-type="float">
            <text:p>34</text:p>
          </table:table-cell>
          <table:table-cell table:formula="of:=INT([.$B85]/([.L$1]/100)+0.999)" office:value-type="float" office:value="37" calcext:value-type="float">
            <text:p>37</text:p>
          </table:table-cell>
          <table:table-cell table:formula="of:=INT([.$B85]/([.M$1]/100)+0.999)"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34 0PL</text:p>
          </table:table-cell>
          <table:table-cell office:value-type="float" office:value="1.53698630136986" calcext:value-type="float">
            <text:p>1.53698630136986</text:p>
          </table:table-cell>
          <table:table-cell table:formula="of:=INT([.B86]+0.9999)" office:value-type="float" office:value="2" calcext:value-type="float">
            <text:p>2</text:p>
          </table:table-cell>
          <table:table-cell table:formula="of:=INT([.$B86]/([.D$1]/100)+0.999)" office:value-type="float" office:value="2" calcext:value-type="float">
            <text:p>2</text:p>
          </table:table-cell>
          <table:table-cell table:formula="of:=INT([.$B86]/([.E$1]/100)+0.999)" office:value-type="float" office:value="2" calcext:value-type="float">
            <text:p>2</text:p>
          </table:table-cell>
          <table:table-cell table:formula="of:=INT([.$B86]/([.F$1]/100)+0.999)" office:value-type="float" office:value="2" calcext:value-type="float">
            <text:p>2</text:p>
          </table:table-cell>
          <table:table-cell table:formula="of:=INT([.$B86]/([.G$1]/100)+0.999)" office:value-type="float" office:value="2" calcext:value-type="float">
            <text:p>2</text:p>
          </table:table-cell>
          <table:table-cell table:formula="of:=INT([.$B86]/([.H$1]/100)+0.999)" office:value-type="float" office:value="3" calcext:value-type="float">
            <text:p>3</text:p>
          </table:table-cell>
          <table:table-cell table:formula="of:=INT([.$B86]/([.I$1]/100)+0.999)" office:value-type="float" office:value="3" calcext:value-type="float">
            <text:p>3</text:p>
          </table:table-cell>
          <table:table-cell table:formula="of:=INT([.$B86]/([.J$1]/100)+0.999)" office:value-type="float" office:value="3" calcext:value-type="float">
            <text:p>3</text:p>
          </table:table-cell>
          <table:table-cell table:formula="of:=INT([.$B86]/([.K$1]/100)+0.999)" office:value-type="float" office:value="3" calcext:value-type="float">
            <text:p>3</text:p>
          </table:table-cell>
          <table:table-cell table:formula="of:=INT([.$B86]/([.L$1]/100)+0.999)" office:value-type="float" office:value="3" calcext:value-type="float">
            <text:p>3</text:p>
          </table:table-cell>
          <table:table-cell table:formula="of:=INT([.$B86]/([.M$1]/100)+0.999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63 9FL</text:p>
          </table:table-cell>
          <table:table-cell office:value-type="float" office:value="1.78931506849315" calcext:value-type="float">
            <text:p>1.78931506849315</text:p>
          </table:table-cell>
          <table:table-cell table:formula="of:=INT([.B87]+0.9999)" office:value-type="float" office:value="2" calcext:value-type="float">
            <text:p>2</text:p>
          </table:table-cell>
          <table:table-cell table:formula="of:=INT([.$B87]/([.D$1]/100)+0.999)" office:value-type="float" office:value="2" calcext:value-type="float">
            <text:p>2</text:p>
          </table:table-cell>
          <table:table-cell table:formula="of:=INT([.$B87]/([.E$1]/100)+0.999)" office:value-type="float" office:value="2" calcext:value-type="float">
            <text:p>2</text:p>
          </table:table-cell>
          <table:table-cell table:formula="of:=INT([.$B87]/([.F$1]/100)+0.999)" office:value-type="float" office:value="3" calcext:value-type="float">
            <text:p>3</text:p>
          </table:table-cell>
          <table:table-cell table:formula="of:=INT([.$B87]/([.G$1]/100)+0.999)" office:value-type="float" office:value="3" calcext:value-type="float">
            <text:p>3</text:p>
          </table:table-cell>
          <table:table-cell table:formula="of:=INT([.$B87]/([.H$1]/100)+0.999)" office:value-type="float" office:value="3" calcext:value-type="float">
            <text:p>3</text:p>
          </table:table-cell>
          <table:table-cell table:formula="of:=INT([.$B87]/([.I$1]/100)+0.999)" office:value-type="float" office:value="3" calcext:value-type="float">
            <text:p>3</text:p>
          </table:table-cell>
          <table:table-cell table:formula="of:=INT([.$B87]/([.J$1]/100)+0.999)" office:value-type="float" office:value="3" calcext:value-type="float">
            <text:p>3</text:p>
          </table:table-cell>
          <table:table-cell table:formula="of:=INT([.$B87]/([.K$1]/100)+0.999)" office:value-type="float" office:value="3" calcext:value-type="float">
            <text:p>3</text:p>
          </table:table-cell>
          <table:table-cell table:formula="of:=INT([.$B87]/([.L$1]/100)+0.999)" office:value-type="float" office:value="4" calcext:value-type="float">
            <text:p>4</text:p>
          </table:table-cell>
          <table:table-cell table:formula="of:=INT([.$B87]/([.M$1]/100)+0.999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9 6SX</text:p>
          </table:table-cell>
          <table:table-cell office:value-type="float" office:value="1.65705479452054" calcext:value-type="float">
            <text:p>1.65705479452054</text:p>
          </table:table-cell>
          <table:table-cell table:formula="of:=INT([.B88]+0.9999)" office:value-type="float" office:value="2" calcext:value-type="float">
            <text:p>2</text:p>
          </table:table-cell>
          <table:table-cell table:formula="of:=INT([.$B88]/([.D$1]/100)+0.999)" office:value-type="float" office:value="2" calcext:value-type="float">
            <text:p>2</text:p>
          </table:table-cell>
          <table:table-cell table:formula="of:=INT([.$B88]/([.E$1]/100)+0.999)" office:value-type="float" office:value="2" calcext:value-type="float">
            <text:p>2</text:p>
          </table:table-cell>
          <table:table-cell table:formula="of:=INT([.$B88]/([.F$1]/100)+0.999)" office:value-type="float" office:value="2" calcext:value-type="float">
            <text:p>2</text:p>
          </table:table-cell>
          <table:table-cell table:formula="of:=INT([.$B88]/([.G$1]/100)+0.999)" office:value-type="float" office:value="3" calcext:value-type="float">
            <text:p>3</text:p>
          </table:table-cell>
          <table:table-cell table:formula="of:=INT([.$B88]/([.H$1]/100)+0.999)" office:value-type="float" office:value="3" calcext:value-type="float">
            <text:p>3</text:p>
          </table:table-cell>
          <table:table-cell table:formula="of:=INT([.$B88]/([.I$1]/100)+0.999)" office:value-type="float" office:value="3" calcext:value-type="float">
            <text:p>3</text:p>
          </table:table-cell>
          <table:table-cell table:formula="of:=INT([.$B88]/([.J$1]/100)+0.999)" office:value-type="float" office:value="3" calcext:value-type="float">
            <text:p>3</text:p>
          </table:table-cell>
          <table:table-cell table:formula="of:=INT([.$B88]/([.K$1]/100)+0.999)" office:value-type="float" office:value="3" calcext:value-type="float">
            <text:p>3</text:p>
          </table:table-cell>
          <table:table-cell table:formula="of:=INT([.$B88]/([.L$1]/100)+0.999)" office:value-type="float" office:value="4" calcext:value-type="float">
            <text:p>4</text:p>
          </table:table-cell>
          <table:table-cell table:formula="of:=INT([.$B88]/([.M$1]/100)+0.999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G17 4JL</text:p>
          </table:table-cell>
          <table:table-cell office:value-type="float" office:value="4.04239726027397" calcext:value-type="float">
            <text:p>4.04239726027397</text:p>
          </table:table-cell>
          <table:table-cell table:formula="of:=INT([.B89]+0.9999)" office:value-type="float" office:value="5" calcext:value-type="float">
            <text:p>5</text:p>
          </table:table-cell>
          <table:table-cell table:formula="of:=INT([.$B89]/([.D$1]/100)+0.999)" office:value-type="float" office:value="5" calcext:value-type="float">
            <text:p>5</text:p>
          </table:table-cell>
          <table:table-cell table:formula="of:=INT([.$B89]/([.E$1]/100)+0.999)" office:value-type="float" office:value="5" calcext:value-type="float">
            <text:p>5</text:p>
          </table:table-cell>
          <table:table-cell table:formula="of:=INT([.$B89]/([.F$1]/100)+0.999)" office:value-type="float" office:value="5" calcext:value-type="float">
            <text:p>5</text:p>
          </table:table-cell>
          <table:table-cell table:formula="of:=INT([.$B89]/([.G$1]/100)+0.999)" office:value-type="float" office:value="6" calcext:value-type="float">
            <text:p>6</text:p>
          </table:table-cell>
          <table:table-cell table:formula="of:=INT([.$B89]/([.H$1]/100)+0.999)" office:value-type="float" office:value="6" calcext:value-type="float">
            <text:p>6</text:p>
          </table:table-cell>
          <table:table-cell table:formula="of:=INT([.$B89]/([.I$1]/100)+0.999)" office:value-type="float" office:value="6" calcext:value-type="float">
            <text:p>6</text:p>
          </table:table-cell>
          <table:table-cell table:formula="of:=INT([.$B89]/([.J$1]/100)+0.999)" office:value-type="float" office:value="7" calcext:value-type="float">
            <text:p>7</text:p>
          </table:table-cell>
          <table:table-cell table:formula="of:=INT([.$B89]/([.K$1]/100)+0.999)" office:value-type="float" office:value="7" calcext:value-type="float">
            <text:p>7</text:p>
          </table:table-cell>
          <table:table-cell table:formula="of:=INT([.$B89]/([.L$1]/100)+0.999)" office:value-type="float" office:value="8" calcext:value-type="float">
            <text:p>8</text:p>
          </table:table-cell>
          <table:table-cell table:formula="of:=INT([.$B89]/([.M$1]/100)+0.999)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G5 1PB</text:p>
          </table:table-cell>
          <table:table-cell office:value-type="float" office:value="9.89287671232876" calcext:value-type="float">
            <text:p>9.89287671232876</text:p>
          </table:table-cell>
          <table:table-cell table:formula="of:=INT([.B90]+0.9999)" office:value-type="float" office:value="10" calcext:value-type="float">
            <text:p>10</text:p>
          </table:table-cell>
          <table:table-cell table:formula="of:=INT([.$B90]/([.D$1]/100)+0.999)" office:value-type="float" office:value="11" calcext:value-type="float">
            <text:p>11</text:p>
          </table:table-cell>
          <table:table-cell table:formula="of:=INT([.$B90]/([.E$1]/100)+0.999)" office:value-type="float" office:value="11" calcext:value-type="float">
            <text:p>11</text:p>
          </table:table-cell>
          <table:table-cell table:formula="of:=INT([.$B90]/([.F$1]/100)+0.999)" office:value-type="float" office:value="12" calcext:value-type="float">
            <text:p>12</text:p>
          </table:table-cell>
          <table:table-cell table:formula="of:=INT([.$B90]/([.G$1]/100)+0.999)" office:value-type="float" office:value="13" calcext:value-type="float">
            <text:p>13</text:p>
          </table:table-cell>
          <table:table-cell table:formula="of:=INT([.$B90]/([.H$1]/100)+0.999)" office:value-type="float" office:value="14" calcext:value-type="float">
            <text:p>14</text:p>
          </table:table-cell>
          <table:table-cell table:formula="of:=INT([.$B90]/([.I$1]/100)+0.999)" office:value-type="float" office:value="15" calcext:value-type="float">
            <text:p>15</text:p>
          </table:table-cell>
          <table:table-cell table:formula="of:=INT([.$B90]/([.J$1]/100)+0.999)" office:value-type="float" office:value="16" calcext:value-type="float">
            <text:p>16</text:p>
          </table:table-cell>
          <table:table-cell table:formula="of:=INT([.$B90]/([.K$1]/100)+0.999)" office:value-type="float" office:value="17" calcext:value-type="float">
            <text:p>17</text:p>
          </table:table-cell>
          <table:table-cell table:formula="of:=INT([.$B90]/([.L$1]/100)+0.999)" office:value-type="float" office:value="18" calcext:value-type="float">
            <text:p>18</text:p>
          </table:table-cell>
          <table:table-cell table:formula="of:=INT([.$B90]/([.M$1]/100)+0.999)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G7 2UH</text:p>
          </table:table-cell>
          <table:table-cell office:value-type="float" office:value="14.0326369863013" calcext:value-type="float">
            <text:p>14.0326369863013</text:p>
          </table:table-cell>
          <table:table-cell table:formula="of:=INT([.B91]+0.9999)" office:value-type="float" office:value="15" calcext:value-type="float">
            <text:p>15</text:p>
          </table:table-cell>
          <table:table-cell table:formula="of:=INT([.$B91]/([.D$1]/100)+0.999)" office:value-type="float" office:value="15" calcext:value-type="float">
            <text:p>15</text:p>
          </table:table-cell>
          <table:table-cell table:formula="of:=INT([.$B91]/([.E$1]/100)+0.999)" office:value-type="float" office:value="16" calcext:value-type="float">
            <text:p>16</text:p>
          </table:table-cell>
          <table:table-cell table:formula="of:=INT([.$B91]/([.F$1]/100)+0.999)" office:value-type="float" office:value="17" calcext:value-type="float">
            <text:p>17</text:p>
          </table:table-cell>
          <table:table-cell table:formula="of:=INT([.$B91]/([.G$1]/100)+0.999)" office:value-type="float" office:value="18" calcext:value-type="float">
            <text:p>18</text:p>
          </table:table-cell>
          <table:table-cell table:formula="of:=INT([.$B91]/([.H$1]/100)+0.999)" office:value-type="float" office:value="19" calcext:value-type="float">
            <text:p>19</text:p>
          </table:table-cell>
          <table:table-cell table:formula="of:=INT([.$B91]/([.I$1]/100)+0.999)" office:value-type="float" office:value="21" calcext:value-type="float">
            <text:p>21</text:p>
          </table:table-cell>
          <table:table-cell table:formula="of:=INT([.$B91]/([.J$1]/100)+0.999)" office:value-type="float" office:value="22" calcext:value-type="float">
            <text:p>22</text:p>
          </table:table-cell>
          <table:table-cell table:formula="of:=INT([.$B91]/([.K$1]/100)+0.999)" office:value-type="float" office:value="24" calcext:value-type="float">
            <text:p>24</text:p>
          </table:table-cell>
          <table:table-cell table:formula="of:=INT([.$B91]/([.L$1]/100)+0.999)" office:value-type="float" office:value="26" calcext:value-type="float">
            <text:p>26</text:p>
          </table:table-cell>
          <table:table-cell table:formula="of:=INT([.$B91]/([.M$1]/100)+0.999)"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N1 5BD</text:p>
          </table:table-cell>
          <table:table-cell office:value-type="float" office:value="5.64513698630137" calcext:value-type="float">
            <text:p>5.64513698630137</text:p>
          </table:table-cell>
          <table:table-cell table:formula="of:=INT([.B92]+0.9999)" office:value-type="float" office:value="6" calcext:value-type="float">
            <text:p>6</text:p>
          </table:table-cell>
          <table:table-cell table:formula="of:=INT([.$B92]/([.D$1]/100)+0.999)" office:value-type="float" office:value="6" calcext:value-type="float">
            <text:p>6</text:p>
          </table:table-cell>
          <table:table-cell table:formula="of:=INT([.$B92]/([.E$1]/100)+0.999)" office:value-type="float" office:value="7" calcext:value-type="float">
            <text:p>7</text:p>
          </table:table-cell>
          <table:table-cell table:formula="of:=INT([.$B92]/([.F$1]/100)+0.999)" office:value-type="float" office:value="7" calcext:value-type="float">
            <text:p>7</text:p>
          </table:table-cell>
          <table:table-cell table:formula="of:=INT([.$B92]/([.G$1]/100)+0.999)" office:value-type="float" office:value="8" calcext:value-type="float">
            <text:p>8</text:p>
          </table:table-cell>
          <table:table-cell table:formula="of:=INT([.$B92]/([.H$1]/100)+0.999)" office:value-type="float" office:value="8" calcext:value-type="float">
            <text:p>8</text:p>
          </table:table-cell>
          <table:table-cell table:formula="of:=INT([.$B92]/([.I$1]/100)+0.999)" office:value-type="float" office:value="9" calcext:value-type="float">
            <text:p>9</text:p>
          </table:table-cell>
          <table:table-cell table:formula="of:=INT([.$B92]/([.J$1]/100)+0.999)" office:value-type="float" office:value="9" calcext:value-type="float">
            <text:p>9</text:p>
          </table:table-cell>
          <table:table-cell table:formula="of:=INT([.$B92]/([.K$1]/100)+0.999)" office:value-type="float" office:value="10" calcext:value-type="float">
            <text:p>10</text:p>
          </table:table-cell>
          <table:table-cell table:formula="of:=INT([.$B92]/([.L$1]/100)+0.999)" office:value-type="float" office:value="11" calcext:value-type="float">
            <text:p>11</text:p>
          </table:table-cell>
          <table:table-cell table:formula="of:=INT([.$B92]/([.M$1]/100)+0.999)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N16 8UZ</text:p>
          </table:table-cell>
          <table:table-cell office:value-type="float" office:value="3.68695205479452" calcext:value-type="float">
            <text:p>3.68695205479452</text:p>
          </table:table-cell>
          <table:table-cell table:formula="of:=INT([.B93]+0.9999)" office:value-type="float" office:value="4" calcext:value-type="float">
            <text:p>4</text:p>
          </table:table-cell>
          <table:table-cell table:formula="of:=INT([.$B93]/([.D$1]/100)+0.999)" office:value-type="float" office:value="4" calcext:value-type="float">
            <text:p>4</text:p>
          </table:table-cell>
          <table:table-cell table:formula="of:=INT([.$B93]/([.E$1]/100)+0.999)" office:value-type="float" office:value="5" calcext:value-type="float">
            <text:p>5</text:p>
          </table:table-cell>
          <table:table-cell table:formula="of:=INT([.$B93]/([.F$1]/100)+0.999)" office:value-type="float" office:value="5" calcext:value-type="float">
            <text:p>5</text:p>
          </table:table-cell>
          <table:table-cell table:formula="of:=INT([.$B93]/([.G$1]/100)+0.999)" office:value-type="float" office:value="5" calcext:value-type="float">
            <text:p>5</text:p>
          </table:table-cell>
          <table:table-cell table:formula="of:=INT([.$B93]/([.H$1]/100)+0.999)" office:value-type="float" office:value="5" calcext:value-type="float">
            <text:p>5</text:p>
          </table:table-cell>
          <table:table-cell table:formula="of:=INT([.$B93]/([.I$1]/100)+0.999)" office:value-type="float" office:value="6" calcext:value-type="float">
            <text:p>6</text:p>
          </table:table-cell>
          <table:table-cell table:formula="of:=INT([.$B93]/([.J$1]/100)+0.999)" office:value-type="float" office:value="6" calcext:value-type="float">
            <text:p>6</text:p>
          </table:table-cell>
          <table:table-cell table:formula="of:=INT([.$B93]/([.K$1]/100)+0.999)" office:value-type="float" office:value="7" calcext:value-type="float">
            <text:p>7</text:p>
          </table:table-cell>
          <table:table-cell table:formula="of:=INT([.$B93]/([.L$1]/100)+0.999)" office:value-type="float" office:value="7" calcext:value-type="float">
            <text:p>7</text:p>
          </table:table-cell>
          <table:table-cell table:formula="of:=INT([.$B93]/([.M$1]/100)+0.999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R31 6LA</text:p>
          </table:table-cell>
          <table:table-cell office:value-type="float" office:value="1.85260273972602" calcext:value-type="float">
            <text:p>1.85260273972602</text:p>
          </table:table-cell>
          <table:table-cell table:formula="of:=INT([.B94]+0.9999)" office:value-type="float" office:value="2" calcext:value-type="float">
            <text:p>2</text:p>
          </table:table-cell>
          <table:table-cell table:formula="of:=INT([.$B94]/([.D$1]/100)+0.999)" office:value-type="float" office:value="2" calcext:value-type="float">
            <text:p>2</text:p>
          </table:table-cell>
          <table:table-cell table:formula="of:=INT([.$B94]/([.E$1]/100)+0.999)" office:value-type="float" office:value="3" calcext:value-type="float">
            <text:p>3</text:p>
          </table:table-cell>
          <table:table-cell table:formula="of:=INT([.$B94]/([.F$1]/100)+0.999)" office:value-type="float" office:value="3" calcext:value-type="float">
            <text:p>3</text:p>
          </table:table-cell>
          <table:table-cell table:formula="of:=INT([.$B94]/([.G$1]/100)+0.999)" office:value-type="float" office:value="3" calcext:value-type="float">
            <text:p>3</text:p>
          </table:table-cell>
          <table:table-cell table:formula="of:=INT([.$B94]/([.H$1]/100)+0.999)" office:value-type="float" office:value="3" calcext:value-type="float">
            <text:p>3</text:p>
          </table:table-cell>
          <table:table-cell table:formula="of:=INT([.$B94]/([.I$1]/100)+0.999)" office:value-type="float" office:value="3" calcext:value-type="float">
            <text:p>3</text:p>
          </table:table-cell>
          <table:table-cell table:formula="of:=INT([.$B94]/([.J$1]/100)+0.999)" office:value-type="float" office:value="3" calcext:value-type="float">
            <text:p>3</text:p>
          </table:table-cell>
          <table:table-cell table:formula="of:=INT([.$B94]/([.K$1]/100)+0.999)" office:value-type="float" office:value="4" calcext:value-type="float">
            <text:p>4</text:p>
          </table:table-cell>
          <table:table-cell table:formula="of:=INT([.$B94]/([.L$1]/100)+0.999)" office:value-type="float" office:value="4" calcext:value-type="float">
            <text:p>4</text:p>
          </table:table-cell>
          <table:table-cell table:formula="of:=INT([.$B94]/([.M$1]/100)+0.999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R4 7UY</text:p>
          </table:table-cell>
          <table:table-cell office:value-type="float" office:value="15.0201369863013" calcext:value-type="float">
            <text:p>15.0201369863013</text:p>
          </table:table-cell>
          <table:table-cell table:formula="of:=INT([.B95]+0.9999)" office:value-type="float" office:value="16" calcext:value-type="float">
            <text:p>16</text:p>
          </table:table-cell>
          <table:table-cell table:formula="of:=INT([.$B95]/([.D$1]/100)+0.999)" office:value-type="float" office:value="16" calcext:value-type="float">
            <text:p>16</text:p>
          </table:table-cell>
          <table:table-cell table:formula="of:=INT([.$B95]/([.E$1]/100)+0.999)" office:value-type="float" office:value="17" calcext:value-type="float">
            <text:p>17</text:p>
          </table:table-cell>
          <table:table-cell table:formula="of:=INT([.$B95]/([.F$1]/100)+0.999)" office:value-type="float" office:value="18" calcext:value-type="float">
            <text:p>18</text:p>
          </table:table-cell>
          <table:table-cell table:formula="of:=INT([.$B95]/([.G$1]/100)+0.999)" office:value-type="float" office:value="19" calcext:value-type="float">
            <text:p>19</text:p>
          </table:table-cell>
          <table:table-cell table:formula="of:=INT([.$B95]/([.H$1]/100)+0.999)" office:value-type="float" office:value="21" calcext:value-type="float">
            <text:p>21</text:p>
          </table:table-cell>
          <table:table-cell table:formula="of:=INT([.$B95]/([.I$1]/100)+0.999)" office:value-type="float" office:value="22" calcext:value-type="float">
            <text:p>22</text:p>
          </table:table-cell>
          <table:table-cell table:formula="of:=INT([.$B95]/([.J$1]/100)+0.999)" office:value-type="float" office:value="24" calcext:value-type="float">
            <text:p>24</text:p>
          </table:table-cell>
          <table:table-cell table:formula="of:=INT([.$B95]/([.K$1]/100)+0.999)" office:value-type="float" office:value="26" calcext:value-type="float">
            <text:p>26</text:p>
          </table:table-cell>
          <table:table-cell table:formula="of:=INT([.$B95]/([.L$1]/100)+0.999)" office:value-type="float" office:value="28" calcext:value-type="float">
            <text:p>28</text:p>
          </table:table-cell>
          <table:table-cell table:formula="of:=INT([.$B95]/([.M$1]/100)+0.999)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W1 2BU</text:p>
          </table:table-cell>
          <table:table-cell office:value-type="float" office:value="10.0887671232876" calcext:value-type="float">
            <text:p>10.0887671232876</text:p>
          </table:table-cell>
          <table:table-cell table:formula="of:=INT([.B96]+0.9999)" office:value-type="float" office:value="11" calcext:value-type="float">
            <text:p>11</text:p>
          </table:table-cell>
          <table:table-cell table:formula="of:=INT([.$B96]/([.D$1]/100)+0.999)" office:value-type="float" office:value="11" calcext:value-type="float">
            <text:p>11</text:p>
          </table:table-cell>
          <table:table-cell table:formula="of:=INT([.$B96]/([.E$1]/100)+0.999)" office:value-type="float" office:value="12" calcext:value-type="float">
            <text:p>12</text:p>
          </table:table-cell>
          <table:table-cell table:formula="of:=INT([.$B96]/([.F$1]/100)+0.999)" office:value-type="float" office:value="12" calcext:value-type="float">
            <text:p>12</text:p>
          </table:table-cell>
          <table:table-cell table:formula="of:=INT([.$B96]/([.G$1]/100)+0.999)" office:value-type="float" office:value="13" calcext:value-type="float">
            <text:p>13</text:p>
          </table:table-cell>
          <table:table-cell table:formula="of:=INT([.$B96]/([.H$1]/100)+0.999)" office:value-type="float" office:value="14" calcext:value-type="float">
            <text:p>14</text:p>
          </table:table-cell>
          <table:table-cell table:formula="of:=INT([.$B96]/([.I$1]/100)+0.999)" office:value-type="float" office:value="15" calcext:value-type="float">
            <text:p>15</text:p>
          </table:table-cell>
          <table:table-cell table:formula="of:=INT([.$B96]/([.J$1]/100)+0.999)" office:value-type="float" office:value="16" calcext:value-type="float">
            <text:p>16</text:p>
          </table:table-cell>
          <table:table-cell table:formula="of:=INT([.$B96]/([.K$1]/100)+0.999)" office:value-type="float" office:value="17" calcext:value-type="float">
            <text:p>17</text:p>
          </table:table-cell>
          <table:table-cell table:formula="of:=INT([.$B96]/([.L$1]/100)+0.999)" office:value-type="float" office:value="19" calcext:value-type="float">
            <text:p>19</text:p>
          </table:table-cell>
          <table:table-cell table:formula="of:=INT([.$B96]/([.M$1]/100)+0.999)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W3 2QG</text:p>
          </table:table-cell>
          <table:table-cell office:value-type="float" office:value="2.56171232876712" calcext:value-type="float">
            <text:p>2.56171232876712</text:p>
          </table:table-cell>
          <table:table-cell table:formula="of:=INT([.B97]+0.9999)" office:value-type="float" office:value="3" calcext:value-type="float">
            <text:p>3</text:p>
          </table:table-cell>
          <table:table-cell table:formula="of:=INT([.$B97]/([.D$1]/100)+0.999)" office:value-type="float" office:value="3" calcext:value-type="float">
            <text:p>3</text:p>
          </table:table-cell>
          <table:table-cell table:formula="of:=INT([.$B97]/([.E$1]/100)+0.999)" office:value-type="float" office:value="3" calcext:value-type="float">
            <text:p>3</text:p>
          </table:table-cell>
          <table:table-cell table:formula="of:=INT([.$B97]/([.F$1]/100)+0.999)" office:value-type="float" office:value="4" calcext:value-type="float">
            <text:p>4</text:p>
          </table:table-cell>
          <table:table-cell table:formula="of:=INT([.$B97]/([.G$1]/100)+0.999)" office:value-type="float" office:value="4" calcext:value-type="float">
            <text:p>4</text:p>
          </table:table-cell>
          <table:table-cell table:formula="of:=INT([.$B97]/([.H$1]/100)+0.999)" office:value-type="float" office:value="4" calcext:value-type="float">
            <text:p>4</text:p>
          </table:table-cell>
          <table:table-cell table:formula="of:=INT([.$B97]/([.I$1]/100)+0.999)" office:value-type="float" office:value="4" calcext:value-type="float">
            <text:p>4</text:p>
          </table:table-cell>
          <table:table-cell table:formula="of:=INT([.$B97]/([.J$1]/100)+0.999)" office:value-type="float" office:value="4" calcext:value-type="float">
            <text:p>4</text:p>
          </table:table-cell>
          <table:table-cell table:formula="of:=INT([.$B97]/([.K$1]/100)+0.999)" office:value-type="float" office:value="5" calcext:value-type="float">
            <text:p>5</text:p>
          </table:table-cell>
          <table:table-cell table:formula="of:=INT([.$B97]/([.L$1]/100)+0.999)" office:value-type="float" office:value="5" calcext:value-type="float">
            <text:p>5</text:p>
          </table:table-cell>
          <table:table-cell table:formula="of:=INT([.$B97]/([.M$1]/100)+0.999)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L1 2JH</text:p>
          </table:table-cell>
          <table:table-cell office:value-type="float" office:value="11.1911643835616" calcext:value-type="float">
            <text:p>11.1911643835616</text:p>
          </table:table-cell>
          <table:table-cell table:formula="of:=INT([.B98]+0.9999)" office:value-type="float" office:value="12" calcext:value-type="float">
            <text:p>12</text:p>
          </table:table-cell>
          <table:table-cell table:formula="of:=INT([.$B98]/([.D$1]/100)+0.999)" office:value-type="float" office:value="12" calcext:value-type="float">
            <text:p>12</text:p>
          </table:table-cell>
          <table:table-cell table:formula="of:=INT([.$B98]/([.E$1]/100)+0.999)" office:value-type="float" office:value="13" calcext:value-type="float">
            <text:p>13</text:p>
          </table:table-cell>
          <table:table-cell table:formula="of:=INT([.$B98]/([.F$1]/100)+0.999)" office:value-type="float" office:value="14" calcext:value-type="float">
            <text:p>14</text:p>
          </table:table-cell>
          <table:table-cell table:formula="of:=INT([.$B98]/([.G$1]/100)+0.999)" office:value-type="float" office:value="14" calcext:value-type="float">
            <text:p>14</text:p>
          </table:table-cell>
          <table:table-cell table:formula="of:=INT([.$B98]/([.H$1]/100)+0.999)" office:value-type="float" office:value="15" calcext:value-type="float">
            <text:p>15</text:p>
          </table:table-cell>
          <table:table-cell table:formula="of:=INT([.$B98]/([.I$1]/100)+0.999)" office:value-type="float" office:value="16" calcext:value-type="float">
            <text:p>16</text:p>
          </table:table-cell>
          <table:table-cell table:formula="of:=INT([.$B98]/([.J$1]/100)+0.999)" office:value-type="float" office:value="18" calcext:value-type="float">
            <text:p>18</text:p>
          </table:table-cell>
          <table:table-cell table:formula="of:=INT([.$B98]/([.K$1]/100)+0.999)" office:value-type="float" office:value="19" calcext:value-type="float">
            <text:p>19</text:p>
          </table:table-cell>
          <table:table-cell table:formula="of:=INT([.$B98]/([.L$1]/100)+0.999)" office:value-type="float" office:value="21" calcext:value-type="float">
            <text:p>21</text:p>
          </table:table-cell>
          <table:table-cell table:formula="of:=INT([.$B98]/([.M$1]/100)+0.999)"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L6 9RW</text:p>
          </table:table-cell>
          <table:table-cell office:value-type="float" office:value="3.98801369863013" calcext:value-type="float">
            <text:p>3.98801369863013</text:p>
          </table:table-cell>
          <table:table-cell table:formula="of:=INT([.B99]+0.9999)" office:value-type="float" office:value="4" calcext:value-type="float">
            <text:p>4</text:p>
          </table:table-cell>
          <table:table-cell table:formula="of:=INT([.$B99]/([.D$1]/100)+0.999)" office:value-type="float" office:value="5" calcext:value-type="float">
            <text:p>5</text:p>
          </table:table-cell>
          <table:table-cell table:formula="of:=INT([.$B99]/([.E$1]/100)+0.999)" office:value-type="float" office:value="5" calcext:value-type="float">
            <text:p>5</text:p>
          </table:table-cell>
          <table:table-cell table:formula="of:=INT([.$B99]/([.F$1]/100)+0.999)" office:value-type="float" office:value="5" calcext:value-type="float">
            <text:p>5</text:p>
          </table:table-cell>
          <table:table-cell table:formula="of:=INT([.$B99]/([.G$1]/100)+0.999)" office:value-type="float" office:value="5" calcext:value-type="float">
            <text:p>5</text:p>
          </table:table-cell>
          <table:table-cell table:formula="of:=INT([.$B99]/([.H$1]/100)+0.999)" office:value-type="float" office:value="6" calcext:value-type="float">
            <text:p>6</text:p>
          </table:table-cell>
          <table:table-cell table:formula="of:=INT([.$B99]/([.I$1]/100)+0.999)" office:value-type="float" office:value="6" calcext:value-type="float">
            <text:p>6</text:p>
          </table:table-cell>
          <table:table-cell table:formula="of:=INT([.$B99]/([.J$1]/100)+0.999)" office:value-type="float" office:value="7" calcext:value-type="float">
            <text:p>7</text:p>
          </table:table-cell>
          <table:table-cell table:formula="of:=INT([.$B99]/([.K$1]/100)+0.999)" office:value-type="float" office:value="7" calcext:value-type="float">
            <text:p>7</text:p>
          </table:table-cell>
          <table:table-cell table:formula="of:=INT([.$B99]/([.L$1]/100)+0.999)" office:value-type="float" office:value="8" calcext:value-type="float">
            <text:p>8</text:p>
          </table:table-cell>
          <table:table-cell table:formula="of:=INT([.$B99]/([.M$1]/100)+0.999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X16 9AL</text:p>
          </table:table-cell>
          <table:table-cell office:value-type="float" office:value="1.23897260273972" calcext:value-type="float">
            <text:p>1.23897260273972</text:p>
          </table:table-cell>
          <table:table-cell table:formula="of:=INT([.B100]+0.9999)" office:value-type="float" office:value="2" calcext:value-type="float">
            <text:p>2</text:p>
          </table:table-cell>
          <table:table-cell table:formula="of:=INT([.$B100]/([.D$1]/100)+0.999)" office:value-type="float" office:value="2" calcext:value-type="float">
            <text:p>2</text:p>
          </table:table-cell>
          <table:table-cell table:formula="of:=INT([.$B100]/([.E$1]/100)+0.999)" office:value-type="float" office:value="2" calcext:value-type="float">
            <text:p>2</text:p>
          </table:table-cell>
          <table:table-cell table:formula="of:=INT([.$B100]/([.F$1]/100)+0.999)" office:value-type="float" office:value="2" calcext:value-type="float">
            <text:p>2</text:p>
          </table:table-cell>
          <table:table-cell table:formula="of:=INT([.$B100]/([.G$1]/100)+0.999)" office:value-type="float" office:value="2" calcext:value-type="float">
            <text:p>2</text:p>
          </table:table-cell>
          <table:table-cell table:formula="of:=INT([.$B100]/([.H$1]/100)+0.999)" office:value-type="float" office:value="2" calcext:value-type="float">
            <text:p>2</text:p>
          </table:table-cell>
          <table:table-cell table:formula="of:=INT([.$B100]/([.I$1]/100)+0.999)" office:value-type="float" office:value="2" calcext:value-type="float">
            <text:p>2</text:p>
          </table:table-cell>
          <table:table-cell table:formula="of:=INT([.$B100]/([.J$1]/100)+0.999)" office:value-type="float" office:value="2" calcext:value-type="float">
            <text:p>2</text:p>
          </table:table-cell>
          <table:table-cell table:formula="of:=INT([.$B100]/([.K$1]/100)+0.999)" office:value-type="float" office:value="3" calcext:value-type="float">
            <text:p>3</text:p>
          </table:table-cell>
          <table:table-cell table:formula="of:=INT([.$B100]/([.L$1]/100)+0.999)" office:value-type="float" office:value="3" calcext:value-type="float">
            <text:p>3</text:p>
          </table:table-cell>
          <table:table-cell table:formula="of:=INT([.$B100]/([.M$1]/100)+0.999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X3 9DU</text:p>
          </table:table-cell>
          <table:table-cell office:value-type="float" office:value="20.9495890410958" calcext:value-type="float">
            <text:p>20.9495890410958</text:p>
          </table:table-cell>
          <table:table-cell table:formula="of:=INT([.B101]+0.9999)" office:value-type="float" office:value="21" calcext:value-type="float">
            <text:p>21</text:p>
          </table:table-cell>
          <table:table-cell table:formula="of:=INT([.$B101]/([.D$1]/100)+0.999)" office:value-type="float" office:value="23" calcext:value-type="float">
            <text:p>23</text:p>
          </table:table-cell>
          <table:table-cell table:formula="of:=INT([.$B101]/([.E$1]/100)+0.999)" office:value-type="float" office:value="24" calcext:value-type="float">
            <text:p>24</text:p>
          </table:table-cell>
          <table:table-cell table:formula="of:=INT([.$B101]/([.F$1]/100)+0.999)" office:value-type="float" office:value="25" calcext:value-type="float">
            <text:p>25</text:p>
          </table:table-cell>
          <table:table-cell table:formula="of:=INT([.$B101]/([.G$1]/100)+0.999)" office:value-type="float" office:value="27" calcext:value-type="float">
            <text:p>27</text:p>
          </table:table-cell>
          <table:table-cell table:formula="of:=INT([.$B101]/([.H$1]/100)+0.999)" office:value-type="float" office:value="28" calcext:value-type="float">
            <text:p>28</text:p>
          </table:table-cell>
          <table:table-cell table:formula="of:=INT([.$B101]/([.I$1]/100)+0.999)" office:value-type="float" office:value="30" calcext:value-type="float">
            <text:p>30</text:p>
          </table:table-cell>
          <table:table-cell table:formula="of:=INT([.$B101]/([.J$1]/100)+0.999)" office:value-type="float" office:value="33" calcext:value-type="float">
            <text:p>33</text:p>
          </table:table-cell>
          <table:table-cell table:formula="of:=INT([.$B101]/([.K$1]/100)+0.999)" office:value-type="float" office:value="35" calcext:value-type="float">
            <text:p>35</text:p>
          </table:table-cell>
          <table:table-cell table:formula="of:=INT([.$B101]/([.L$1]/100)+0.999)" office:value-type="float" office:value="39" calcext:value-type="float">
            <text:p>39</text:p>
          </table:table-cell>
          <table:table-cell table:formula="of:=INT([.$B101]/([.M$1]/100)+0.999)" office:value-type="float" office:value="42" calcext:value-type="float">
            <text:p>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21 9QS</text:p>
          </table:table-cell>
          <table:table-cell office:value-type="float" office:value="1.36544520547945" calcext:value-type="float">
            <text:p>1.36544520547945</text:p>
          </table:table-cell>
          <table:table-cell table:formula="of:=INT([.B102]+0.9999)" office:value-type="float" office:value="2" calcext:value-type="float">
            <text:p>2</text:p>
          </table:table-cell>
          <table:table-cell table:formula="of:=INT([.$B102]/([.D$1]/100)+0.999)" office:value-type="float" office:value="2" calcext:value-type="float">
            <text:p>2</text:p>
          </table:table-cell>
          <table:table-cell table:formula="of:=INT([.$B102]/([.E$1]/100)+0.999)" office:value-type="float" office:value="2" calcext:value-type="float">
            <text:p>2</text:p>
          </table:table-cell>
          <table:table-cell table:formula="of:=INT([.$B102]/([.F$1]/100)+0.999)" office:value-type="float" office:value="2" calcext:value-type="float">
            <text:p>2</text:p>
          </table:table-cell>
          <table:table-cell table:formula="of:=INT([.$B102]/([.G$1]/100)+0.999)" office:value-type="float" office:value="2" calcext:value-type="float">
            <text:p>2</text:p>
          </table:table-cell>
          <table:table-cell table:formula="of:=INT([.$B102]/([.H$1]/100)+0.999)" office:value-type="float" office:value="2" calcext:value-type="float">
            <text:p>2</text:p>
          </table:table-cell>
          <table:table-cell table:formula="of:=INT([.$B102]/([.I$1]/100)+0.999)" office:value-type="float" office:value="2" calcext:value-type="float">
            <text:p>2</text:p>
          </table:table-cell>
          <table:table-cell table:formula="of:=INT([.$B102]/([.J$1]/100)+0.999)" office:value-type="float" office:value="3" calcext:value-type="float">
            <text:p>3</text:p>
          </table:table-cell>
          <table:table-cell table:formula="of:=INT([.$B102]/([.K$1]/100)+0.999)" office:value-type="float" office:value="3" calcext:value-type="float">
            <text:p>3</text:p>
          </table:table-cell>
          <table:table-cell table:formula="of:=INT([.$B102]/([.L$1]/100)+0.999)" office:value-type="float" office:value="3" calcext:value-type="float">
            <text:p>3</text:p>
          </table:table-cell>
          <table:table-cell table:formula="of:=INT([.$B102]/([.M$1]/100)+0.999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29 6NT</text:p>
          </table:table-cell>
          <table:table-cell office:value-type="float" office:value="1.43698630136986" calcext:value-type="float">
            <text:p>1.43698630136986</text:p>
          </table:table-cell>
          <table:table-cell table:formula="of:=INT([.B103]+0.9999)" office:value-type="float" office:value="2" calcext:value-type="float">
            <text:p>2</text:p>
          </table:table-cell>
          <table:table-cell table:formula="of:=INT([.$B103]/([.D$1]/100)+0.999)" office:value-type="float" office:value="2" calcext:value-type="float">
            <text:p>2</text:p>
          </table:table-cell>
          <table:table-cell table:formula="of:=INT([.$B103]/([.E$1]/100)+0.999)" office:value-type="float" office:value="2" calcext:value-type="float">
            <text:p>2</text:p>
          </table:table-cell>
          <table:table-cell table:formula="of:=INT([.$B103]/([.F$1]/100)+0.999)" office:value-type="float" office:value="2" calcext:value-type="float">
            <text:p>2</text:p>
          </table:table-cell>
          <table:table-cell table:formula="of:=INT([.$B103]/([.G$1]/100)+0.999)" office:value-type="float" office:value="2" calcext:value-type="float">
            <text:p>2</text:p>
          </table:table-cell>
          <table:table-cell table:formula="of:=INT([.$B103]/([.H$1]/100)+0.999)" office:value-type="float" office:value="2" calcext:value-type="float">
            <text:p>2</text:p>
          </table:table-cell>
          <table:table-cell table:formula="of:=INT([.$B103]/([.I$1]/100)+0.999)" office:value-type="float" office:value="3" calcext:value-type="float">
            <text:p>3</text:p>
          </table:table-cell>
          <table:table-cell table:formula="of:=INT([.$B103]/([.J$1]/100)+0.999)" office:value-type="float" office:value="3" calcext:value-type="float">
            <text:p>3</text:p>
          </table:table-cell>
          <table:table-cell table:formula="of:=INT([.$B103]/([.K$1]/100)+0.999)" office:value-type="float" office:value="3" calcext:value-type="float">
            <text:p>3</text:p>
          </table:table-cell>
          <table:table-cell table:formula="of:=INT([.$B103]/([.L$1]/100)+0.999)" office:value-type="float" office:value="3" calcext:value-type="float">
            <text:p>3</text:p>
          </table:table-cell>
          <table:table-cell table:formula="of:=INT([.$B103]/([.M$1]/100)+0.999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3 9GZ</text:p>
          </table:table-cell>
          <table:table-cell office:value-type="float" office:value="6.05760273972602" calcext:value-type="float">
            <text:p>6.05760273972602</text:p>
          </table:table-cell>
          <table:table-cell table:formula="of:=INT([.B104]+0.9999)" office:value-type="float" office:value="7" calcext:value-type="float">
            <text:p>7</text:p>
          </table:table-cell>
          <table:table-cell table:formula="of:=INT([.$B104]/([.D$1]/100)+0.999)" office:value-type="float" office:value="7" calcext:value-type="float">
            <text:p>7</text:p>
          </table:table-cell>
          <table:table-cell table:formula="of:=INT([.$B104]/([.E$1]/100)+0.999)" office:value-type="float" office:value="7" calcext:value-type="float">
            <text:p>7</text:p>
          </table:table-cell>
          <table:table-cell table:formula="of:=INT([.$B104]/([.F$1]/100)+0.999)" office:value-type="float" office:value="8" calcext:value-type="float">
            <text:p>8</text:p>
          </table:table-cell>
          <table:table-cell table:formula="of:=INT([.$B104]/([.G$1]/100)+0.999)" office:value-type="float" office:value="8" calcext:value-type="float">
            <text:p>8</text:p>
          </table:table-cell>
          <table:table-cell table:formula="of:=INT([.$B104]/([.H$1]/100)+0.999)" office:value-type="float" office:value="9" calcext:value-type="float">
            <text:p>9</text:p>
          </table:table-cell>
          <table:table-cell table:formula="of:=INT([.$B104]/([.I$1]/100)+0.999)" office:value-type="float" office:value="9" calcext:value-type="float">
            <text:p>9</text:p>
          </table:table-cell>
          <table:table-cell table:formula="of:=INT([.$B104]/([.J$1]/100)+0.999)" office:value-type="float" office:value="10" calcext:value-type="float">
            <text:p>10</text:p>
          </table:table-cell>
          <table:table-cell table:formula="of:=INT([.$B104]/([.K$1]/100)+0.999)" office:value-type="float" office:value="11" calcext:value-type="float">
            <text:p>11</text:p>
          </table:table-cell>
          <table:table-cell table:formula="of:=INT([.$B104]/([.L$1]/100)+0.999)" office:value-type="float" office:value="12" calcext:value-type="float">
            <text:p>12</text:p>
          </table:table-cell>
          <table:table-cell table:formula="of:=INT([.$B104]/([.M$1]/100)+0.999)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30 4ET</text:p>
          </table:table-cell>
          <table:table-cell office:value-type="float" office:value="3.08773972602739" calcext:value-type="float">
            <text:p>3.08773972602739</text:p>
          </table:table-cell>
          <table:table-cell table:formula="of:=INT([.B105]+0.9999)" office:value-type="float" office:value="4" calcext:value-type="float">
            <text:p>4</text:p>
          </table:table-cell>
          <table:table-cell table:formula="of:=INT([.$B105]/([.D$1]/100)+0.999)" office:value-type="float" office:value="4" calcext:value-type="float">
            <text:p>4</text:p>
          </table:table-cell>
          <table:table-cell table:formula="of:=INT([.$B105]/([.E$1]/100)+0.999)" office:value-type="float" office:value="4" calcext:value-type="float">
            <text:p>4</text:p>
          </table:table-cell>
          <table:table-cell table:formula="of:=INT([.$B105]/([.F$1]/100)+0.999)" office:value-type="float" office:value="4" calcext:value-type="float">
            <text:p>4</text:p>
          </table:table-cell>
          <table:table-cell table:formula="of:=INT([.$B105]/([.G$1]/100)+0.999)" office:value-type="float" office:value="4" calcext:value-type="float">
            <text:p>4</text:p>
          </table:table-cell>
          <table:table-cell table:formula="of:=INT([.$B105]/([.H$1]/100)+0.999)" office:value-type="float" office:value="5" calcext:value-type="float">
            <text:p>5</text:p>
          </table:table-cell>
          <table:table-cell table:formula="of:=INT([.$B105]/([.I$1]/100)+0.999)" office:value-type="float" office:value="5" calcext:value-type="float">
            <text:p>5</text:p>
          </table:table-cell>
          <table:table-cell table:formula="of:=INT([.$B105]/([.J$1]/100)+0.999)" office:value-type="float" office:value="5" calcext:value-type="float">
            <text:p>5</text:p>
          </table:table-cell>
          <table:table-cell table:formula="of:=INT([.$B105]/([.K$1]/100)+0.999)" office:value-type="float" office:value="6" calcext:value-type="float">
            <text:p>6</text:p>
          </table:table-cell>
          <table:table-cell table:formula="of:=INT([.$B105]/([.L$1]/100)+0.999)" office:value-type="float" office:value="6" calcext:value-type="float">
            <text:p>6</text:p>
          </table:table-cell>
          <table:table-cell table:formula="of:=INT([.$B105]/([.M$1]/100)+0.999)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6 8DH</text:p>
          </table:table-cell>
          <table:table-cell office:value-type="float" office:value="13.05" calcext:value-type="float">
            <text:p>13.05</text:p>
          </table:table-cell>
          <table:table-cell table:formula="of:=INT([.B106]+0.9999)" office:value-type="float" office:value="14" calcext:value-type="float">
            <text:p>14</text:p>
          </table:table-cell>
          <table:table-cell table:formula="of:=INT([.$B106]/([.D$1]/100)+0.999)" office:value-type="float" office:value="14" calcext:value-type="float">
            <text:p>14</text:p>
          </table:table-cell>
          <table:table-cell table:formula="of:=INT([.$B106]/([.E$1]/100)+0.999)" office:value-type="float" office:value="15" calcext:value-type="float">
            <text:p>15</text:p>
          </table:table-cell>
          <table:table-cell table:formula="of:=INT([.$B106]/([.F$1]/100)+0.999)" office:value-type="float" office:value="16" calcext:value-type="float">
            <text:p>16</text:p>
          </table:table-cell>
          <table:table-cell table:formula="of:=INT([.$B106]/([.G$1]/100)+0.999)" office:value-type="float" office:value="17" calcext:value-type="float">
            <text:p>17</text:p>
          </table:table-cell>
          <table:table-cell table:formula="of:=INT([.$B106]/([.H$1]/100)+0.999)" office:value-type="float" office:value="18" calcext:value-type="float">
            <text:p>18</text:p>
          </table:table-cell>
          <table:table-cell table:formula="of:=INT([.$B106]/([.I$1]/100)+0.999)" office:value-type="float" office:value="19" calcext:value-type="float">
            <text:p>19</text:p>
          </table:table-cell>
          <table:table-cell table:formula="of:=INT([.$B106]/([.J$1]/100)+0.999)" office:value-type="float" office:value="21" calcext:value-type="float">
            <text:p>21</text:p>
          </table:table-cell>
          <table:table-cell table:formula="of:=INT([.$B106]/([.K$1]/100)+0.999)" office:value-type="float" office:value="22" calcext:value-type="float">
            <text:p>22</text:p>
          </table:table-cell>
          <table:table-cell table:formula="of:=INT([.$B106]/([.L$1]/100)+0.999)" office:value-type="float" office:value="24" calcext:value-type="float">
            <text:p>24</text:p>
          </table:table-cell>
          <table:table-cell table:formula="of:=INT([.$B106]/([.M$1]/100)+0.999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19 6SE</text:p>
          </table:table-cell>
          <table:table-cell office:value-type="float" office:value="2.73832191780821" calcext:value-type="float">
            <text:p>2.73832191780821</text:p>
          </table:table-cell>
          <table:table-cell table:formula="of:=INT([.B107]+0.9999)" office:value-type="float" office:value="3" calcext:value-type="float">
            <text:p>3</text:p>
          </table:table-cell>
          <table:table-cell table:formula="of:=INT([.$B107]/([.D$1]/100)+0.999)" office:value-type="float" office:value="3" calcext:value-type="float">
            <text:p>3</text:p>
          </table:table-cell>
          <table:table-cell table:formula="of:=INT([.$B107]/([.E$1]/100)+0.999)" office:value-type="float" office:value="4" calcext:value-type="float">
            <text:p>4</text:p>
          </table:table-cell>
          <table:table-cell table:formula="of:=INT([.$B107]/([.F$1]/100)+0.999)" office:value-type="float" office:value="4" calcext:value-type="float">
            <text:p>4</text:p>
          </table:table-cell>
          <table:table-cell table:formula="of:=INT([.$B107]/([.G$1]/100)+0.999)" office:value-type="float" office:value="4" calcext:value-type="float">
            <text:p>4</text:p>
          </table:table-cell>
          <table:table-cell table:formula="of:=INT([.$B107]/([.H$1]/100)+0.999)" office:value-type="float" office:value="4" calcext:value-type="float">
            <text:p>4</text:p>
          </table:table-cell>
          <table:table-cell table:formula="of:=INT([.$B107]/([.I$1]/100)+0.999)" office:value-type="float" office:value="4" calcext:value-type="float">
            <text:p>4</text:p>
          </table:table-cell>
          <table:table-cell table:formula="of:=INT([.$B107]/([.J$1]/100)+0.999)" office:value-type="float" office:value="5" calcext:value-type="float">
            <text:p>5</text:p>
          </table:table-cell>
          <table:table-cell table:formula="of:=INT([.$B107]/([.K$1]/100)+0.999)" office:value-type="float" office:value="5" calcext:value-type="float">
            <text:p>5</text:p>
          </table:table-cell>
          <table:table-cell table:formula="of:=INT([.$B107]/([.L$1]/100)+0.999)" office:value-type="float" office:value="5" calcext:value-type="float">
            <text:p>5</text:p>
          </table:table-cell>
          <table:table-cell table:formula="of:=INT([.$B107]/([.M$1]/100)+0.999)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30 5TG</text:p>
          </table:table-cell>
          <table:table-cell office:value-type="float" office:value="1.4995205479452" calcext:value-type="float">
            <text:p>1.4995205479452</text:p>
          </table:table-cell>
          <table:table-cell table:formula="of:=INT([.B108]+0.9999)" office:value-type="float" office:value="2" calcext:value-type="float">
            <text:p>2</text:p>
          </table:table-cell>
          <table:table-cell table:formula="of:=INT([.$B108]/([.D$1]/100)+0.999)" office:value-type="float" office:value="2" calcext:value-type="float">
            <text:p>2</text:p>
          </table:table-cell>
          <table:table-cell table:formula="of:=INT([.$B108]/([.E$1]/100)+0.999)" office:value-type="float" office:value="2" calcext:value-type="float">
            <text:p>2</text:p>
          </table:table-cell>
          <table:table-cell table:formula="of:=INT([.$B108]/([.F$1]/100)+0.999)" office:value-type="float" office:value="2" calcext:value-type="float">
            <text:p>2</text:p>
          </table:table-cell>
          <table:table-cell table:formula="of:=INT([.$B108]/([.G$1]/100)+0.999)" office:value-type="float" office:value="2" calcext:value-type="float">
            <text:p>2</text:p>
          </table:table-cell>
          <table:table-cell table:formula="of:=INT([.$B108]/([.H$1]/100)+0.999)" office:value-type="float" office:value="2" calcext:value-type="float">
            <text:p>2</text:p>
          </table:table-cell>
          <table:table-cell table:formula="of:=INT([.$B108]/([.I$1]/100)+0.999)" office:value-type="float" office:value="3" calcext:value-type="float">
            <text:p>3</text:p>
          </table:table-cell>
          <table:table-cell table:formula="of:=INT([.$B108]/([.J$1]/100)+0.999)" office:value-type="float" office:value="3" calcext:value-type="float">
            <text:p>3</text:p>
          </table:table-cell>
          <table:table-cell table:formula="of:=INT([.$B108]/([.K$1]/100)+0.999)" office:value-type="float" office:value="3" calcext:value-type="float">
            <text:p>3</text:p>
          </table:table-cell>
          <table:table-cell table:formula="of:=INT([.$B108]/([.L$1]/100)+0.999)" office:value-type="float" office:value="3" calcext:value-type="float">
            <text:p>3</text:p>
          </table:table-cell>
          <table:table-cell table:formula="of:=INT([.$B108]/([.M$1]/100)+0.999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6 3LY</text:p>
          </table:table-cell>
          <table:table-cell office:value-type="float" office:value="14.7142808219178" calcext:value-type="float">
            <text:p>14.7142808219178</text:p>
          </table:table-cell>
          <table:table-cell table:formula="of:=INT([.B109]+0.9999)" office:value-type="float" office:value="15" calcext:value-type="float">
            <text:p>15</text:p>
          </table:table-cell>
          <table:table-cell table:formula="of:=INT([.$B109]/([.D$1]/100)+0.999)" office:value-type="float" office:value="16" calcext:value-type="float">
            <text:p>16</text:p>
          </table:table-cell>
          <table:table-cell table:formula="of:=INT([.$B109]/([.E$1]/100)+0.999)" office:value-type="float" office:value="17" calcext:value-type="float">
            <text:p>17</text:p>
          </table:table-cell>
          <table:table-cell table:formula="of:=INT([.$B109]/([.F$1]/100)+0.999)" office:value-type="float" office:value="18" calcext:value-type="float">
            <text:p>18</text:p>
          </table:table-cell>
          <table:table-cell table:formula="of:=INT([.$B109]/([.G$1]/100)+0.999)" office:value-type="float" office:value="19" calcext:value-type="float">
            <text:p>19</text:p>
          </table:table-cell>
          <table:table-cell table:formula="of:=INT([.$B109]/([.H$1]/100)+0.999)" office:value-type="float" office:value="20" calcext:value-type="float">
            <text:p>20</text:p>
          </table:table-cell>
          <table:table-cell table:formula="of:=INT([.$B109]/([.I$1]/100)+0.999)" office:value-type="float" office:value="22" calcext:value-type="float">
            <text:p>22</text:p>
          </table:table-cell>
          <table:table-cell table:formula="of:=INT([.$B109]/([.J$1]/100)+0.999)" office:value-type="float" office:value="23" calcext:value-type="float">
            <text:p>23</text:p>
          </table:table-cell>
          <table:table-cell table:formula="of:=INT([.$B109]/([.K$1]/100)+0.999)" office:value-type="float" office:value="25" calcext:value-type="float">
            <text:p>25</text:p>
          </table:table-cell>
          <table:table-cell table:formula="of:=INT([.$B109]/([.L$1]/100)+0.999)" office:value-type="float" office:value="27" calcext:value-type="float">
            <text:p>27</text:p>
          </table:table-cell>
          <table:table-cell table:formula="of:=INT([.$B109]/([.M$1]/100)+0.999)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2 9HT</text:p>
          </table:table-cell>
          <table:table-cell office:value-type="float" office:value="10.3060616438356" calcext:value-type="float">
            <text:p>10.3060616438356</text:p>
          </table:table-cell>
          <table:table-cell table:formula="of:=INT([.B110]+0.9999)" office:value-type="float" office:value="11" calcext:value-type="float">
            <text:p>11</text:p>
          </table:table-cell>
          <table:table-cell table:formula="of:=INT([.$B110]/([.D$1]/100)+0.999)" office:value-type="float" office:value="11" calcext:value-type="float">
            <text:p>11</text:p>
          </table:table-cell>
          <table:table-cell table:formula="of:=INT([.$B110]/([.E$1]/100)+0.999)" office:value-type="float" office:value="12" calcext:value-type="float">
            <text:p>12</text:p>
          </table:table-cell>
          <table:table-cell table:formula="of:=INT([.$B110]/([.F$1]/100)+0.999)" office:value-type="float" office:value="13" calcext:value-type="float">
            <text:p>13</text:p>
          </table:table-cell>
          <table:table-cell table:formula="of:=INT([.$B110]/([.G$1]/100)+0.999)" office:value-type="float" office:value="13" calcext:value-type="float">
            <text:p>13</text:p>
          </table:table-cell>
          <table:table-cell table:formula="of:=INT([.$B110]/([.H$1]/100)+0.999)" office:value-type="float" office:value="14" calcext:value-type="float">
            <text:p>14</text:p>
          </table:table-cell>
          <table:table-cell table:formula="of:=INT([.$B110]/([.I$1]/100)+0.999)" office:value-type="float" office:value="15" calcext:value-type="float">
            <text:p>15</text:p>
          </table:table-cell>
          <table:table-cell table:formula="of:=INT([.$B110]/([.J$1]/100)+0.999)" office:value-type="float" office:value="16" calcext:value-type="float">
            <text:p>16</text:p>
          </table:table-cell>
          <table:table-cell table:formula="of:=INT([.$B110]/([.K$1]/100)+0.999)" office:value-type="float" office:value="18" calcext:value-type="float">
            <text:p>18</text:p>
          </table:table-cell>
          <table:table-cell table:formula="of:=INT([.$B110]/([.L$1]/100)+0.999)" office:value-type="float" office:value="19" calcext:value-type="float">
            <text:p>19</text:p>
          </table:table-cell>
          <table:table-cell table:formula="of:=INT([.$B110]/([.M$1]/100)+0.999)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G1 5AN</text:p>
          </table:table-cell>
          <table:table-cell office:value-type="float" office:value="6.69609589041095" calcext:value-type="float">
            <text:p>6.69609589041095</text:p>
          </table:table-cell>
          <table:table-cell table:formula="of:=INT([.B111]+0.9999)" office:value-type="float" office:value="7" calcext:value-type="float">
            <text:p>7</text:p>
          </table:table-cell>
          <table:table-cell table:formula="of:=INT([.$B111]/([.D$1]/100)+0.999)" office:value-type="float" office:value="8" calcext:value-type="float">
            <text:p>8</text:p>
          </table:table-cell>
          <table:table-cell table:formula="of:=INT([.$B111]/([.E$1]/100)+0.999)" office:value-type="float" office:value="8" calcext:value-type="float">
            <text:p>8</text:p>
          </table:table-cell>
          <table:table-cell table:formula="of:=INT([.$B111]/([.F$1]/100)+0.999)" office:value-type="float" office:value="8" calcext:value-type="float">
            <text:p>8</text:p>
          </table:table-cell>
          <table:table-cell table:formula="of:=INT([.$B111]/([.G$1]/100)+0.999)" office:value-type="float" office:value="9" calcext:value-type="float">
            <text:p>9</text:p>
          </table:table-cell>
          <table:table-cell table:formula="of:=INT([.$B111]/([.H$1]/100)+0.999)" office:value-type="float" office:value="9" calcext:value-type="float">
            <text:p>9</text:p>
          </table:table-cell>
          <table:table-cell table:formula="of:=INT([.$B111]/([.I$1]/100)+0.999)" office:value-type="float" office:value="10" calcext:value-type="float">
            <text:p>10</text:p>
          </table:table-cell>
          <table:table-cell table:formula="of:=INT([.$B111]/([.J$1]/100)+0.999)" office:value-type="float" office:value="11" calcext:value-type="float">
            <text:p>11</text:p>
          </table:table-cell>
          <table:table-cell table:formula="of:=INT([.$B111]/([.K$1]/100)+0.999)" office:value-type="float" office:value="12" calcext:value-type="float">
            <text:p>12</text:p>
          </table:table-cell>
          <table:table-cell table:formula="of:=INT([.$B111]/([.L$1]/100)+0.999)" office:value-type="float" office:value="13" calcext:value-type="float">
            <text:p>13</text:p>
          </table:table-cell>
          <table:table-cell table:formula="of:=INT([.$B111]/([.M$1]/100)+0.999)"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G24 9NA</text:p>
          </table:table-cell>
          <table:table-cell office:value-type="float" office:value="3.40797945205479" calcext:value-type="float">
            <text:p>3.40797945205479</text:p>
          </table:table-cell>
          <table:table-cell table:formula="of:=INT([.B112]+0.9999)" office:value-type="float" office:value="4" calcext:value-type="float">
            <text:p>4</text:p>
          </table:table-cell>
          <table:table-cell table:formula="of:=INT([.$B112]/([.D$1]/100)+0.999)" office:value-type="float" office:value="4" calcext:value-type="float">
            <text:p>4</text:p>
          </table:table-cell>
          <table:table-cell table:formula="of:=INT([.$B112]/([.E$1]/100)+0.999)" office:value-type="float" office:value="4" calcext:value-type="float">
            <text:p>4</text:p>
          </table:table-cell>
          <table:table-cell table:formula="of:=INT([.$B112]/([.F$1]/100)+0.999)" office:value-type="float" office:value="5" calcext:value-type="float">
            <text:p>5</text:p>
          </table:table-cell>
          <table:table-cell table:formula="of:=INT([.$B112]/([.G$1]/100)+0.999)" office:value-type="float" office:value="5" calcext:value-type="float">
            <text:p>5</text:p>
          </table:table-cell>
          <table:table-cell table:formula="of:=INT([.$B112]/([.H$1]/100)+0.999)" office:value-type="float" office:value="5" calcext:value-type="float">
            <text:p>5</text:p>
          </table:table-cell>
          <table:table-cell table:formula="of:=INT([.$B112]/([.I$1]/100)+0.999)" office:value-type="float" office:value="5" calcext:value-type="float">
            <text:p>5</text:p>
          </table:table-cell>
          <table:table-cell table:formula="of:=INT([.$B112]/([.J$1]/100)+0.999)" office:value-type="float" office:value="6" calcext:value-type="float">
            <text:p>6</text:p>
          </table:table-cell>
          <table:table-cell table:formula="of:=INT([.$B112]/([.K$1]/100)+0.999)" office:value-type="float" office:value="6" calcext:value-type="float">
            <text:p>6</text:p>
          </table:table-cell>
          <table:table-cell table:formula="of:=INT([.$B112]/([.L$1]/100)+0.999)" office:value-type="float" office:value="7" calcext:value-type="float">
            <text:p>7</text:p>
          </table:table-cell>
          <table:table-cell table:formula="of:=INT([.$B112]/([.M$1]/100)+0.999)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H1 5RH</text:p>
          </table:table-cell>
          <table:table-cell office:value-type="float" office:value="4.73606164383561" calcext:value-type="float">
            <text:p>4.73606164383561</text:p>
          </table:table-cell>
          <table:table-cell table:formula="of:=INT([.B113]+0.9999)" office:value-type="float" office:value="5" calcext:value-type="float">
            <text:p>5</text:p>
          </table:table-cell>
          <table:table-cell table:formula="of:=INT([.$B113]/([.D$1]/100)+0.999)" office:value-type="float" office:value="5" calcext:value-type="float">
            <text:p>5</text:p>
          </table:table-cell>
          <table:table-cell table:formula="of:=INT([.$B113]/([.E$1]/100)+0.999)" office:value-type="float" office:value="6" calcext:value-type="float">
            <text:p>6</text:p>
          </table:table-cell>
          <table:table-cell table:formula="of:=INT([.$B113]/([.F$1]/100)+0.999)" office:value-type="float" office:value="6" calcext:value-type="float">
            <text:p>6</text:p>
          </table:table-cell>
          <table:table-cell table:formula="of:=INT([.$B113]/([.G$1]/100)+0.999)" office:value-type="float" office:value="6" calcext:value-type="float">
            <text:p>6</text:p>
          </table:table-cell>
          <table:table-cell table:formula="of:=INT([.$B113]/([.H$1]/100)+0.999)" office:value-type="float" office:value="7" calcext:value-type="float">
            <text:p>7</text:p>
          </table:table-cell>
          <table:table-cell table:formula="of:=INT([.$B113]/([.I$1]/100)+0.999)" office:value-type="float" office:value="7" calcext:value-type="float">
            <text:p>7</text:p>
          </table:table-cell>
          <table:table-cell table:formula="of:=INT([.$B113]/([.J$1]/100)+0.999)" office:value-type="float" office:value="8" calcext:value-type="float">
            <text:p>8</text:p>
          </table:table-cell>
          <table:table-cell table:formula="of:=INT([.$B113]/([.K$1]/100)+0.999)" office:value-type="float" office:value="8" calcext:value-type="float">
            <text:p>8</text:p>
          </table:table-cell>
          <table:table-cell table:formula="of:=INT([.$B113]/([.L$1]/100)+0.999)" office:value-type="float" office:value="9" calcext:value-type="float">
            <text:p>9</text:p>
          </table:table-cell>
          <table:table-cell table:formula="of:=INT([.$B113]/([.M$1]/100)+0.999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H16 4EX</text:p>
          </table:table-cell>
          <table:table-cell office:value-type="float" office:value="2.20818493150684" calcext:value-type="float">
            <text:p>2.20818493150684</text:p>
          </table:table-cell>
          <table:table-cell table:formula="of:=INT([.B114]+0.9999)" office:value-type="float" office:value="3" calcext:value-type="float">
            <text:p>3</text:p>
          </table:table-cell>
          <table:table-cell table:formula="of:=INT([.$B114]/([.D$1]/100)+0.999)" office:value-type="float" office:value="3" calcext:value-type="float">
            <text:p>3</text:p>
          </table:table-cell>
          <table:table-cell table:formula="of:=INT([.$B114]/([.E$1]/100)+0.999)" office:value-type="float" office:value="3" calcext:value-type="float">
            <text:p>3</text:p>
          </table:table-cell>
          <table:table-cell table:formula="of:=INT([.$B114]/([.F$1]/100)+0.999)" office:value-type="float" office:value="3" calcext:value-type="float">
            <text:p>3</text:p>
          </table:table-cell>
          <table:table-cell table:formula="of:=INT([.$B114]/([.G$1]/100)+0.999)" office:value-type="float" office:value="3" calcext:value-type="float">
            <text:p>3</text:p>
          </table:table-cell>
          <table:table-cell table:formula="of:=INT([.$B114]/([.H$1]/100)+0.999)" office:value-type="float" office:value="3" calcext:value-type="float">
            <text:p>3</text:p>
          </table:table-cell>
          <table:table-cell table:formula="of:=INT([.$B114]/([.I$1]/100)+0.999)" office:value-type="float" office:value="4" calcext:value-type="float">
            <text:p>4</text:p>
          </table:table-cell>
          <table:table-cell table:formula="of:=INT([.$B114]/([.J$1]/100)+0.999)" office:value-type="float" office:value="4" calcext:value-type="float">
            <text:p>4</text:p>
          </table:table-cell>
          <table:table-cell table:formula="of:=INT([.$B114]/([.K$1]/100)+0.999)" office:value-type="float" office:value="4" calcext:value-type="float">
            <text:p>4</text:p>
          </table:table-cell>
          <table:table-cell table:formula="of:=INT([.$B114]/([.L$1]/100)+0.999)" office:value-type="float" office:value="5" calcext:value-type="float">
            <text:p>5</text:p>
          </table:table-cell>
          <table:table-cell table:formula="of:=INT([.$B114]/([.M$1]/100)+0.999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M7 0AG</text:p>
          </table:table-cell>
          <table:table-cell office:value-type="float" office:value="7.1429109589041" calcext:value-type="float">
            <text:p>7.1429109589041</text:p>
          </table:table-cell>
          <table:table-cell table:formula="of:=INT([.B115]+0.9999)" office:value-type="float" office:value="8" calcext:value-type="float">
            <text:p>8</text:p>
          </table:table-cell>
          <table:table-cell table:formula="of:=INT([.$B115]/([.D$1]/100)+0.999)" office:value-type="float" office:value="8" calcext:value-type="float">
            <text:p>8</text:p>
          </table:table-cell>
          <table:table-cell table:formula="of:=INT([.$B115]/([.E$1]/100)+0.999)" office:value-type="float" office:value="8" calcext:value-type="float">
            <text:p>8</text:p>
          </table:table-cell>
          <table:table-cell table:formula="of:=INT([.$B115]/([.F$1]/100)+0.999)" office:value-type="float" office:value="9" calcext:value-type="float">
            <text:p>9</text:p>
          </table:table-cell>
          <table:table-cell table:formula="of:=INT([.$B115]/([.G$1]/100)+0.999)" office:value-type="float" office:value="9" calcext:value-type="float">
            <text:p>9</text:p>
          </table:table-cell>
          <table:table-cell table:formula="of:=INT([.$B115]/([.H$1]/100)+0.999)" office:value-type="float" office:value="10" calcext:value-type="float">
            <text:p>10</text:p>
          </table:table-cell>
          <table:table-cell table:formula="of:=INT([.$B115]/([.I$1]/100)+0.999)" office:value-type="float" office:value="11" calcext:value-type="float">
            <text:p>11</text:p>
          </table:table-cell>
          <table:table-cell table:formula="of:=INT([.$B115]/([.J$1]/100)+0.999)" office:value-type="float" office:value="11" calcext:value-type="float">
            <text:p>11</text:p>
          </table:table-cell>
          <table:table-cell table:formula="of:=INT([.$B115]/([.K$1]/100)+0.999)" office:value-type="float" office:value="12" calcext:value-type="float">
            <text:p>12</text:p>
          </table:table-cell>
          <table:table-cell table:formula="of:=INT([.$B115]/([.L$1]/100)+0.999)" office:value-type="float" office:value="13" calcext:value-type="float">
            <text:p>13</text:p>
          </table:table-cell>
          <table:table-cell table:formula="of:=INT([.$B115]/([.M$1]/100)+0.999)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10 2JF</text:p>
          </table:table-cell>
          <table:table-cell office:value-type="float" office:value="15.3454794520547" calcext:value-type="float">
            <text:p>15.3454794520547</text:p>
          </table:table-cell>
          <table:table-cell table:formula="of:=INT([.B116]+0.9999)" office:value-type="float" office:value="16" calcext:value-type="float">
            <text:p>16</text:p>
          </table:table-cell>
          <table:table-cell table:formula="of:=INT([.$B116]/([.D$1]/100)+0.999)" office:value-type="float" office:value="17" calcext:value-type="float">
            <text:p>17</text:p>
          </table:table-cell>
          <table:table-cell table:formula="of:=INT([.$B116]/([.E$1]/100)+0.999)" office:value-type="float" office:value="18" calcext:value-type="float">
            <text:p>18</text:p>
          </table:table-cell>
          <table:table-cell table:formula="of:=INT([.$B116]/([.F$1]/100)+0.999)" office:value-type="float" office:value="19" calcext:value-type="float">
            <text:p>19</text:p>
          </table:table-cell>
          <table:table-cell table:formula="of:=INT([.$B116]/([.G$1]/100)+0.999)" office:value-type="float" office:value="20" calcext:value-type="float">
            <text:p>20</text:p>
          </table:table-cell>
          <table:table-cell table:formula="of:=INT([.$B116]/([.H$1]/100)+0.999)" office:value-type="float" office:value="21" calcext:value-type="float">
            <text:p>21</text:p>
          </table:table-cell>
          <table:table-cell table:formula="of:=INT([.$B116]/([.I$1]/100)+0.999)" office:value-type="float" office:value="22" calcext:value-type="float">
            <text:p>22</text:p>
          </table:table-cell>
          <table:table-cell table:formula="of:=INT([.$B116]/([.J$1]/100)+0.999)" office:value-type="float" office:value="24" calcext:value-type="float">
            <text:p>24</text:p>
          </table:table-cell>
          <table:table-cell table:formula="of:=INT([.$B116]/([.K$1]/100)+0.999)" office:value-type="float" office:value="26" calcext:value-type="float">
            <text:p>26</text:p>
          </table:table-cell>
          <table:table-cell table:formula="of:=INT([.$B116]/([.L$1]/100)+0.999)" office:value-type="float" office:value="28" calcext:value-type="float">
            <text:p>28</text:p>
          </table:table-cell>
          <table:table-cell table:formula="of:=INT([.$B116]/([.M$1]/100)+0.999)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44 5BL</text:p>
          </table:table-cell>
          <table:table-cell office:value-type="float" office:value="2.70482876712328" calcext:value-type="float">
            <text:p>2.70482876712328</text:p>
          </table:table-cell>
          <table:table-cell table:formula="of:=INT([.B117]+0.9999)" office:value-type="float" office:value="3" calcext:value-type="float">
            <text:p>3</text:p>
          </table:table-cell>
          <table:table-cell table:formula="of:=INT([.$B117]/([.D$1]/100)+0.999)" office:value-type="float" office:value="3" calcext:value-type="float">
            <text:p>3</text:p>
          </table:table-cell>
          <table:table-cell table:formula="of:=INT([.$B117]/([.E$1]/100)+0.999)" office:value-type="float" office:value="4" calcext:value-type="float">
            <text:p>4</text:p>
          </table:table-cell>
          <table:table-cell table:formula="of:=INT([.$B117]/([.F$1]/100)+0.999)" office:value-type="float" office:value="4" calcext:value-type="float">
            <text:p>4</text:p>
          </table:table-cell>
          <table:table-cell table:formula="of:=INT([.$B117]/([.G$1]/100)+0.999)" office:value-type="float" office:value="4" calcext:value-type="float">
            <text:p>4</text:p>
          </table:table-cell>
          <table:table-cell table:formula="of:=INT([.$B117]/([.H$1]/100)+0.999)" office:value-type="float" office:value="4" calcext:value-type="float">
            <text:p>4</text:p>
          </table:table-cell>
          <table:table-cell table:formula="of:=INT([.$B117]/([.I$1]/100)+0.999)" office:value-type="float" office:value="4" calcext:value-type="float">
            <text:p>4</text:p>
          </table:table-cell>
          <table:table-cell table:formula="of:=INT([.$B117]/([.J$1]/100)+0.999)" office:value-type="float" office:value="5" calcext:value-type="float">
            <text:p>5</text:p>
          </table:table-cell>
          <table:table-cell table:formula="of:=INT([.$B117]/([.K$1]/100)+0.999)" office:value-type="float" office:value="5" calcext:value-type="float">
            <text:p>5</text:p>
          </table:table-cell>
          <table:table-cell table:formula="of:=INT([.$B117]/([.L$1]/100)+0.999)" office:value-type="float" office:value="5" calcext:value-type="float">
            <text:p>5</text:p>
          </table:table-cell>
          <table:table-cell table:formula="of:=INT([.$B117]/([.M$1]/100)+0.999)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60 2UD</text:p>
          </table:table-cell>
          <table:table-cell office:value-type="float" office:value="6.06465753424657" calcext:value-type="float">
            <text:p>6.06465753424657</text:p>
          </table:table-cell>
          <table:table-cell table:formula="of:=INT([.B118]+0.9999)" office:value-type="float" office:value="7" calcext:value-type="float">
            <text:p>7</text:p>
          </table:table-cell>
          <table:table-cell table:formula="of:=INT([.$B118]/([.D$1]/100)+0.999)" office:value-type="float" office:value="7" calcext:value-type="float">
            <text:p>7</text:p>
          </table:table-cell>
          <table:table-cell table:formula="of:=INT([.$B118]/([.E$1]/100)+0.999)" office:value-type="float" office:value="7" calcext:value-type="float">
            <text:p>7</text:p>
          </table:table-cell>
          <table:table-cell table:formula="of:=INT([.$B118]/([.F$1]/100)+0.999)" office:value-type="float" office:value="8" calcext:value-type="float">
            <text:p>8</text:p>
          </table:table-cell>
          <table:table-cell table:formula="of:=INT([.$B118]/([.G$1]/100)+0.999)" office:value-type="float" office:value="8" calcext:value-type="float">
            <text:p>8</text:p>
          </table:table-cell>
          <table:table-cell table:formula="of:=INT([.$B118]/([.H$1]/100)+0.999)" office:value-type="float" office:value="9" calcext:value-type="float">
            <text:p>9</text:p>
          </table:table-cell>
          <table:table-cell table:formula="of:=INT([.$B118]/([.I$1]/100)+0.999)" office:value-type="float" office:value="9" calcext:value-type="float">
            <text:p>9</text:p>
          </table:table-cell>
          <table:table-cell table:formula="of:=INT([.$B118]/([.J$1]/100)+0.999)" office:value-type="float" office:value="10" calcext:value-type="float">
            <text:p>10</text:p>
          </table:table-cell>
          <table:table-cell table:formula="of:=INT([.$B118]/([.K$1]/100)+0.999)" office:value-type="float" office:value="11" calcext:value-type="float">
            <text:p>11</text:p>
          </table:table-cell>
          <table:table-cell table:formula="of:=INT([.$B118]/([.L$1]/100)+0.999)" office:value-type="float" office:value="12" calcext:value-type="float">
            <text:p>12</text:p>
          </table:table-cell>
          <table:table-cell table:formula="of:=INT([.$B118]/([.M$1]/100)+0.999)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75 2EP</text:p>
          </table:table-cell>
          <table:table-cell office:value-type="float" office:value="4.63578767123287" calcext:value-type="float">
            <text:p>4.63578767123287</text:p>
          </table:table-cell>
          <table:table-cell table:formula="of:=INT([.B119]+0.9999)" office:value-type="float" office:value="5" calcext:value-type="float">
            <text:p>5</text:p>
          </table:table-cell>
          <table:table-cell table:formula="of:=INT([.$B119]/([.D$1]/100)+0.999)" office:value-type="float" office:value="5" calcext:value-type="float">
            <text:p>5</text:p>
          </table:table-cell>
          <table:table-cell table:formula="of:=INT([.$B119]/([.E$1]/100)+0.999)" office:value-type="float" office:value="6" calcext:value-type="float">
            <text:p>6</text:p>
          </table:table-cell>
          <table:table-cell table:formula="of:=INT([.$B119]/([.F$1]/100)+0.999)" office:value-type="float" office:value="6" calcext:value-type="float">
            <text:p>6</text:p>
          </table:table-cell>
          <table:table-cell table:formula="of:=INT([.$B119]/([.G$1]/100)+0.999)" office:value-type="float" office:value="6" calcext:value-type="float">
            <text:p>6</text:p>
          </table:table-cell>
          <table:table-cell table:formula="of:=INT([.$B119]/([.H$1]/100)+0.999)" office:value-type="float" office:value="7" calcext:value-type="float">
            <text:p>7</text:p>
          </table:table-cell>
          <table:table-cell table:formula="of:=INT([.$B119]/([.I$1]/100)+0.999)" office:value-type="float" office:value="7" calcext:value-type="float">
            <text:p>7</text:p>
          </table:table-cell>
          <table:table-cell table:formula="of:=INT([.$B119]/([.J$1]/100)+0.999)" office:value-type="float" office:value="8" calcext:value-type="float">
            <text:p>8</text:p>
          </table:table-cell>
          <table:table-cell table:formula="of:=INT([.$B119]/([.K$1]/100)+0.999)" office:value-type="float" office:value="8" calcext:value-type="float">
            <text:p>8</text:p>
          </table:table-cell>
          <table:table-cell table:formula="of:=INT([.$B119]/([.L$1]/100)+0.999)" office:value-type="float" office:value="9" calcext:value-type="float">
            <text:p>9</text:p>
          </table:table-cell>
          <table:table-cell table:formula="of:=INT([.$B119]/([.M$1]/100)+0.999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81 0BD</text:p>
          </table:table-cell>
          <table:table-cell office:value-type="float" office:value="1.4333904109589" calcext:value-type="float">
            <text:p>1.4333904109589</text:p>
          </table:table-cell>
          <table:table-cell table:formula="of:=INT([.B120]+0.9999)" office:value-type="float" office:value="2" calcext:value-type="float">
            <text:p>2</text:p>
          </table:table-cell>
          <table:table-cell table:formula="of:=INT([.$B120]/([.D$1]/100)+0.999)" office:value-type="float" office:value="2" calcext:value-type="float">
            <text:p>2</text:p>
          </table:table-cell>
          <table:table-cell table:formula="of:=INT([.$B120]/([.E$1]/100)+0.999)" office:value-type="float" office:value="2" calcext:value-type="float">
            <text:p>2</text:p>
          </table:table-cell>
          <table:table-cell table:formula="of:=INT([.$B120]/([.F$1]/100)+0.999)" office:value-type="float" office:value="2" calcext:value-type="float">
            <text:p>2</text:p>
          </table:table-cell>
          <table:table-cell table:formula="of:=INT([.$B120]/([.G$1]/100)+0.999)" office:value-type="float" office:value="2" calcext:value-type="float">
            <text:p>2</text:p>
          </table:table-cell>
          <table:table-cell table:formula="of:=INT([.$B120]/([.H$1]/100)+0.999)" office:value-type="float" office:value="2" calcext:value-type="float">
            <text:p>2</text:p>
          </table:table-cell>
          <table:table-cell table:formula="of:=INT([.$B120]/([.I$1]/100)+0.999)" office:value-type="float" office:value="3" calcext:value-type="float">
            <text:p>3</text:p>
          </table:table-cell>
          <table:table-cell table:formula="of:=INT([.$B120]/([.J$1]/100)+0.999)" office:value-type="float" office:value="3" calcext:value-type="float">
            <text:p>3</text:p>
          </table:table-cell>
          <table:table-cell table:formula="of:=INT([.$B120]/([.K$1]/100)+0.999)" office:value-type="float" office:value="3" calcext:value-type="float">
            <text:p>3</text:p>
          </table:table-cell>
          <table:table-cell table:formula="of:=INT([.$B120]/([.L$1]/100)+0.999)" office:value-type="float" office:value="3" calcext:value-type="float">
            <text:p>3</text:p>
          </table:table-cell>
          <table:table-cell table:formula="of:=INT([.$B120]/([.M$1]/100)+0.999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1 7EH</text:p>
          </table:table-cell>
          <table:table-cell office:value-type="float" office:value="4.9422602739726" calcext:value-type="float">
            <text:p>4.9422602739726</text:p>
          </table:table-cell>
          <table:table-cell table:formula="of:=INT([.B121]+0.9999)" office:value-type="float" office:value="5" calcext:value-type="float">
            <text:p>5</text:p>
          </table:table-cell>
          <table:table-cell table:formula="of:=INT([.$B121]/([.D$1]/100)+0.999)" office:value-type="float" office:value="6" calcext:value-type="float">
            <text:p>6</text:p>
          </table:table-cell>
          <table:table-cell table:formula="of:=INT([.$B121]/([.E$1]/100)+0.999)" office:value-type="float" office:value="6" calcext:value-type="float">
            <text:p>6</text:p>
          </table:table-cell>
          <table:table-cell table:formula="of:=INT([.$B121]/([.F$1]/100)+0.999)" office:value-type="float" office:value="6" calcext:value-type="float">
            <text:p>6</text:p>
          </table:table-cell>
          <table:table-cell table:formula="of:=INT([.$B121]/([.G$1]/100)+0.999)" office:value-type="float" office:value="7" calcext:value-type="float">
            <text:p>7</text:p>
          </table:table-cell>
          <table:table-cell table:formula="of:=INT([.$B121]/([.H$1]/100)+0.999)" office:value-type="float" office:value="7" calcext:value-type="float">
            <text:p>7</text:p>
          </table:table-cell>
          <table:table-cell table:formula="of:=INT([.$B121]/([.I$1]/100)+0.999)" office:value-type="float" office:value="8" calcext:value-type="float">
            <text:p>8</text:p>
          </table:table-cell>
          <table:table-cell table:formula="of:=INT([.$B121]/([.J$1]/100)+0.999)" office:value-type="float" office:value="8" calcext:value-type="float">
            <text:p>8</text:p>
          </table:table-cell>
          <table:table-cell table:formula="of:=INT([.$B121]/([.K$1]/100)+0.999)" office:value-type="float" office:value="9" calcext:value-type="float">
            <text:p>9</text:p>
          </table:table-cell>
          <table:table-cell table:formula="of:=INT([.$B121]/([.L$1]/100)+0.999)" office:value-type="float" office:value="9" calcext:value-type="float">
            <text:p>9</text:p>
          </table:table-cell>
          <table:table-cell table:formula="of:=INT([.$B121]/([.M$1]/100)+0.999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13 6LH</text:p>
          </table:table-cell>
          <table:table-cell office:value-type="float" office:value="7.2279109589041" calcext:value-type="float">
            <text:p>7.2279109589041</text:p>
          </table:table-cell>
          <table:table-cell table:formula="of:=INT([.B122]+0.9999)" office:value-type="float" office:value="8" calcext:value-type="float">
            <text:p>8</text:p>
          </table:table-cell>
          <table:table-cell table:formula="of:=INT([.$B122]/([.D$1]/100)+0.999)" office:value-type="float" office:value="8" calcext:value-type="float">
            <text:p>8</text:p>
          </table:table-cell>
          <table:table-cell table:formula="of:=INT([.$B122]/([.E$1]/100)+0.999)" office:value-type="float" office:value="9" calcext:value-type="float">
            <text:p>9</text:p>
          </table:table-cell>
          <table:table-cell table:formula="of:=INT([.$B122]/([.F$1]/100)+0.999)" office:value-type="float" office:value="9" calcext:value-type="float">
            <text:p>9</text:p>
          </table:table-cell>
          <table:table-cell table:formula="of:=INT([.$B122]/([.G$1]/100)+0.999)" office:value-type="float" office:value="10" calcext:value-type="float">
            <text:p>10</text:p>
          </table:table-cell>
          <table:table-cell table:formula="of:=INT([.$B122]/([.H$1]/100)+0.999)" office:value-type="float" office:value="10" calcext:value-type="float">
            <text:p>10</text:p>
          </table:table-cell>
          <table:table-cell table:formula="of:=INT([.$B122]/([.I$1]/100)+0.999)" office:value-type="float" office:value="11" calcext:value-type="float">
            <text:p>11</text:p>
          </table:table-cell>
          <table:table-cell table:formula="of:=INT([.$B122]/([.J$1]/100)+0.999)" office:value-type="float" office:value="12" calcext:value-type="float">
            <text:p>12</text:p>
          </table:table-cell>
          <table:table-cell table:formula="of:=INT([.$B122]/([.K$1]/100)+0.999)" office:value-type="float" office:value="13" calcext:value-type="float">
            <text:p>13</text:p>
          </table:table-cell>
          <table:table-cell table:formula="of:=INT([.$B122]/([.L$1]/100)+0.999)" office:value-type="float" office:value="14" calcext:value-type="float">
            <text:p>14</text:p>
          </table:table-cell>
          <table:table-cell table:formula="of:=INT([.$B122]/([.M$1]/100)+0.999)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18 4QH</text:p>
          </table:table-cell>
          <table:table-cell office:value-type="float" office:value="4.77" calcext:value-type="float">
            <text:p>4.77</text:p>
          </table:table-cell>
          <table:table-cell table:formula="of:=INT([.B123]+0.9999)" office:value-type="float" office:value="5" calcext:value-type="float">
            <text:p>5</text:p>
          </table:table-cell>
          <table:table-cell table:formula="of:=INT([.$B123]/([.D$1]/100)+0.999)" office:value-type="float" office:value="6" calcext:value-type="float">
            <text:p>6</text:p>
          </table:table-cell>
          <table:table-cell table:formula="of:=INT([.$B123]/([.E$1]/100)+0.999)" office:value-type="float" office:value="6" calcext:value-type="float">
            <text:p>6</text:p>
          </table:table-cell>
          <table:table-cell table:formula="of:=INT([.$B123]/([.F$1]/100)+0.999)" office:value-type="float" office:value="6" calcext:value-type="float">
            <text:p>6</text:p>
          </table:table-cell>
          <table:table-cell table:formula="of:=INT([.$B123]/([.G$1]/100)+0.999)" office:value-type="float" office:value="6" calcext:value-type="float">
            <text:p>6</text:p>
          </table:table-cell>
          <table:table-cell table:formula="of:=INT([.$B123]/([.H$1]/100)+0.999)" office:value-type="float" office:value="7" calcext:value-type="float">
            <text:p>7</text:p>
          </table:table-cell>
          <table:table-cell table:formula="of:=INT([.$B123]/([.I$1]/100)+0.999)" office:value-type="float" office:value="7" calcext:value-type="float">
            <text:p>7</text:p>
          </table:table-cell>
          <table:table-cell table:formula="of:=INT([.$B123]/([.J$1]/100)+0.999)" office:value-type="float" office:value="8" calcext:value-type="float">
            <text:p>8</text:p>
          </table:table-cell>
          <table:table-cell table:formula="of:=INT([.$B123]/([.K$1]/100)+0.999)" office:value-type="float" office:value="8" calcext:value-type="float">
            <text:p>8</text:p>
          </table:table-cell>
          <table:table-cell table:formula="of:=INT([.$B123]/([.L$1]/100)+0.999)" office:value-type="float" office:value="9" calcext:value-type="float">
            <text:p>9</text:p>
          </table:table-cell>
          <table:table-cell table:formula="of:=INT([.$B123]/([.M$1]/100)+0.999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5 9RW</text:p>
          </table:table-cell>
          <table:table-cell office:value-type="float" office:value="17.2496917808219" calcext:value-type="float">
            <text:p>17.2496917808219</text:p>
          </table:table-cell>
          <table:table-cell table:formula="of:=INT([.B124]+0.9999)" office:value-type="float" office:value="18" calcext:value-type="float">
            <text:p>18</text:p>
          </table:table-cell>
          <table:table-cell table:formula="of:=INT([.$B124]/([.D$1]/100)+0.999)" office:value-type="float" office:value="19" calcext:value-type="float">
            <text:p>19</text:p>
          </table:table-cell>
          <table:table-cell table:formula="of:=INT([.$B124]/([.E$1]/100)+0.999)" office:value-type="float" office:value="20" calcext:value-type="float">
            <text:p>20</text:p>
          </table:table-cell>
          <table:table-cell table:formula="of:=INT([.$B124]/([.F$1]/100)+0.999)" office:value-type="float" office:value="21" calcext:value-type="float">
            <text:p>21</text:p>
          </table:table-cell>
          <table:table-cell table:formula="of:=INT([.$B124]/([.G$1]/100)+0.999)" office:value-type="float" office:value="22" calcext:value-type="float">
            <text:p>22</text:p>
          </table:table-cell>
          <table:table-cell table:formula="of:=INT([.$B124]/([.H$1]/100)+0.999)" office:value-type="float" office:value="23" calcext:value-type="float">
            <text:p>23</text:p>
          </table:table-cell>
          <table:table-cell table:formula="of:=INT([.$B124]/([.I$1]/100)+0.999)" office:value-type="float" office:value="25" calcext:value-type="float">
            <text:p>25</text:p>
          </table:table-cell>
          <table:table-cell table:formula="of:=INT([.$B124]/([.J$1]/100)+0.999)" office:value-type="float" office:value="27" calcext:value-type="float">
            <text:p>27</text:p>
          </table:table-cell>
          <table:table-cell table:formula="of:=INT([.$B124]/([.K$1]/100)+0.999)" office:value-type="float" office:value="29" calcext:value-type="float">
            <text:p>29</text:p>
          </table:table-cell>
          <table:table-cell table:formula="of:=INT([.$B124]/([.L$1]/100)+0.999)" office:value-type="float" office:value="32" calcext:value-type="float">
            <text:p>32</text:p>
          </table:table-cell>
          <table:table-cell table:formula="of:=INT([.$B124]/([.M$1]/100)+0.999)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1 4AB</text:p>
          </table:table-cell>
          <table:table-cell office:value-type="float" office:value="5.16328767123287" calcext:value-type="float">
            <text:p>5.16328767123287</text:p>
          </table:table-cell>
          <table:table-cell table:formula="of:=INT([.B125]+0.9999)" office:value-type="float" office:value="6" calcext:value-type="float">
            <text:p>6</text:p>
          </table:table-cell>
          <table:table-cell table:formula="of:=INT([.$B125]/([.D$1]/100)+0.999)" office:value-type="float" office:value="6" calcext:value-type="float">
            <text:p>6</text:p>
          </table:table-cell>
          <table:table-cell table:formula="of:=INT([.$B125]/([.E$1]/100)+0.999)" office:value-type="float" office:value="6" calcext:value-type="float">
            <text:p>6</text:p>
          </table:table-cell>
          <table:table-cell table:formula="of:=INT([.$B125]/([.F$1]/100)+0.999)" office:value-type="float" office:value="7" calcext:value-type="float">
            <text:p>7</text:p>
          </table:table-cell>
          <table:table-cell table:formula="of:=INT([.$B125]/([.G$1]/100)+0.999)" office:value-type="float" office:value="7" calcext:value-type="float">
            <text:p>7</text:p>
          </table:table-cell>
          <table:table-cell table:formula="of:=INT([.$B125]/([.H$1]/100)+0.999)" office:value-type="float" office:value="7" calcext:value-type="float">
            <text:p>7</text:p>
          </table:table-cell>
          <table:table-cell table:formula="of:=INT([.$B125]/([.I$1]/100)+0.999)" office:value-type="float" office:value="8" calcext:value-type="float">
            <text:p>8</text:p>
          </table:table-cell>
          <table:table-cell table:formula="of:=INT([.$B125]/([.J$1]/100)+0.999)" office:value-type="float" office:value="8" calcext:value-type="float">
            <text:p>8</text:p>
          </table:table-cell>
          <table:table-cell table:formula="of:=INT([.$B125]/([.K$1]/100)+0.999)" office:value-type="float" office:value="9" calcext:value-type="float">
            <text:p>9</text:p>
          </table:table-cell>
          <table:table-cell table:formula="of:=INT([.$B125]/([.L$1]/100)+0.999)" office:value-type="float" office:value="10" calcext:value-type="float">
            <text:p>10</text:p>
          </table:table-cell>
          <table:table-cell table:formula="of:=INT([.$B125]/([.M$1]/100)+0.999)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K10 3BL</text:p>
          </table:table-cell>
          <table:table-cell office:value-type="float" office:value="1.82780821917808" calcext:value-type="float">
            <text:p>1.82780821917808</text:p>
          </table:table-cell>
          <table:table-cell table:formula="of:=INT([.B126]+0.9999)" office:value-type="float" office:value="2" calcext:value-type="float">
            <text:p>2</text:p>
          </table:table-cell>
          <table:table-cell table:formula="of:=INT([.$B126]/([.D$1]/100)+0.999)" office:value-type="float" office:value="2" calcext:value-type="float">
            <text:p>2</text:p>
          </table:table-cell>
          <table:table-cell table:formula="of:=INT([.$B126]/([.E$1]/100)+0.999)" office:value-type="float" office:value="3" calcext:value-type="float">
            <text:p>3</text:p>
          </table:table-cell>
          <table:table-cell table:formula="of:=INT([.$B126]/([.F$1]/100)+0.999)" office:value-type="float" office:value="3" calcext:value-type="float">
            <text:p>3</text:p>
          </table:table-cell>
          <table:table-cell table:formula="of:=INT([.$B126]/([.G$1]/100)+0.999)" office:value-type="float" office:value="3" calcext:value-type="float">
            <text:p>3</text:p>
          </table:table-cell>
          <table:table-cell table:formula="of:=INT([.$B126]/([.H$1]/100)+0.999)" office:value-type="float" office:value="3" calcext:value-type="float">
            <text:p>3</text:p>
          </table:table-cell>
          <table:table-cell table:formula="of:=INT([.$B126]/([.I$1]/100)+0.999)" office:value-type="float" office:value="3" calcext:value-type="float">
            <text:p>3</text:p>
          </table:table-cell>
          <table:table-cell table:formula="of:=INT([.$B126]/([.J$1]/100)+0.999)" office:value-type="float" office:value="3" calcext:value-type="float">
            <text:p>3</text:p>
          </table:table-cell>
          <table:table-cell table:formula="of:=INT([.$B126]/([.K$1]/100)+0.999)" office:value-type="float" office:value="4" calcext:value-type="float">
            <text:p>4</text:p>
          </table:table-cell>
          <table:table-cell table:formula="of:=INT([.$B126]/([.L$1]/100)+0.999)" office:value-type="float" office:value="4" calcext:value-type="float">
            <text:p>4</text:p>
          </table:table-cell>
          <table:table-cell table:formula="of:=INT([.$B126]/([.M$1]/100)+0.999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K2 7JE</text:p>
          </table:table-cell>
          <table:table-cell office:value-type="float" office:value="3.61356164383561" calcext:value-type="float">
            <text:p>3.61356164383561</text:p>
          </table:table-cell>
          <table:table-cell table:formula="of:=INT([.B127]+0.9999)" office:value-type="float" office:value="4" calcext:value-type="float">
            <text:p>4</text:p>
          </table:table-cell>
          <table:table-cell table:formula="of:=INT([.$B127]/([.D$1]/100)+0.999)" office:value-type="float" office:value="4" calcext:value-type="float">
            <text:p>4</text:p>
          </table:table-cell>
          <table:table-cell table:formula="of:=INT([.$B127]/([.E$1]/100)+0.999)" office:value-type="float" office:value="5" calcext:value-type="float">
            <text:p>5</text:p>
          </table:table-cell>
          <table:table-cell table:formula="of:=INT([.$B127]/([.F$1]/100)+0.999)" office:value-type="float" office:value="5" calcext:value-type="float">
            <text:p>5</text:p>
          </table:table-cell>
          <table:table-cell table:formula="of:=INT([.$B127]/([.G$1]/100)+0.999)" office:value-type="float" office:value="5" calcext:value-type="float">
            <text:p>5</text:p>
          </table:table-cell>
          <table:table-cell table:formula="of:=INT([.$B127]/([.H$1]/100)+0.999)" office:value-type="float" office:value="5" calcext:value-type="float">
            <text:p>5</text:p>
          </table:table-cell>
          <table:table-cell table:formula="of:=INT([.$B127]/([.I$1]/100)+0.999)" office:value-type="float" office:value="6" calcext:value-type="float">
            <text:p>6</text:p>
          </table:table-cell>
          <table:table-cell table:formula="of:=INT([.$B127]/([.J$1]/100)+0.999)" office:value-type="float" office:value="6" calcext:value-type="float">
            <text:p>6</text:p>
          </table:table-cell>
          <table:table-cell table:formula="of:=INT([.$B127]/([.K$1]/100)+0.999)" office:value-type="float" office:value="7" calcext:value-type="float">
            <text:p>7</text:p>
          </table:table-cell>
          <table:table-cell table:formula="of:=INT([.$B127]/([.L$1]/100)+0.999)" office:value-type="float" office:value="7" calcext:value-type="float">
            <text:p>7</text:p>
          </table:table-cell>
          <table:table-cell table:formula="of:=INT([.$B127]/([.M$1]/100)+0.999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2 4HL</text:p>
          </table:table-cell>
          <table:table-cell office:value-type="float" office:value="6.41369863013698" calcext:value-type="float">
            <text:p>6.41369863013698</text:p>
          </table:table-cell>
          <table:table-cell table:formula="of:=INT([.B128]+0.9999)" office:value-type="float" office:value="7" calcext:value-type="float">
            <text:p>7</text:p>
          </table:table-cell>
          <table:table-cell table:formula="of:=INT([.$B128]/([.D$1]/100)+0.999)" office:value-type="float" office:value="7" calcext:value-type="float">
            <text:p>7</text:p>
          </table:table-cell>
          <table:table-cell table:formula="of:=INT([.$B128]/([.E$1]/100)+0.999)" office:value-type="float" office:value="8" calcext:value-type="float">
            <text:p>8</text:p>
          </table:table-cell>
          <table:table-cell table:formula="of:=INT([.$B128]/([.F$1]/100)+0.999)" office:value-type="float" office:value="8" calcext:value-type="float">
            <text:p>8</text:p>
          </table:table-cell>
          <table:table-cell table:formula="of:=INT([.$B128]/([.G$1]/100)+0.999)" office:value-type="float" office:value="9" calcext:value-type="float">
            <text:p>9</text:p>
          </table:table-cell>
          <table:table-cell table:formula="of:=INT([.$B128]/([.H$1]/100)+0.999)" office:value-type="float" office:value="9" calcext:value-type="float">
            <text:p>9</text:p>
          </table:table-cell>
          <table:table-cell table:formula="of:=INT([.$B128]/([.I$1]/100)+0.999)" office:value-type="float" office:value="10" calcext:value-type="float">
            <text:p>10</text:p>
          </table:table-cell>
          <table:table-cell table:formula="of:=INT([.$B128]/([.J$1]/100)+0.999)" office:value-type="float" office:value="10" calcext:value-type="float">
            <text:p>10</text:p>
          </table:table-cell>
          <table:table-cell table:formula="of:=INT([.$B128]/([.K$1]/100)+0.999)" office:value-type="float" office:value="11" calcext:value-type="float">
            <text:p>11</text:p>
          </table:table-cell>
          <table:table-cell table:formula="of:=INT([.$B128]/([.L$1]/100)+0.999)" office:value-type="float" office:value="12" calcext:value-type="float">
            <text:p>12</text:p>
          </table:table-cell>
          <table:table-cell table:formula="of:=INT([.$B128]/([.M$1]/100)+0.999)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M5 1AA</text:p>
          </table:table-cell>
          <table:table-cell office:value-type="float" office:value="4.68883561643835" calcext:value-type="float">
            <text:p>4.68883561643835</text:p>
          </table:table-cell>
          <table:table-cell table:formula="of:=INT([.B129]+0.9999)" office:value-type="float" office:value="5" calcext:value-type="float">
            <text:p>5</text:p>
          </table:table-cell>
          <table:table-cell table:formula="of:=INT([.$B129]/([.D$1]/100)+0.999)" office:value-type="float" office:value="5" calcext:value-type="float">
            <text:p>5</text:p>
          </table:table-cell>
          <table:table-cell table:formula="of:=INT([.$B129]/([.E$1]/100)+0.999)" office:value-type="float" office:value="6" calcext:value-type="float">
            <text:p>6</text:p>
          </table:table-cell>
          <table:table-cell table:formula="of:=INT([.$B129]/([.F$1]/100)+0.999)" office:value-type="float" office:value="6" calcext:value-type="float">
            <text:p>6</text:p>
          </table:table-cell>
          <table:table-cell table:formula="of:=INT([.$B129]/([.G$1]/100)+0.999)" office:value-type="float" office:value="6" calcext:value-type="float">
            <text:p>6</text:p>
          </table:table-cell>
          <table:table-cell table:formula="of:=INT([.$B129]/([.H$1]/100)+0.999)" office:value-type="float" office:value="7" calcext:value-type="float">
            <text:p>7</text:p>
          </table:table-cell>
          <table:table-cell table:formula="of:=INT([.$B129]/([.I$1]/100)+0.999)" office:value-type="float" office:value="7" calcext:value-type="float">
            <text:p>7</text:p>
          </table:table-cell>
          <table:table-cell table:formula="of:=INT([.$B129]/([.J$1]/100)+0.999)" office:value-type="float" office:value="8" calcext:value-type="float">
            <text:p>8</text:p>
          </table:table-cell>
          <table:table-cell table:formula="of:=INT([.$B129]/([.K$1]/100)+0.999)" office:value-type="float" office:value="8" calcext:value-type="float">
            <text:p>8</text:p>
          </table:table-cell>
          <table:table-cell table:formula="of:=INT([.$B129]/([.L$1]/100)+0.999)" office:value-type="float" office:value="9" calcext:value-type="float">
            <text:p>9</text:p>
          </table:table-cell>
          <table:table-cell table:formula="of:=INT([.$B129]/([.M$1]/100)+0.999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N3 6BB</text:p>
          </table:table-cell>
          <table:table-cell office:value-type="float" office:value="6.03811643835616" calcext:value-type="float">
            <text:p>6.03811643835616</text:p>
          </table:table-cell>
          <table:table-cell table:formula="of:=INT([.B130]+0.9999)" office:value-type="float" office:value="7" calcext:value-type="float">
            <text:p>7</text:p>
          </table:table-cell>
          <table:table-cell table:formula="of:=INT([.$B130]/([.D$1]/100)+0.999)" office:value-type="float" office:value="7" calcext:value-type="float">
            <text:p>7</text:p>
          </table:table-cell>
          <table:table-cell table:formula="of:=INT([.$B130]/([.E$1]/100)+0.999)" office:value-type="float" office:value="7" calcext:value-type="float">
            <text:p>7</text:p>
          </table:table-cell>
          <table:table-cell table:formula="of:=INT([.$B130]/([.F$1]/100)+0.999)" office:value-type="float" office:value="8" calcext:value-type="float">
            <text:p>8</text:p>
          </table:table-cell>
          <table:table-cell table:formula="of:=INT([.$B130]/([.G$1]/100)+0.999)" office:value-type="float" office:value="8" calcext:value-type="float">
            <text:p>8</text:p>
          </table:table-cell>
          <table:table-cell table:formula="of:=INT([.$B130]/([.H$1]/100)+0.999)" office:value-type="float" office:value="9" calcext:value-type="float">
            <text:p>9</text:p>
          </table:table-cell>
          <table:table-cell table:formula="of:=INT([.$B130]/([.I$1]/100)+0.999)" office:value-type="float" office:value="9" calcext:value-type="float">
            <text:p>9</text:p>
          </table:table-cell>
          <table:table-cell table:formula="of:=INT([.$B130]/([.J$1]/100)+0.999)" office:value-type="float" office:value="10" calcext:value-type="float">
            <text:p>10</text:p>
          </table:table-cell>
          <table:table-cell table:formula="of:=INT([.$B130]/([.K$1]/100)+0.999)" office:value-type="float" office:value="11" calcext:value-type="float">
            <text:p>11</text:p>
          </table:table-cell>
          <table:table-cell table:formula="of:=INT([.$B130]/([.L$1]/100)+0.999)" office:value-type="float" office:value="11" calcext:value-type="float">
            <text:p>11</text:p>
          </table:table-cell>
          <table:table-cell table:formula="of:=INT([.$B130]/([.M$1]/100)+0.999)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16 6YD</text:p>
          </table:table-cell>
          <table:table-cell office:value-type="float" office:value="16.9221575342465" calcext:value-type="float">
            <text:p>16.9221575342465</text:p>
          </table:table-cell>
          <table:table-cell table:formula="of:=INT([.B131]+0.9999)" office:value-type="float" office:value="17" calcext:value-type="float">
            <text:p>17</text:p>
          </table:table-cell>
          <table:table-cell table:formula="of:=INT([.$B131]/([.D$1]/100)+0.999)" office:value-type="float" office:value="18" calcext:value-type="float">
            <text:p>18</text:p>
          </table:table-cell>
          <table:table-cell table:formula="of:=INT([.$B131]/([.E$1]/100)+0.999)" office:value-type="float" office:value="19" calcext:value-type="float">
            <text:p>19</text:p>
          </table:table-cell>
          <table:table-cell table:formula="of:=INT([.$B131]/([.F$1]/100)+0.999)" office:value-type="float" office:value="20" calcext:value-type="float">
            <text:p>20</text:p>
          </table:table-cell>
          <table:table-cell table:formula="of:=INT([.$B131]/([.G$1]/100)+0.999)" office:value-type="float" office:value="22" calcext:value-type="float">
            <text:p>22</text:p>
          </table:table-cell>
          <table:table-cell table:formula="of:=INT([.$B131]/([.H$1]/100)+0.999)" office:value-type="float" office:value="23" calcext:value-type="float">
            <text:p>23</text:p>
          </table:table-cell>
          <table:table-cell table:formula="of:=INT([.$B131]/([.I$1]/100)+0.999)" office:value-type="float" office:value="25" calcext:value-type="float">
            <text:p>25</text:p>
          </table:table-cell>
          <table:table-cell table:formula="of:=INT([.$B131]/([.J$1]/100)+0.999)" office:value-type="float" office:value="27" calcext:value-type="float">
            <text:p>27</text:p>
          </table:table-cell>
          <table:table-cell table:formula="of:=INT([.$B131]/([.K$1]/100)+0.999)" office:value-type="float" office:value="29" calcext:value-type="float">
            <text:p>29</text:p>
          </table:table-cell>
          <table:table-cell table:formula="of:=INT([.$B131]/([.L$1]/100)+0.999)" office:value-type="float" office:value="31" calcext:value-type="float">
            <text:p>31</text:p>
          </table:table-cell>
          <table:table-cell table:formula="of:=INT([.$B131]/([.M$1]/100)+0.999)"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22 5DG</text:p>
          </table:table-cell>
          <table:table-cell office:value-type="float" office:value="2.45051369863013" calcext:value-type="float">
            <text:p>2.45051369863013</text:p>
          </table:table-cell>
          <table:table-cell table:formula="of:=INT([.B132]+0.9999)" office:value-type="float" office:value="3" calcext:value-type="float">
            <text:p>3</text:p>
          </table:table-cell>
          <table:table-cell table:formula="of:=INT([.$B132]/([.D$1]/100)+0.999)" office:value-type="float" office:value="3" calcext:value-type="float">
            <text:p>3</text:p>
          </table:table-cell>
          <table:table-cell table:formula="of:=INT([.$B132]/([.E$1]/100)+0.999)" office:value-type="float" office:value="3" calcext:value-type="float">
            <text:p>3</text:p>
          </table:table-cell>
          <table:table-cell table:formula="of:=INT([.$B132]/([.F$1]/100)+0.999)" office:value-type="float" office:value="3" calcext:value-type="float">
            <text:p>3</text:p>
          </table:table-cell>
          <table:table-cell table:formula="of:=INT([.$B132]/([.G$1]/100)+0.999)" office:value-type="float" office:value="4" calcext:value-type="float">
            <text:p>4</text:p>
          </table:table-cell>
          <table:table-cell table:formula="of:=INT([.$B132]/([.H$1]/100)+0.999)" office:value-type="float" office:value="4" calcext:value-type="float">
            <text:p>4</text:p>
          </table:table-cell>
          <table:table-cell table:formula="of:=INT([.$B132]/([.I$1]/100)+0.999)" office:value-type="float" office:value="4" calcext:value-type="float">
            <text:p>4</text:p>
          </table:table-cell>
          <table:table-cell table:formula="of:=INT([.$B132]/([.J$1]/100)+0.999)" office:value-type="float" office:value="4" calcext:value-type="float">
            <text:p>4</text:p>
          </table:table-cell>
          <table:table-cell table:formula="of:=INT([.$B132]/([.K$1]/100)+0.999)" office:value-type="float" office:value="5" calcext:value-type="float">
            <text:p>5</text:p>
          </table:table-cell>
          <table:table-cell table:formula="of:=INT([.$B132]/([.L$1]/100)+0.999)" office:value-type="float" office:value="5" calcext:value-type="float">
            <text:p>5</text:p>
          </table:table-cell>
          <table:table-cell table:formula="of:=INT([.$B132]/([.M$1]/100)+0.999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2 8BJ</text:p>
          </table:table-cell>
          <table:table-cell office:value-type="float" office:value="2.42897260273972" calcext:value-type="float">
            <text:p>2.42897260273972</text:p>
          </table:table-cell>
          <table:table-cell table:formula="of:=INT([.B133]+0.9999)" office:value-type="float" office:value="3" calcext:value-type="float">
            <text:p>3</text:p>
          </table:table-cell>
          <table:table-cell table:formula="of:=INT([.$B133]/([.D$1]/100)+0.999)" office:value-type="float" office:value="3" calcext:value-type="float">
            <text:p>3</text:p>
          </table:table-cell>
          <table:table-cell table:formula="of:=INT([.$B133]/([.E$1]/100)+0.999)" office:value-type="float" office:value="3" calcext:value-type="float">
            <text:p>3</text:p>
          </table:table-cell>
          <table:table-cell table:formula="of:=INT([.$B133]/([.F$1]/100)+0.999)" office:value-type="float" office:value="3" calcext:value-type="float">
            <text:p>3</text:p>
          </table:table-cell>
          <table:table-cell table:formula="of:=INT([.$B133]/([.G$1]/100)+0.999)" office:value-type="float" office:value="4" calcext:value-type="float">
            <text:p>4</text:p>
          </table:table-cell>
          <table:table-cell table:formula="of:=INT([.$B133]/([.H$1]/100)+0.999)" office:value-type="float" office:value="4" calcext:value-type="float">
            <text:p>4</text:p>
          </table:table-cell>
          <table:table-cell table:formula="of:=INT([.$B133]/([.I$1]/100)+0.999)" office:value-type="float" office:value="4" calcext:value-type="float">
            <text:p>4</text:p>
          </table:table-cell>
          <table:table-cell table:formula="of:=INT([.$B133]/([.J$1]/100)+0.999)" office:value-type="float" office:value="4" calcext:value-type="float">
            <text:p>4</text:p>
          </table:table-cell>
          <table:table-cell table:formula="of:=INT([.$B133]/([.K$1]/100)+0.999)" office:value-type="float" office:value="5" calcext:value-type="float">
            <text:p>5</text:p>
          </table:table-cell>
          <table:table-cell table:formula="of:=INT([.$B133]/([.L$1]/100)+0.999)" office:value-type="float" office:value="5" calcext:value-type="float">
            <text:p>5</text:p>
          </table:table-cell>
          <table:table-cell table:formula="of:=INT([.$B133]/([.M$1]/100)+0.999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4 7TP</text:p>
          </table:table-cell>
          <table:table-cell office:value-type="float" office:value="8.01438356164383" calcext:value-type="float">
            <text:p>8.01438356164383</text:p>
          </table:table-cell>
          <table:table-cell table:formula="of:=INT([.B134]+0.9999)" office:value-type="float" office:value="9" calcext:value-type="float">
            <text:p>9</text:p>
          </table:table-cell>
          <table:table-cell table:formula="of:=INT([.$B134]/([.D$1]/100)+0.999)" office:value-type="float" office:value="9" calcext:value-type="float">
            <text:p>9</text:p>
          </table:table-cell>
          <table:table-cell table:formula="of:=INT([.$B134]/([.E$1]/100)+0.999)" office:value-type="float" office:value="9" calcext:value-type="float">
            <text:p>9</text:p>
          </table:table-cell>
          <table:table-cell table:formula="of:=INT([.$B134]/([.F$1]/100)+0.999)" office:value-type="float" office:value="10" calcext:value-type="float">
            <text:p>10</text:p>
          </table:table-cell>
          <table:table-cell table:formula="of:=INT([.$B134]/([.G$1]/100)+0.999)" office:value-type="float" office:value="11" calcext:value-type="float">
            <text:p>11</text:p>
          </table:table-cell>
          <table:table-cell table:formula="of:=INT([.$B134]/([.H$1]/100)+0.999)" office:value-type="float" office:value="11" calcext:value-type="float">
            <text:p>11</text:p>
          </table:table-cell>
          <table:table-cell table:formula="of:=INT([.$B134]/([.I$1]/100)+0.999)" office:value-type="float" office:value="12" calcext:value-type="float">
            <text:p>12</text:p>
          </table:table-cell>
          <table:table-cell table:formula="of:=INT([.$B134]/([.J$1]/100)+0.999)" office:value-type="float" office:value="13" calcext:value-type="float">
            <text:p>13</text:p>
          </table:table-cell>
          <table:table-cell table:formula="of:=INT([.$B134]/([.K$1]/100)+0.999)" office:value-type="float" office:value="14" calcext:value-type="float">
            <text:p>14</text:p>
          </table:table-cell>
          <table:table-cell table:formula="of:=INT([.$B134]/([.L$1]/100)+0.999)" office:value-type="float" office:value="15" calcext:value-type="float">
            <text:p>15</text:p>
          </table:table-cell>
          <table:table-cell table:formula="of:=INT([.$B134]/([.M$1]/100)+0.999)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S0 0RY</text:p>
          </table:table-cell>
          <table:table-cell office:value-type="float" office:value="3.5933904109589" calcext:value-type="float">
            <text:p>3.5933904109589</text:p>
          </table:table-cell>
          <table:table-cell table:formula="of:=INT([.B135]+0.9999)" office:value-type="float" office:value="4" calcext:value-type="float">
            <text:p>4</text:p>
          </table:table-cell>
          <table:table-cell table:formula="of:=INT([.$B135]/([.D$1]/100)+0.999)" office:value-type="float" office:value="4" calcext:value-type="float">
            <text:p>4</text:p>
          </table:table-cell>
          <table:table-cell table:formula="of:=INT([.$B135]/([.E$1]/100)+0.999)" office:value-type="float" office:value="4" calcext:value-type="float">
            <text:p>4</text:p>
          </table:table-cell>
          <table:table-cell table:formula="of:=INT([.$B135]/([.F$1]/100)+0.999)" office:value-type="float" office:value="5" calcext:value-type="float">
            <text:p>5</text:p>
          </table:table-cell>
          <table:table-cell table:formula="of:=INT([.$B135]/([.G$1]/100)+0.999)" office:value-type="float" office:value="5" calcext:value-type="float">
            <text:p>5</text:p>
          </table:table-cell>
          <table:table-cell table:formula="of:=INT([.$B135]/([.H$1]/100)+0.999)" office:value-type="float" office:value="5" calcext:value-type="float">
            <text:p>5</text:p>
          </table:table-cell>
          <table:table-cell table:formula="of:=INT([.$B135]/([.I$1]/100)+0.999)" office:value-type="float" office:value="6" calcext:value-type="float">
            <text:p>6</text:p>
          </table:table-cell>
          <table:table-cell table:formula="of:=INT([.$B135]/([.J$1]/100)+0.999)" office:value-type="float" office:value="6" calcext:value-type="float">
            <text:p>6</text:p>
          </table:table-cell>
          <table:table-cell table:formula="of:=INT([.$B135]/([.K$1]/100)+0.999)" office:value-type="float" office:value="6" calcext:value-type="float">
            <text:p>6</text:p>
          </table:table-cell>
          <table:table-cell table:formula="of:=INT([.$B135]/([.L$1]/100)+0.999)" office:value-type="float" office:value="7" calcext:value-type="float">
            <text:p>7</text:p>
          </table:table-cell>
          <table:table-cell table:formula="of:=INT([.$B135]/([.M$1]/100)+0.999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S16 5NL</text:p>
          </table:table-cell>
          <table:table-cell office:value-type="float" office:value="6.69582191780821" calcext:value-type="float">
            <text:p>6.69582191780821</text:p>
          </table:table-cell>
          <table:table-cell table:formula="of:=INT([.B136]+0.9999)" office:value-type="float" office:value="7" calcext:value-type="float">
            <text:p>7</text:p>
          </table:table-cell>
          <table:table-cell table:formula="of:=INT([.$B136]/([.D$1]/100)+0.999)" office:value-type="float" office:value="8" calcext:value-type="float">
            <text:p>8</text:p>
          </table:table-cell>
          <table:table-cell table:formula="of:=INT([.$B136]/([.E$1]/100)+0.999)" office:value-type="float" office:value="8" calcext:value-type="float">
            <text:p>8</text:p>
          </table:table-cell>
          <table:table-cell table:formula="of:=INT([.$B136]/([.F$1]/100)+0.999)" office:value-type="float" office:value="8" calcext:value-type="float">
            <text:p>8</text:p>
          </table:table-cell>
          <table:table-cell table:formula="of:=INT([.$B136]/([.G$1]/100)+0.999)" office:value-type="float" office:value="9" calcext:value-type="float">
            <text:p>9</text:p>
          </table:table-cell>
          <table:table-cell table:formula="of:=INT([.$B136]/([.H$1]/100)+0.999)" office:value-type="float" office:value="9" calcext:value-type="float">
            <text:p>9</text:p>
          </table:table-cell>
          <table:table-cell table:formula="of:=INT([.$B136]/([.I$1]/100)+0.999)" office:value-type="float" office:value="10" calcext:value-type="float">
            <text:p>10</text:p>
          </table:table-cell>
          <table:table-cell table:formula="of:=INT([.$B136]/([.J$1]/100)+0.999)" office:value-type="float" office:value="11" calcext:value-type="float">
            <text:p>11</text:p>
          </table:table-cell>
          <table:table-cell table:formula="of:=INT([.$B136]/([.K$1]/100)+0.999)" office:value-type="float" office:value="12" calcext:value-type="float">
            <text:p>12</text:p>
          </table:table-cell>
          <table:table-cell table:formula="of:=INT([.$B136]/([.L$1]/100)+0.999)" office:value-type="float" office:value="13" calcext:value-type="float">
            <text:p>13</text:p>
          </table:table-cell>
          <table:table-cell table:formula="of:=INT([.$B136]/([.M$1]/100)+0.999)"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16 3SA</text:p>
          </table:table-cell>
          <table:table-cell office:value-type="float" office:value="1.32695205479452" calcext:value-type="float">
            <text:p>1.32695205479452</text:p>
          </table:table-cell>
          <table:table-cell table:formula="of:=INT([.B137]+0.9999)" office:value-type="float" office:value="2" calcext:value-type="float">
            <text:p>2</text:p>
          </table:table-cell>
          <table:table-cell table:formula="of:=INT([.$B137]/([.D$1]/100)+0.999)" office:value-type="float" office:value="2" calcext:value-type="float">
            <text:p>2</text:p>
          </table:table-cell>
          <table:table-cell table:formula="of:=INT([.$B137]/([.E$1]/100)+0.999)" office:value-type="float" office:value="2" calcext:value-type="float">
            <text:p>2</text:p>
          </table:table-cell>
          <table:table-cell table:formula="of:=INT([.$B137]/([.F$1]/100)+0.999)" office:value-type="float" office:value="2" calcext:value-type="float">
            <text:p>2</text:p>
          </table:table-cell>
          <table:table-cell table:formula="of:=INT([.$B137]/([.G$1]/100)+0.999)" office:value-type="float" office:value="2" calcext:value-type="float">
            <text:p>2</text:p>
          </table:table-cell>
          <table:table-cell table:formula="of:=INT([.$B137]/([.H$1]/100)+0.999)" office:value-type="float" office:value="2" calcext:value-type="float">
            <text:p>2</text:p>
          </table:table-cell>
          <table:table-cell table:formula="of:=INT([.$B137]/([.I$1]/100)+0.999)" office:value-type="float" office:value="2" calcext:value-type="float">
            <text:p>2</text:p>
          </table:table-cell>
          <table:table-cell table:formula="of:=INT([.$B137]/([.J$1]/100)+0.999)" office:value-type="float" office:value="3" calcext:value-type="float">
            <text:p>3</text:p>
          </table:table-cell>
          <table:table-cell table:formula="of:=INT([.$B137]/([.K$1]/100)+0.999)" office:value-type="float" office:value="3" calcext:value-type="float">
            <text:p>3</text:p>
          </table:table-cell>
          <table:table-cell table:formula="of:=INT([.$B137]/([.L$1]/100)+0.999)" office:value-type="float" office:value="3" calcext:value-type="float">
            <text:p>3</text:p>
          </table:table-cell>
          <table:table-cell table:formula="of:=INT([.$B137]/([.M$1]/100)+0.999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4 6QG</text:p>
          </table:table-cell>
          <table:table-cell office:value-type="float" office:value="11.4073972602739" calcext:value-type="float">
            <text:p>11.4073972602739</text:p>
          </table:table-cell>
          <table:table-cell table:formula="of:=INT([.B138]+0.9999)" office:value-type="float" office:value="12" calcext:value-type="float">
            <text:p>12</text:p>
          </table:table-cell>
          <table:table-cell table:formula="of:=INT([.$B138]/([.D$1]/100)+0.999)" office:value-type="float" office:value="13" calcext:value-type="float">
            <text:p>13</text:p>
          </table:table-cell>
          <table:table-cell table:formula="of:=INT([.$B138]/([.E$1]/100)+0.999)" office:value-type="float" office:value="13" calcext:value-type="float">
            <text:p>13</text:p>
          </table:table-cell>
          <table:table-cell table:formula="of:=INT([.$B138]/([.F$1]/100)+0.999)" office:value-type="float" office:value="14" calcext:value-type="float">
            <text:p>14</text:p>
          </table:table-cell>
          <table:table-cell table:formula="of:=INT([.$B138]/([.G$1]/100)+0.999)" office:value-type="float" office:value="15" calcext:value-type="float">
            <text:p>15</text:p>
          </table:table-cell>
          <table:table-cell table:formula="of:=INT([.$B138]/([.H$1]/100)+0.999)" office:value-type="float" office:value="16" calcext:value-type="float">
            <text:p>16</text:p>
          </table:table-cell>
          <table:table-cell table:formula="of:=INT([.$B138]/([.I$1]/100)+0.999)" office:value-type="float" office:value="17" calcext:value-type="float">
            <text:p>17</text:p>
          </table:table-cell>
          <table:table-cell table:formula="of:=INT([.$B138]/([.J$1]/100)+0.999)" office:value-type="float" office:value="18" calcext:value-type="float">
            <text:p>18</text:p>
          </table:table-cell>
          <table:table-cell table:formula="of:=INT([.$B138]/([.K$1]/100)+0.999)" office:value-type="float" office:value="20" calcext:value-type="float">
            <text:p>20</text:p>
          </table:table-cell>
          <table:table-cell table:formula="of:=INT([.$B138]/([.L$1]/100)+0.999)" office:value-type="float" office:value="21" calcext:value-type="float">
            <text:p>21</text:p>
          </table:table-cell>
          <table:table-cell table:formula="of:=INT([.$B138]/([.M$1]/100)+0.999)"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10 9NH</text:p>
          </table:table-cell>
          <table:table-cell office:value-type="float" office:value="4.78400684931506" calcext:value-type="float">
            <text:p>4.78400684931506</text:p>
          </table:table-cell>
          <table:table-cell table:formula="of:=INT([.B139]+0.9999)" office:value-type="float" office:value="5" calcext:value-type="float">
            <text:p>5</text:p>
          </table:table-cell>
          <table:table-cell table:formula="of:=INT([.$B139]/([.D$1]/100)+0.999)" office:value-type="float" office:value="6" calcext:value-type="float">
            <text:p>6</text:p>
          </table:table-cell>
          <table:table-cell table:formula="of:=INT([.$B139]/([.E$1]/100)+0.999)" office:value-type="float" office:value="6" calcext:value-type="float">
            <text:p>6</text:p>
          </table:table-cell>
          <table:table-cell table:formula="of:=INT([.$B139]/([.F$1]/100)+0.999)" office:value-type="float" office:value="6" calcext:value-type="float">
            <text:p>6</text:p>
          </table:table-cell>
          <table:table-cell table:formula="of:=INT([.$B139]/([.G$1]/100)+0.999)" office:value-type="float" office:value="6" calcext:value-type="float">
            <text:p>6</text:p>
          </table:table-cell>
          <table:table-cell table:formula="of:=INT([.$B139]/([.H$1]/100)+0.999)" office:value-type="float" office:value="7" calcext:value-type="float">
            <text:p>7</text:p>
          </table:table-cell>
          <table:table-cell table:formula="of:=INT([.$B139]/([.I$1]/100)+0.999)" office:value-type="float" office:value="7" calcext:value-type="float">
            <text:p>7</text:p>
          </table:table-cell>
          <table:table-cell table:formula="of:=INT([.$B139]/([.J$1]/100)+0.999)" office:value-type="float" office:value="8" calcext:value-type="float">
            <text:p>8</text:p>
          </table:table-cell>
          <table:table-cell table:formula="of:=INT([.$B139]/([.K$1]/100)+0.999)" office:value-type="float" office:value="8" calcext:value-type="float">
            <text:p>8</text:p>
          </table:table-cell>
          <table:table-cell table:formula="of:=INT([.$B139]/([.L$1]/100)+0.999)" office:value-type="float" office:value="9" calcext:value-type="float">
            <text:p>9</text:p>
          </table:table-cell>
          <table:table-cell table:formula="of:=INT([.$B139]/([.M$1]/100)+0.999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17 0QT</text:p>
          </table:table-cell>
          <table:table-cell office:value-type="float" office:value="16.1075684931506" calcext:value-type="float">
            <text:p>16.1075684931506</text:p>
          </table:table-cell>
          <table:table-cell table:formula="of:=INT([.B140]+0.9999)" office:value-type="float" office:value="17" calcext:value-type="float">
            <text:p>17</text:p>
          </table:table-cell>
          <table:table-cell table:formula="of:=INT([.$B140]/([.D$1]/100)+0.999)" office:value-type="float" office:value="17" calcext:value-type="float">
            <text:p>17</text:p>
          </table:table-cell>
          <table:table-cell table:formula="of:=INT([.$B140]/([.E$1]/100)+0.999)" office:value-type="float" office:value="18" calcext:value-type="float">
            <text:p>18</text:p>
          </table:table-cell>
          <table:table-cell table:formula="of:=INT([.$B140]/([.F$1]/100)+0.999)" office:value-type="float" office:value="19" calcext:value-type="float">
            <text:p>19</text:p>
          </table:table-cell>
          <table:table-cell table:formula="of:=INT([.$B140]/([.G$1]/100)+0.999)" office:value-type="float" office:value="21" calcext:value-type="float">
            <text:p>21</text:p>
          </table:table-cell>
          <table:table-cell table:formula="of:=INT([.$B140]/([.H$1]/100)+0.999)" office:value-type="float" office:value="22" calcext:value-type="float">
            <text:p>22</text:p>
          </table:table-cell>
          <table:table-cell table:formula="of:=INT([.$B140]/([.I$1]/100)+0.999)" office:value-type="float" office:value="24" calcext:value-type="float">
            <text:p>24</text:p>
          </table:table-cell>
          <table:table-cell table:formula="of:=INT([.$B140]/([.J$1]/100)+0.999)" office:value-type="float" office:value="25" calcext:value-type="float">
            <text:p>25</text:p>
          </table:table-cell>
          <table:table-cell table:formula="of:=INT([.$B140]/([.K$1]/100)+0.999)" office:value-type="float" office:value="27" calcext:value-type="float">
            <text:p>27</text:p>
          </table:table-cell>
          <table:table-cell table:formula="of:=INT([.$B140]/([.L$1]/100)+0.999)" office:value-type="float" office:value="30" calcext:value-type="float">
            <text:p>30</text:p>
          </table:table-cell>
          <table:table-cell table:formula="of:=INT([.$B140]/([.M$1]/100)+0.999)"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3 8XQ</text:p>
          </table:table-cell>
          <table:table-cell office:value-type="float" office:value="4.12643835616438" calcext:value-type="float">
            <text:p>4.12643835616438</text:p>
          </table:table-cell>
          <table:table-cell table:formula="of:=INT([.B141]+0.9999)" office:value-type="float" office:value="5" calcext:value-type="float">
            <text:p>5</text:p>
          </table:table-cell>
          <table:table-cell table:formula="of:=INT([.$B141]/([.D$1]/100)+0.999)" office:value-type="float" office:value="5" calcext:value-type="float">
            <text:p>5</text:p>
          </table:table-cell>
          <table:table-cell table:formula="of:=INT([.$B141]/([.E$1]/100)+0.999)" office:value-type="float" office:value="5" calcext:value-type="float">
            <text:p>5</text:p>
          </table:table-cell>
          <table:table-cell table:formula="of:=INT([.$B141]/([.F$1]/100)+0.999)" office:value-type="float" office:value="5" calcext:value-type="float">
            <text:p>5</text:p>
          </table:table-cell>
          <table:table-cell table:formula="of:=INT([.$B141]/([.G$1]/100)+0.999)" office:value-type="float" office:value="6" calcext:value-type="float">
            <text:p>6</text:p>
          </table:table-cell>
          <table:table-cell table:formula="of:=INT([.$B141]/([.H$1]/100)+0.999)" office:value-type="float" office:value="6" calcext:value-type="float">
            <text:p>6</text:p>
          </table:table-cell>
          <table:table-cell table:formula="of:=INT([.$B141]/([.I$1]/100)+0.999)" office:value-type="float" office:value="6" calcext:value-type="float">
            <text:p>6</text:p>
          </table:table-cell>
          <table:table-cell table:formula="of:=INT([.$B141]/([.J$1]/100)+0.999)" office:value-type="float" office:value="7" calcext:value-type="float">
            <text:p>7</text:p>
          </table:table-cell>
          <table:table-cell table:formula="of:=INT([.$B141]/([.K$1]/100)+0.999)" office:value-type="float" office:value="7" calcext:value-type="float">
            <text:p>7</text:p>
          </table:table-cell>
          <table:table-cell table:formula="of:=INT([.$B141]/([.L$1]/100)+0.999)" office:value-type="float" office:value="8" calcext:value-type="float">
            <text:p>8</text:p>
          </table:table-cell>
          <table:table-cell table:formula="of:=INT([.$B141]/([.M$1]/100)+0.999)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1 5DA</text:p>
          </table:table-cell>
          <table:table-cell office:value-type="float" office:value="3.98698630136986" calcext:value-type="float">
            <text:p>3.98698630136986</text:p>
          </table:table-cell>
          <table:table-cell table:formula="of:=INT([.B142]+0.9999)" office:value-type="float" office:value="4" calcext:value-type="float">
            <text:p>4</text:p>
          </table:table-cell>
          <table:table-cell table:formula="of:=INT([.$B142]/([.D$1]/100)+0.999)" office:value-type="float" office:value="5" calcext:value-type="float">
            <text:p>5</text:p>
          </table:table-cell>
          <table:table-cell table:formula="of:=INT([.$B142]/([.E$1]/100)+0.999)" office:value-type="float" office:value="5" calcext:value-type="float">
            <text:p>5</text:p>
          </table:table-cell>
          <table:table-cell table:formula="of:=INT([.$B142]/([.F$1]/100)+0.999)" office:value-type="float" office:value="5" calcext:value-type="float">
            <text:p>5</text:p>
          </table:table-cell>
          <table:table-cell table:formula="of:=INT([.$B142]/([.G$1]/100)+0.999)" office:value-type="float" office:value="5" calcext:value-type="float">
            <text:p>5</text:p>
          </table:table-cell>
          <table:table-cell table:formula="of:=INT([.$B142]/([.H$1]/100)+0.999)" office:value-type="float" office:value="6" calcext:value-type="float">
            <text:p>6</text:p>
          </table:table-cell>
          <table:table-cell table:formula="of:=INT([.$B142]/([.I$1]/100)+0.999)" office:value-type="float" office:value="6" calcext:value-type="float">
            <text:p>6</text:p>
          </table:table-cell>
          <table:table-cell table:formula="of:=INT([.$B142]/([.J$1]/100)+0.999)" office:value-type="float" office:value="7" calcext:value-type="float">
            <text:p>7</text:p>
          </table:table-cell>
          <table:table-cell table:formula="of:=INT([.$B142]/([.K$1]/100)+0.999)" office:value-type="float" office:value="7" calcext:value-type="float">
            <text:p>7</text:p>
          </table:table-cell>
          <table:table-cell table:formula="of:=INT([.$B142]/([.L$1]/100)+0.999)" office:value-type="float" office:value="8" calcext:value-type="float">
            <text:p>8</text:p>
          </table:table-cell>
          <table:table-cell table:formula="of:=INT([.$B142]/([.M$1]/100)+0.999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N2 4QJ</text:p>
          </table:table-cell>
          <table:table-cell office:value-type="float" office:value="4.56671232876712" calcext:value-type="float">
            <text:p>4.56671232876712</text:p>
          </table:table-cell>
          <table:table-cell table:formula="of:=INT([.B143]+0.9999)" office:value-type="float" office:value="5" calcext:value-type="float">
            <text:p>5</text:p>
          </table:table-cell>
          <table:table-cell table:formula="of:=INT([.$B143]/([.D$1]/100)+0.999)" office:value-type="float" office:value="5" calcext:value-type="float">
            <text:p>5</text:p>
          </table:table-cell>
          <table:table-cell table:formula="of:=INT([.$B143]/([.E$1]/100)+0.999)" office:value-type="float" office:value="6" calcext:value-type="float">
            <text:p>6</text:p>
          </table:table-cell>
          <table:table-cell table:formula="of:=INT([.$B143]/([.F$1]/100)+0.999)" office:value-type="float" office:value="6" calcext:value-type="float">
            <text:p>6</text:p>
          </table:table-cell>
          <table:table-cell table:formula="of:=INT([.$B143]/([.G$1]/100)+0.999)" office:value-type="float" office:value="6" calcext:value-type="float">
            <text:p>6</text:p>
          </table:table-cell>
          <table:table-cell table:formula="of:=INT([.$B143]/([.H$1]/100)+0.999)" office:value-type="float" office:value="7" calcext:value-type="float">
            <text:p>7</text:p>
          </table:table-cell>
          <table:table-cell table:formula="of:=INT([.$B143]/([.I$1]/100)+0.999)" office:value-type="float" office:value="7" calcext:value-type="float">
            <text:p>7</text:p>
          </table:table-cell>
          <table:table-cell table:formula="of:=INT([.$B143]/([.J$1]/100)+0.999)" office:value-type="float" office:value="8" calcext:value-type="float">
            <text:p>8</text:p>
          </table:table-cell>
          <table:table-cell table:formula="of:=INT([.$B143]/([.K$1]/100)+0.999)" office:value-type="float" office:value="8" calcext:value-type="float">
            <text:p>8</text:p>
          </table:table-cell>
          <table:table-cell table:formula="of:=INT([.$B143]/([.L$1]/100)+0.999)" office:value-type="float" office:value="9" calcext:value-type="float">
            <text:p>9</text:p>
          </table:table-cell>
          <table:table-cell table:formula="of:=INT([.$B143]/([.M$1]/100)+0.999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N24 0LZ</text:p>
          </table:table-cell>
          <table:table-cell office:value-type="float" office:value="10.5027397260273" calcext:value-type="float">
            <text:p>10.5027397260273</text:p>
          </table:table-cell>
          <table:table-cell table:formula="of:=INT([.B144]+0.9999)" office:value-type="float" office:value="11" calcext:value-type="float">
            <text:p>11</text:p>
          </table:table-cell>
          <table:table-cell table:formula="of:=INT([.$B144]/([.D$1]/100)+0.999)" office:value-type="float" office:value="12" calcext:value-type="float">
            <text:p>12</text:p>
          </table:table-cell>
          <table:table-cell table:formula="of:=INT([.$B144]/([.E$1]/100)+0.999)" office:value-type="float" office:value="12" calcext:value-type="float">
            <text:p>12</text:p>
          </table:table-cell>
          <table:table-cell table:formula="of:=INT([.$B144]/([.F$1]/100)+0.999)" office:value-type="float" office:value="13" calcext:value-type="float">
            <text:p>13</text:p>
          </table:table-cell>
          <table:table-cell table:formula="of:=INT([.$B144]/([.G$1]/100)+0.999)" office:value-type="float" office:value="14" calcext:value-type="float">
            <text:p>14</text:p>
          </table:table-cell>
          <table:table-cell table:formula="of:=INT([.$B144]/([.H$1]/100)+0.999)" office:value-type="float" office:value="15" calcext:value-type="float">
            <text:p>15</text:p>
          </table:table-cell>
          <table:table-cell table:formula="of:=INT([.$B144]/([.I$1]/100)+0.999)" office:value-type="float" office:value="16" calcext:value-type="float">
            <text:p>16</text:p>
          </table:table-cell>
          <table:table-cell table:formula="of:=INT([.$B144]/([.J$1]/100)+0.999)" office:value-type="float" office:value="17" calcext:value-type="float">
            <text:p>17</text:p>
          </table:table-cell>
          <table:table-cell table:formula="of:=INT([.$B144]/([.K$1]/100)+0.999)" office:value-type="float" office:value="18" calcext:value-type="float">
            <text:p>18</text:p>
          </table:table-cell>
          <table:table-cell table:formula="of:=INT([.$B144]/([.L$1]/100)+0.999)" office:value-type="float" office:value="20" calcext:value-type="float">
            <text:p>20</text:p>
          </table:table-cell>
          <table:table-cell table:formula="of:=INT([.$B144]/([.M$1]/100)+0.999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N37 7RD</text:p>
          </table:table-cell>
          <table:table-cell office:value-type="float" office:value="2.47328767123287" calcext:value-type="float">
            <text:p>2.47328767123287</text:p>
          </table:table-cell>
          <table:table-cell table:formula="of:=INT([.B145]+0.9999)" office:value-type="float" office:value="3" calcext:value-type="float">
            <text:p>3</text:p>
          </table:table-cell>
          <table:table-cell table:formula="of:=INT([.$B145]/([.D$1]/100)+0.999)" office:value-type="float" office:value="3" calcext:value-type="float">
            <text:p>3</text:p>
          </table:table-cell>
          <table:table-cell table:formula="of:=INT([.$B145]/([.E$1]/100)+0.999)" office:value-type="float" office:value="3" calcext:value-type="float">
            <text:p>3</text:p>
          </table:table-cell>
          <table:table-cell table:formula="of:=INT([.$B145]/([.F$1]/100)+0.999)" office:value-type="float" office:value="3" calcext:value-type="float">
            <text:p>3</text:p>
          </table:table-cell>
          <table:table-cell table:formula="of:=INT([.$B145]/([.G$1]/100)+0.999)" office:value-type="float" office:value="4" calcext:value-type="float">
            <text:p>4</text:p>
          </table:table-cell>
          <table:table-cell table:formula="of:=INT([.$B145]/([.H$1]/100)+0.999)" office:value-type="float" office:value="4" calcext:value-type="float">
            <text:p>4</text:p>
          </table:table-cell>
          <table:table-cell table:formula="of:=INT([.$B145]/([.I$1]/100)+0.999)" office:value-type="float" office:value="4" calcext:value-type="float">
            <text:p>4</text:p>
          </table:table-cell>
          <table:table-cell table:formula="of:=INT([.$B145]/([.J$1]/100)+0.999)" office:value-type="float" office:value="4" calcext:value-type="float">
            <text:p>4</text:p>
          </table:table-cell>
          <table:table-cell table:formula="of:=INT([.$B145]/([.K$1]/100)+0.999)" office:value-type="float" office:value="5" calcext:value-type="float">
            <text:p>5</text:p>
          </table:table-cell>
          <table:table-cell table:formula="of:=INT([.$B145]/([.L$1]/100)+0.999)" office:value-type="float" office:value="5" calcext:value-type="float">
            <text:p>5</text:p>
          </table:table-cell>
          <table:table-cell table:formula="of:=INT([.$B145]/([.M$1]/100)+0.999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Q2 7AA</text:p>
          </table:table-cell>
          <table:table-cell office:value-type="float" office:value="1.85154109589041" calcext:value-type="float">
            <text:p>1.85154109589041</text:p>
          </table:table-cell>
          <table:table-cell table:formula="of:=INT([.B146]+0.9999)" office:value-type="float" office:value="2" calcext:value-type="float">
            <text:p>2</text:p>
          </table:table-cell>
          <table:table-cell table:formula="of:=INT([.$B146]/([.D$1]/100)+0.999)" office:value-type="float" office:value="2" calcext:value-type="float">
            <text:p>2</text:p>
          </table:table-cell>
          <table:table-cell table:formula="of:=INT([.$B146]/([.E$1]/100)+0.999)" office:value-type="float" office:value="3" calcext:value-type="float">
            <text:p>3</text:p>
          </table:table-cell>
          <table:table-cell table:formula="of:=INT([.$B146]/([.F$1]/100)+0.999)" office:value-type="float" office:value="3" calcext:value-type="float">
            <text:p>3</text:p>
          </table:table-cell>
          <table:table-cell table:formula="of:=INT([.$B146]/([.G$1]/100)+0.999)" office:value-type="float" office:value="3" calcext:value-type="float">
            <text:p>3</text:p>
          </table:table-cell>
          <table:table-cell table:formula="of:=INT([.$B146]/([.H$1]/100)+0.999)" office:value-type="float" office:value="3" calcext:value-type="float">
            <text:p>3</text:p>
          </table:table-cell>
          <table:table-cell table:formula="of:=INT([.$B146]/([.I$1]/100)+0.999)" office:value-type="float" office:value="3" calcext:value-type="float">
            <text:p>3</text:p>
          </table:table-cell>
          <table:table-cell table:formula="of:=INT([.$B146]/([.J$1]/100)+0.999)" office:value-type="float" office:value="3" calcext:value-type="float">
            <text:p>3</text:p>
          </table:table-cell>
          <table:table-cell table:formula="of:=INT([.$B146]/([.K$1]/100)+0.999)" office:value-type="float" office:value="4" calcext:value-type="float">
            <text:p>4</text:p>
          </table:table-cell>
          <table:table-cell table:formula="of:=INT([.$B146]/([.L$1]/100)+0.999)" office:value-type="float" office:value="4" calcext:value-type="float">
            <text:p>4</text:p>
          </table:table-cell>
          <table:table-cell table:formula="of:=INT([.$B146]/([.M$1]/100)+0.999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1 3LQ</text:p>
          </table:table-cell>
          <table:table-cell office:value-type="float" office:value="5.03797945205479" calcext:value-type="float">
            <text:p>5.03797945205479</text:p>
          </table:table-cell>
          <table:table-cell table:formula="of:=INT([.B147]+0.9999)" office:value-type="float" office:value="6" calcext:value-type="float">
            <text:p>6</text:p>
          </table:table-cell>
          <table:table-cell table:formula="of:=INT([.$B147]/([.D$1]/100)+0.999)" office:value-type="float" office:value="6" calcext:value-type="float">
            <text:p>6</text:p>
          </table:table-cell>
          <table:table-cell table:formula="of:=INT([.$B147]/([.E$1]/100)+0.999)" office:value-type="float" office:value="6" calcext:value-type="float">
            <text:p>6</text:p>
          </table:table-cell>
          <table:table-cell table:formula="of:=INT([.$B147]/([.F$1]/100)+0.999)" office:value-type="float" office:value="6" calcext:value-type="float">
            <text:p>6</text:p>
          </table:table-cell>
          <table:table-cell table:formula="of:=INT([.$B147]/([.G$1]/100)+0.999)" office:value-type="float" office:value="7" calcext:value-type="float">
            <text:p>7</text:p>
          </table:table-cell>
          <table:table-cell table:formula="of:=INT([.$B147]/([.H$1]/100)+0.999)" office:value-type="float" office:value="7" calcext:value-type="float">
            <text:p>7</text:p>
          </table:table-cell>
          <table:table-cell table:formula="of:=INT([.$B147]/([.I$1]/100)+0.999)" office:value-type="float" office:value="8" calcext:value-type="float">
            <text:p>8</text:p>
          </table:table-cell>
          <table:table-cell table:formula="of:=INT([.$B147]/([.J$1]/100)+0.999)" office:value-type="float" office:value="8" calcext:value-type="float">
            <text:p>8</text:p>
          </table:table-cell>
          <table:table-cell table:formula="of:=INT([.$B147]/([.K$1]/100)+0.999)" office:value-type="float" office:value="9" calcext:value-type="float">
            <text:p>9</text:p>
          </table:table-cell>
          <table:table-cell table:formula="of:=INT([.$B147]/([.L$1]/100)+0.999)" office:value-type="float" office:value="10" calcext:value-type="float">
            <text:p>10</text:p>
          </table:table-cell>
          <table:table-cell table:formula="of:=INT([.$B147]/([.M$1]/100)+0.999)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S19 8PE</text:p>
          </table:table-cell>
          <table:table-cell office:value-type="float" office:value="8.37239726027397" calcext:value-type="float">
            <text:p>8.37239726027397</text:p>
          </table:table-cell>
          <table:table-cell table:formula="of:=INT([.B148]+0.9999)" office:value-type="float" office:value="9" calcext:value-type="float">
            <text:p>9</text:p>
          </table:table-cell>
          <table:table-cell table:formula="of:=INT([.$B148]/([.D$1]/100)+0.999)" office:value-type="float" office:value="9" calcext:value-type="float">
            <text:p>9</text:p>
          </table:table-cell>
          <table:table-cell table:formula="of:=INT([.$B148]/([.E$1]/100)+0.999)" office:value-type="float" office:value="10" calcext:value-type="float">
            <text:p>10</text:p>
          </table:table-cell>
          <table:table-cell table:formula="of:=INT([.$B148]/([.F$1]/100)+0.999)" office:value-type="float" office:value="10" calcext:value-type="float">
            <text:p>10</text:p>
          </table:table-cell>
          <table:table-cell table:formula="of:=INT([.$B148]/([.G$1]/100)+0.999)" office:value-type="float" office:value="11" calcext:value-type="float">
            <text:p>11</text:p>
          </table:table-cell>
          <table:table-cell table:formula="of:=INT([.$B148]/([.H$1]/100)+0.999)" office:value-type="float" office:value="12" calcext:value-type="float">
            <text:p>12</text:p>
          </table:table-cell>
          <table:table-cell table:formula="of:=INT([.$B148]/([.I$1]/100)+0.999)" office:value-type="float" office:value="12" calcext:value-type="float">
            <text:p>12</text:p>
          </table:table-cell>
          <table:table-cell table:formula="of:=INT([.$B148]/([.J$1]/100)+0.999)" office:value-type="float" office:value="13" calcext:value-type="float">
            <text:p>13</text:p>
          </table:table-cell>
          <table:table-cell table:formula="of:=INT([.$B148]/([.K$1]/100)+0.999)" office:value-type="float" office:value="14" calcext:value-type="float">
            <text:p>14</text:p>
          </table:table-cell>
          <table:table-cell table:formula="of:=INT([.$B148]/([.L$1]/100)+0.999)" office:value-type="float" office:value="16" calcext:value-type="float">
            <text:p>16</text:p>
          </table:table-cell>
          <table:table-cell table:formula="of:=INT([.$B148]/([.M$1]/100)+0.999)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S4 3BW</text:p>
          </table:table-cell>
          <table:table-cell office:value-type="float" office:value="8.11811643835616" calcext:value-type="float">
            <text:p>8.11811643835616</text:p>
          </table:table-cell>
          <table:table-cell table:formula="of:=INT([.B149]+0.9999)" office:value-type="float" office:value="9" calcext:value-type="float">
            <text:p>9</text:p>
          </table:table-cell>
          <table:table-cell table:formula="of:=INT([.$B149]/([.D$1]/100)+0.999)" office:value-type="float" office:value="9" calcext:value-type="float">
            <text:p>9</text:p>
          </table:table-cell>
          <table:table-cell table:formula="of:=INT([.$B149]/([.E$1]/100)+0.999)" office:value-type="float" office:value="10" calcext:value-type="float">
            <text:p>10</text:p>
          </table:table-cell>
          <table:table-cell table:formula="of:=INT([.$B149]/([.F$1]/100)+0.999)" office:value-type="float" office:value="10" calcext:value-type="float">
            <text:p>10</text:p>
          </table:table-cell>
          <table:table-cell table:formula="of:=INT([.$B149]/([.G$1]/100)+0.999)" office:value-type="float" office:value="11" calcext:value-type="float">
            <text:p>11</text:p>
          </table:table-cell>
          <table:table-cell table:formula="of:=INT([.$B149]/([.H$1]/100)+0.999)" office:value-type="float" office:value="11" calcext:value-type="float">
            <text:p>11</text:p>
          </table:table-cell>
          <table:table-cell table:formula="of:=INT([.$B149]/([.I$1]/100)+0.999)" office:value-type="float" office:value="12" calcext:value-type="float">
            <text:p>12</text:p>
          </table:table-cell>
          <table:table-cell table:formula="of:=INT([.$B149]/([.J$1]/100)+0.999)" office:value-type="float" office:value="13" calcext:value-type="float">
            <text:p>13</text:p>
          </table:table-cell>
          <table:table-cell table:formula="of:=INT([.$B149]/([.K$1]/100)+0.999)" office:value-type="float" office:value="14" calcext:value-type="float">
            <text:p>14</text:p>
          </table:table-cell>
          <table:table-cell table:formula="of:=INT([.$B149]/([.L$1]/100)+0.999)" office:value-type="float" office:value="15" calcext:value-type="float">
            <text:p>15</text:p>
          </table:table-cell>
          <table:table-cell table:formula="of:=INT([.$B149]/([.M$1]/100)+0.999)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W7 6AF</text:p>
          </table:table-cell>
          <table:table-cell office:value-type="float" office:value="5.58390410958904" calcext:value-type="float">
            <text:p>5.58390410958904</text:p>
          </table:table-cell>
          <table:table-cell table:formula="of:=INT([.B150]+0.9999)" office:value-type="float" office:value="6" calcext:value-type="float">
            <text:p>6</text:p>
          </table:table-cell>
          <table:table-cell table:formula="of:=INT([.$B150]/([.D$1]/100)+0.999)" office:value-type="float" office:value="6" calcext:value-type="float">
            <text:p>6</text:p>
          </table:table-cell>
          <table:table-cell table:formula="of:=INT([.$B150]/([.E$1]/100)+0.999)" office:value-type="float" office:value="7" calcext:value-type="float">
            <text:p>7</text:p>
          </table:table-cell>
          <table:table-cell table:formula="of:=INT([.$B150]/([.F$1]/100)+0.999)" office:value-type="float" office:value="7" calcext:value-type="float">
            <text:p>7</text:p>
          </table:table-cell>
          <table:table-cell table:formula="of:=INT([.$B150]/([.G$1]/100)+0.999)" office:value-type="float" office:value="7" calcext:value-type="float">
            <text:p>7</text:p>
          </table:table-cell>
          <table:table-cell table:formula="of:=INT([.$B150]/([.H$1]/100)+0.999)" office:value-type="float" office:value="8" calcext:value-type="float">
            <text:p>8</text:p>
          </table:table-cell>
          <table:table-cell table:formula="of:=INT([.$B150]/([.I$1]/100)+0.999)" office:value-type="float" office:value="8" calcext:value-type="float">
            <text:p>8</text:p>
          </table:table-cell>
          <table:table-cell table:formula="of:=INT([.$B150]/([.J$1]/100)+0.999)" office:value-type="float" office:value="9" calcext:value-type="float">
            <text:p>9</text:p>
          </table:table-cell>
          <table:table-cell table:formula="of:=INT([.$B150]/([.K$1]/100)+0.999)" office:value-type="float" office:value="10" calcext:value-type="float">
            <text:p>10</text:p>
          </table:table-cell>
          <table:table-cell table:formula="of:=INT([.$B150]/([.L$1]/100)+0.999)" office:value-type="float" office:value="11" calcext:value-type="float">
            <text:p>11</text:p>
          </table:table-cell>
          <table:table-cell table:formula="of:=INT([.$B150]/([.M$1]/100)+0.999)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B8 3NN</text:p>
          </table:table-cell>
          <table:table-cell office:value-type="float" office:value="6.90551369863013" calcext:value-type="float">
            <text:p>6.90551369863013</text:p>
          </table:table-cell>
          <table:table-cell table:formula="of:=INT([.B151]+0.9999)" office:value-type="float" office:value="7" calcext:value-type="float">
            <text:p>7</text:p>
          </table:table-cell>
          <table:table-cell table:formula="of:=INT([.$B151]/([.D$1]/100)+0.999)" office:value-type="float" office:value="8" calcext:value-type="float">
            <text:p>8</text:p>
          </table:table-cell>
          <table:table-cell table:formula="of:=INT([.$B151]/([.E$1]/100)+0.999)" office:value-type="float" office:value="8" calcext:value-type="float">
            <text:p>8</text:p>
          </table:table-cell>
          <table:table-cell table:formula="of:=INT([.$B151]/([.F$1]/100)+0.999)" office:value-type="float" office:value="9" calcext:value-type="float">
            <text:p>9</text:p>
          </table:table-cell>
          <table:table-cell table:formula="of:=INT([.$B151]/([.G$1]/100)+0.999)" office:value-type="float" office:value="9" calcext:value-type="float">
            <text:p>9</text:p>
          </table:table-cell>
          <table:table-cell table:formula="of:=INT([.$B151]/([.H$1]/100)+0.999)" office:value-type="float" office:value="10" calcext:value-type="float">
            <text:p>10</text:p>
          </table:table-cell>
          <table:table-cell table:formula="of:=INT([.$B151]/([.I$1]/100)+0.999)" office:value-type="float" office:value="10" calcext:value-type="float">
            <text:p>10</text:p>
          </table:table-cell>
          <table:table-cell table:formula="of:=INT([.$B151]/([.J$1]/100)+0.999)" office:value-type="float" office:value="11" calcext:value-type="float">
            <text:p>11</text:p>
          </table:table-cell>
          <table:table-cell table:formula="of:=INT([.$B151]/([.K$1]/100)+0.999)" office:value-type="float" office:value="12" calcext:value-type="float">
            <text:p>12</text:p>
          </table:table-cell>
          <table:table-cell table:formula="of:=INT([.$B151]/([.L$1]/100)+0.999)" office:value-type="float" office:value="13" calcext:value-type="float">
            <text:p>13</text:p>
          </table:table-cell>
          <table:table-cell table:formula="of:=INT([.$B151]/([.M$1]/100)+0.999)"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12 0HS</text:p>
          </table:table-cell>
          <table:table-cell office:value-type="float" office:value="18.9386986301369" calcext:value-type="float">
            <text:p>18.9386986301369</text:p>
          </table:table-cell>
          <table:table-cell table:formula="of:=INT([.B152]+0.9999)" office:value-type="float" office:value="19" calcext:value-type="float">
            <text:p>19</text:p>
          </table:table-cell>
          <table:table-cell table:formula="of:=INT([.$B152]/([.D$1]/100)+0.999)" office:value-type="float" office:value="20" calcext:value-type="float">
            <text:p>20</text:p>
          </table:table-cell>
          <table:table-cell table:formula="of:=INT([.$B152]/([.E$1]/100)+0.999)" office:value-type="float" office:value="22" calcext:value-type="float">
            <text:p>22</text:p>
          </table:table-cell>
          <table:table-cell table:formula="of:=INT([.$B152]/([.F$1]/100)+0.999)" office:value-type="float" office:value="23" calcext:value-type="float">
            <text:p>23</text:p>
          </table:table-cell>
          <table:table-cell table:formula="of:=INT([.$B152]/([.G$1]/100)+0.999)" office:value-type="float" office:value="24" calcext:value-type="float">
            <text:p>24</text:p>
          </table:table-cell>
          <table:table-cell table:formula="of:=INT([.$B152]/([.H$1]/100)+0.999)" office:value-type="float" office:value="26" calcext:value-type="float">
            <text:p>26</text:p>
          </table:table-cell>
          <table:table-cell table:formula="of:=INT([.$B152]/([.I$1]/100)+0.999)" office:value-type="float" office:value="28" calcext:value-type="float">
            <text:p>28</text:p>
          </table:table-cell>
          <table:table-cell table:formula="of:=INT([.$B152]/([.J$1]/100)+0.999)" office:value-type="float" office:value="30" calcext:value-type="float">
            <text:p>30</text:p>
          </table:table-cell>
          <table:table-cell table:formula="of:=INT([.$B152]/([.K$1]/100)+0.999)" office:value-type="float" office:value="32" calcext:value-type="float">
            <text:p>32</text:p>
          </table:table-cell>
          <table:table-cell table:formula="of:=INT([.$B152]/([.L$1]/100)+0.999)" office:value-type="float" office:value="35" calcext:value-type="float">
            <text:p>35</text:p>
          </table:table-cell>
          <table:table-cell table:formula="of:=INT([.$B152]/([.M$1]/100)+0.999)"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2 1NY</text:p>
          </table:table-cell>
          <table:table-cell office:value-type="float" office:value="1.63962328767123" calcext:value-type="float">
            <text:p>1.63962328767123</text:p>
          </table:table-cell>
          <table:table-cell table:formula="of:=INT([.B153]+0.9999)" office:value-type="float" office:value="2" calcext:value-type="float">
            <text:p>2</text:p>
          </table:table-cell>
          <table:table-cell table:formula="of:=INT([.$B153]/([.D$1]/100)+0.999)" office:value-type="float" office:value="2" calcext:value-type="float">
            <text:p>2</text:p>
          </table:table-cell>
          <table:table-cell table:formula="of:=INT([.$B153]/([.E$1]/100)+0.999)" office:value-type="float" office:value="2" calcext:value-type="float">
            <text:p>2</text:p>
          </table:table-cell>
          <table:table-cell table:formula="of:=INT([.$B153]/([.F$1]/100)+0.999)" office:value-type="float" office:value="2" calcext:value-type="float">
            <text:p>2</text:p>
          </table:table-cell>
          <table:table-cell table:formula="of:=INT([.$B153]/([.G$1]/100)+0.999)" office:value-type="float" office:value="3" calcext:value-type="float">
            <text:p>3</text:p>
          </table:table-cell>
          <table:table-cell table:formula="of:=INT([.$B153]/([.H$1]/100)+0.999)" office:value-type="float" office:value="3" calcext:value-type="float">
            <text:p>3</text:p>
          </table:table-cell>
          <table:table-cell table:formula="of:=INT([.$B153]/([.I$1]/100)+0.999)" office:value-type="float" office:value="3" calcext:value-type="float">
            <text:p>3</text:p>
          </table:table-cell>
          <table:table-cell table:formula="of:=INT([.$B153]/([.J$1]/100)+0.999)" office:value-type="float" office:value="3" calcext:value-type="float">
            <text:p>3</text:p>
          </table:table-cell>
          <table:table-cell table:formula="of:=INT([.$B153]/([.K$1]/100)+0.999)" office:value-type="float" office:value="3" calcext:value-type="float">
            <text:p>3</text:p>
          </table:table-cell>
          <table:table-cell table:formula="of:=INT([.$B153]/([.L$1]/100)+0.999)" office:value-type="float" office:value="3" calcext:value-type="float">
            <text:p>3</text:p>
          </table:table-cell>
          <table:table-cell table:formula="of:=INT([.$B153]/([.M$1]/100)+0.999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5 1QG</text:p>
          </table:table-cell>
          <table:table-cell office:value-type="float" office:value="3.91143835616438" calcext:value-type="float">
            <text:p>3.91143835616438</text:p>
          </table:table-cell>
          <table:table-cell table:formula="of:=INT([.B154]+0.9999)" office:value-type="float" office:value="4" calcext:value-type="float">
            <text:p>4</text:p>
          </table:table-cell>
          <table:table-cell table:formula="of:=INT([.$B154]/([.D$1]/100)+0.999)" office:value-type="float" office:value="5" calcext:value-type="float">
            <text:p>5</text:p>
          </table:table-cell>
          <table:table-cell table:formula="of:=INT([.$B154]/([.E$1]/100)+0.999)" office:value-type="float" office:value="5" calcext:value-type="float">
            <text:p>5</text:p>
          </table:table-cell>
          <table:table-cell table:formula="of:=INT([.$B154]/([.F$1]/100)+0.999)" office:value-type="float" office:value="5" calcext:value-type="float">
            <text:p>5</text:p>
          </table:table-cell>
          <table:table-cell table:formula="of:=INT([.$B154]/([.G$1]/100)+0.999)" office:value-type="float" office:value="5" calcext:value-type="float">
            <text:p>5</text:p>
          </table:table-cell>
          <table:table-cell table:formula="of:=INT([.$B154]/([.H$1]/100)+0.999)" office:value-type="float" office:value="6" calcext:value-type="float">
            <text:p>6</text:p>
          </table:table-cell>
          <table:table-cell table:formula="of:=INT([.$B154]/([.I$1]/100)+0.999)" office:value-type="float" office:value="6" calcext:value-type="float">
            <text:p>6</text:p>
          </table:table-cell>
          <table:table-cell table:formula="of:=INT([.$B154]/([.J$1]/100)+0.999)" office:value-type="float" office:value="7" calcext:value-type="float">
            <text:p>7</text:p>
          </table:table-cell>
          <table:table-cell table:formula="of:=INT([.$B154]/([.K$1]/100)+0.999)" office:value-type="float" office:value="7" calcext:value-type="float">
            <text:p>7</text:p>
          </table:table-cell>
          <table:table-cell table:formula="of:=INT([.$B154]/([.L$1]/100)+0.999)" office:value-type="float" office:value="8" calcext:value-type="float">
            <text:p>8</text:p>
          </table:table-cell>
          <table:table-cell table:formula="of:=INT([.$B154]/([.M$1]/100)+0.999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C1N 3JH</text:p>
          </table:table-cell>
          <table:table-cell office:value-type="float" office:value="0.753424657534246" calcext:value-type="float">
            <text:p>0.753424657534246</text:p>
          </table:table-cell>
          <table:table-cell table:formula="of:=INT([.B155]+0.9999)" office:value-type="float" office:value="1" calcext:value-type="float">
            <text:p>1</text:p>
          </table:table-cell>
          <table:table-cell table:formula="of:=INT([.$B155]/([.D$1]/100)+0.999)" office:value-type="float" office:value="1" calcext:value-type="float">
            <text:p>1</text:p>
          </table:table-cell>
          <table:table-cell table:formula="of:=INT([.$B155]/([.E$1]/100)+0.999)" office:value-type="float" office:value="1" calcext:value-type="float">
            <text:p>1</text:p>
          </table:table-cell>
          <table:table-cell table:formula="of:=INT([.$B155]/([.F$1]/100)+0.999)" office:value-type="float" office:value="1" calcext:value-type="float">
            <text:p>1</text:p>
          </table:table-cell>
          <table:table-cell table:formula="of:=INT([.$B155]/([.G$1]/100)+0.999)" office:value-type="float" office:value="1" calcext:value-type="float">
            <text:p>1</text:p>
          </table:table-cell>
          <table:table-cell table:formula="of:=INT([.$B155]/([.H$1]/100)+0.999)" office:value-type="float" office:value="2" calcext:value-type="float">
            <text:p>2</text:p>
          </table:table-cell>
          <table:table-cell table:formula="of:=INT([.$B155]/([.I$1]/100)+0.999)" office:value-type="float" office:value="2" calcext:value-type="float">
            <text:p>2</text:p>
          </table:table-cell>
          <table:table-cell table:formula="of:=INT([.$B155]/([.J$1]/100)+0.999)" office:value-type="float" office:value="2" calcext:value-type="float">
            <text:p>2</text:p>
          </table:table-cell>
          <table:table-cell table:formula="of:=INT([.$B155]/([.K$1]/100)+0.999)" office:value-type="float" office:value="2" calcext:value-type="float">
            <text:p>2</text:p>
          </table:table-cell>
          <table:table-cell table:formula="of:=INT([.$B155]/([.L$1]/100)+0.999)" office:value-type="float" office:value="2" calcext:value-type="float">
            <text:p>2</text:p>
          </table:table-cell>
          <table:table-cell table:formula="of:=INT([.$B155]/([.M$1]/100)+0.999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D18 0HB</text:p>
          </table:table-cell>
          <table:table-cell office:value-type="float" office:value="4.23688356164383" calcext:value-type="float">
            <text:p>4.23688356164383</text:p>
          </table:table-cell>
          <table:table-cell table:formula="of:=INT([.B156]+0.9999)" office:value-type="float" office:value="5" calcext:value-type="float">
            <text:p>5</text:p>
          </table:table-cell>
          <table:table-cell table:formula="of:=INT([.$B156]/([.D$1]/100)+0.999)" office:value-type="float" office:value="5" calcext:value-type="float">
            <text:p>5</text:p>
          </table:table-cell>
          <table:table-cell table:formula="of:=INT([.$B156]/([.E$1]/100)+0.999)" office:value-type="float" office:value="5" calcext:value-type="float">
            <text:p>5</text:p>
          </table:table-cell>
          <table:table-cell table:formula="of:=INT([.$B156]/([.F$1]/100)+0.999)" office:value-type="float" office:value="5" calcext:value-type="float">
            <text:p>5</text:p>
          </table:table-cell>
          <table:table-cell table:formula="of:=INT([.$B156]/([.G$1]/100)+0.999)" office:value-type="float" office:value="6" calcext:value-type="float">
            <text:p>6</text:p>
          </table:table-cell>
          <table:table-cell table:formula="of:=INT([.$B156]/([.H$1]/100)+0.999)" office:value-type="float" office:value="6" calcext:value-type="float">
            <text:p>6</text:p>
          </table:table-cell>
          <table:table-cell table:formula="of:=INT([.$B156]/([.I$1]/100)+0.999)" office:value-type="float" office:value="7" calcext:value-type="float">
            <text:p>7</text:p>
          </table:table-cell>
          <table:table-cell table:formula="of:=INT([.$B156]/([.J$1]/100)+0.999)" office:value-type="float" office:value="7" calcext:value-type="float">
            <text:p>7</text:p>
          </table:table-cell>
          <table:table-cell table:formula="of:=INT([.$B156]/([.K$1]/100)+0.999)" office:value-type="float" office:value="8" calcext:value-type="float">
            <text:p>8</text:p>
          </table:table-cell>
          <table:table-cell table:formula="of:=INT([.$B156]/([.L$1]/100)+0.999)" office:value-type="float" office:value="8" calcext:value-type="float">
            <text:p>8</text:p>
          </table:table-cell>
          <table:table-cell table:formula="of:=INT([.$B156]/([.M$1]/100)+0.999)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F13 4HS</text:p>
          </table:table-cell>
          <table:table-cell office:value-type="float" office:value="2.96123287671232" calcext:value-type="float">
            <text:p>2.96123287671232</text:p>
          </table:table-cell>
          <table:table-cell table:formula="of:=INT([.B157]+0.9999)" office:value-type="float" office:value="3" calcext:value-type="float">
            <text:p>3</text:p>
          </table:table-cell>
          <table:table-cell table:formula="of:=INT([.$B157]/([.D$1]/100)+0.999)" office:value-type="float" office:value="4" calcext:value-type="float">
            <text:p>4</text:p>
          </table:table-cell>
          <table:table-cell table:formula="of:=INT([.$B157]/([.E$1]/100)+0.999)" office:value-type="float" office:value="4" calcext:value-type="float">
            <text:p>4</text:p>
          </table:table-cell>
          <table:table-cell table:formula="of:=INT([.$B157]/([.F$1]/100)+0.999)" office:value-type="float" office:value="4" calcext:value-type="float">
            <text:p>4</text:p>
          </table:table-cell>
          <table:table-cell table:formula="of:=INT([.$B157]/([.G$1]/100)+0.999)" office:value-type="float" office:value="4" calcext:value-type="float">
            <text:p>4</text:p>
          </table:table-cell>
          <table:table-cell table:formula="of:=INT([.$B157]/([.H$1]/100)+0.999)" office:value-type="float" office:value="4" calcext:value-type="float">
            <text:p>4</text:p>
          </table:table-cell>
          <table:table-cell table:formula="of:=INT([.$B157]/([.I$1]/100)+0.999)" office:value-type="float" office:value="5" calcext:value-type="float">
            <text:p>5</text:p>
          </table:table-cell>
          <table:table-cell table:formula="of:=INT([.$B157]/([.J$1]/100)+0.999)" office:value-type="float" office:value="5" calcext:value-type="float">
            <text:p>5</text:p>
          </table:table-cell>
          <table:table-cell table:formula="of:=INT([.$B157]/([.K$1]/100)+0.999)" office:value-type="float" office:value="5" calcext:value-type="float">
            <text:p>5</text:p>
          </table:table-cell>
          <table:table-cell table:formula="of:=INT([.$B157]/([.L$1]/100)+0.999)" office:value-type="float" office:value="6" calcext:value-type="float">
            <text:p>6</text:p>
          </table:table-cell>
          <table:table-cell table:formula="of:=INT([.$B157]/([.M$1]/100)+0.999)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F8 1PL</text:p>
          </table:table-cell>
          <table:table-cell office:value-type="float" office:value="4.85534246575342" calcext:value-type="float">
            <text:p>4.85534246575342</text:p>
          </table:table-cell>
          <table:table-cell table:formula="of:=INT([.B158]+0.9999)" office:value-type="float" office:value="5" calcext:value-type="float">
            <text:p>5</text:p>
          </table:table-cell>
          <table:table-cell table:formula="of:=INT([.$B158]/([.D$1]/100)+0.999)" office:value-type="float" office:value="6" calcext:value-type="float">
            <text:p>6</text:p>
          </table:table-cell>
          <table:table-cell table:formula="of:=INT([.$B158]/([.E$1]/100)+0.999)" office:value-type="float" office:value="6" calcext:value-type="float">
            <text:p>6</text:p>
          </table:table-cell>
          <table:table-cell table:formula="of:=INT([.$B158]/([.F$1]/100)+0.999)" office:value-type="float" office:value="6" calcext:value-type="float">
            <text:p>6</text:p>
          </table:table-cell>
          <table:table-cell table:formula="of:=INT([.$B158]/([.G$1]/100)+0.999)" office:value-type="float" office:value="7" calcext:value-type="float">
            <text:p>7</text:p>
          </table:table-cell>
          <table:table-cell table:formula="of:=INT([.$B158]/([.H$1]/100)+0.999)" office:value-type="float" office:value="7" calcext:value-type="float">
            <text:p>7</text:p>
          </table:table-cell>
          <table:table-cell table:formula="of:=INT([.$B158]/([.I$1]/100)+0.999)" office:value-type="float" office:value="7" calcext:value-type="float">
            <text:p>7</text:p>
          </table:table-cell>
          <table:table-cell table:formula="of:=INT([.$B158]/([.J$1]/100)+0.999)" office:value-type="float" office:value="8" calcext:value-type="float">
            <text:p>8</text:p>
          </table:table-cell>
          <table:table-cell table:formula="of:=INT([.$B158]/([.K$1]/100)+0.999)" office:value-type="float" office:value="9" calcext:value-type="float">
            <text:p>9</text:p>
          </table:table-cell>
          <table:table-cell table:formula="of:=INT([.$B158]/([.L$1]/100)+0.999)" office:value-type="float" office:value="9" calcext:value-type="float">
            <text:p>9</text:p>
          </table:table-cell>
          <table:table-cell table:formula="of:=INT([.$B158]/([.M$1]/100)+0.999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N1 2NN</text:p>
          </table:table-cell>
          <table:table-cell office:value-type="float" office:value="3.99013698630137" calcext:value-type="float">
            <text:p>3.99013698630137</text:p>
          </table:table-cell>
          <table:table-cell table:formula="of:=INT([.B159]+0.9999)" office:value-type="float" office:value="4" calcext:value-type="float">
            <text:p>4</text:p>
          </table:table-cell>
          <table:table-cell table:formula="of:=INT([.$B159]/([.D$1]/100)+0.999)" office:value-type="float" office:value="5" calcext:value-type="float">
            <text:p>5</text:p>
          </table:table-cell>
          <table:table-cell table:formula="of:=INT([.$B159]/([.E$1]/100)+0.999)" office:value-type="float" office:value="5" calcext:value-type="float">
            <text:p>5</text:p>
          </table:table-cell>
          <table:table-cell table:formula="of:=INT([.$B159]/([.F$1]/100)+0.999)" office:value-type="float" office:value="5" calcext:value-type="float">
            <text:p>5</text:p>
          </table:table-cell>
          <table:table-cell table:formula="of:=INT([.$B159]/([.G$1]/100)+0.999)" office:value-type="float" office:value="5" calcext:value-type="float">
            <text:p>5</text:p>
          </table:table-cell>
          <table:table-cell table:formula="of:=INT([.$B159]/([.H$1]/100)+0.999)" office:value-type="float" office:value="6" calcext:value-type="float">
            <text:p>6</text:p>
          </table:table-cell>
          <table:table-cell table:formula="of:=INT([.$B159]/([.I$1]/100)+0.999)" office:value-type="float" office:value="6" calcext:value-type="float">
            <text:p>6</text:p>
          </table:table-cell>
          <table:table-cell table:formula="of:=INT([.$B159]/([.J$1]/100)+0.999)" office:value-type="float" office:value="7" calcext:value-type="float">
            <text:p>7</text:p>
          </table:table-cell>
          <table:table-cell table:formula="of:=INT([.$B159]/([.K$1]/100)+0.999)" office:value-type="float" office:value="7" calcext:value-type="float">
            <text:p>7</text:p>
          </table:table-cell>
          <table:table-cell table:formula="of:=INT([.$B159]/([.L$1]/100)+0.999)" office:value-type="float" office:value="8" calcext:value-type="float">
            <text:p>8</text:p>
          </table:table-cell>
          <table:table-cell table:formula="of:=INT([.$B159]/([.M$1]/100)+0.999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R5 1DD</text:p>
          </table:table-cell>
          <table:table-cell office:value-type="float" office:value="4.77732876712328" calcext:value-type="float">
            <text:p>4.77732876712328</text:p>
          </table:table-cell>
          <table:table-cell table:formula="of:=INT([.B160]+0.9999)" office:value-type="float" office:value="5" calcext:value-type="float">
            <text:p>5</text:p>
          </table:table-cell>
          <table:table-cell table:formula="of:=INT([.$B160]/([.D$1]/100)+0.999)" office:value-type="float" office:value="6" calcext:value-type="float">
            <text:p>6</text:p>
          </table:table-cell>
          <table:table-cell table:formula="of:=INT([.$B160]/([.E$1]/100)+0.999)" office:value-type="float" office:value="6" calcext:value-type="float">
            <text:p>6</text:p>
          </table:table-cell>
          <table:table-cell table:formula="of:=INT([.$B160]/([.F$1]/100)+0.999)" office:value-type="float" office:value="6" calcext:value-type="float">
            <text:p>6</text:p>
          </table:table-cell>
          <table:table-cell table:formula="of:=INT([.$B160]/([.G$1]/100)+0.999)" office:value-type="float" office:value="6" calcext:value-type="float">
            <text:p>6</text:p>
          </table:table-cell>
          <table:table-cell table:formula="of:=INT([.$B160]/([.H$1]/100)+0.999)" office:value-type="float" office:value="7" calcext:value-type="float">
            <text:p>7</text:p>
          </table:table-cell>
          <table:table-cell table:formula="of:=INT([.$B160]/([.I$1]/100)+0.999)" office:value-type="float" office:value="7" calcext:value-type="float">
            <text:p>7</text:p>
          </table:table-cell>
          <table:table-cell table:formula="of:=INT([.$B160]/([.J$1]/100)+0.999)" office:value-type="float" office:value="8" calcext:value-type="float">
            <text:p>8</text:p>
          </table:table-cell>
          <table:table-cell table:formula="of:=INT([.$B160]/([.K$1]/100)+0.999)" office:value-type="float" office:value="8" calcext:value-type="float">
            <text:p>8</text:p>
          </table:table-cell>
          <table:table-cell table:formula="of:=INT([.$B160]/([.L$1]/100)+0.999)" office:value-type="float" office:value="9" calcext:value-type="float">
            <text:p>9</text:p>
          </table:table-cell>
          <table:table-cell table:formula="of:=INT([.$B160]/([.M$1]/100)+0.999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S2 9PS</text:p>
          </table:table-cell>
          <table:table-cell office:value-type="float" office:value="6.14931506849315" calcext:value-type="float">
            <text:p>6.14931506849315</text:p>
          </table:table-cell>
          <table:table-cell table:formula="of:=INT([.B161]+0.9999)" office:value-type="float" office:value="7" calcext:value-type="float">
            <text:p>7</text:p>
          </table:table-cell>
          <table:table-cell table:formula="of:=INT([.$B161]/([.D$1]/100)+0.999)" office:value-type="float" office:value="7" calcext:value-type="float">
            <text:p>7</text:p>
          </table:table-cell>
          <table:table-cell table:formula="of:=INT([.$B161]/([.E$1]/100)+0.999)" office:value-type="float" office:value="7" calcext:value-type="float">
            <text:p>7</text:p>
          </table:table-cell>
          <table:table-cell table:formula="of:=INT([.$B161]/([.F$1]/100)+0.999)" office:value-type="float" office:value="8" calcext:value-type="float">
            <text:p>8</text:p>
          </table:table-cell>
          <table:table-cell table:formula="of:=INT([.$B161]/([.G$1]/100)+0.999)" office:value-type="float" office:value="8" calcext:value-type="float">
            <text:p>8</text:p>
          </table:table-cell>
          <table:table-cell table:formula="of:=INT([.$B161]/([.H$1]/100)+0.999)" office:value-type="float" office:value="9" calcext:value-type="float">
            <text:p>9</text:p>
          </table:table-cell>
          <table:table-cell table:formula="of:=INT([.$B161]/([.I$1]/100)+0.999)" office:value-type="float" office:value="9" calcext:value-type="float">
            <text:p>9</text:p>
          </table:table-cell>
          <table:table-cell table:formula="of:=INT([.$B161]/([.J$1]/100)+0.999)" office:value-type="float" office:value="10" calcext:value-type="float">
            <text:p>10</text:p>
          </table:table-cell>
          <table:table-cell table:formula="of:=INT([.$B161]/([.K$1]/100)+0.999)" office:value-type="float" office:value="11" calcext:value-type="float">
            <text:p>11</text:p>
          </table:table-cell>
          <table:table-cell table:formula="of:=INT([.$B161]/([.L$1]/100)+0.999)" office:value-type="float" office:value="12" calcext:value-type="float">
            <text:p>12</text:p>
          </table:table-cell>
          <table:table-cell table:formula="of:=INT([.$B161]/([.M$1]/100)+0.999)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V10 0QP</text:p>
          </table:table-cell>
          <table:table-cell office:value-type="float" office:value="15.9136643835616" calcext:value-type="float">
            <text:p>15.9136643835616</text:p>
          </table:table-cell>
          <table:table-cell table:formula="of:=INT([.B162]+0.9999)" office:value-type="float" office:value="16" calcext:value-type="float">
            <text:p>16</text:p>
          </table:table-cell>
          <table:table-cell table:formula="of:=INT([.$B162]/([.D$1]/100)+0.999)" office:value-type="float" office:value="17" calcext:value-type="float">
            <text:p>17</text:p>
          </table:table-cell>
          <table:table-cell table:formula="of:=INT([.$B162]/([.E$1]/100)+0.999)" office:value-type="float" office:value="18" calcext:value-type="float">
            <text:p>18</text:p>
          </table:table-cell>
          <table:table-cell table:formula="of:=INT([.$B162]/([.F$1]/100)+0.999)" office:value-type="float" office:value="19" calcext:value-type="float">
            <text:p>19</text:p>
          </table:table-cell>
          <table:table-cell table:formula="of:=INT([.$B162]/([.G$1]/100)+0.999)" office:value-type="float" office:value="20" calcext:value-type="float">
            <text:p>20</text:p>
          </table:table-cell>
          <table:table-cell table:formula="of:=INT([.$B162]/([.H$1]/100)+0.999)" office:value-type="float" office:value="22" calcext:value-type="float">
            <text:p>22</text:p>
          </table:table-cell>
          <table:table-cell table:formula="of:=INT([.$B162]/([.I$1]/100)+0.999)" office:value-type="float" office:value="23" calcext:value-type="float">
            <text:p>23</text:p>
          </table:table-cell>
          <table:table-cell table:formula="of:=INT([.$B162]/([.J$1]/100)+0.999)" office:value-type="float" office:value="25" calcext:value-type="float">
            <text:p>25</text:p>
          </table:table-cell>
          <table:table-cell table:formula="of:=INT([.$B162]/([.K$1]/100)+0.999)" office:value-type="float" office:value="27" calcext:value-type="float">
            <text:p>27</text:p>
          </table:table-cell>
          <table:table-cell table:formula="of:=INT([.$B162]/([.L$1]/100)+0.999)" office:value-type="float" office:value="29" calcext:value-type="float">
            <text:p>29</text:p>
          </table:table-cell>
          <table:table-cell table:formula="of:=INT([.$B162]/([.M$1]/100)+0.999)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O12 6QL</text:p>
          </table:table-cell>
          <table:table-cell office:value-type="float" office:value="1.38393835616438" calcext:value-type="float">
            <text:p>1.38393835616438</text:p>
          </table:table-cell>
          <table:table-cell table:formula="of:=INT([.B163]+0.9999)" office:value-type="float" office:value="2" calcext:value-type="float">
            <text:p>2</text:p>
          </table:table-cell>
          <table:table-cell table:formula="of:=INT([.$B163]/([.D$1]/100)+0.999)" office:value-type="float" office:value="2" calcext:value-type="float">
            <text:p>2</text:p>
          </table:table-cell>
          <table:table-cell table:formula="of:=INT([.$B163]/([.E$1]/100)+0.999)" office:value-type="float" office:value="2" calcext:value-type="float">
            <text:p>2</text:p>
          </table:table-cell>
          <table:table-cell table:formula="of:=INT([.$B163]/([.F$1]/100)+0.999)" office:value-type="float" office:value="2" calcext:value-type="float">
            <text:p>2</text:p>
          </table:table-cell>
          <table:table-cell table:formula="of:=INT([.$B163]/([.G$1]/100)+0.999)" office:value-type="float" office:value="2" calcext:value-type="float">
            <text:p>2</text:p>
          </table:table-cell>
          <table:table-cell table:formula="of:=INT([.$B163]/([.H$1]/100)+0.999)" office:value-type="float" office:value="2" calcext:value-type="float">
            <text:p>2</text:p>
          </table:table-cell>
          <table:table-cell table:formula="of:=INT([.$B163]/([.I$1]/100)+0.999)" office:value-type="float" office:value="2" calcext:value-type="float">
            <text:p>2</text:p>
          </table:table-cell>
          <table:table-cell table:formula="of:=INT([.$B163]/([.J$1]/100)+0.999)" office:value-type="float" office:value="3" calcext:value-type="float">
            <text:p>3</text:p>
          </table:table-cell>
          <table:table-cell table:formula="of:=INT([.$B163]/([.K$1]/100)+0.999)" office:value-type="float" office:value="3" calcext:value-type="float">
            <text:p>3</text:p>
          </table:table-cell>
          <table:table-cell table:formula="of:=INT([.$B163]/([.L$1]/100)+0.999)" office:value-type="float" office:value="3" calcext:value-type="float">
            <text:p>3</text:p>
          </table:table-cell>
          <table:table-cell table:formula="of:=INT([.$B163]/([.M$1]/100)+0.999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O31 8HE</text:p>
          </table:table-cell>
          <table:table-cell office:value-type="float" office:value="3.9083904109589" calcext:value-type="float">
            <text:p>3.9083904109589</text:p>
          </table:table-cell>
          <table:table-cell table:formula="of:=INT([.B164]+0.9999)" office:value-type="float" office:value="4" calcext:value-type="float">
            <text:p>4</text:p>
          </table:table-cell>
          <table:table-cell table:formula="of:=INT([.$B164]/([.D$1]/100)+0.999)" office:value-type="float" office:value="5" calcext:value-type="float">
            <text:p>5</text:p>
          </table:table-cell>
          <table:table-cell table:formula="of:=INT([.$B164]/([.E$1]/100)+0.999)" office:value-type="float" office:value="5" calcext:value-type="float">
            <text:p>5</text:p>
          </table:table-cell>
          <table:table-cell table:formula="of:=INT([.$B164]/([.F$1]/100)+0.999)" office:value-type="float" office:value="5" calcext:value-type="float">
            <text:p>5</text:p>
          </table:table-cell>
          <table:table-cell table:formula="of:=INT([.$B164]/([.G$1]/100)+0.999)" office:value-type="float" office:value="5" calcext:value-type="float">
            <text:p>5</text:p>
          </table:table-cell>
          <table:table-cell table:formula="of:=INT([.$B164]/([.H$1]/100)+0.999)" office:value-type="float" office:value="6" calcext:value-type="float">
            <text:p>6</text:p>
          </table:table-cell>
          <table:table-cell table:formula="of:=INT([.$B164]/([.I$1]/100)+0.999)" office:value-type="float" office:value="6" calcext:value-type="float">
            <text:p>6</text:p>
          </table:table-cell>
          <table:table-cell table:formula="of:=INT([.$B164]/([.J$1]/100)+0.999)" office:value-type="float" office:value="7" calcext:value-type="float">
            <text:p>7</text:p>
          </table:table-cell>
          <table:table-cell table:formula="of:=INT([.$B164]/([.K$1]/100)+0.999)" office:value-type="float" office:value="7" calcext:value-type="float">
            <text:p>7</text:p>
          </table:table-cell>
          <table:table-cell table:formula="of:=INT([.$B164]/([.L$1]/100)+0.999)" office:value-type="float" office:value="8" calcext:value-type="float">
            <text:p>8</text:p>
          </table:table-cell>
          <table:table-cell table:formula="of:=INT([.$B164]/([.M$1]/100)+0.999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B2:.B164])/SUM([.C2:.C164])" office:value-type="float" office:value="0.931830430612943" calcext:value-type="float">
            <text:p>0.931830430612943</text:p>
          </table:table-cell>
          <table:table-cell table:number-columns-repeated="1021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" table:style-name="ta1">
        <table:table-column table:style-name="co4" table:default-cell-style-name="ce1"/>
        <table:table-column table:style-name="co3" table:number-columns-repeated="11" table:default-cell-style-name="ce1"/>
        <table:table-column table:style-name="co1" table:number-columns-repeated="1012" table:default-cell-style-name="ce1"/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spital_postcod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5 2TH</text:p>
          </table:table-cell>
          <table:table-cell table:formula="of:=IFERROR(VLOOKUP([.A3];[$calc.$A$2:.$C$164];3;0);0)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8 7QH</text:p>
          </table:table-cell>
          <table:table-cell table:formula="of:=IFERROR(VLOOKUP([.A4];[$calc.$A$2:.$C$164];3;0);0)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4 6NH</text:p>
          </table:table-cell>
          <table:table-cell table:formula="of:=IFERROR(VLOOKUP([.A5];[$calc.$A$2:.$C$164];3;0);0)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71 4HJ</text:p>
          </table:table-cell>
          <table:table-cell table:formula="of:=IFERROR(VLOOKUP([.A6];[$calc.$A$2:.$C$164];3;0);0)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75 7RR</text:p>
          </table:table-cell>
          <table:table-cell table:formula="of:=IFERROR(VLOOKUP([.A7];[$calc.$A$2:.$C$164];3;0);0)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9 5SS</text:p>
          </table:table-cell>
          <table:table-cell table:formula="of:=IFERROR(VLOOKUP([.A8];[$calc.$A$2:.$C$164];3;0);0)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98 7UB</text:p>
          </table:table-cell>
          <table:table-cell table:formula="of:=IFERROR(VLOOKUP([.A9];[$calc.$A$2:.$C$164];3;0);0)" office:value-type="float" office:value="3" calcext:value-type="float">
            <text:p>3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1 3NG</text:p>
          </table:table-cell>
          <table:table-cell table:formula="of:=IFERROR(VLOOKUP([.A10];[$calc.$A$2:.$C$164];3;0);0)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21 4AT</text:p>
          </table:table-cell>
          <table:table-cell table:formula="of:=IFERROR(VLOOKUP([.A11];[$calc.$A$2:.$C$164];3;0);0)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10 2PQ</text:p>
          </table:table-cell>
          <table:table-cell table:formula="of:=IFERROR(VLOOKUP([.A12];[$calc.$A$2:.$C$164];3;0);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2 3HH</text:p>
          </table:table-cell>
          <table:table-cell table:formula="of:=IFERROR(VLOOKUP([.A13];[$calc.$A$2:.$C$164];3;0)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D20 6TD</text:p>
          </table:table-cell>
          <table:table-cell table:formula="of:=IFERROR(VLOOKUP([.A14];[$calc.$A$2:.$C$164];3;0);0)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D9 6RJ</text:p>
          </table:table-cell>
          <table:table-cell table:formula="of:=IFERROR(VLOOKUP([.A15];[$calc.$A$2:.$C$164];3;0);0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H15 2JB</text:p>
          </table:table-cell>
          <table:table-cell table:formula="of:=IFERROR(VLOOKUP([.A16];[$calc.$A$2:.$C$164];3;0);0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H7 7DW</text:p>
          </table:table-cell>
          <table:table-cell table:formula="of:=IFERROR(VLOOKUP([.A17];[$calc.$A$2:.$C$164];3;0)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4 0JR</text:p>
          </table:table-cell>
          <table:table-cell table:formula="of:=IFERROR(VLOOKUP([.A18];[$calc.$A$2:.$C$164];3;0);0)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9 7TD</text:p>
          </table:table-cell>
          <table:table-cell table:formula="of:=IFERROR(VLOOKUP([.A19];[$calc.$A$2:.$C$164];3;0)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N11 2DH</text:p>
          </table:table-cell>
          <table:table-cell table:formula="of:=IFERROR(VLOOKUP([.A20];[$calc.$A$2:.$C$164];3;0);0)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N2 5BE</text:p>
          </table:table-cell>
          <table:table-cell table:formula="of:=IFERROR(VLOOKUP([.A21];[$calc.$A$2:.$C$164];3;0);0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N21 2UD</text:p>
          </table:table-cell>
          <table:table-cell table:formula="of:=IFERROR(VLOOKUP([.A22];[$calc.$A$2:.$C$164];3;0);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6 8ND</text:p>
          </table:table-cell>
          <table:table-cell table:formula="of:=IFERROR(VLOOKUP([.A23];[$calc.$A$2:.$C$164];3;0);0)" office:value-type="float" office:value="3" calcext:value-type="float">
            <text:p>3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S10 5NB</text:p>
          </table:table-cell>
          <table:table-cell table:formula="of:=IFERROR(VLOOKUP([.A24];[$calc.$A$2:.$C$164];3;0);0)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S2 8HW</text:p>
          </table:table-cell>
          <table:table-cell table:formula="of:=IFERROR(VLOOKUP([.A25];[$calc.$A$2:.$C$164];3;0);0)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S23 4TQ</text:p>
          </table:table-cell>
          <table:table-cell table:formula="of:=IFERROR(VLOOKUP([.A26];[$calc.$A$2:.$C$164];3;0);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2 7HY</text:p>
          </table:table-cell>
          <table:table-cell table:formula="of:=IFERROR(VLOOKUP([.A27];[$calc.$A$2:.$C$164];3;0);0)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28 8JG</text:p>
          </table:table-cell>
          <table:table-cell table:formula="of:=IFERROR(VLOOKUP([.A28];[$calc.$A$2:.$C$164];3;0);0)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B2 0QQ</text:p>
          </table:table-cell>
          <table:table-cell table:formula="of:=IFERROR(VLOOKUP([.A29];[$calc.$A$2:.$C$164];3;0);0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2 1UL</text:p>
          </table:table-cell>
          <table:table-cell table:formula="of:=IFERROR(VLOOKUP([.A30];[$calc.$A$2:.$C$164];3;0);0)" office:value-type="float" office:value="3" calcext:value-type="float">
            <text:p>3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49 5PE</text:p>
          </table:table-cell>
          <table:table-cell table:formula="of:=IFERROR(VLOOKUP([.A31];[$calc.$A$2:.$C$164];3;0);0)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M1 7ET</text:p>
          </table:table-cell>
          <table:table-cell table:formula="of:=IFERROR(VLOOKUP([.A32];[$calc.$A$2:.$C$164];3;0);0)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M20 1QX</text:p>
          </table:table-cell>
          <table:table-cell table:formula="of:=IFERROR(VLOOKUP([.A33];[$calc.$A$2:.$C$164];3;0);0)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4 5JL</text:p>
          </table:table-cell>
          <table:table-cell table:formula="of:=IFERROR(VLOOKUP([.A34];[$calc.$A$2:.$C$164];3;0);0)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7 7YE</text:p>
          </table:table-cell>
          <table:table-cell table:formula="of:=IFERROR(VLOOKUP([.A35];[$calc.$A$2:.$C$164];3;0)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T1 3NG</text:p>
          </table:table-cell>
          <table:table-cell table:formula="of:=IFERROR(VLOOKUP([.A36];[$calc.$A$2:.$C$164];3;0)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T9 4AN</text:p>
          </table:table-cell>
          <table:table-cell table:formula="of:=IFERROR(VLOOKUP([.A37];[$calc.$A$2:.$C$164];3;0);0)" office:value-type="float" office:value="3" calcext:value-type="float">
            <text:p>3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10 7DJ</text:p>
          </table:table-cell>
          <table:table-cell table:formula="of:=IFERROR(VLOOKUP([.A38];[$calc.$A$2:.$C$164];3;0);0)" office:value-type="float" office:value="3" calcext:value-type="float">
            <text:p>3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2 2DX</text:p>
          </table:table-cell>
          <table:table-cell table:formula="of:=IFERROR(VLOOKUP([.A39];[$calc.$A$2:.$C$164];3;0);0)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34 5BW</text:p>
          </table:table-cell>
          <table:table-cell table:formula="of:=IFERROR(VLOOKUP([.A40];[$calc.$A$2:.$C$164];3;0)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W1 4QJ</text:p>
          </table:table-cell>
          <table:table-cell table:formula="of:=IFERROR(VLOOKUP([.A41];[$calc.$A$2:.$C$164];3;0);0)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2 8DA</text:p>
          </table:table-cell>
          <table:table-cell table:formula="of:=IFERROR(VLOOKUP([.A42];[$calc.$A$2:.$C$164];3;0);0)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13 0RB</text:p>
          </table:table-cell>
          <table:table-cell table:formula="of:=IFERROR(VLOOKUP([.A43];[$calc.$A$2:.$C$164];3;0);0)" office:value-type="float" office:value="3" calcext:value-type="float">
            <text:p>3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22 3NE</text:p>
          </table:table-cell>
          <table:table-cell table:formula="of:=IFERROR(VLOOKUP([.A44];[$calc.$A$2:.$C$164];3;0);0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1 5TW</text:p>
          </table:table-cell>
          <table:table-cell table:formula="of:=IFERROR(VLOOKUP([.A45];[$calc.$A$2:.$C$164];3;0);0)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L3 6HX</text:p>
          </table:table-cell>
          <table:table-cell table:formula="of:=IFERROR(VLOOKUP([.A46];[$calc.$A$2:.$C$164];3;0);0)" office:value-type="float" office:value="3" calcext:value-type="float">
            <text:p>3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N15 7BH</text:p>
          </table:table-cell>
          <table:table-cell table:formula="of:=IFERROR(VLOOKUP([.A47];[$calc.$A$2:.$C$164];3;0);0)" office:value-type="float" office:value="3" calcext:value-type="float">
            <text:p>3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N2 5LT</text:p>
          </table:table-cell>
          <table:table-cell table:formula="of:=IFERROR(VLOOKUP([.A48];[$calc.$A$2:.$C$164];3;0);0)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N33 2BA</text:p>
          </table:table-cell>
          <table:table-cell table:formula="of:=IFERROR(VLOOKUP([.A49];[$calc.$A$2:.$C$164];3;0);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T1 2JY</text:p>
          </table:table-cell>
          <table:table-cell table:formula="of:=IFERROR(VLOOKUP([.A50];[$calc.$A$2:.$C$164];3;0);0)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Y1 2HQ</text:p>
          </table:table-cell>
          <table:table-cell table:formula="of:=IFERROR(VLOOKUP([.A51];[$calc.$A$2:.$C$164];3;0);0)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 1BB</text:p>
          </table:table-cell>
          <table:table-cell table:formula="of:=IFERROR(VLOOKUP([.A52];[$calc.$A$2:.$C$164];3;0);0)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1 1NR</text:p>
          </table:table-cell>
          <table:table-cell table:formula="of:=IFERROR(VLOOKUP([.A53];[$calc.$A$2:.$C$164];3;0);0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3 8SL</text:p>
          </table:table-cell>
          <table:table-cell table:formula="of:=IFERROR(VLOOKUP([.A54];[$calc.$A$2:.$C$164];3;0);0)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9 6SR</text:p>
          </table:table-cell>
          <table:table-cell table:formula="of:=IFERROR(VLOOKUP([.A55];[$calc.$A$2:.$C$164];3;0);0)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5 3DJ</text:p>
          </table:table-cell>
          <table:table-cell table:formula="of:=IFERROR(VLOOKUP([.A56];[$calc.$A$2:.$C$164];3;0);0)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2 5DW</text:p>
          </table:table-cell>
          <table:table-cell table:formula="of:=IFERROR(VLOOKUP([.A57];[$calc.$A$2:.$C$164];3;0);0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31 4JB</text:p>
          </table:table-cell>
          <table:table-cell table:formula="of:=IFERROR(VLOOKUP([.A58];[$calc.$A$2:.$C$164];3;0);0)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Y3 8NR</text:p>
          </table:table-cell>
          <table:table-cell table:formula="of:=IFERROR(VLOOKUP([.A59];[$calc.$A$2:.$C$164];3;0);0)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L1 3NN</text:p>
          </table:table-cell>
          <table:table-cell table:formula="of:=IFERROR(VLOOKUP([.A60];[$calc.$A$2:.$C$164];3;0);0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U16 7UJ</text:p>
          </table:table-cell>
          <table:table-cell table:formula="of:=IFERROR(VLOOKUP([.A61];[$calc.$A$2:.$C$164];3;0);0)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U2 7XX</text:p>
          </table:table-cell>
          <table:table-cell table:formula="of:=IFERROR(VLOOKUP([.A62];[$calc.$A$2:.$C$164];3;0);0)" office:value-type="float" office:value="3" calcext:value-type="float">
            <text:p>3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1 3UJ</text:p>
          </table:table-cell>
          <table:table-cell table:formula="of:=IFERROR(VLOOKUP([.A63];[$calc.$A$2:.$C$164];3;0);0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G2 7SX</text:p>
          </table:table-cell>
          <table:table-cell table:formula="of:=IFERROR(VLOOKUP([.A64];[$calc.$A$2:.$C$164];3;0);0)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11 2TT</text:p>
          </table:table-cell>
          <table:table-cell table:formula="of:=IFERROR(VLOOKUP([.A65];[$calc.$A$2:.$C$164];3;0);0)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21 8AL</text:p>
          </table:table-cell>
          <table:table-cell table:formula="of:=IFERROR(VLOOKUP([.A66];[$calc.$A$2:.$C$164];3;0);0)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R1 2ER</text:p>
          </table:table-cell>
          <table:table-cell table:formula="of:=IFERROR(VLOOKUP([.A67];[$calc.$A$2:.$C$164];3;0);0)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U3 2JZ</text:p>
          </table:table-cell>
          <table:table-cell table:formula="of:=IFERROR(VLOOKUP([.A68];[$calc.$A$2:.$C$164];3;0);0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X3 0PW</text:p>
          </table:table-cell>
          <table:table-cell table:formula="of:=IFERROR(VLOOKUP([.A69];[$calc.$A$2:.$C$164];3;0);0)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G3 8YB</text:p>
          </table:table-cell>
          <table:table-cell table:formula="of:=IFERROR(VLOOKUP([.A70];[$calc.$A$2:.$C$164];3;0);0)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P33 2QZ</text:p>
          </table:table-cell>
          <table:table-cell table:formula="of:=IFERROR(VLOOKUP([.A71];[$calc.$A$2:.$C$164];3;0);0)" office:value-type="float" office:value="3" calcext:value-type="float">
            <text:p>3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P4 5PD</text:p>
          </table:table-cell>
          <table:table-cell table:formula="of:=IFERROR(VLOOKUP([.A72];[$calc.$A$2:.$C$164];3;0);0)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T16 0PZ</text:p>
          </table:table-cell>
          <table:table-cell table:formula="of:=IFERROR(VLOOKUP([.A73];[$calc.$A$2:.$C$164];3;0);0)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T18 7EG</text:p>
          </table:table-cell>
          <table:table-cell table:formula="of:=IFERROR(VLOOKUP([.A74];[$calc.$A$2:.$C$164];3;0);0)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T2 7QB</text:p>
          </table:table-cell>
          <table:table-cell table:formula="of:=IFERROR(VLOOKUP([.A75];[$calc.$A$2:.$C$164];3;0);0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4 5AB</text:p>
          </table:table-cell>
          <table:table-cell table:formula="of:=IFERROR(VLOOKUP([.A76];[$calc.$A$2:.$C$164];3;0);0)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5 5DR</text:p>
          </table:table-cell>
          <table:table-cell table:formula="of:=IFERROR(VLOOKUP([.A77];[$calc.$A$2:.$C$164];3;0);0)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9 2JW</text:p>
          </table:table-cell>
          <table:table-cell table:formula="of:=IFERROR(VLOOKUP([.A78];[$calc.$A$2:.$C$164];3;0);0)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7 8XP</text:p>
          </table:table-cell>
          <table:table-cell table:formula="of:=IFERROR(VLOOKUP([.A79];[$calc.$A$2:.$C$164];3;0);0)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8 7SS</text:p>
          </table:table-cell>
          <table:table-cell table:formula="of:=IFERROR(VLOOKUP([.A80];[$calc.$A$2:.$C$164];3;0);0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9 7AL</text:p>
          </table:table-cell>
          <table:table-cell table:formula="of:=IFERROR(VLOOKUP([.A81];[$calc.$A$2:.$C$164];3;0)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1 4RP</text:p>
          </table:table-cell>
          <table:table-cell table:formula="of:=IFERROR(VLOOKUP([.A82];[$calc.$A$2:.$C$164];3;0);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14 4LF</text:p>
          </table:table-cell>
          <table:table-cell table:formula="of:=IFERROR(VLOOKUP([.A83];[$calc.$A$2:.$C$164];3;0);0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1 5WW</text:p>
          </table:table-cell>
          <table:table-cell table:formula="of:=IFERROR(VLOOKUP([.A84];[$calc.$A$2:.$C$164];3;0);0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3 9QP</text:p>
          </table:table-cell>
          <table:table-cell table:formula="of:=IFERROR(VLOOKUP([.A85];[$calc.$A$2:.$C$164];3;0);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5 4PW</text:p>
          </table:table-cell>
          <table:table-cell table:formula="of:=IFERROR(VLOOKUP([.A86];[$calc.$A$2:.$C$164];3;0);0)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N2 5QY</text:p>
          </table:table-cell>
          <table:table-cell table:formula="of:=IFERROR(VLOOKUP([.A87];[$calc.$A$2:.$C$164];3;0)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 3EX</text:p>
          </table:table-cell>
          <table:table-cell table:formula="of:=IFERROR(VLOOKUP([.A88];[$calc.$A$2:.$C$164];3;0);0)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4 0DZ</text:p>
          </table:table-cell>
          <table:table-cell table:formula="of:=IFERROR(VLOOKUP([.A89];[$calc.$A$2:.$C$164];3;0);0)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3 0JH</text:p>
          </table:table-cell>
          <table:table-cell table:formula="of:=IFERROR(VLOOKUP([.A90];[$calc.$A$2:.$C$164];3;0);0)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23 9LT</text:p>
          </table:table-cell>
          <table:table-cell table:formula="of:=IFERROR(VLOOKUP([.A91];[$calc.$A$2:.$C$164];3;0);0)" office:value-type="float" office:value="6" calcext:value-type="float">
            <text:p>6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6 8HD</text:p>
          </table:table-cell>
          <table:table-cell table:formula="of:=IFERROR(VLOOKUP([.A92];[$calc.$A$2:.$C$164];3;0);0)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8 5RL</text:p>
          </table:table-cell>
          <table:table-cell table:formula="of:=IFERROR(VLOOKUP([.A93];[$calc.$A$2:.$C$164];3;0);0)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16 9QQ</text:p>
          </table:table-cell>
          <table:table-cell table:formula="of:=IFERROR(VLOOKUP([.A94];[$calc.$A$2:.$C$164];3;0);0)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7 5NY</text:p>
          </table:table-cell>
          <table:table-cell table:formula="of:=IFERROR(VLOOKUP([.A95];[$calc.$A$2:.$C$164];3;0);0)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42 9DJ</text:p>
          </table:table-cell>
          <table:table-cell table:formula="of:=IFERROR(VLOOKUP([.A96];[$calc.$A$2:.$C$164];3;0);0)" office:value-type="float" office:value="3" calcext:value-type="float">
            <text:p>3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6 5LD</text:p>
          </table:table-cell>
          <table:table-cell table:formula="of:=IFERROR(VLOOKUP([.A97];[$calc.$A$2:.$C$164];3;0);0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18 1QX</text:p>
          </table:table-cell>
          <table:table-cell table:formula="of:=IFERROR(VLOOKUP([.A98];[$calc.$A$2:.$C$164];3;0);0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19 5NF</text:p>
          </table:table-cell>
          <table:table-cell table:formula="of:=IFERROR(VLOOKUP([.A99];[$calc.$A$2:.$C$164];3;0);0)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1 4LP</text:p>
          </table:table-cell>
          <table:table-cell table:formula="of:=IFERROR(VLOOKUP([.A100];[$calc.$A$2:.$C$164];3;0);0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23 6NZ</text:p>
          </table:table-cell>
          <table:table-cell table:formula="of:=IFERROR(VLOOKUP([.A101];[$calc.$A$2:.$C$164];3;0);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34 0PL</text:p>
          </table:table-cell>
          <table:table-cell table:formula="of:=IFERROR(VLOOKUP([.A102];[$calc.$A$2:.$C$164];3;0);0)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63 9FL</text:p>
          </table:table-cell>
          <table:table-cell table:formula="of:=IFERROR(VLOOKUP([.A103];[$calc.$A$2:.$C$164];3;0);0)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7 7DN</text:p>
          </table:table-cell>
          <table:table-cell table:formula="of:=IFERROR(VLOOKUP([.A104];[$calc.$A$2:.$C$164];3;0);0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9 6SX</text:p>
          </table:table-cell>
          <table:table-cell table:formula="of:=IFERROR(VLOOKUP([.A105];[$calc.$A$2:.$C$164];3;0);0)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G17 4JL</text:p>
          </table:table-cell>
          <table:table-cell table:formula="of:=IFERROR(VLOOKUP([.A106];[$calc.$A$2:.$C$164];3;0);0)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G5 1PB</text:p>
          </table:table-cell>
          <table:table-cell table:formula="of:=IFERROR(VLOOKUP([.A107];[$calc.$A$2:.$C$164];3;0);0)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G7 2UH</text:p>
          </table:table-cell>
          <table:table-cell table:formula="of:=IFERROR(VLOOKUP([.A108];[$calc.$A$2:.$C$164];3;0);0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N1 5BD</text:p>
          </table:table-cell>
          <table:table-cell table:formula="of:=IFERROR(VLOOKUP([.A109];[$calc.$A$2:.$C$164];3;0);0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N16 8UZ</text:p>
          </table:table-cell>
          <table:table-cell table:formula="of:=IFERROR(VLOOKUP([.A110];[$calc.$A$2:.$C$164];3;0)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R31 6LA</text:p>
          </table:table-cell>
          <table:table-cell table:formula="of:=IFERROR(VLOOKUP([.A111];[$calc.$A$2:.$C$164];3;0)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R4 7UY</text:p>
          </table:table-cell>
          <table:table-cell table:formula="of:=IFERROR(VLOOKUP([.A112];[$calc.$A$2:.$C$164];3;0);0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W1 2BU</text:p>
          </table:table-cell>
          <table:table-cell table:formula="of:=IFERROR(VLOOKUP([.A113];[$calc.$A$2:.$C$164];3;0);0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W3 2QG</text:p>
          </table:table-cell>
          <table:table-cell table:formula="of:=IFERROR(VLOOKUP([.A114];[$calc.$A$2:.$C$164];3;0);0)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L1 2JH</text:p>
          </table:table-cell>
          <table:table-cell table:formula="of:=IFERROR(VLOOKUP([.A115];[$calc.$A$2:.$C$164];3;0);0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L6 9RW</text:p>
          </table:table-cell>
          <table:table-cell table:formula="of:=IFERROR(VLOOKUP([.A116];[$calc.$A$2:.$C$164];3;0);0)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X16 9AL</text:p>
          </table:table-cell>
          <table:table-cell table:formula="of:=IFERROR(VLOOKUP([.A117];[$calc.$A$2:.$C$164];3;0);0)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X3 9DU</text:p>
          </table:table-cell>
          <table:table-cell table:formula="of:=IFERROR(VLOOKUP([.A118];[$calc.$A$2:.$C$164];3;0);0)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21 9QS</text:p>
          </table:table-cell>
          <table:table-cell table:formula="of:=IFERROR(VLOOKUP([.A119];[$calc.$A$2:.$C$164];3;0);0)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29 6NT</text:p>
          </table:table-cell>
          <table:table-cell table:formula="of:=IFERROR(VLOOKUP([.A120];[$calc.$A$2:.$C$164];3;0);0)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3 9GZ</text:p>
          </table:table-cell>
          <table:table-cell table:formula="of:=IFERROR(VLOOKUP([.A121];[$calc.$A$2:.$C$164];3;0);0)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30 4ET</text:p>
          </table:table-cell>
          <table:table-cell table:formula="of:=IFERROR(VLOOKUP([.A122];[$calc.$A$2:.$C$164];3;0);0)" office:value-type="float" office:value="4" calcext:value-type="float">
            <text:p>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6 8DH</text:p>
          </table:table-cell>
          <table:table-cell table:formula="of:=IFERROR(VLOOKUP([.A123];[$calc.$A$2:.$C$164];3;0);0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19 6SE</text:p>
          </table:table-cell>
          <table:table-cell table:formula="of:=IFERROR(VLOOKUP([.A124];[$calc.$A$2:.$C$164];3;0);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30 5TG</text:p>
          </table:table-cell>
          <table:table-cell table:formula="of:=IFERROR(VLOOKUP([.A125];[$calc.$A$2:.$C$164];3;0);0)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6 3LY</text:p>
          </table:table-cell>
          <table:table-cell table:formula="of:=IFERROR(VLOOKUP([.A126];[$calc.$A$2:.$C$164];3;0);0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2 9HT</text:p>
          </table:table-cell>
          <table:table-cell table:formula="of:=IFERROR(VLOOKUP([.A127];[$calc.$A$2:.$C$164];3;0);0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8 6PN</text:p>
          </table:table-cell>
          <table:table-cell table:formula="of:=IFERROR(VLOOKUP([.A128];[$calc.$A$2:.$C$164];3;0);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G1 5AN</text:p>
          </table:table-cell>
          <table:table-cell table:formula="of:=IFERROR(VLOOKUP([.A129];[$calc.$A$2:.$C$164];3;0);0)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G24 9NA</text:p>
          </table:table-cell>
          <table:table-cell table:formula="of:=IFERROR(VLOOKUP([.A130];[$calc.$A$2:.$C$164];3;0);0)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H1 5RH</text:p>
          </table:table-cell>
          <table:table-cell table:formula="of:=IFERROR(VLOOKUP([.A131];[$calc.$A$2:.$C$164];3;0);0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H16 4EX</text:p>
          </table:table-cell>
          <table:table-cell table:formula="of:=IFERROR(VLOOKUP([.A132];[$calc.$A$2:.$C$164];3;0);0)" office:value-type="float" office:value="3" calcext:value-type="float">
            <text:p>3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M7 0AG</text:p>
          </table:table-cell>
          <table:table-cell table:formula="of:=IFERROR(VLOOKUP([.A133];[$calc.$A$2:.$C$164];3;0);0)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10 2JF</text:p>
          </table:table-cell>
          <table:table-cell table:formula="of:=IFERROR(VLOOKUP([.A134];[$calc.$A$2:.$C$164];3;0);0)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44 5BL</text:p>
          </table:table-cell>
          <table:table-cell table:formula="of:=IFERROR(VLOOKUP([.A135];[$calc.$A$2:.$C$164];3;0);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60 2UD</text:p>
          </table:table-cell>
          <table:table-cell table:formula="of:=IFERROR(VLOOKUP([.A136];[$calc.$A$2:.$C$164];3;0);0)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75 2EP</text:p>
          </table:table-cell>
          <table:table-cell table:formula="of:=IFERROR(VLOOKUP([.A137];[$calc.$A$2:.$C$164];3;0);0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81 0BD</text:p>
          </table:table-cell>
          <table:table-cell table:formula="of:=IFERROR(VLOOKUP([.A138];[$calc.$A$2:.$C$164];3;0);0)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1 7EH</text:p>
          </table:table-cell>
          <table:table-cell table:formula="of:=IFERROR(VLOOKUP([.A139];[$calc.$A$2:.$C$164];3;0);0)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13 6LH</text:p>
          </table:table-cell>
          <table:table-cell table:formula="of:=IFERROR(VLOOKUP([.A140];[$calc.$A$2:.$C$164];3;0)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18 4QH</text:p>
          </table:table-cell>
          <table:table-cell table:formula="of:=IFERROR(VLOOKUP([.A141];[$calc.$A$2:.$C$164];3;0);0)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5 9RW</text:p>
          </table:table-cell>
          <table:table-cell table:formula="of:=IFERROR(VLOOKUP([.A142];[$calc.$A$2:.$C$164];3;0);0)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G1 4AB</text:p>
          </table:table-cell>
          <table:table-cell table:formula="of:=IFERROR(VLOOKUP([.A143];[$calc.$A$2:.$C$164];3;0);0)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K10 3BL</text:p>
          </table:table-cell>
          <table:table-cell table:formula="of:=IFERROR(VLOOKUP([.A144];[$calc.$A$2:.$C$164];3;0)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K2 7JE</text:p>
          </table:table-cell>
          <table:table-cell table:formula="of:=IFERROR(VLOOKUP([.A145];[$calc.$A$2:.$C$164];3;0)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L2 4HL</text:p>
          </table:table-cell>
          <table:table-cell table:formula="of:=IFERROR(VLOOKUP([.A146];[$calc.$A$2:.$C$164];3;0);0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M5 1AA</text:p>
          </table:table-cell>
          <table:table-cell table:formula="of:=IFERROR(VLOOKUP([.A147];[$calc.$A$2:.$C$164];3;0);0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N3 6BB</text:p>
          </table:table-cell>
          <table:table-cell table:formula="of:=IFERROR(VLOOKUP([.A148];[$calc.$A$2:.$C$164];3;0);0)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16 6YD</text:p>
          </table:table-cell>
          <table:table-cell table:formula="of:=IFERROR(VLOOKUP([.A149];[$calc.$A$2:.$C$164];3;0);0)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22 5DG</text:p>
          </table:table-cell>
          <table:table-cell table:formula="of:=IFERROR(VLOOKUP([.A150];[$calc.$A$2:.$C$164];3;0);0)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2 8BJ</text:p>
          </table:table-cell>
          <table:table-cell table:formula="of:=IFERROR(VLOOKUP([.A151];[$calc.$A$2:.$C$164];3;0);0)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R4 7TP</text:p>
          </table:table-cell>
          <table:table-cell table:formula="of:=IFERROR(VLOOKUP([.A152];[$calc.$A$2:.$C$164];3;0);0)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0 0RY</text:p>
          </table:table-cell>
          <table:table-cell table:formula="of:=IFERROR(VLOOKUP([.A153];[$calc.$A$2:.$C$164];3;0);0)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16 5NL</text:p>
          </table:table-cell>
          <table:table-cell table:formula="of:=IFERROR(VLOOKUP([.A154];[$calc.$A$2:.$C$164];3;0);0)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16 3SA</text:p>
          </table:table-cell>
          <table:table-cell table:formula="of:=IFERROR(VLOOKUP([.A155];[$calc.$A$2:.$C$164];3;0);0)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4 6QG</text:p>
          </table:table-cell>
          <table:table-cell table:formula="of:=IFERROR(VLOOKUP([.A156];[$calc.$A$2:.$C$164];3;0);0)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0 9NH</text:p>
          </table:table-cell>
          <table:table-cell table:formula="of:=IFERROR(VLOOKUP([.A157];[$calc.$A$2:.$C$164];3;0);0)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7 0QT</text:p>
          </table:table-cell>
          <table:table-cell table:formula="of:=IFERROR(VLOOKUP([.A158];[$calc.$A$2:.$C$164];3;0);0)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3 6NP</text:p>
          </table:table-cell>
          <table:table-cell table:formula="of:=IFERROR(VLOOKUP([.A159];[$calc.$A$2:.$C$164];3;0);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6 6SX</text:p>
          </table:table-cell>
          <table:table-cell table:formula="of:=IFERROR(VLOOKUP([.A160];[$calc.$A$2:.$C$164];3;0);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3 8XQ</text:p>
          </table:table-cell>
          <table:table-cell table:formula="of:=IFERROR(VLOOKUP([.A161];[$calc.$A$2:.$C$164];3;0);0)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1 5DA</text:p>
          </table:table-cell>
          <table:table-cell table:formula="of:=IFERROR(VLOOKUP([.A162];[$calc.$A$2:.$C$164];3;0);0)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F1 6TF</text:p>
          </table:table-cell>
          <table:table-cell table:formula="of:=IFERROR(VLOOKUP([.A163];[$calc.$A$2:.$C$164];3;0);0)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N2 4QJ</text:p>
          </table:table-cell>
          <table:table-cell table:formula="of:=IFERROR(VLOOKUP([.A164];[$calc.$A$2:.$C$164];3;0);0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N24 0LZ</text:p>
          </table:table-cell>
          <table:table-cell table:formula="of:=IFERROR(VLOOKUP([.A165];[$calc.$A$2:.$C$164];3;0);0)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N37 7RD</text:p>
          </table:table-cell>
          <table:table-cell table:formula="of:=IFERROR(VLOOKUP([.A166];[$calc.$A$2:.$C$164];3;0);0)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Q2 7AA</text:p>
          </table:table-cell>
          <table:table-cell table:formula="of:=IFERROR(VLOOKUP([.A167];[$calc.$A$2:.$C$164];3;0)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1 3LQ</text:p>
          </table:table-cell>
          <table:table-cell table:formula="of:=IFERROR(VLOOKUP([.A168];[$calc.$A$2:.$C$164];3;0);0)" office:value-type="float" office:value="6" calcext:value-type="float">
            <text:p>6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S19 8PE</text:p>
          </table:table-cell>
          <table:table-cell table:formula="of:=IFERROR(VLOOKUP([.A169];[$calc.$A$2:.$C$164];3;0);0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S4 3BW</text:p>
          </table:table-cell>
          <table:table-cell table:formula="of:=IFERROR(VLOOKUP([.A170];[$calc.$A$2:.$C$164];3;0);0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W7 6AF</text:p>
          </table:table-cell>
          <table:table-cell table:formula="of:=IFERROR(VLOOKUP([.A171];[$calc.$A$2:.$C$164];3;0);0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B1 3HW</text:p>
          </table:table-cell>
          <table:table-cell table:formula="of:=IFERROR(VLOOKUP([.A172];[$calc.$A$2:.$C$164];3;0)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B8 3NN</text:p>
          </table:table-cell>
          <table:table-cell table:formula="of:=IFERROR(VLOOKUP([.A173];[$calc.$A$2:.$C$164];3;0);0)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12 0HS</text:p>
          </table:table-cell>
          <table:table-cell table:formula="of:=IFERROR(VLOOKUP([.A174];[$calc.$A$2:.$C$164];3;0);0)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2 1NY</text:p>
          </table:table-cell>
          <table:table-cell table:formula="of:=IFERROR(VLOOKUP([.A175];[$calc.$A$2:.$C$164];3;0);0)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5 1QG</text:p>
          </table:table-cell>
          <table:table-cell table:formula="of:=IFERROR(VLOOKUP([.A176];[$calc.$A$2:.$C$164];3;0);0)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C1N 3JH</text:p>
          </table:table-cell>
          <table:table-cell table:formula="of:=IFERROR(VLOOKUP([.A177];[$calc.$A$2:.$C$164];3;0);0)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D18 0HB</text:p>
          </table:table-cell>
          <table:table-cell table:formula="of:=IFERROR(VLOOKUP([.A178];[$calc.$A$2:.$C$164];3;0);0)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1 4DG</text:p>
          </table:table-cell>
          <table:table-cell table:formula="of:=IFERROR(VLOOKUP([.A179];[$calc.$A$2:.$C$164];3;0);0)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13 4HS</text:p>
          </table:table-cell>
          <table:table-cell table:formula="of:=IFERROR(VLOOKUP([.A180];[$calc.$A$2:.$C$164];3;0);0)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8 1PL</text:p>
          </table:table-cell>
          <table:table-cell table:formula="of:=IFERROR(VLOOKUP([.A181];[$calc.$A$2:.$C$164];3;0);0)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N1 2NN</text:p>
          </table:table-cell>
          <table:table-cell table:formula="of:=IFERROR(VLOOKUP([.A182];[$calc.$A$2:.$C$164];3;0);0)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R5 1DD</text:p>
          </table:table-cell>
          <table:table-cell table:formula="of:=IFERROR(VLOOKUP([.A183];[$calc.$A$2:.$C$164];3;0);0)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S2 9PS</text:p>
          </table:table-cell>
          <table:table-cell table:formula="of:=IFERROR(VLOOKUP([.A184];[$calc.$A$2:.$C$164];3;0);0)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V10 0QP</text:p>
          </table:table-cell>
          <table:table-cell table:formula="of:=IFERROR(VLOOKUP([.A185];[$calc.$A$2:.$C$164];3;0);0)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O12 6QL</text:p>
          </table:table-cell>
          <table:table-cell table:formula="of:=IFERROR(VLOOKUP([.A186];[$calc.$A$2:.$C$164];3;0);0)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O31 8HE</text:p>
          </table:table-cell>
          <table:table-cell table:formula="of:=IFERROR(VLOOKUP([.A187];[$calc.$A$2:.$C$164];3;0);0)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2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meta:creation-date>2017-06-21T18:42:42Z</meta:creation-date>
    <dc:date>2017-06-23T09:19:44.858701690</dc:date>
    <meta:editing-cycles>5</meta:editing-cycles>
    <meta:editing-duration>PT23M36S</meta:editing-duration>
    <meta:document-statistic meta:table-count="2" meta:cell-count="4374" meta:object-count="0"/>
  </office:meta>
</office:document-meta>
</file>